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3465a4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_data_total" table:style-name="ta1">
        <table:shapes>
          <draw:frame draw:z-index="0" draw:style-name="gr1" draw:text-style-name="P1" svg:width="15.987cm" svg:height="9.004cm" svg:x="7.926cm" svg:y="-1365050.204cm">
            <draw:object draw:notify-on-update-of-ranges="phase_data_total.B1:phase_data_total.B1 phase_data_total.B2:phase_data_total.B10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31.665cm" svg:height="8.999cm" svg:x="7.983cm" svg:y="0cm">
            <draw:object xlink:href="./Object 1" xlink:type="simple" xlink:show="embed" xlink:actuate="onLoad">
              <loext:p text:style-name="P2">red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hase degrees</text:p>
          </table:table-cell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 table:formula="of:=([.G4]+1)" office:value-type="float" office:value="1" calcext:value-type="float">
            <text:p>1</text:p>
          </table:table-cell>
          <table:table-cell office:value-type="float" office:value="-112.833654177918" calcext:value-type="float">
            <text:p>-112.833654177918</text:p>
          </table:table-cell>
          <table:table-cell table:formula="of:=IF([.B2] &lt;= 60;ORG.LIBREOFFICE.COLOR(255;0;0;0))"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formula="of:=([.A2]+1)" office:value-type="float" office:value="2" calcext:value-type="float">
            <text:p>2</text:p>
          </table:table-cell>
          <table:table-cell office:value-type="float" office:value="-113.290117240129" calcext:value-type="float">
            <text:p>-113.290117240129</text:p>
          </table:table-cell>
          <table:table-cell table:number-columns-repeated="2"/>
        </table:table-row>
        <table:table-row table:style-name="ro1">
          <table:table-cell table:formula="of:=([.A3]+1)" office:value-type="float" office:value="3" calcext:value-type="float">
            <text:p>3</text:p>
          </table:table-cell>
          <table:table-cell office:value-type="float" office:value="-114.558203441583" calcext:value-type="float">
            <text:p>-114.558203441583</text:p>
          </table:table-cell>
          <table:table-cell table:number-columns-repeated="2"/>
        </table:table-row>
        <table:table-row table:style-name="ro1">
          <table:table-cell table:formula="of:=([.A4]+1)" office:value-type="float" office:value="4" calcext:value-type="float">
            <text:p>4</text:p>
          </table:table-cell>
          <table:table-cell office:value-type="float" office:value="-116.411030635406" calcext:value-type="float">
            <text:p>-116.411030635406</text:p>
          </table:table-cell>
          <table:table-cell table:number-columns-repeated="2"/>
        </table:table-row>
        <table:table-row table:style-name="ro1">
          <table:table-cell table:formula="of:=([.A5]+1)" office:value-type="float" office:value="5" calcext:value-type="float">
            <text:p>5</text:p>
          </table:table-cell>
          <table:table-cell office:value-type="float" office:value="-118.720326797869" calcext:value-type="float">
            <text:p>-118.720326797869</text:p>
          </table:table-cell>
          <table:table-cell table:number-columns-repeated="2"/>
        </table:table-row>
        <table:table-row table:style-name="ro1">
          <table:table-cell table:formula="of:=([.A6]+1)" office:value-type="float" office:value="6" calcext:value-type="float">
            <text:p>6</text:p>
          </table:table-cell>
          <table:table-cell office:value-type="float" office:value="-120.904382688546" calcext:value-type="float">
            <text:p>-120.904382688546</text:p>
          </table:table-cell>
          <table:table-cell table:number-columns-repeated="2"/>
        </table:table-row>
        <table:table-row table:style-name="ro1">
          <table:table-cell table:formula="of:=([.A7]+1)" office:value-type="float" office:value="7" calcext:value-type="float">
            <text:p>7</text:p>
          </table:table-cell>
          <table:table-cell office:value-type="float" office:value="-123.401668386927" calcext:value-type="float">
            <text:p>-123.401668386927</text:p>
          </table:table-cell>
          <table:table-cell table:number-columns-repeated="2"/>
        </table:table-row>
        <table:table-row table:style-name="ro1">
          <table:table-cell table:formula="of:=([.A8]+1)" office:value-type="float" office:value="8" calcext:value-type="float">
            <text:p>8</text:p>
          </table:table-cell>
          <table:table-cell office:value-type="float" office:value="-126.732826664489" calcext:value-type="float">
            <text:p>-126.732826664489</text:p>
          </table:table-cell>
          <table:table-cell table:number-columns-repeated="2"/>
        </table:table-row>
        <table:table-row table:style-name="ro1">
          <table:table-cell table:formula="of:=([.A9]+1)" office:value-type="float" office:value="9" calcext:value-type="float">
            <text:p>9</text:p>
          </table:table-cell>
          <table:table-cell office:value-type="float" office:value="-130.674939565262" calcext:value-type="float">
            <text:p>-130.674939565262</text:p>
          </table:table-cell>
          <table:table-cell table:number-columns-repeated="2"/>
        </table:table-row>
        <table:table-row table:style-name="ro1">
          <table:table-cell table:formula="of:=([.A10]+1)" office:value-type="float" office:value="10" calcext:value-type="float">
            <text:p>10</text:p>
          </table:table-cell>
          <table:table-cell office:value-type="float" office:value="-134.280843883455" calcext:value-type="float">
            <text:p>-134.280843883455</text:p>
          </table:table-cell>
          <table:table-cell table:number-columns-repeated="2"/>
        </table:table-row>
        <table:table-row table:style-name="ro1">
          <table:table-cell table:formula="of:=([.A11]+1)" office:value-type="float" office:value="11" calcext:value-type="float">
            <text:p>11</text:p>
          </table:table-cell>
          <table:table-cell office:value-type="float" office:value="-137.405970516645" calcext:value-type="float">
            <text:p>-137.405970516645</text:p>
          </table:table-cell>
          <table:table-cell table:number-columns-repeated="2"/>
        </table:table-row>
        <table:table-row table:style-name="ro1">
          <table:table-cell table:formula="of:=([.A12]+1)" office:value-type="float" office:value="12" calcext:value-type="float">
            <text:p>12</text:p>
          </table:table-cell>
          <table:table-cell office:value-type="float" office:value="-141.654425046007" calcext:value-type="float">
            <text:p>-141.654425046007</text:p>
          </table:table-cell>
          <table:table-cell table:number-columns-repeated="2"/>
        </table:table-row>
        <table:table-row table:style-name="ro1">
          <table:table-cell table:formula="of:=([.A13]+1)" office:value-type="float" office:value="13" calcext:value-type="float">
            <text:p>13</text:p>
          </table:table-cell>
          <table:table-cell office:value-type="float" office:value="-146.035354163035" calcext:value-type="float">
            <text:p>-146.035354163035</text:p>
          </table:table-cell>
          <table:table-cell table:number-columns-repeated="2"/>
        </table:table-row>
        <table:table-row table:style-name="ro1">
          <table:table-cell table:formula="of:=([.A14]+1)" office:value-type="float" office:value="14" calcext:value-type="float">
            <text:p>14</text:p>
          </table:table-cell>
          <table:table-cell office:value-type="float" office:value="-149.601272285834" calcext:value-type="float">
            <text:p>-149.601272285834</text:p>
          </table:table-cell>
          <table:table-cell table:number-columns-repeated="2"/>
        </table:table-row>
        <table:table-row table:style-name="ro1">
          <table:table-cell table:formula="of:=([.A15]+1)" office:value-type="float" office:value="15" calcext:value-type="float">
            <text:p>15</text:p>
          </table:table-cell>
          <table:table-cell office:value-type="float" office:value="-152.842765470793" calcext:value-type="float">
            <text:p>-152.842765470793</text:p>
          </table:table-cell>
          <table:table-cell table:number-columns-repeated="2"/>
        </table:table-row>
        <table:table-row table:style-name="ro1">
          <table:table-cell table:formula="of:=([.A16]+1)" office:value-type="float" office:value="16" calcext:value-type="float">
            <text:p>16</text:p>
          </table:table-cell>
          <table:table-cell office:value-type="float" office:value="-156.501434324048" calcext:value-type="float">
            <text:p>-156.501434324048</text:p>
          </table:table-cell>
          <table:table-cell table:number-columns-repeated="2"/>
        </table:table-row>
        <table:table-row table:style-name="ro1">
          <table:table-cell table:formula="of:=([.A17]+1)" office:value-type="float" office:value="17" calcext:value-type="float">
            <text:p>17</text:p>
          </table:table-cell>
          <table:table-cell office:value-type="float" office:value="-159.743537825477" calcext:value-type="float">
            <text:p>-159.743537825477</text:p>
          </table:table-cell>
          <table:table-cell table:number-columns-repeated="2"/>
        </table:table-row>
        <table:table-row table:style-name="ro1">
          <table:table-cell table:formula="of:=([.A18]+1)" office:value-type="float" office:value="18" calcext:value-type="float">
            <text:p>18</text:p>
          </table:table-cell>
          <table:table-cell office:value-type="float" office:value="-161.867135088926" calcext:value-type="float">
            <text:p>-161.867135088926</text:p>
          </table:table-cell>
          <table:table-cell table:number-columns-repeated="2"/>
        </table:table-row>
        <table:table-row table:style-name="ro1">
          <table:table-cell table:formula="of:=([.A19]+1)" office:value-type="float" office:value="19" calcext:value-type="float">
            <text:p>19</text:p>
          </table:table-cell>
          <table:table-cell office:value-type="float" office:value="-163.484297411047" calcext:value-type="float">
            <text:p>-163.484297411047</text:p>
          </table:table-cell>
          <table:table-cell table:number-columns-repeated="2"/>
        </table:table-row>
        <table:table-row table:style-name="ro1">
          <table:table-cell table:formula="of:=([.A20]+1)" office:value-type="float" office:value="20" calcext:value-type="float">
            <text:p>20</text:p>
          </table:table-cell>
          <table:table-cell office:value-type="float" office:value="-165.419579602796" calcext:value-type="float">
            <text:p>-165.419579602796</text:p>
          </table:table-cell>
          <table:table-cell table:number-columns-repeated="2"/>
        </table:table-row>
        <table:table-row table:style-name="ro1">
          <table:table-cell table:formula="of:=([.A21]+1)" office:value-type="float" office:value="21" calcext:value-type="float">
            <text:p>21</text:p>
          </table:table-cell>
          <table:table-cell office:value-type="float" office:value="-166.886561770143" calcext:value-type="float">
            <text:p>-166.886561770143</text:p>
          </table:table-cell>
          <table:table-cell table:number-columns-repeated="2"/>
        </table:table-row>
        <table:table-row table:style-name="ro1">
          <table:table-cell table:formula="of:=([.A22]+1)" office:value-type="float" office:value="22" calcext:value-type="float">
            <text:p>22</text:p>
          </table:table-cell>
          <table:table-cell office:value-type="float" office:value="-167.505666281582" calcext:value-type="float">
            <text:p>-167.505666281582</text:p>
          </table:table-cell>
          <table:table-cell table:number-columns-repeated="2"/>
        </table:table-row>
        <table:table-row table:style-name="ro1">
          <table:table-cell table:formula="of:=([.A23]+1)" office:value-type="float" office:value="23" calcext:value-type="float">
            <text:p>23</text:p>
          </table:table-cell>
          <table:table-cell office:value-type="float" office:value="-168.127749686015" calcext:value-type="float">
            <text:p>-168.127749686015</text:p>
          </table:table-cell>
          <table:table-cell table:number-columns-repeated="2"/>
        </table:table-row>
        <table:table-row table:style-name="ro1">
          <table:table-cell table:formula="of:=([.A24]+1)" office:value-type="float" office:value="24" calcext:value-type="float">
            <text:p>24</text:p>
          </table:table-cell>
          <table:table-cell office:value-type="float" office:value="-169.126479604745" calcext:value-type="float">
            <text:p>-169.126479604745</text:p>
          </table:table-cell>
          <table:table-cell table:number-columns-repeated="2"/>
        </table:table-row>
        <table:table-row table:style-name="ro1">
          <table:table-cell table:formula="of:=([.A25]+1)" office:value-type="float" office:value="25" calcext:value-type="float">
            <text:p>25</text:p>
          </table:table-cell>
          <table:table-cell office:value-type="float" office:value="-169.75213588889" calcext:value-type="float">
            <text:p>-169.75213588889</text:p>
          </table:table-cell>
          <table:table-cell table:number-columns-repeated="2"/>
        </table:table-row>
        <table:table-row table:style-name="ro1">
          <table:table-cell table:formula="of:=([.A26]+1)" office:value-type="float" office:value="26" calcext:value-type="float">
            <text:p>26</text:p>
          </table:table-cell>
          <table:table-cell office:value-type="float" office:value="-169.321052803465" calcext:value-type="float">
            <text:p>-169.321052803465</text:p>
          </table:table-cell>
          <table:table-cell table:number-columns-repeated="2"/>
        </table:table-row>
        <table:table-row table:style-name="ro1">
          <table:table-cell table:formula="of:=([.A27]+1)" office:value-type="float" office:value="27" calcext:value-type="float">
            <text:p>27</text:p>
          </table:table-cell>
          <table:table-cell office:value-type="float" office:value="-168.69006752598" calcext:value-type="float">
            <text:p>-168.69006752598</text:p>
          </table:table-cell>
          <table:table-cell table:number-columns-repeated="2"/>
        </table:table-row>
        <table:table-row table:style-name="ro1">
          <table:table-cell table:formula="of:=([.A28]+1)" office:value-type="float" office:value="28" calcext:value-type="float">
            <text:p>28</text:p>
          </table:table-cell>
          <table:table-cell office:value-type="float" office:value="-169.126479604745" calcext:value-type="float">
            <text:p>-169.126479604745</text:p>
          </table:table-cell>
          <table:table-cell table:number-columns-repeated="2"/>
        </table:table-row>
        <table:table-row table:style-name="ro1">
          <table:table-cell table:formula="of:=([.A29]+1)" office:value-type="float" office:value="29" calcext:value-type="float">
            <text:p>29</text:p>
          </table:table-cell>
          <table:table-cell office:value-type="float" office:value="-169.554377943475" calcext:value-type="float">
            <text:p>-169.554377943475</text:p>
          </table:table-cell>
          <table:table-cell table:number-columns-repeated="2"/>
        </table:table-row>
        <table:table-row table:style-name="ro1">
          <table:table-cell table:formula="of:=([.A30]+1)" office:value-type="float" office:value="30" calcext:value-type="float">
            <text:p>30</text:p>
          </table:table-cell>
          <table:table-cell office:value-type="float" office:value="-169.24512229905" calcext:value-type="float">
            <text:p>-169.24512229905</text:p>
          </table:table-cell>
          <table:table-cell table:number-columns-repeated="2"/>
        </table:table-row>
        <table:table-row table:style-name="ro1">
          <table:table-cell table:formula="of:=([.A31]+1)" office:value-type="float" office:value="31" calcext:value-type="float">
            <text:p>31</text:p>
          </table:table-cell>
          <table:table-cell office:value-type="float" office:value="-169.24512229905" calcext:value-type="float">
            <text:p>-169.24512229905</text:p>
          </table:table-cell>
          <table:table-cell table:number-columns-repeated="2"/>
        </table:table-row>
        <table:table-row table:style-name="ro1">
          <table:table-cell table:formula="of:=([.A32]+1)" office:value-type="float" office:value="32" calcext:value-type="float">
            <text:p>32</text:p>
          </table:table-cell>
          <table:table-cell office:value-type="float" office:value="-170.174722957852" calcext:value-type="float">
            <text:p>-170.174722957852</text:p>
          </table:table-cell>
          <table:table-cell table:number-columns-repeated="2"/>
        </table:table-row>
        <table:table-row table:style-name="ro1">
          <table:table-cell table:formula="of:=([.A33]+1)" office:value-type="float" office:value="33" calcext:value-type="float">
            <text:p>33</text:p>
          </table:table-cell>
          <table:table-cell office:value-type="float" office:value="-171.422283474983" calcext:value-type="float">
            <text:p>-171.422283474983</text:p>
          </table:table-cell>
          <table:table-cell table:number-columns-repeated="2"/>
        </table:table-row>
        <table:table-row table:style-name="ro1">
          <table:table-cell table:formula="of:=([.A34]+1)" office:value-type="float" office:value="34" calcext:value-type="float">
            <text:p>34</text:p>
          </table:table-cell>
          <table:table-cell office:value-type="float" office:value="-173.031743258621" calcext:value-type="float">
            <text:p>-173.031743258621</text:p>
          </table:table-cell>
          <table:table-cell table:number-columns-repeated="2"/>
        </table:table-row>
        <table:table-row table:style-name="ro1">
          <table:table-cell table:formula="of:=([.A35]+1)" office:value-type="float" office:value="35" calcext:value-type="float">
            <text:p>35</text:p>
          </table:table-cell>
          <table:table-cell office:value-type="float" office:value="-174.320750283615" calcext:value-type="float">
            <text:p>-174.320750283615</text:p>
          </table:table-cell>
          <table:table-cell table:number-columns-repeated="2"/>
        </table:table-row>
        <table:table-row table:style-name="ro1">
          <table:table-cell table:formula="of:=([.A36]+1)" office:value-type="float" office:value="36" calcext:value-type="float">
            <text:p>36</text:p>
          </table:table-cell>
          <table:table-cell office:value-type="float" office:value="-176.248270929474" calcext:value-type="float">
            <text:p>-176.248270929474</text:p>
          </table:table-cell>
          <table:table-cell table:number-columns-repeated="2"/>
        </table:table-row>
        <table:table-row table:style-name="ro1">
          <table:table-cell table:formula="of:=([.A37]+1)" office:value-type="float" office:value="37" calcext:value-type="float">
            <text:p>37</text:p>
          </table:table-cell>
          <table:table-cell office:value-type="float" office:value="-179.065912446031" calcext:value-type="float">
            <text:p>-179.065912446031</text:p>
          </table:table-cell>
          <table:table-cell table:number-columns-repeated="2"/>
        </table:table-row>
        <table:table-row table:style-name="ro1">
          <table:table-cell table:formula="of:=([.A38]+1)" office:value-type="float" office:value="38" calcext:value-type="float">
            <text:p>38</text:p>
          </table:table-cell>
          <table:table-cell office:value-type="float" office:value="178.122122552715" calcext:value-type="float">
            <text:p>178.122122552715</text:p>
          </table:table-cell>
          <table:table-cell table:number-columns-repeated="2"/>
        </table:table-row>
        <table:table-row table:style-name="ro1">
          <table:table-cell table:formula="of:=([.A39]+1)" office:value-type="float" office:value="39" calcext:value-type="float">
            <text:p>39</text:p>
          </table:table-cell>
          <table:table-cell office:value-type="float" office:value="175.314100160497" calcext:value-type="float">
            <text:p>175.314100160497</text:p>
          </table:table-cell>
          <table:table-cell table:number-columns-repeated="2"/>
        </table:table-row>
        <table:table-row table:style-name="ro1">
          <table:table-cell table:formula="of:=([.A40]+1)" office:value-type="float" office:value="40" calcext:value-type="float">
            <text:p>40</text:p>
          </table:table-cell>
          <table:table-cell office:value-type="float" office:value="172.528440823408" calcext:value-type="float">
            <text:p>172.528440823408</text:p>
          </table:table-cell>
          <table:table-cell table:number-columns-repeated="2"/>
        </table:table-row>
        <table:table-row table:style-name="ro1">
          <table:table-cell table:formula="of:=([.A41]+1)" office:value-type="float" office:value="41" calcext:value-type="float">
            <text:p>41</text:p>
          </table:table-cell>
          <table:table-cell office:value-type="float" office:value="169.418364479056" calcext:value-type="float">
            <text:p>169.418364479056</text:p>
          </table:table-cell>
          <table:table-cell table:number-columns-repeated="2"/>
        </table:table-row>
        <table:table-row table:style-name="ro1">
          <table:table-cell table:formula="of:=([.A42]+1)" office:value-type="float" office:value="42" calcext:value-type="float">
            <text:p>42</text:p>
          </table:table-cell>
          <table:table-cell office:value-type="float" office:value="166.263731694377" calcext:value-type="float">
            <text:p>166.263731694377</text:p>
          </table:table-cell>
          <table:table-cell table:number-columns-repeated="2"/>
        </table:table-row>
        <table:table-row table:style-name="ro1">
          <table:table-cell table:formula="of:=([.A43]+1)" office:value-type="float" office:value="43" calcext:value-type="float">
            <text:p>43</text:p>
          </table:table-cell>
          <table:table-cell office:value-type="float" office:value="162.645975363739" calcext:value-type="float">
            <text:p>162.645975363739</text:p>
          </table:table-cell>
          <table:table-cell table:number-columns-repeated="2"/>
        </table:table-row>
        <table:table-row table:style-name="ro1">
          <table:table-cell table:formula="of:=([.A44]+1)" office:value-type="float" office:value="44" calcext:value-type="float">
            <text:p>44</text:p>
          </table:table-cell>
          <table:table-cell office:value-type="float" office:value="159.227745317954" calcext:value-type="float">
            <text:p>159.227745317954</text:p>
          </table:table-cell>
          <table:table-cell table:number-columns-repeated="2"/>
        </table:table-row>
        <table:table-row table:style-name="ro1">
          <table:table-cell table:formula="of:=([.A45]+1)" office:value-type="float" office:value="45" calcext:value-type="float">
            <text:p>45</text:p>
          </table:table-cell>
          <table:table-cell office:value-type="float" office:value="156.599522444808" calcext:value-type="float">
            <text:p>156.599522444808</text:p>
          </table:table-cell>
          <table:table-cell table:number-columns-repeated="2"/>
        </table:table-row>
        <table:table-row table:style-name="ro1">
          <table:table-cell table:formula="of:=([.A46]+1)" office:value-type="float" office:value="46" calcext:value-type="float">
            <text:p>46</text:p>
          </table:table-cell>
          <table:table-cell office:value-type="float" office:value="153.989854276632" calcext:value-type="float">
            <text:p>153.989854276632</text:p>
          </table:table-cell>
          <table:table-cell table:number-columns-repeated="2"/>
        </table:table-row>
        <table:table-row table:style-name="ro1">
          <table:table-cell table:formula="of:=([.A47]+1)" office:value-type="float" office:value="47" calcext:value-type="float">
            <text:p>47</text:p>
          </table:table-cell>
          <table:table-cell office:value-type="float" office:value="151.066400535197" calcext:value-type="float">
            <text:p>151.066400535197</text:p>
          </table:table-cell>
          <table:table-cell table:number-columns-repeated="2"/>
        </table:table-row>
        <table:table-row table:style-name="ro1">
          <table:table-cell table:formula="of:=([.A48]+1)" office:value-type="float" office:value="48" calcext:value-type="float">
            <text:p>48</text:p>
          </table:table-cell>
          <table:table-cell office:value-type="float" office:value="148.392497753751" calcext:value-type="float">
            <text:p>148.392497753751</text:p>
          </table:table-cell>
          <table:table-cell table:number-columns-repeated="2"/>
        </table:table-row>
        <table:table-row table:style-name="ro1">
          <table:table-cell table:formula="of:=([.A49]+1)" office:value-type="float" office:value="49" calcext:value-type="float">
            <text:p>49</text:p>
          </table:table-cell>
          <table:table-cell office:value-type="float" office:value="146.136309431182" calcext:value-type="float">
            <text:p>146.136309431182</text:p>
          </table:table-cell>
          <table:table-cell table:number-columns-repeated="2"/>
        </table:table-row>
        <table:table-row table:style-name="ro1">
          <table:table-cell table:formula="of:=([.A50]+1)" office:value-type="float" office:value="50" calcext:value-type="float">
            <text:p>50</text:p>
          </table:table-cell>
          <table:table-cell office:value-type="float" office:value="144.389147561331" calcext:value-type="float">
            <text:p>144.389147561331</text:p>
          </table:table-cell>
          <table:table-cell table:number-columns-repeated="2"/>
        </table:table-row>
        <table:table-row table:style-name="ro1">
          <table:table-cell table:formula="of:=([.A51]+1)" office:value-type="float" office:value="51" calcext:value-type="float">
            <text:p>51</text:p>
          </table:table-cell>
          <table:table-cell office:value-type="float" office:value="143.320242517369" calcext:value-type="float">
            <text:p>143.320242517369</text:p>
          </table:table-cell>
          <table:table-cell table:number-columns-repeated="2"/>
        </table:table-row>
        <table:table-row table:style-name="ro1">
          <table:table-cell table:formula="of:=([.A52]+1)" office:value-type="float" office:value="52" calcext:value-type="float">
            <text:p>52</text:p>
          </table:table-cell>
          <table:table-cell office:value-type="float" office:value="142.624192504452" calcext:value-type="float">
            <text:p>142.624192504452</text:p>
          </table:table-cell>
          <table:table-cell table:number-columns-repeated="2"/>
        </table:table-row>
        <table:table-row table:style-name="ro1">
          <table:table-cell table:formula="of:=([.A53]+1)" office:value-type="float" office:value="53" calcext:value-type="float">
            <text:p>53</text:p>
          </table:table-cell>
          <table:table-cell office:value-type="float" office:value="142.18053549772" calcext:value-type="float">
            <text:p>142.18053549772</text:p>
          </table:table-cell>
          <table:table-cell table:number-columns-repeated="2"/>
        </table:table-row>
        <table:table-row table:style-name="ro1">
          <table:table-cell table:formula="of:=([.A54]+1)" office:value-type="float" office:value="54" calcext:value-type="float">
            <text:p>54</text:p>
          </table:table-cell>
          <table:table-cell office:value-type="float" office:value="141.736011214119" calcext:value-type="float">
            <text:p>141.736011214119</text:p>
          </table:table-cell>
          <table:table-cell table:number-columns-repeated="2"/>
        </table:table-row>
        <table:table-row table:style-name="ro1">
          <table:table-cell table:formula="of:=([.A55]+1)" office:value-type="float" office:value="55" calcext:value-type="float">
            <text:p>55</text:p>
          </table:table-cell>
          <table:table-cell office:value-type="float" office:value="141.290670773355" calcext:value-type="float">
            <text:p>141.290670773355</text:p>
          </table:table-cell>
          <table:table-cell table:number-columns-repeated="2"/>
        </table:table-row>
        <table:table-row table:style-name="ro1">
          <table:table-cell table:formula="of:=([.A56]+1)" office:value-type="float" office:value="56" calcext:value-type="float">
            <text:p>56</text:p>
          </table:table-cell>
          <table:table-cell office:value-type="float" office:value="141.488115116511" calcext:value-type="float">
            <text:p>141.488115116511</text:p>
          </table:table-cell>
          <table:table-cell table:number-columns-repeated="2"/>
        </table:table-row>
        <table:table-row table:style-name="ro1">
          <table:table-cell table:formula="of:=([.A57]+1)" office:value-type="float" office:value="57" calcext:value-type="float">
            <text:p>57</text:p>
          </table:table-cell>
          <table:table-cell office:value-type="float" office:value="141.683864108034" calcext:value-type="float">
            <text:p>141.683864108034</text:p>
          </table:table-cell>
          <table:table-cell table:number-columns-repeated="2"/>
        </table:table-row>
        <table:table-row table:style-name="ro1">
          <table:table-cell table:formula="of:=([.A58]+1)" office:value-type="float" office:value="58" calcext:value-type="float">
            <text:p>58</text:p>
          </table:table-cell>
          <table:table-cell office:value-type="float" office:value="141.736011214119" calcext:value-type="float">
            <text:p>141.736011214119</text:p>
          </table:table-cell>
          <table:table-cell table:number-columns-repeated="2"/>
        </table:table-row>
        <table:table-row table:style-name="ro1">
          <table:table-cell table:formula="of:=([.A59]+1)" office:value-type="float" office:value="59" calcext:value-type="float">
            <text:p>59</text:p>
          </table:table-cell>
          <table:table-cell office:value-type="float" office:value="141.290670773355" calcext:value-type="float">
            <text:p>141.290670773355</text:p>
          </table:table-cell>
          <table:table-cell table:number-columns-repeated="2"/>
        </table:table-row>
        <table:table-row table:style-name="ro1">
          <table:table-cell table:formula="of:=([.A60]+1)" office:value-type="float" office:value="60" calcext:value-type="float">
            <text:p>60</text:p>
          </table:table-cell>
          <table:table-cell office:value-type="float" office:value="141.290670773355" calcext:value-type="float">
            <text:p>141.290670773355</text:p>
          </table:table-cell>
          <table:table-cell table:style-name="ce2"/>
          <table:table-cell/>
        </table:table-row>
        <table:table-row table:style-name="ro1">
          <table:table-cell table:formula="of:=([.A61]+1)" office:value-type="float" office:value="61" calcext:value-type="float">
            <text:p>61</text:p>
          </table:table-cell>
          <table:table-cell office:value-type="float" office:value="141.241914347415" calcext:value-type="float">
            <text:p>141.241914347415</text:p>
          </table:table-cell>
          <table:table-cell table:number-columns-repeated="2"/>
        </table:table-row>
        <table:table-row table:style-name="ro1">
          <table:table-cell table:formula="of:=([.A62]+1)" office:value-type="float" office:value="62" calcext:value-type="float">
            <text:p>62</text:p>
          </table:table-cell>
          <table:table-cell office:value-type="float" office:value="140.799217629098" calcext:value-type="float">
            <text:p>140.799217629098</text:p>
          </table:table-cell>
          <table:table-cell table:number-columns-repeated="2"/>
        </table:table-row>
        <table:table-row table:style-name="ro1">
          <table:table-cell table:formula="of:=([.A63]+1)" office:value-type="float" office:value="63" calcext:value-type="float">
            <text:p>63</text:p>
          </table:table-cell>
          <table:table-cell office:value-type="float" office:value="139.707852244372" calcext:value-type="float">
            <text:p>139.707852244372</text:p>
          </table:table-cell>
          <table:table-cell table:number-columns-repeated="2"/>
        </table:table-row>
        <table:table-row table:style-name="ro1">
          <table:table-cell table:formula="of:=([.A64]+1)" office:value-type="float" office:value="64" calcext:value-type="float">
            <text:p>64</text:p>
          </table:table-cell>
          <table:table-cell office:value-type="float" office:value="138.393011069089" calcext:value-type="float">
            <text:p>138.393011069089</text:p>
          </table:table-cell>
          <table:table-cell table:number-columns-repeated="2"/>
        </table:table-row>
        <table:table-row table:style-name="ro1">
          <table:table-cell table:formula="of:=([.A65]+1)" office:value-type="float" office:value="65" calcext:value-type="float">
            <text:p>65</text:p>
          </table:table-cell>
          <table:table-cell office:value-type="float" office:value="136.803995116201" calcext:value-type="float">
            <text:p>136.803995116201</text:p>
          </table:table-cell>
          <table:table-cell table:number-columns-repeated="2"/>
        </table:table-row>
        <table:table-row table:style-name="ro1">
          <table:table-cell table:formula="of:=([.A66]+1)"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table:formula="of:=([.A67]+1)" office:value-type="float" office:value="67" calcext:value-type="float">
            <text:p>67</text:p>
          </table:table-cell>
          <table:table-cell office:value-type="float" office:value="132.273689006094" calcext:value-type="float">
            <text:p>132.273689006094</text:p>
          </table:table-cell>
          <table:table-cell table:number-columns-repeated="2"/>
        </table:table-row>
        <table:table-row table:style-name="ro1">
          <table:table-cell table:formula="of:=([.A68]+1)" office:value-type="float" office:value="68" calcext:value-type="float">
            <text:p>68</text:p>
          </table:table-cell>
          <table:table-cell office:value-type="float" office:value="129.516409555536" calcext:value-type="float">
            <text:p>129.516409555536</text:p>
          </table:table-cell>
          <table:table-cell table:number-columns-repeated="2"/>
        </table:table-row>
        <table:table-row table:style-name="ro1">
          <table:table-cell table:formula="of:=([.A69]+1)" office:value-type="float" office:value="69" calcext:value-type="float">
            <text:p>69</text:p>
          </table:table-cell>
          <table:table-cell office:value-type="float" office:value="126.674349669573" calcext:value-type="float">
            <text:p>126.674349669573</text:p>
          </table:table-cell>
          <table:table-cell table:number-columns-repeated="2"/>
        </table:table-row>
        <table:table-row table:style-name="ro1">
          <table:table-cell table:formula="of:=([.A70]+1)" office:value-type="float" office:value="70" calcext:value-type="float">
            <text:p>70</text:p>
          </table:table-cell>
          <table:table-cell office:value-type="float" office:value="123.051446749582" calcext:value-type="float">
            <text:p>123.051446749582</text:p>
          </table:table-cell>
          <table:table-cell table:number-columns-repeated="2"/>
        </table:table-row>
        <table:table-row table:style-name="ro1">
          <table:table-cell table:formula="of:=([.A71]+1)" office:value-type="float" office:value="71" calcext:value-type="float">
            <text:p>71</text:p>
          </table:table-cell>
          <table:table-cell office:value-type="float" office:value="119.214379980268" calcext:value-type="float">
            <text:p>119.214379980268</text:p>
          </table:table-cell>
          <table:table-cell table:number-columns-repeated="2"/>
        </table:table-row>
        <table:table-row table:style-name="ro1">
          <table:table-cell table:formula="of:=([.A72]+1)" office:value-type="float" office:value="72" calcext:value-type="float">
            <text:p>72</text:p>
          </table:table-cell>
          <table:table-cell office:value-type="float" office:value="115.820991974189" calcext:value-type="float">
            <text:p>115.820991974189</text:p>
          </table:table-cell>
          <table:table-cell table:number-columns-repeated="2"/>
        </table:table-row>
        <table:table-row table:style-name="ro1">
          <table:table-cell table:formula="of:=([.A73]+1)" office:value-type="float" office:value="73" calcext:value-type="float">
            <text:p>73</text:p>
          </table:table-cell>
          <table:table-cell office:value-type="float" office:value="112.177937118609" calcext:value-type="float">
            <text:p>112.177937118609</text:p>
          </table:table-cell>
          <table:table-cell table:number-columns-repeated="2"/>
        </table:table-row>
        <table:table-row table:style-name="ro1">
          <table:table-cell table:formula="of:=([.A74]+1)" office:value-type="float" office:value="74" calcext:value-type="float">
            <text:p>74</text:p>
          </table:table-cell>
          <table:table-cell office:value-type="float" office:value="108.004161605913" calcext:value-type="float">
            <text:p>108.004161605913</text:p>
          </table:table-cell>
          <table:table-cell table:number-columns-repeated="2"/>
        </table:table-row>
        <table:table-row table:style-name="ro1">
          <table:table-cell table:formula="of:=([.A75]+1)" office:value-type="float" office:value="75" calcext:value-type="float">
            <text:p>75</text:p>
          </table:table-cell>
          <table:table-cell office:value-type="float" office:value="104.036243467926" calcext:value-type="float">
            <text:p>104.036243467926</text:p>
          </table:table-cell>
          <table:table-cell table:number-columns-repeated="2"/>
        </table:table-row>
        <table:table-row table:style-name="ro1">
          <table:table-cell table:formula="of:=([.A76]+1)" office:value-type="float" office:value="76" calcext:value-type="float">
            <text:p>76</text:p>
          </table:table-cell>
          <table:table-cell office:value-type="float" office:value="100.577970467567" calcext:value-type="float">
            <text:p>100.577970467567</text:p>
          </table:table-cell>
          <table:table-cell table:number-columns-repeated="2"/>
        </table:table-row>
        <table:table-row table:style-name="ro1">
          <table:table-cell table:formula="of:=([.A77]+1)" office:value-type="float" office:value="77" calcext:value-type="float">
            <text:p>77</text:p>
          </table:table-cell>
          <table:table-cell office:value-type="float" office:value="97.2099618456159" calcext:value-type="float">
            <text:p>97.2099618456159</text:p>
          </table:table-cell>
          <table:table-cell table:number-columns-repeated="2"/>
        </table:table-row>
        <table:table-row table:style-name="ro1">
          <table:table-cell table:formula="of:=([.A78]+1)" office:value-type="float" office:value="78" calcext:value-type="float">
            <text:p>78</text:p>
          </table:table-cell>
          <table:table-cell office:value-type="float" office:value="94.1099979612748" calcext:value-type="float">
            <text:p>94.1099979612748</text:p>
          </table:table-cell>
          <table:table-cell table:number-columns-repeated="2"/>
        </table:table-row>
        <table:table-row table:style-name="ro1">
          <table:table-cell table:formula="of:=([.A79]+1)" office:value-type="float" office:value="79" calcext:value-type="float">
            <text:p>79</text:p>
          </table:table-cell>
          <table:table-cell office:value-type="float" office:value="91.7149301955266" calcext:value-type="float">
            <text:p>91.7149301955266</text:p>
          </table:table-cell>
          <table:table-cell table:number-columns-repeated="2"/>
        </table:table-row>
        <table:table-row table:style-name="ro1">
          <table:table-cell table:formula="of:=([.A80]+1)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([.A81]+1)" office:value-type="float" office:value="81" calcext:value-type="float">
            <text:p>81</text:p>
          </table:table-cell>
          <table:table-cell office:value-type="float" office:value="88.6028189727036" calcext:value-type="float">
            <text:p>88.6028189727036</text:p>
          </table:table-cell>
          <table:table-cell table:number-columns-repeated="2"/>
        </table:table-row>
        <table:table-row table:style-name="ro1">
          <table:table-cell table:formula="of:=([.A82]+1)" office:value-type="float" office:value="82" calcext:value-type="float">
            <text:p>82</text:p>
          </table:table-cell>
          <table:table-cell office:value-type="float" office:value="87.2072976342867" calcext:value-type="float">
            <text:p>87.2072976342867</text:p>
          </table:table-cell>
          <table:table-cell table:number-columns-repeated="2"/>
        </table:table-row>
        <table:table-row table:style-name="ro1">
          <table:table-cell table:formula="of:=([.A83]+1)" office:value-type="float" office:value="83" calcext:value-type="float">
            <text:p>83</text:p>
          </table:table-cell>
          <table:table-cell office:value-type="float" office:value="86.2088343126348" calcext:value-type="float">
            <text:p>86.2088343126348</text:p>
          </table:table-cell>
          <table:table-cell table:number-columns-repeated="2"/>
        </table:table-row>
        <table:table-row table:style-name="ro1">
          <table:table-cell table:formula="of:=([.A84]+1)" office:value-type="float" office:value="84" calcext:value-type="float">
            <text:p>84</text:p>
          </table:table-cell>
          <table:table-cell office:value-type="float" office:value="85.8900020387252" calcext:value-type="float">
            <text:p>85.8900020387252</text:p>
          </table:table-cell>
          <table:table-cell table:number-columns-repeated="2"/>
        </table:table-row>
        <table:table-row table:style-name="ro1">
          <table:table-cell table:formula="of:=([.A85]+1)" office:value-type="float" office:value="85" calcext:value-type="float">
            <text:p>85</text:p>
          </table:table-cell>
          <table:table-cell office:value-type="float" office:value="85.8900020387252" calcext:value-type="float">
            <text:p>85.8900020387252</text:p>
          </table:table-cell>
          <table:table-cell table:number-columns-repeated="2"/>
        </table:table-row>
        <table:table-row table:style-name="ro1">
          <table:table-cell table:formula="of:=([.A86]+1)" office:value-type="float" office:value="86" calcext:value-type="float">
            <text:p>86</text:p>
          </table:table-cell>
          <table:table-cell office:value-type="float" office:value="85.5221204261504" calcext:value-type="float">
            <text:p>85.5221204261504</text:p>
          </table:table-cell>
          <table:table-cell table:number-columns-repeated="2"/>
        </table:table-row>
        <table:table-row table:style-name="ro1">
          <table:table-cell table:formula="of:=([.A87]+1)" office:value-type="float" office:value="87" calcext:value-type="float">
            <text:p>87</text:p>
          </table:table-cell>
          <table:table-cell office:value-type="float" office:value="85.8403577062874" calcext:value-type="float">
            <text:p>85.8403577062874</text:p>
          </table:table-cell>
          <table:table-cell table:number-columns-repeated="2"/>
        </table:table-row>
        <table:table-row table:style-name="ro1">
          <table:table-cell table:formula="of:=([.A88]+1)" office:value-type="float" office:value="88" calcext:value-type="float">
            <text:p>88</text:p>
          </table:table-cell>
          <table:table-cell office:value-type="float" office:value="85.8150838748816" calcext:value-type="float">
            <text:p>85.8150838748816</text:p>
          </table:table-cell>
          <table:table-cell table:number-columns-repeated="2"/>
        </table:table-row>
        <table:table-row table:style-name="ro1">
          <table:table-cell table:formula="of:=([.A89]+1)" office:value-type="float" office:value="89" calcext:value-type="float">
            <text:p>89</text:p>
          </table:table-cell>
          <table:table-cell office:value-type="float" office:value="85.4677382912985" calcext:value-type="float">
            <text:p>85.4677382912985</text:p>
          </table:table-cell>
          <table:table-cell table:number-columns-repeated="2"/>
        </table:table-row>
        <table:table-row table:style-name="ro1">
          <table:table-cell table:formula="of:=([.A90]+1)" office:value-type="float" office:value="90" calcext:value-type="float">
            <text:p>90</text:p>
          </table:table-cell>
          <table:table-cell office:value-type="float" office:value="85.1207262169933" calcext:value-type="float">
            <text:p>85.1207262169933</text:p>
          </table:table-cell>
          <table:table-cell table:number-columns-repeated="2"/>
        </table:table-row>
        <table:table-row table:style-name="ro1">
          <table:table-cell table:formula="of:=([.A91]+1)" office:value-type="float" office:value="91" calcext:value-type="float">
            <text:p>91</text:p>
          </table:table-cell>
          <table:table-cell office:value-type="float" office:value="85.1207262169933" calcext:value-type="float">
            <text:p>85.1207262169933</text:p>
          </table:table-cell>
          <table:table-cell table:number-columns-repeated="2"/>
        </table:table-row>
        <table:table-row table:style-name="ro1">
          <table:table-cell table:formula="of:=([.A92]+1)" office:value-type="float" office:value="92" calcext:value-type="float">
            <text:p>92</text:p>
          </table:table-cell>
          <table:table-cell office:value-type="float" office:value="84.8055710922652" calcext:value-type="float">
            <text:p>84.8055710922652</text:p>
          </table:table-cell>
          <table:table-cell table:number-columns-repeated="2"/>
        </table:table-row>
        <table:table-row table:style-name="ro1">
          <table:table-cell table:formula="of:=([.A93]+1)" office:value-type="float" office:value="93" calcext:value-type="float">
            <text:p>93</text:p>
          </table:table-cell>
          <table:table-cell office:value-type="float" office:value="83.4312358781789" calcext:value-type="float">
            <text:p>83.4312358781789</text:p>
          </table:table-cell>
          <table:table-cell table:number-columns-repeated="2"/>
        </table:table-row>
        <table:table-row table:style-name="ro1">
          <table:table-cell table:formula="of:=([.A94]+1)" office:value-type="float" office:value="94" calcext:value-type="float">
            <text:p>94</text:p>
          </table:table-cell>
          <table:table-cell office:value-type="float" office:value="82.0166841210667" calcext:value-type="float">
            <text:p>82.0166841210667</text:p>
          </table:table-cell>
          <table:table-cell table:number-columns-repeated="2"/>
        </table:table-row>
        <table:table-row table:style-name="ro1">
          <table:table-cell table:formula="of:=([.A95]+1)" office:value-type="float" office:value="95" calcext:value-type="float">
            <text:p>95</text:p>
          </table:table-cell>
          <table:table-cell office:value-type="float" office:value="80.1939072401029" calcext:value-type="float">
            <text:p>80.1939072401029</text:p>
          </table:table-cell>
          <table:table-cell table:number-columns-repeated="2"/>
        </table:table-row>
        <table:table-row table:style-name="ro1">
          <table:table-cell table:formula="of:=([.A96]+1)" office:value-type="float" office:value="96" calcext:value-type="float">
            <text:p>96</text:p>
          </table:table-cell>
          <table:table-cell office:value-type="float" office:value="78.0754760623881" calcext:value-type="float">
            <text:p>78.0754760623881</text:p>
          </table:table-cell>
          <table:table-cell table:number-columns-repeated="2"/>
        </table:table-row>
        <table:table-row table:style-name="ro1">
          <table:table-cell table:formula="of:=([.A97]+1)" office:value-type="float" office:value="97" calcext:value-type="float">
            <text:p>97</text:p>
          </table:table-cell>
          <table:table-cell office:value-type="float" office:value="75.2032377549427" calcext:value-type="float">
            <text:p>75.2032377549427</text:p>
          </table:table-cell>
          <table:table-cell table:number-columns-repeated="2"/>
        </table:table-row>
        <table:table-row table:style-name="ro1">
          <table:table-cell table:formula="of:=([.A98]+1)" office:value-type="float" office:value="98" calcext:value-type="float">
            <text:p>98</text:p>
          </table:table-cell>
          <table:table-cell office:value-type="float" office:value="71.1226215190385" calcext:value-type="float">
            <text:p>71.1226215190385</text:p>
          </table:table-cell>
          <table:table-cell table:number-columns-repeated="2"/>
        </table:table-row>
        <table:table-row table:style-name="ro1">
          <table:table-cell table:formula="of:=([.A99]+1)" office:value-type="float" office:value="99" calcext:value-type="float">
            <text:p>99</text:p>
          </table:table-cell>
          <table:table-cell office:value-type="float" office:value="67.3531976869894" calcext:value-type="float">
            <text:p>67.3531976869894</text:p>
          </table:table-cell>
          <table:table-cell table:number-columns-repeated="2"/>
        </table:table-row>
        <table:table-row table:style-name="ro1">
          <table:table-cell table:formula="of:=([.A100]+1)" office:value-type="float" office:value="100" calcext:value-type="float">
            <text:p>100</text:p>
          </table:table-cell>
          <table:table-cell office:value-type="float" office:value="63.7454920124279" calcext:value-type="float">
            <text:p>63.7454920124279</text:p>
          </table:table-cell>
          <table:table-cell table:number-columns-repeated="2"/>
        </table:table-row>
        <table:table-row table:style-name="ro1">
          <table:table-cell table:formula="of:=([.A101]+1)" office:value-type="float" office:value="101" calcext:value-type="float">
            <text:p>101</text:p>
          </table:table-cell>
          <table:table-cell office:value-type="float" office:value="59.8682813584982" calcext:value-type="float">
            <text:p>59.8682813584982</text:p>
          </table:table-cell>
          <table:table-cell table:number-columns-repeated="2"/>
        </table:table-row>
        <table:table-row table:style-name="ro1">
          <table:table-cell table:formula="of:=([.A102]+1)" office:value-type="float" office:value="102" calcext:value-type="float">
            <text:p>102</text:p>
          </table:table-cell>
          <table:table-cell office:value-type="float" office:value="55.7388971009055" calcext:value-type="float">
            <text:p>55.7388971009055</text:p>
          </table:table-cell>
          <table:table-cell table:number-columns-repeated="2"/>
        </table:table-row>
        <table:table-row table:style-name="ro1">
          <table:table-cell table:formula="of:=([.A103]+1)" office:value-type="float" office:value="103" calcext:value-type="float">
            <text:p>103</text:p>
          </table:table-cell>
          <table:table-cell office:value-type="float" office:value="51.2868933617365" calcext:value-type="float">
            <text:p>51.2868933617365</text:p>
          </table:table-cell>
          <table:table-cell table:number-columns-repeated="2"/>
        </table:table-row>
        <table:table-row table:style-name="ro1">
          <table:table-cell table:formula="of:=([.A104]+1)" office:value-type="float" office:value="104" calcext:value-type="float">
            <text:p>104</text:p>
          </table:table-cell>
          <table:table-cell office:value-type="float" office:value="47.1565626747148" calcext:value-type="float">
            <text:p>47.1565626747148</text:p>
          </table:table-cell>
          <table:table-cell table:number-columns-repeated="2"/>
        </table:table-row>
        <table:table-row table:style-name="ro1">
          <table:table-cell table:formula="of:=([.A105]+1)" office:value-type="float" office:value="105" calcext:value-type="float">
            <text:p>105</text:p>
          </table:table-cell>
          <table:table-cell office:value-type="float" office:value="43.5679038158354" calcext:value-type="float">
            <text:p>43.5679038158354</text:p>
          </table:table-cell>
          <table:table-cell table:number-columns-repeated="2"/>
        </table:table-row>
        <table:table-row table:style-name="ro1">
          <table:table-cell table:formula="of:=([.A106]+1)" office:value-type="float" office:value="106" calcext:value-type="float">
            <text:p>106</text:p>
          </table:table-cell>
          <table:table-cell office:value-type="float" office:value="40.2363583092738" calcext:value-type="float">
            <text:p>40.2363583092738</text:p>
          </table:table-cell>
          <table:table-cell table:number-columns-repeated="2"/>
        </table:table-row>
        <table:table-row table:style-name="ro1">
          <table:table-cell table:formula="of:=([.A107]+1)" office:value-type="float" office:value="107" calcext:value-type="float">
            <text:p>107</text:p>
          </table:table-cell>
          <table:table-cell office:value-type="float" office:value="37.4673985990526" calcext:value-type="float">
            <text:p>37.4673985990526</text:p>
          </table:table-cell>
          <table:table-cell table:number-columns-repeated="2"/>
        </table:table-row>
        <table:table-row table:style-name="ro1">
          <table:table-cell table:formula="of:=([.A108]+1)" office:value-type="float" office:value="108" calcext:value-type="float">
            <text:p>108</text:p>
          </table:table-cell>
          <table:table-cell office:value-type="float" office:value="34.8835569499618" calcext:value-type="float">
            <text:p>34.8835569499618</text:p>
          </table:table-cell>
          <table:table-cell table:number-columns-repeated="2"/>
        </table:table-row>
        <table:table-row table:style-name="ro1">
          <table:table-cell table:formula="of:=([.A109]+1)" office:value-type="float" office:value="109" calcext:value-type="float">
            <text:p>109</text:p>
          </table:table-cell>
          <table:table-cell office:value-type="float" office:value="32.4965781019977" calcext:value-type="float">
            <text:p>32.4965781019977</text:p>
          </table:table-cell>
          <table:table-cell table:number-columns-repeated="2"/>
        </table:table-row>
        <table:table-row table:style-name="ro1">
          <table:table-cell table:formula="of:=([.A110]+1)" office:value-type="float" office:value="110" calcext:value-type="float">
            <text:p>110</text:p>
          </table:table-cell>
          <table:table-cell office:value-type="float" office:value="30.5662698895545" calcext:value-type="float">
            <text:p>30.5662698895545</text:p>
          </table:table-cell>
          <table:table-cell table:number-columns-repeated="2"/>
        </table:table-row>
        <table:table-row table:style-name="ro1">
          <table:table-cell table:formula="of:=([.A111]+1)" office:value-type="float" office:value="111" calcext:value-type="float">
            <text:p>111</text:p>
          </table:table-cell>
          <table:table-cell office:value-type="float" office:value="29.2143799802684" calcext:value-type="float">
            <text:p>29.2143799802684</text:p>
          </table:table-cell>
          <table:table-cell table:number-columns-repeated="2"/>
        </table:table-row>
        <table:table-row table:style-name="ro1">
          <table:table-cell table:formula="of:=([.A112]+1)" office:value-type="float" office:value="112" calcext:value-type="float">
            <text:p>112</text:p>
          </table:table-cell>
          <table:table-cell office:value-type="float" office:value="28.0338518914638" calcext:value-type="float">
            <text:p>28.0338518914638</text:p>
          </table:table-cell>
          <table:table-cell table:number-columns-repeated="2"/>
        </table:table-row>
        <table:table-row table:style-name="ro1">
          <table:table-cell table:formula="of:=([.A113]+1)" office:value-type="float" office:value="113" calcext:value-type="float">
            <text:p>113</text:p>
          </table:table-cell>
          <table:table-cell office:value-type="float" office:value="27.0069121820262" calcext:value-type="float">
            <text:p>27.0069121820262</text:p>
          </table:table-cell>
          <table:table-cell table:number-columns-repeated="2"/>
        </table:table-row>
        <table:table-row table:style-name="ro1">
          <table:table-cell table:formula="of:=([.A114]+1)" office:value-type="float" office:value="114" calcext:value-type="float">
            <text:p>114</text:p>
          </table:table-cell>
          <table:table-cell office:value-type="float" office:value="26.7108416499972" calcext:value-type="float">
            <text:p>26.7108416499972</text:p>
          </table:table-cell>
          <table:table-cell table:number-columns-repeated="2"/>
        </table:table-row>
        <table:table-row table:style-name="ro1">
          <table:table-cell table:formula="of:=([.A115]+1)" office:value-type="float" office:value="115" calcext:value-type="float">
            <text:p>115</text:p>
          </table:table-cell>
          <table:table-cell office:value-type="float" office:value="26.7108416499972" calcext:value-type="float">
            <text:p>26.7108416499972</text:p>
          </table:table-cell>
          <table:table-cell table:number-columns-repeated="2"/>
        </table:table-row>
        <table:table-row table:style-name="ro1">
          <table:table-cell table:formula="of:=([.A116]+1)" office:value-type="float" office:value="116" calcext:value-type="float">
            <text:p>116</text:p>
          </table:table-cell>
          <table:table-cell office:value-type="float" office:value="27.1496816977832" calcext:value-type="float">
            <text:p>27.1496816977832</text:p>
          </table:table-cell>
          <table:table-cell table:number-columns-repeated="2"/>
        </table:table-row>
        <table:table-row table:style-name="ro1">
          <table:table-cell table:formula="of:=([.A117]+1)" office:value-type="float" office:value="117" calcext:value-type="float">
            <text:p>117</text:p>
          </table:table-cell>
          <table:table-cell office:value-type="float" office:value="27.2995722113328" calcext:value-type="float">
            <text:p>27.2995722113328</text:p>
          </table:table-cell>
          <table:table-cell table:number-columns-repeated="2"/>
        </table:table-row>
        <table:table-row table:style-name="ro1">
          <table:table-cell table:formula="of:=([.A118]+1)" office:value-type="float" office:value="118" calcext:value-type="float">
            <text:p>118</text:p>
          </table:table-cell>
          <table:table-cell office:value-type="float" office:value="27.2995722113328" calcext:value-type="float">
            <text:p>27.2995722113328</text:p>
          </table:table-cell>
          <table:table-cell table:number-columns-repeated="2"/>
        </table:table-row>
        <table:table-row table:style-name="ro1">
          <table:table-cell table:formula="of:=([.A119]+1)" office:value-type="float" office:value="119" calcext:value-type="float">
            <text:p>119</text:p>
          </table:table-cell>
          <table:table-cell office:value-type="float" office:value="27.4397279481993" calcext:value-type="float">
            <text:p>27.4397279481993</text:p>
          </table:table-cell>
          <table:table-cell table:number-columns-repeated="2"/>
        </table:table-row>
        <table:table-row table:style-name="ro1">
          <table:table-cell table:formula="of:=([.A120]+1)" office:value-type="float" office:value="120" calcext:value-type="float">
            <text:p>120</text:p>
          </table:table-cell>
          <table:table-cell office:value-type="float" office:value="27.1423190944424" calcext:value-type="float">
            <text:p>27.1423190944424</text:p>
          </table:table-cell>
          <table:table-cell table:number-columns-repeated="2"/>
        </table:table-row>
        <table:table-row table:style-name="ro1">
          <table:table-cell table:formula="of:=([.A121]+1)" office:value-type="float" office:value="121" calcext:value-type="float">
            <text:p>121</text:p>
          </table:table-cell>
          <table:table-cell office:value-type="float" office:value="26.2742121547274" calcext:value-type="float">
            <text:p>26.2742121547274</text:p>
          </table:table-cell>
          <table:table-cell table:number-columns-repeated="2"/>
        </table:table-row>
        <table:table-row table:style-name="ro1">
          <table:table-cell table:formula="of:=([.A122]+1)" office:value-type="float" office:value="122" calcext:value-type="float">
            <text:p>122</text:p>
          </table:table-cell>
          <table:table-cell office:value-type="float" office:value="25.5472129397813" calcext:value-type="float">
            <text:p>25.5472129397813</text:p>
          </table:table-cell>
          <table:table-cell table:number-columns-repeated="2"/>
        </table:table-row>
        <table:table-row table:style-name="ro1">
          <table:table-cell table:formula="of:=([.A123]+1)" office:value-type="float" office:value="123" calcext:value-type="float">
            <text:p>123</text:p>
          </table:table-cell>
          <table:table-cell office:value-type="float" office:value="24.8205413354891" calcext:value-type="float">
            <text:p>24.8205413354891</text:p>
          </table:table-cell>
          <table:table-cell table:number-columns-repeated="2"/>
        </table:table-row>
        <table:table-row table:style-name="ro1">
          <table:table-cell table:formula="of:=([.A124]+1)" office:value-type="float" office:value="124" calcext:value-type="float">
            <text:p>124</text:p>
          </table:table-cell>
          <table:table-cell office:value-type="float" office:value="23.7971813561903" calcext:value-type="float">
            <text:p>23.7971813561903</text:p>
          </table:table-cell>
          <table:table-cell table:number-columns-repeated="2"/>
        </table:table-row>
        <table:table-row table:style-name="ro1">
          <table:table-cell table:formula="of:=([.A125]+1)" office:value-type="float" office:value="125" calcext:value-type="float">
            <text:p>125</text:p>
          </table:table-cell>
          <table:table-cell office:value-type="float" office:value="22.0434176754884" calcext:value-type="float">
            <text:p>22.0434176754884</text:p>
          </table:table-cell>
          <table:table-cell table:number-columns-repeated="2"/>
        </table:table-row>
        <table:table-row table:style-name="ro1">
          <table:table-cell table:formula="of:=([.A126]+1)" office:value-type="float" office:value="126" calcext:value-type="float">
            <text:p>126</text:p>
          </table:table-cell>
          <table:table-cell office:value-type="float" office:value="19.8721758192439" calcext:value-type="float">
            <text:p>19.8721758192439</text:p>
          </table:table-cell>
          <table:table-cell table:number-columns-repeated="2"/>
        </table:table-row>
        <table:table-row table:style-name="ro1">
          <table:table-cell table:formula="of:=([.A127]+1)" office:value-type="float" office:value="127" calcext:value-type="float">
            <text:p>127</text:p>
          </table:table-cell>
          <table:table-cell office:value-type="float" office:value="17.6222972286683" calcext:value-type="float">
            <text:p>17.6222972286683</text:p>
          </table:table-cell>
          <table:table-cell table:number-columns-repeated="2"/>
        </table:table-row>
        <table:table-row table:style-name="ro1">
          <table:table-cell table:formula="of:=([.A128]+1)" office:value-type="float" office:value="128" calcext:value-type="float">
            <text:p>128</text:p>
          </table:table-cell>
          <table:table-cell office:value-type="float" office:value="14.5804203972038" calcext:value-type="float">
            <text:p>14.5804203972038</text:p>
          </table:table-cell>
          <table:table-cell table:number-columns-repeated="2"/>
        </table:table-row>
        <table:table-row table:style-name="ro1">
          <table:table-cell table:formula="of:=([.A129]+1)" office:value-type="float" office:value="129" calcext:value-type="float">
            <text:p>129</text:p>
          </table:table-cell>
          <table:table-cell office:value-type="float" office:value="11.2473141606854" calcext:value-type="float">
            <text:p>11.2473141606854</text:p>
          </table:table-cell>
          <table:table-cell table:number-columns-repeated="2"/>
        </table:table-row>
        <table:table-row table:style-name="ro1">
          <table:table-cell table:formula="of:=([.A130]+1)" office:value-type="float" office:value="130" calcext:value-type="float">
            <text:p>130</text:p>
          </table:table-cell>
          <table:table-cell office:value-type="float" office:value="8.21920924889906" calcext:value-type="float">
            <text:p>8.21920924889906</text:p>
          </table:table-cell>
          <table:table-cell table:number-columns-repeated="2"/>
        </table:table-row>
        <table:table-row table:style-name="ro1">
          <table:table-cell table:formula="of:=([.A131]+1)" office:value-type="float" office:value="131" calcext:value-type="float">
            <text:p>131</text:p>
          </table:table-cell>
          <table:table-cell office:value-type="float" office:value="5.30732684933118" calcext:value-type="float">
            <text:p>5.30732684933118</text:p>
          </table:table-cell>
          <table:table-cell table:number-columns-repeated="2"/>
        </table:table-row>
        <table:table-row table:style-name="ro1">
          <table:table-cell table:formula="of:=([.A132]+1)" office:value-type="float" office:value="132" calcext:value-type="float">
            <text:p>132</text:p>
          </table:table-cell>
          <table:table-cell office:value-type="float" office:value="1.55656747133987" calcext:value-type="float">
            <text:p>1.55656747133987</text:p>
          </table:table-cell>
          <table:table-cell table:number-columns-repeated="2"/>
        </table:table-row>
        <table:table-row table:style-name="ro1">
          <table:table-cell table:formula="of:=([.A133]+1)" office:value-type="float" office:value="133" calcext:value-type="float">
            <text:p>133</text:p>
          </table:table-cell>
          <table:table-cell office:value-type="float" office:value="-2.1786800752766" calcext:value-type="float">
            <text:p>-2.1786800752766</text:p>
          </table:table-cell>
          <table:table-cell table:number-columns-repeated="2"/>
        </table:table-row>
        <table:table-row table:style-name="ro1">
          <table:table-cell table:formula="of:=([.A134]+1)" office:value-type="float" office:value="134" calcext:value-type="float">
            <text:p>134</text:p>
          </table:table-cell>
          <table:table-cell office:value-type="float" office:value="-5.58724396420435" calcext:value-type="float">
            <text:p>-5.58724396420435</text:p>
          </table:table-cell>
          <table:table-cell table:number-columns-repeated="2"/>
        </table:table-row>
        <table:table-row table:style-name="ro1">
          <table:table-cell table:formula="of:=([.A135]+1)" office:value-type="float" office:value="135" calcext:value-type="float">
            <text:p>135</text:p>
          </table:table-cell>
          <table:table-cell office:value-type="float" office:value="-8.3929251873925" calcext:value-type="float">
            <text:p>-8.3929251873925</text:p>
          </table:table-cell>
          <table:table-cell table:number-columns-repeated="2"/>
        </table:table-row>
        <table:table-row table:style-name="ro1">
          <table:table-cell table:formula="of:=([.A136]+1)" office:value-type="float" office:value="136" calcext:value-type="float">
            <text:p>136</text:p>
          </table:table-cell>
          <table:table-cell office:value-type="float" office:value="-11.1887999282518" calcext:value-type="float">
            <text:p>-11.1887999282518</text:p>
          </table:table-cell>
          <table:table-cell table:number-columns-repeated="2"/>
        </table:table-row>
        <table:table-row table:style-name="ro1">
          <table:table-cell table:formula="of:=([.A137]+1)" office:value-type="float" office:value="137" calcext:value-type="float">
            <text:p>137</text:p>
          </table:table-cell>
          <table:table-cell office:value-type="float" office:value="-14.3354354195201" calcext:value-type="float">
            <text:p>-14.3354354195201</text:p>
          </table:table-cell>
          <table:table-cell table:number-columns-repeated="2"/>
        </table:table-row>
        <table:table-row table:style-name="ro1">
          <table:table-cell table:formula="of:=([.A138]+1)" office:value-type="float" office:value="138" calcext:value-type="float">
            <text:p>138</text:p>
          </table:table-cell>
          <table:table-cell office:value-type="float" office:value="-16.8762646167112" calcext:value-type="float">
            <text:p>-16.8762646167112</text:p>
          </table:table-cell>
          <table:table-cell table:number-columns-repeated="2"/>
        </table:table-row>
        <table:table-row table:style-name="ro1">
          <table:table-cell table:formula="of:=([.A139]+1)" office:value-type="float" office:value="139" calcext:value-type="float">
            <text:p>139</text:p>
          </table:table-cell>
          <table:table-cell office:value-type="float" office:value="-18.8247100182401" calcext:value-type="float">
            <text:p>-18.8247100182401</text:p>
          </table:table-cell>
          <table:table-cell table:number-columns-repeated="2"/>
        </table:table-row>
        <table:table-row table:style-name="ro1">
          <table:table-cell table:formula="of:=([.A140]+1)" office:value-type="float" office:value="140" calcext:value-type="float">
            <text:p>140</text:p>
          </table:table-cell>
          <table:table-cell office:value-type="float" office:value="-20.3015605627434" calcext:value-type="float">
            <text:p>-20.3015605627434</text:p>
          </table:table-cell>
          <table:table-cell table:number-columns-repeated="2"/>
        </table:table-row>
        <table:table-row table:style-name="ro1">
          <table:table-cell table:formula="of:=([.A141]+1)" office:value-type="float" office:value="141" calcext:value-type="float">
            <text:p>141</text:p>
          </table:table-cell>
          <table:table-cell office:value-type="float" office:value="-21.8014094863518" calcext:value-type="float">
            <text:p>-21.8014094863518</text:p>
          </table:table-cell>
          <table:table-cell table:number-columns-repeated="2"/>
        </table:table-row>
        <table:table-row table:style-name="ro1">
          <table:table-cell table:formula="of:=([.A142]+1)" office:value-type="float" office:value="142" calcext:value-type="float">
            <text:p>142</text:p>
          </table:table-cell>
          <table:table-cell office:value-type="float" office:value="-22.9540865376285" calcext:value-type="float">
            <text:p>-22.9540865376285</text:p>
          </table:table-cell>
          <table:table-cell table:number-columns-repeated="2"/>
        </table:table-row>
        <table:table-row table:style-name="ro1">
          <table:table-cell table:formula="of:=([.A143]+1)" office:value-type="float" office:value="143" calcext:value-type="float">
            <text:p>143</text:p>
          </table:table-cell>
          <table:table-cell office:value-type="float" office:value="-23.2789491980027" calcext:value-type="float">
            <text:p>-23.2789491980027</text:p>
          </table:table-cell>
          <table:table-cell table:number-columns-repeated="2"/>
        </table:table-row>
        <table:table-row table:style-name="ro1">
          <table:table-cell table:formula="of:=([.A144]+1)" office:value-type="float" office:value="144" calcext:value-type="float">
            <text:p>144</text:p>
          </table:table-cell>
          <table:table-cell office:value-type="float" office:value="-23.6820877245384" calcext:value-type="float">
            <text:p>-23.6820877245384</text:p>
          </table:table-cell>
          <table:table-cell table:number-columns-repeated="2"/>
        </table:table-row>
        <table:table-row table:style-name="ro1">
          <table:table-cell table:formula="of:=([.A145]+1)" office:value-type="float" office:value="145" calcext:value-type="float">
            <text:p>145</text:p>
          </table:table-cell>
          <table:table-cell office:value-type="float" office:value="-23.9310250680688" calcext:value-type="float">
            <text:p>-23.9310250680688</text:p>
          </table:table-cell>
          <table:table-cell table:number-columns-repeated="2"/>
        </table:table-row>
        <table:table-row table:style-name="ro1">
          <table:table-cell table:formula="of:=([.A146]+1)" office:value-type="float" office:value="146" calcext:value-type="float">
            <text:p>146</text:p>
          </table:table-cell>
          <table:table-cell office:value-type="float" office:value="-23.6471604052916" calcext:value-type="float">
            <text:p>-23.6471604052916</text:p>
          </table:table-cell>
          <table:table-cell table:number-columns-repeated="2"/>
        </table:table-row>
        <table:table-row table:style-name="ro1">
          <table:table-cell table:formula="of:=([.A147]+1)" office:value-type="float" office:value="147" calcext:value-type="float">
            <text:p>147</text:p>
          </table:table-cell>
          <table:table-cell office:value-type="float" office:value="-23.5232090204596" calcext:value-type="float">
            <text:p>-23.5232090204596</text:p>
          </table:table-cell>
          <table:table-cell table:number-columns-repeated="2"/>
        </table:table-row>
        <table:table-row table:style-name="ro1">
          <table:table-cell table:formula="of:=([.A148]+1)" office:value-type="float" office:value="148" calcext:value-type="float">
            <text:p>148</text:p>
          </table:table-cell>
          <table:table-cell office:value-type="float" office:value="-23.6471604052916" calcext:value-type="float">
            <text:p>-23.6471604052916</text:p>
          </table:table-cell>
          <table:table-cell table:number-columns-repeated="2"/>
        </table:table-row>
        <table:table-row table:style-name="ro1">
          <table:table-cell table:formula="of:=([.A149]+1)" office:value-type="float" office:value="149" calcext:value-type="float">
            <text:p>149</text:p>
          </table:table-cell>
          <table:table-cell office:value-type="float" office:value="-23.4860938042481" calcext:value-type="float">
            <text:p>-23.4860938042481</text:p>
          </table:table-cell>
          <table:table-cell table:number-columns-repeated="2"/>
        </table:table-row>
        <table:table-row table:style-name="ro1">
          <table:table-cell table:formula="of:=([.A150]+1)" office:value-type="float" office:value="150" calcext:value-type="float">
            <text:p>150</text:p>
          </table:table-cell>
          <table:table-cell office:value-type="float" office:value="-23.362058770571" calcext:value-type="float">
            <text:p>-23.362058770571</text:p>
          </table:table-cell>
          <table:table-cell table:number-columns-repeated="2"/>
        </table:table-row>
        <table:table-row table:style-name="ro1">
          <table:table-cell table:formula="of:=([.A151]+1)" office:value-type="float" office:value="151" calcext:value-type="float">
            <text:p>151</text:p>
          </table:table-cell>
          <table:table-cell office:value-type="float" office:value="-24.0874523086323" calcext:value-type="float">
            <text:p>-24.0874523086323</text:p>
          </table:table-cell>
          <table:table-cell table:number-columns-repeated="2"/>
        </table:table-row>
        <table:table-row table:style-name="ro1">
          <table:table-cell table:formula="of:=([.A152]+1)" office:value-type="float" office:value="152" calcext:value-type="float">
            <text:p>152</text:p>
          </table:table-cell>
          <table:table-cell office:value-type="float" office:value="-24.9047688080952" calcext:value-type="float">
            <text:p>-24.9047688080952</text:p>
          </table:table-cell>
          <table:table-cell table:number-columns-repeated="2"/>
        </table:table-row>
        <table:table-row table:style-name="ro1">
          <table:table-cell table:formula="of:=([.A153]+1)" office:value-type="float" office:value="153" calcext:value-type="float">
            <text:p>153</text:p>
          </table:table-cell>
          <table:table-cell office:value-type="float" office:value="-25.8663567940945" calcext:value-type="float">
            <text:p>-25.8663567940945</text:p>
          </table:table-cell>
          <table:table-cell table:number-columns-repeated="2"/>
        </table:table-row>
        <table:table-row table:style-name="ro1">
          <table:table-cell table:formula="of:=([.A154]+1)" office:value-type="float" office:value="154" calcext:value-type="float">
            <text:p>154</text:p>
          </table:table-cell>
          <table:table-cell office:value-type="float" office:value="-26.565051177078" calcext:value-type="float">
            <text:p>-26.565051177078</text:p>
          </table:table-cell>
          <table:table-cell table:number-columns-repeated="2"/>
        </table:table-row>
        <table:table-row table:style-name="ro1">
          <table:table-cell table:formula="of:=([.A155]+1)" office:value-type="float" office:value="155" calcext:value-type="float">
            <text:p>155</text:p>
          </table:table-cell>
          <table:table-cell office:value-type="float" office:value="-28.0907281894592" calcext:value-type="float">
            <text:p>-28.0907281894592</text:p>
          </table:table-cell>
          <table:table-cell table:number-columns-repeated="2"/>
        </table:table-row>
        <table:table-row table:style-name="ro1">
          <table:table-cell table:formula="of:=([.A156]+1)" office:value-type="float" office:value="156" calcext:value-type="float">
            <text:p>156</text:p>
          </table:table-cell>
          <table:table-cell office:value-type="float" office:value="-30.4813899908239" calcext:value-type="float">
            <text:p>-30.4813899908239</text:p>
          </table:table-cell>
          <table:table-cell table:number-columns-repeated="2"/>
        </table:table-row>
        <table:table-row table:style-name="ro1">
          <table:table-cell table:formula="of:=([.A157]+1)" office:value-type="float" office:value="157" calcext:value-type="float">
            <text:p>157</text:p>
          </table:table-cell>
          <table:table-cell office:value-type="float" office:value="-32.6404912732646" calcext:value-type="float">
            <text:p>-32.6404912732646</text:p>
          </table:table-cell>
          <table:table-cell table:number-columns-repeated="2"/>
        </table:table-row>
        <table:table-row table:style-name="ro1">
          <table:table-cell table:formula="of:=([.A158]+1)" office:value-type="float" office:value="158" calcext:value-type="float">
            <text:p>158</text:p>
          </table:table-cell>
          <table:table-cell office:value-type="float" office:value="-34.7348595397863" calcext:value-type="float">
            <text:p>-34.7348595397863</text:p>
          </table:table-cell>
          <table:table-cell table:number-columns-repeated="2"/>
        </table:table-row>
        <table:table-row table:style-name="ro1">
          <table:table-cell table:formula="of:=([.A159]+1)" office:value-type="float" office:value="159" calcext:value-type="float">
            <text:p>159</text:p>
          </table:table-cell>
          <table:table-cell office:value-type="float" office:value="-37.2447828926594" calcext:value-type="float">
            <text:p>-37.2447828926594</text:p>
          </table:table-cell>
          <table:table-cell table:number-columns-repeated="2"/>
        </table:table-row>
        <table:table-row table:style-name="ro1">
          <table:table-cell table:formula="of:=([.A160]+1)" office:value-type="float" office:value="160" calcext:value-type="float">
            <text:p>160</text:p>
          </table:table-cell>
          <table:table-cell office:value-type="float" office:value="-40.9780098229799" calcext:value-type="float">
            <text:p>-40.9780098229799</text:p>
          </table:table-cell>
          <table:table-cell table:number-columns-repeated="2"/>
        </table:table-row>
        <table:table-row table:style-name="ro1">
          <table:table-cell table:formula="of:=([.A161]+1)" office:value-type="float" office:value="161" calcext:value-type="float">
            <text:p>161</text:p>
          </table:table-cell>
          <table:table-cell office:value-type="float" office:value="-44.7735356476588" calcext:value-type="float">
            <text:p>-44.7735356476588</text:p>
          </table:table-cell>
          <table:table-cell table:number-columns-repeated="2"/>
        </table:table-row>
        <table:table-row table:style-name="ro1">
          <table:table-cell table:formula="of:=([.A162]+1)" office:value-type="float" office:value="162" calcext:value-type="float">
            <text:p>162</text:p>
          </table:table-cell>
          <table:table-cell office:value-type="float" office:value="-48.8746732035651" calcext:value-type="float">
            <text:p>-48.8746732035651</text:p>
          </table:table-cell>
          <table:table-cell table:number-columns-repeated="2"/>
        </table:table-row>
        <table:table-row table:style-name="ro1">
          <table:table-cell table:formula="of:=([.A163]+1)" office:value-type="float" office:value="163" calcext:value-type="float">
            <text:p>163</text:p>
          </table:table-cell>
          <table:table-cell office:value-type="float" office:value="-52.0966941665754" calcext:value-type="float">
            <text:p>-52.0966941665754</text:p>
          </table:table-cell>
          <table:table-cell table:number-columns-repeated="2"/>
        </table:table-row>
        <table:table-row table:style-name="ro1">
          <table:table-cell table:formula="of:=([.A164]+1)" office:value-type="float" office:value="164" calcext:value-type="float">
            <text:p>164</text:p>
          </table:table-cell>
          <table:table-cell office:value-type="float" office:value="-55.6763556826958" calcext:value-type="float">
            <text:p>-55.6763556826958</text:p>
          </table:table-cell>
          <table:table-cell table:number-columns-repeated="2"/>
        </table:table-row>
        <table:table-row table:style-name="ro1">
          <table:table-cell table:formula="of:=([.A165]+1)" office:value-type="float" office:value="165" calcext:value-type="float">
            <text:p>165</text:p>
          </table:table-cell>
          <table:table-cell office:value-type="float" office:value="-58.9793459895957" calcext:value-type="float">
            <text:p>-58.9793459895957</text:p>
          </table:table-cell>
          <table:table-cell table:number-columns-repeated="2"/>
        </table:table-row>
        <table:table-row table:style-name="ro1">
          <table:table-cell table:formula="of:=([.A166]+1)" office:value-type="float" office:value="166" calcext:value-type="float">
            <text:p>166</text:p>
          </table:table-cell>
          <table:table-cell office:value-type="float" office:value="-62.6908896200333" calcext:value-type="float">
            <text:p>-62.6908896200333</text:p>
          </table:table-cell>
          <table:table-cell table:number-columns-repeated="2"/>
        </table:table-row>
        <table:table-row table:style-name="ro1">
          <table:table-cell table:formula="of:=([.A167]+1)" office:value-type="float" office:value="167" calcext:value-type="float">
            <text:p>167</text:p>
          </table:table-cell>
          <table:table-cell office:value-type="float" office:value="-65.6661234309533" calcext:value-type="float">
            <text:p>-65.6661234309533</text:p>
          </table:table-cell>
          <table:table-cell table:number-columns-repeated="2"/>
        </table:table-row>
        <table:table-row table:style-name="ro1">
          <table:table-cell table:formula="of:=([.A168]+1)" office:value-type="float" office:value="168" calcext:value-type="float">
            <text:p>168</text:p>
          </table:table-cell>
          <table:table-cell office:value-type="float" office:value="-68.3852210572138" calcext:value-type="float">
            <text:p>-68.3852210572138</text:p>
          </table:table-cell>
          <table:table-cell table:number-columns-repeated="2"/>
        </table:table-row>
        <table:table-row table:style-name="ro1">
          <table:table-cell table:formula="of:=([.A169]+1)" office:value-type="float" office:value="169" calcext:value-type="float">
            <text:p>169</text:p>
          </table:table-cell>
          <table:table-cell office:value-type="float" office:value="-70.5041394868138" calcext:value-type="float">
            <text:p>-70.5041394868138</text:p>
          </table:table-cell>
          <table:table-cell table:number-columns-repeated="2"/>
        </table:table-row>
        <table:table-row table:style-name="ro1">
          <table:table-cell table:formula="of:=([.A170]+1)" office:value-type="float" office:value="170" calcext:value-type="float">
            <text:p>170</text:p>
          </table:table-cell>
          <table:table-cell office:value-type="float" office:value="-72.6259628673422" calcext:value-type="float">
            <text:p>-72.6259628673422</text:p>
          </table:table-cell>
          <table:table-cell table:number-columns-repeated="2"/>
        </table:table-row>
        <table:table-row table:style-name="ro1">
          <table:table-cell table:formula="of:=([.A171]+1)" office:value-type="float" office:value="171" calcext:value-type="float">
            <text:p>171</text:p>
          </table:table-cell>
          <table:table-cell office:value-type="float" office:value="-74.0084722414829" calcext:value-type="float">
            <text:p>-74.0084722414829</text:p>
          </table:table-cell>
          <table:table-cell table:number-columns-repeated="2"/>
        </table:table-row>
        <table:table-row table:style-name="ro1">
          <table:table-cell table:formula="of:=([.A172]+1)" office:value-type="float" office:value="172" calcext:value-type="float">
            <text:p>172</text:p>
          </table:table-cell>
          <table:table-cell office:value-type="float" office:value="-75.3080394727651" calcext:value-type="float">
            <text:p>-75.3080394727651</text:p>
          </table:table-cell>
          <table:table-cell table:number-columns-repeated="2"/>
        </table:table-row>
        <table:table-row table:style-name="ro1">
          <table:table-cell table:formula="of:=([.A173]+1)" office:value-type="float" office:value="173" calcext:value-type="float">
            <text:p>173</text:p>
          </table:table-cell>
          <table:table-cell office:value-type="float" office:value="-76.2121470836732" calcext:value-type="float">
            <text:p>-76.2121470836732</text:p>
          </table:table-cell>
          <table:table-cell table:number-columns-repeated="2"/>
        </table:table-row>
        <table:table-row table:style-name="ro1">
          <table:table-cell table:formula="of:=([.A174]+1)" office:value-type="float" office:value="174" calcext:value-type="float">
            <text:p>174</text:p>
          </table:table-cell>
          <table:table-cell office:value-type="float" office:value="-76.6232471701486" calcext:value-type="float">
            <text:p>-76.6232471701486</text:p>
          </table:table-cell>
          <table:table-cell table:number-columns-repeated="2"/>
        </table:table-row>
        <table:table-row table:style-name="ro1">
          <table:table-cell table:formula="of:=([.A175]+1)" office:value-type="float" office:value="175" calcext:value-type="float">
            <text:p>175</text:p>
          </table:table-cell>
          <table:table-cell office:value-type="float" office:value="-77.0307465439713" calcext:value-type="float">
            <text:p>-77.0307465439713</text:p>
          </table:table-cell>
          <table:table-cell table:number-columns-repeated="2"/>
        </table:table-row>
        <table:table-row table:style-name="ro1">
          <table:table-cell table:formula="of:=([.A176]+1)" office:value-type="float" office:value="176" calcext:value-type="float">
            <text:p>176</text:p>
          </table:table-cell>
          <table:table-cell office:value-type="float" office:value="-77.0307465439713" calcext:value-type="float">
            <text:p>-77.0307465439713</text:p>
          </table:table-cell>
          <table:table-cell table:number-columns-repeated="2"/>
        </table:table-row>
        <table:table-row table:style-name="ro1">
          <table:table-cell table:formula="of:=([.A177]+1)" office:value-type="float" office:value="177" calcext:value-type="float">
            <text:p>177</text:p>
          </table:table-cell>
          <table:table-cell office:value-type="float" office:value="-76.9543629370514" calcext:value-type="float">
            <text:p>-76.9543629370514</text:p>
          </table:table-cell>
          <table:table-cell table:number-columns-repeated="2"/>
        </table:table-row>
        <table:table-row table:style-name="ro1">
          <table:table-cell table:formula="of:=([.A178]+1)" office:value-type="float" office:value="178" calcext:value-type="float">
            <text:p>178</text:p>
          </table:table-cell>
          <table:table-cell office:value-type="float" office:value="-76.5441570210763" calcext:value-type="float">
            <text:p>-76.5441570210763</text:p>
          </table:table-cell>
          <table:table-cell table:number-columns-repeated="2"/>
        </table:table-row>
        <table:table-row table:style-name="ro1">
          <table:table-cell table:formula="of:=([.A179]+1)" office:value-type="float" office:value="179" calcext:value-type="float">
            <text:p>179</text:p>
          </table:table-cell>
          <table:table-cell office:value-type="float" office:value="-76.6232471701486" calcext:value-type="float">
            <text:p>-76.6232471701486</text:p>
          </table:table-cell>
          <table:table-cell table:number-columns-repeated="2"/>
        </table:table-row>
        <table:table-row table:style-name="ro1">
          <table:table-cell table:formula="of:=([.A180]+1)" office:value-type="float" office:value="180" calcext:value-type="float">
            <text:p>180</text:p>
          </table:table-cell>
          <table:table-cell office:value-type="float" office:value="-76.9543629370514" calcext:value-type="float">
            <text:p>-76.9543629370514</text:p>
          </table:table-cell>
          <table:table-cell table:number-columns-repeated="2"/>
        </table:table-row>
        <table:table-row table:style-name="ro1">
          <table:table-cell table:formula="of:=([.A181]+1)" office:value-type="float" office:value="181" calcext:value-type="float">
            <text:p>181</text:p>
          </table:table-cell>
          <table:table-cell office:value-type="float" office:value="-77.286367836727" calcext:value-type="float">
            <text:p>-77.286367836727</text:p>
          </table:table-cell>
          <table:table-cell table:number-columns-repeated="2"/>
        </table:table-row>
        <table:table-row table:style-name="ro1">
          <table:table-cell table:formula="of:=([.A182]+1)" office:value-type="float" office:value="182" calcext:value-type="float">
            <text:p>182</text:p>
          </table:table-cell>
          <table:table-cell office:value-type="float" office:value="-77.6192430711928" calcext:value-type="float">
            <text:p>-77.6192430711928</text:p>
          </table:table-cell>
          <table:table-cell table:number-columns-repeated="2"/>
        </table:table-row>
        <table:table-row table:style-name="ro1">
          <table:table-cell table:formula="of:=([.A183]+1)" office:value-type="float" office:value="183" calcext:value-type="float">
            <text:p>183</text:p>
          </table:table-cell>
          <table:table-cell office:value-type="float" office:value="-78.6228978269591" calcext:value-type="float">
            <text:p>-78.6228978269591</text:p>
          </table:table-cell>
          <table:table-cell table:number-columns-repeated="2"/>
        </table:table-row>
        <table:table-row table:style-name="ro1">
          <table:table-cell table:formula="of:=([.A184]+1)" office:value-type="float" office:value="184" calcext:value-type="float">
            <text:p>184</text:p>
          </table:table-cell>
          <table:table-cell office:value-type="float" office:value="-80.36883020754" calcext:value-type="float">
            <text:p>-80.36883020754</text:p>
          </table:table-cell>
          <table:table-cell table:number-columns-repeated="2"/>
        </table:table-row>
        <table:table-row table:style-name="ro1">
          <table:table-cell table:formula="of:=([.A185]+1)" office:value-type="float" office:value="185" calcext:value-type="float">
            <text:p>185</text:p>
          </table:table-cell>
          <table:table-cell office:value-type="float" office:value="-82.4505782317367" calcext:value-type="float">
            <text:p>-82.4505782317367</text:p>
          </table:table-cell>
          <table:table-cell table:number-columns-repeated="2"/>
        </table:table-row>
        <table:table-row table:style-name="ro1">
          <table:table-cell table:formula="of:=([.A186]+1)" office:value-type="float" office:value="186" calcext:value-type="float">
            <text:p>186</text:p>
          </table:table-cell>
          <table:table-cell office:value-type="float" office:value="-85.2079659530681" calcext:value-type="float">
            <text:p>-85.2079659530681</text:p>
          </table:table-cell>
          <table:table-cell table:number-columns-repeated="2"/>
        </table:table-row>
        <table:table-row table:style-name="ro1">
          <table:table-cell table:formula="of:=([.A187]+1)" office:value-type="float" office:value="187" calcext:value-type="float">
            <text:p>187</text:p>
          </table:table-cell>
          <table:table-cell office:value-type="float" office:value="-88.2952716809927" calcext:value-type="float">
            <text:p>-88.2952716809927</text:p>
          </table:table-cell>
          <table:table-cell table:number-columns-repeated="2"/>
        </table:table-row>
        <table:table-row table:style-name="ro1">
          <table:table-cell table:formula="of:=([.A188]+1)" office:value-type="float" office:value="188" calcext:value-type="float">
            <text:p>188</text:p>
          </table:table-cell>
          <table:table-cell office:value-type="float" office:value="-91.7252548754727" calcext:value-type="float">
            <text:p>-91.7252548754727</text:p>
          </table:table-cell>
          <table:table-cell table:number-columns-repeated="2"/>
        </table:table-row>
        <table:table-row table:style-name="ro1">
          <table:table-cell table:formula="of:=([.A189]+1)" office:value-type="float" office:value="189" calcext:value-type="float">
            <text:p>189</text:p>
          </table:table-cell>
          <table:table-cell office:value-type="float" office:value="-95.5386375327905" calcext:value-type="float">
            <text:p>-95.5386375327905</text:p>
          </table:table-cell>
          <table:table-cell table:number-columns-repeated="2"/>
        </table:table-row>
        <table:table-row table:style-name="ro1">
          <table:table-cell table:formula="of:=([.A190]+1)" office:value-type="float" office:value="190" calcext:value-type="float">
            <text:p>190</text:p>
          </table:table-cell>
          <table:table-cell office:value-type="float" office:value="-99.0628561143429" calcext:value-type="float">
            <text:p>-99.0628561143429</text:p>
          </table:table-cell>
          <table:table-cell table:number-columns-repeated="2"/>
        </table:table-row>
        <table:table-row table:style-name="ro1">
          <table:table-cell table:formula="of:=([.A191]+1)" office:value-type="float" office:value="191" calcext:value-type="float">
            <text:p>191</text:p>
          </table:table-cell>
          <table:table-cell office:value-type="float" office:value="-102.86539784205" calcext:value-type="float">
            <text:p>-102.86539784205</text:p>
          </table:table-cell>
          <table:table-cell table:number-columns-repeated="2"/>
        </table:table-row>
        <table:table-row table:style-name="ro1">
          <table:table-cell table:formula="of:=([.A192]+1)" office:value-type="float" office:value="192" calcext:value-type="float">
            <text:p>192</text:p>
          </table:table-cell>
          <table:table-cell office:value-type="float" office:value="-107.128047473597" calcext:value-type="float">
            <text:p>-107.128047473597</text:p>
          </table:table-cell>
          <table:table-cell table:number-columns-repeated="2"/>
        </table:table-row>
        <table:table-row table:style-name="ro1">
          <table:table-cell table:formula="of:=([.A193]+1)" office:value-type="float" office:value="193" calcext:value-type="float">
            <text:p>193</text:p>
          </table:table-cell>
          <table:table-cell office:value-type="float" office:value="-111.608711402884" calcext:value-type="float">
            <text:p>-111.608711402884</text:p>
          </table:table-cell>
          <table:table-cell table:number-columns-repeated="2"/>
        </table:table-row>
        <table:table-row table:style-name="ro1">
          <table:table-cell table:formula="of:=([.A194]+1)" office:value-type="float" office:value="194" calcext:value-type="float">
            <text:p>194</text:p>
          </table:table-cell>
          <table:table-cell office:value-type="float" office:value="-115.47826972408" calcext:value-type="float">
            <text:p>-115.47826972408</text:p>
          </table:table-cell>
          <table:table-cell table:number-columns-repeated="2"/>
        </table:table-row>
        <table:table-row table:style-name="ro1">
          <table:table-cell table:formula="of:=([.A195]+1)" office:value-type="float" office:value="195" calcext:value-type="float">
            <text:p>195</text:p>
          </table:table-cell>
          <table:table-cell office:value-type="float" office:value="-119.488907812273" calcext:value-type="float">
            <text:p>-119.488907812273</text:p>
          </table:table-cell>
          <table:table-cell table:number-columns-repeated="2"/>
        </table:table-row>
        <table:table-row table:style-name="ro1">
          <table:table-cell table:formula="of:=([.A196]+1)" office:value-type="float" office:value="196" calcext:value-type="float">
            <text:p>196</text:p>
          </table:table-cell>
          <table:table-cell office:value-type="float" office:value="-123.310630824561" calcext:value-type="float">
            <text:p>-123.310630824561</text:p>
          </table:table-cell>
          <table:table-cell table:number-columns-repeated="2"/>
        </table:table-row>
        <table:table-row table:style-name="ro1">
          <table:table-cell table:formula="of:=([.A197]+1)" office:value-type="float" office:value="197" calcext:value-type="float">
            <text:p>197</text:p>
          </table:table-cell>
          <table:table-cell office:value-type="float" office:value="-126.528855366985" calcext:value-type="float">
            <text:p>-126.528855366985</text:p>
          </table:table-cell>
          <table:table-cell table:number-columns-repeated="2"/>
        </table:table-row>
        <table:table-row table:style-name="ro1">
          <table:table-cell table:formula="of:=([.A198]+1)" office:value-type="float" office:value="198" calcext:value-type="float">
            <text:p>198</text:p>
          </table:table-cell>
          <table:table-cell office:value-type="float" office:value="-129.193273094468" calcext:value-type="float">
            <text:p>-129.193273094468</text:p>
          </table:table-cell>
          <table:table-cell table:number-columns-repeated="2"/>
        </table:table-row>
        <table:table-row table:style-name="ro1">
          <table:table-cell table:formula="of:=([.A199]+1)" office:value-type="float" office:value="199" calcext:value-type="float">
            <text:p>199</text:p>
          </table:table-cell>
          <table:table-cell office:value-type="float" office:value="-131.378515295883" calcext:value-type="float">
            <text:p>-131.378515295883</text:p>
          </table:table-cell>
          <table:table-cell table:number-columns-repeated="2"/>
        </table:table-row>
        <table:table-row table:style-name="ro1">
          <table:table-cell table:formula="of:=([.A200]+1)" office:value-type="float" office:value="200" calcext:value-type="float">
            <text:p>200</text:p>
          </table:table-cell>
          <table:table-cell office:value-type="float" office:value="-133.322360533847" calcext:value-type="float">
            <text:p>-133.322360533847</text:p>
          </table:table-cell>
          <table:table-cell table:number-columns-repeated="2"/>
        </table:table-row>
        <table:table-row table:style-name="ro1">
          <table:table-cell table:formula="of:=([.A201]+1)" office:value-type="float" office:value="201" calcext:value-type="float">
            <text:p>201</text:p>
          </table:table-cell>
          <table:table-cell office:value-type="float" office:value="-135" calcext:value-type="float">
            <text:p>-135</text:p>
          </table:table-cell>
          <table:table-cell table:number-columns-repeated="2"/>
        </table:table-row>
        <table:table-row table:style-name="ro1">
          <table:table-cell table:formula="of:=([.A202]+1)" office:value-type="float" office:value="202" calcext:value-type="float">
            <text:p>202</text:p>
          </table:table-cell>
          <table:table-cell office:value-type="float" office:value="-136.188538609209" calcext:value-type="float">
            <text:p>-136.188538609209</text:p>
          </table:table-cell>
          <table:table-cell table:number-columns-repeated="2"/>
        </table:table-row>
        <table:table-row table:style-name="ro1">
          <table:table-cell table:formula="of:=([.A203]+1)" office:value-type="float" office:value="203" calcext:value-type="float">
            <text:p>203</text:p>
          </table:table-cell>
          <table:table-cell office:value-type="float" office:value="-136.909152432996" calcext:value-type="float">
            <text:p>-136.909152432996</text:p>
          </table:table-cell>
          <table:table-cell table:number-columns-repeated="2"/>
        </table:table-row>
        <table:table-row table:style-name="ro1">
          <table:table-cell table:formula="of:=([.A204]+1)" office:value-type="float" office:value="204" calcext:value-type="float">
            <text:p>204</text:p>
          </table:table-cell>
          <table:table-cell office:value-type="float" office:value="-137.156562674715" calcext:value-type="float">
            <text:p>-137.156562674715</text:p>
          </table:table-cell>
          <table:table-cell table:number-columns-repeated="2"/>
        </table:table-row>
        <table:table-row table:style-name="ro1">
          <table:table-cell table:formula="of:=([.A205]+1)" office:value-type="float" office:value="205" calcext:value-type="float">
            <text:p>205</text:p>
          </table:table-cell>
          <table:table-cell office:value-type="float" office:value="-137.385944030389" calcext:value-type="float">
            <text:p>-137.385944030389</text:p>
          </table:table-cell>
          <table:table-cell table:number-columns-repeated="2"/>
        </table:table-row>
        <table:table-row table:style-name="ro1">
          <table:table-cell table:formula="of:=([.A206]+1)" office:value-type="float" office:value="206" calcext:value-type="float">
            <text:p>206</text:p>
          </table:table-cell>
          <table:table-cell office:value-type="float" office:value="-137.138682577666" calcext:value-type="float">
            <text:p>-137.138682577666</text:p>
          </table:table-cell>
          <table:table-cell table:number-columns-repeated="2"/>
        </table:table-row>
        <table:table-row table:style-name="ro1">
          <table:table-cell table:formula="of:=([.A207]+1)" office:value-type="float" office:value="207" calcext:value-type="float">
            <text:p>207</text:p>
          </table:table-cell>
          <table:table-cell office:value-type="float" office:value="-136.663725004292" calcext:value-type="float">
            <text:p>-136.663725004292</text:p>
          </table:table-cell>
          <table:table-cell table:number-columns-repeated="2"/>
        </table:table-row>
        <table:table-row table:style-name="ro1">
          <table:table-cell table:formula="of:=([.A208]+1)" office:value-type="float" office:value="208" calcext:value-type="float">
            <text:p>208</text:p>
          </table:table-cell>
          <table:table-cell office:value-type="float" office:value="-136.909152432996" calcext:value-type="float">
            <text:p>-136.909152432996</text:p>
          </table:table-cell>
          <table:table-cell table:number-columns-repeated="2"/>
        </table:table-row>
        <table:table-row table:style-name="ro1">
          <table:table-cell table:formula="of:=([.A209]+1)" office:value-type="float" office:value="209" calcext:value-type="float">
            <text:p>209</text:p>
          </table:table-cell>
          <table:table-cell office:value-type="float" office:value="-137.385944030389" calcext:value-type="float">
            <text:p>-137.385944030389</text:p>
          </table:table-cell>
          <table:table-cell table:number-columns-repeated="2"/>
        </table:table-row>
        <table:table-row table:style-name="ro1">
          <table:table-cell table:formula="of:=([.A210]+1)" office:value-type="float" office:value="210" calcext:value-type="float">
            <text:p>210</text:p>
          </table:table-cell>
          <table:table-cell office:value-type="float" office:value="-137.156562674715" calcext:value-type="float">
            <text:p>-137.156562674715</text:p>
          </table:table-cell>
          <table:table-cell table:number-columns-repeated="2"/>
        </table:table-row>
        <table:table-row table:style-name="ro1">
          <table:table-cell table:formula="of:=([.A211]+1)" office:value-type="float" office:value="211" calcext:value-type="float">
            <text:p>211</text:p>
          </table:table-cell>
          <table:table-cell office:value-type="float" office:value="-137.385944030389" calcext:value-type="float">
            <text:p>-137.385944030389</text:p>
          </table:table-cell>
          <table:table-cell table:number-columns-repeated="2"/>
        </table:table-row>
        <table:table-row table:style-name="ro1">
          <table:table-cell table:formula="of:=([.A212]+1)" office:value-type="float" office:value="212" calcext:value-type="float">
            <text:p>212</text:p>
          </table:table-cell>
          <table:table-cell office:value-type="float" office:value="-137.838787841005" calcext:value-type="float">
            <text:p>-137.838787841005</text:p>
          </table:table-cell>
          <table:table-cell table:number-columns-repeated="2"/>
        </table:table-row>
        <table:table-row table:style-name="ro1">
          <table:table-cell table:formula="of:=([.A213]+1)" office:value-type="float" office:value="213" calcext:value-type="float">
            <text:p>213</text:p>
          </table:table-cell>
          <table:table-cell office:value-type="float" office:value="-139.253836436119" calcext:value-type="float">
            <text:p>-139.253836436119</text:p>
          </table:table-cell>
          <table:table-cell table:number-columns-repeated="2"/>
        </table:table-row>
        <table:table-row table:style-name="ro1">
          <table:table-cell table:formula="of:=([.A214]+1)" office:value-type="float" office:value="214" calcext:value-type="float">
            <text:p>214</text:p>
          </table:table-cell>
          <table:table-cell office:value-type="float" office:value="-140.7105931375" calcext:value-type="float">
            <text:p>-140.7105931375</text:p>
          </table:table-cell>
          <table:table-cell table:number-columns-repeated="2"/>
        </table:table-row>
        <table:table-row table:style-name="ro1">
          <table:table-cell table:formula="of:=([.A215]+1)" office:value-type="float" office:value="215" calcext:value-type="float">
            <text:p>215</text:p>
          </table:table-cell>
          <table:table-cell office:value-type="float" office:value="-142.390409209288" calcext:value-type="float">
            <text:p>-142.390409209288</text:p>
          </table:table-cell>
          <table:table-cell table:number-columns-repeated="2"/>
        </table:table-row>
        <table:table-row table:style-name="ro1">
          <table:table-cell table:formula="of:=([.A216]+1)" office:value-type="float" office:value="216" calcext:value-type="float">
            <text:p>216</text:p>
          </table:table-cell>
          <table:table-cell office:value-type="float" office:value="-144.926245506652" calcext:value-type="float">
            <text:p>-144.926245506652</text:p>
          </table:table-cell>
          <table:table-cell table:number-columns-repeated="2"/>
        </table:table-row>
        <table:table-row table:style-name="ro1">
          <table:table-cell table:formula="of:=([.A217]+1)" office:value-type="float" office:value="217" calcext:value-type="float">
            <text:p>217</text:p>
          </table:table-cell>
          <table:table-cell office:value-type="float" office:value="-147.68038349182" calcext:value-type="float">
            <text:p>-147.68038349182</text:p>
          </table:table-cell>
          <table:table-cell table:number-columns-repeated="2"/>
        </table:table-row>
        <table:table-row table:style-name="ro1">
          <table:table-cell table:formula="of:=([.A218]+1)" office:value-type="float" office:value="218" calcext:value-type="float">
            <text:p>218</text:p>
          </table:table-cell>
          <table:table-cell office:value-type="float" office:value="-150.499275376501" calcext:value-type="float">
            <text:p>-150.499275376501</text:p>
          </table:table-cell>
          <table:table-cell table:number-columns-repeated="2"/>
        </table:table-row>
        <table:table-row table:style-name="ro1">
          <table:table-cell table:formula="of:=([.A219]+1)" office:value-type="float" office:value="219" calcext:value-type="float">
            <text:p>219</text:p>
          </table:table-cell>
          <table:table-cell office:value-type="float" office:value="-153.581111208701" calcext:value-type="float">
            <text:p>-153.581111208701</text:p>
          </table:table-cell>
          <table:table-cell table:number-columns-repeated="2"/>
        </table:table-row>
        <table:table-row table:style-name="ro1">
          <table:table-cell table:formula="of:=([.A220]+1)" office:value-type="float" office:value="220" calcext:value-type="float">
            <text:p>220</text:p>
          </table:table-cell>
          <table:table-cell office:value-type="float" office:value="-157.355180445736" calcext:value-type="float">
            <text:p>-157.355180445736</text:p>
          </table:table-cell>
          <table:table-cell table:number-columns-repeated="2"/>
        </table:table-row>
        <table:table-row table:style-name="ro1">
          <table:table-cell table:formula="of:=([.A221]+1)" office:value-type="float" office:value="221" calcext:value-type="float">
            <text:p>221</text:p>
          </table:table-cell>
          <table:table-cell office:value-type="float" office:value="-161.361875505612" calcext:value-type="float">
            <text:p>-161.361875505612</text:p>
          </table:table-cell>
          <table:table-cell table:number-columns-repeated="2"/>
        </table:table-row>
        <table:table-row table:style-name="ro1">
          <table:table-cell table:formula="of:=([.A222]+1)" office:value-type="float" office:value="222" calcext:value-type="float">
            <text:p>222</text:p>
          </table:table-cell>
          <table:table-cell office:value-type="float" office:value="-164.716698426853" calcext:value-type="float">
            <text:p>-164.716698426853</text:p>
          </table:table-cell>
          <table:table-cell table:number-columns-repeated="2"/>
        </table:table-row>
        <table:table-row table:style-name="ro1">
          <table:table-cell table:formula="of:=([.A223]+1)" office:value-type="float" office:value="223" calcext:value-type="float">
            <text:p>223</text:p>
          </table:table-cell>
          <table:table-cell office:value-type="float" office:value="-167.995224442279" calcext:value-type="float">
            <text:p>-167.995224442279</text:p>
          </table:table-cell>
          <table:table-cell table:number-columns-repeated="2"/>
        </table:table-row>
        <table:table-row table:style-name="ro1">
          <table:table-cell table:formula="of:=([.A224]+1)" office:value-type="float" office:value="224" calcext:value-type="float">
            <text:p>224</text:p>
          </table:table-cell>
          <table:table-cell office:value-type="float" office:value="-171.422283474983" calcext:value-type="float">
            <text:p>-171.422283474983</text:p>
          </table:table-cell>
          <table:table-cell table:number-columns-repeated="2"/>
        </table:table-row>
        <table:table-row table:style-name="ro1">
          <table:table-cell table:formula="of:=([.A225]+1)" office:value-type="float" office:value="225" calcext:value-type="float">
            <text:p>225</text:p>
          </table:table-cell>
          <table:table-cell office:value-type="float" office:value="-174.663679902609" calcext:value-type="float">
            <text:p>-174.663679902609</text:p>
          </table:table-cell>
          <table:table-cell table:number-columns-repeated="2"/>
        </table:table-row>
        <table:table-row table:style-name="ro1">
          <table:table-cell table:formula="of:=([.A226]+1)" office:value-type="float" office:value="226" calcext:value-type="float">
            <text:p>226</text:p>
          </table:table-cell>
          <table:table-cell office:value-type="float" office:value="-177.809426135962" calcext:value-type="float">
            <text:p>-177.809426135962</text:p>
          </table:table-cell>
          <table:table-cell table:number-columns-repeated="2"/>
        </table:table-row>
        <table:table-row table:style-name="ro1">
          <table:table-cell table:formula="of:=([.A227]+1)" office:value-type="float" office:value="227" calcext:value-type="float">
            <text:p>227</text:p>
          </table:table-cell>
          <table:table-cell office:value-type="float" office:value="179.686911424979" calcext:value-type="float">
            <text:p>179.686911424979</text:p>
          </table:table-cell>
          <table:table-cell table:number-columns-repeated="2"/>
        </table:table-row>
        <table:table-row table:style-name="ro1">
          <table:table-cell table:formula="of:=([.A228]+1)" office:value-type="float" office:value="228" calcext:value-type="float">
            <text:p>228</text:p>
          </table:table-cell>
          <table:table-cell office:value-type="float" office:value="177.510447078001" calcext:value-type="float">
            <text:p>177.510447078001</text:p>
          </table:table-cell>
          <table:table-cell table:number-columns-repeated="2"/>
        </table:table-row>
        <table:table-row table:style-name="ro1">
          <table:table-cell table:formula="of:=([.A229]+1)" office:value-type="float" office:value="229" calcext:value-type="float">
            <text:p>229</text:p>
          </table:table-cell>
          <table:table-cell office:value-type="float" office:value="175.648922048426" calcext:value-type="float">
            <text:p>175.648922048426</text:p>
          </table:table-cell>
          <table:table-cell table:number-columns-repeated="2"/>
        </table:table-row>
        <table:table-row table:style-name="ro1">
          <table:table-cell table:formula="of:=([.A230]+1)" office:value-type="float" office:value="230" calcext:value-type="float">
            <text:p>230</text:p>
          </table:table-cell>
          <table:table-cell office:value-type="float" office:value="173.796552098308" calcext:value-type="float">
            <text:p>173.796552098308</text:p>
          </table:table-cell>
          <table:table-cell table:number-columns-repeated="2"/>
        </table:table-row>
        <table:table-row table:style-name="ro1">
          <table:table-cell table:formula="of:=([.A231]+1)" office:value-type="float" office:value="231" calcext:value-type="float">
            <text:p>231</text:p>
          </table:table-cell>
          <table:table-cell office:value-type="float" office:value="172.528440823408" calcext:value-type="float">
            <text:p>172.528440823408</text:p>
          </table:table-cell>
          <table:table-cell table:number-columns-repeated="2"/>
        </table:table-row>
        <table:table-row table:style-name="ro1">
          <table:table-cell table:formula="of:=([.A232]+1)" office:value-type="float" office:value="232" calcext:value-type="float">
            <text:p>232</text:p>
          </table:table-cell>
          <table:table-cell office:value-type="float" office:value="171.607074812607" calcext:value-type="float">
            <text:p>171.607074812607</text:p>
          </table:table-cell>
          <table:table-cell table:number-columns-repeated="2"/>
        </table:table-row>
        <table:table-row table:style-name="ro1">
          <table:table-cell table:formula="of:=([.A233]+1)" office:value-type="float" office:value="233" calcext:value-type="float">
            <text:p>233</text:p>
          </table:table-cell>
          <table:table-cell office:value-type="float" office:value="170.946561337826" calcext:value-type="float">
            <text:p>170.946561337826</text:p>
          </table:table-cell>
          <table:table-cell table:number-columns-repeated="2"/>
        </table:table-row>
        <table:table-row table:style-name="ro1">
          <table:table-cell table:formula="of:=([.A234]+1)" office:value-type="float" office:value="234" calcext:value-type="float">
            <text:p>234</text:p>
          </table:table-cell>
          <table:table-cell office:value-type="float" office:value="170.639809198087" calcext:value-type="float">
            <text:p>170.639809198087</text:p>
          </table:table-cell>
          <table:table-cell table:number-columns-repeated="2"/>
        </table:table-row>
        <table:table-row table:style-name="ro1">
          <table:table-cell table:formula="of:=([.A235]+1)" office:value-type="float" office:value="235" calcext:value-type="float">
            <text:p>235</text:p>
          </table:table-cell>
          <table:table-cell office:value-type="float" office:value="170.33359751696" calcext:value-type="float">
            <text:p>170.33359751696</text:p>
          </table:table-cell>
          <table:table-cell table:number-columns-repeated="2"/>
        </table:table-row>
        <table:table-row table:style-name="ro1">
          <table:table-cell table:formula="of:=([.A236]+1)" office:value-type="float" office:value="236" calcext:value-type="float">
            <text:p>236</text:p>
          </table:table-cell>
          <table:table-cell office:value-type="float" office:value="170.639809198087" calcext:value-type="float">
            <text:p>170.639809198087</text:p>
          </table:table-cell>
          <table:table-cell table:number-columns-repeated="2"/>
        </table:table-row>
        <table:table-row table:style-name="ro1">
          <table:table-cell table:formula="of:=([.A237]+1)" office:value-type="float" office:value="237" calcext:value-type="float">
            <text:p>237</text:p>
          </table:table-cell>
          <table:table-cell office:value-type="float" office:value="170.639809198087" calcext:value-type="float">
            <text:p>170.639809198087</text:p>
          </table:table-cell>
          <table:table-cell table:number-columns-repeated="2"/>
        </table:table-row>
        <table:table-row table:style-name="ro1">
          <table:table-cell table:formula="of:=([.A238]+1)" office:value-type="float" office:value="238" calcext:value-type="float">
            <text:p>238</text:p>
          </table:table-cell>
          <table:table-cell office:value-type="float" office:value="171.253837737445" calcext:value-type="float">
            <text:p>171.253837737445</text:p>
          </table:table-cell>
          <table:table-cell table:number-columns-repeated="2"/>
        </table:table-row>
        <table:table-row table:style-name="ro1">
          <table:table-cell table:formula="of:=([.A239]+1)" office:value-type="float" office:value="239" calcext:value-type="float">
            <text:p>239</text:p>
          </table:table-cell>
          <table:table-cell office:value-type="float" office:value="171.300897915374" calcext:value-type="float">
            <text:p>171.300897915374</text:p>
          </table:table-cell>
          <table:table-cell table:number-columns-repeated="2"/>
        </table:table-row>
        <table:table-row table:style-name="ro1">
          <table:table-cell table:formula="of:=([.A240]+1)" office:value-type="float" office:value="240" calcext:value-type="float">
            <text:p>240</text:p>
          </table:table-cell>
          <table:table-cell office:value-type="float" office:value="171.043364392088" calcext:value-type="float">
            <text:p>171.043364392088</text:p>
          </table:table-cell>
          <table:table-cell table:number-columns-repeated="2"/>
        </table:table-row>
        <table:table-row table:style-name="ro1">
          <table:table-cell table:formula="of:=([.A241]+1)" office:value-type="float" office:value="241" calcext:value-type="float">
            <text:p>241</text:p>
          </table:table-cell>
          <table:table-cell office:value-type="float" office:value="170.385430729099" calcext:value-type="float">
            <text:p>170.385430729099</text:p>
          </table:table-cell>
          <table:table-cell table:number-columns-repeated="2"/>
        </table:table-row>
        <table:table-row table:style-name="ro1">
          <table:table-cell table:formula="of:=([.A242]+1)" office:value-type="float" office:value="242" calcext:value-type="float">
            <text:p>242</text:p>
          </table:table-cell>
          <table:table-cell office:value-type="float" office:value="169.973962909679" calcext:value-type="float">
            <text:p>169.973962909679</text:p>
          </table:table-cell>
          <table:table-cell table:number-columns-repeated="2"/>
        </table:table-row>
        <table:table-row table:style-name="ro1">
          <table:table-cell table:formula="of:=([.A243]+1)" office:value-type="float" office:value="243" calcext:value-type="float">
            <text:p>243</text:p>
          </table:table-cell>
          <table:table-cell office:value-type="float" office:value="168.750955685326" calcext:value-type="float">
            <text:p>168.750955685326</text:p>
          </table:table-cell>
          <table:table-cell table:number-columns-repeated="2"/>
        </table:table-row>
        <table:table-row table:style-name="ro1">
          <table:table-cell table:formula="of:=([.A244]+1)" office:value-type="float" office:value="244" calcext:value-type="float">
            <text:p>244</text:p>
          </table:table-cell>
          <table:table-cell office:value-type="float" office:value="167.471192290848" calcext:value-type="float">
            <text:p>167.471192290848</text:p>
          </table:table-cell>
          <table:table-cell table:number-columns-repeated="2"/>
        </table:table-row>
        <table:table-row table:style-name="ro1">
          <table:table-cell table:formula="of:=([.A245]+1)" office:value-type="float" office:value="245" calcext:value-type="float">
            <text:p>245</text:p>
          </table:table-cell>
          <table:table-cell office:value-type="float" office:value="165.888466457784" calcext:value-type="float">
            <text:p>165.888466457784</text:p>
          </table:table-cell>
          <table:table-cell table:number-columns-repeated="2"/>
        </table:table-row>
        <table:table-row table:style-name="ro1">
          <table:table-cell table:formula="of:=([.A246]+1)" office:value-type="float" office:value="246" calcext:value-type="float">
            <text:p>246</text:p>
          </table:table-cell>
          <table:table-cell office:value-type="float" office:value="164.225763498863" calcext:value-type="float">
            <text:p>164.225763498863</text:p>
          </table:table-cell>
          <table:table-cell table:number-columns-repeated="2"/>
        </table:table-row>
        <table:table-row table:style-name="ro1">
          <table:table-cell table:formula="of:=([.A247]+1)" office:value-type="float" office:value="247" calcext:value-type="float">
            <text:p>247</text:p>
          </table:table-cell>
          <table:table-cell office:value-type="float" office:value="161.958830403165" calcext:value-type="float">
            <text:p>161.958830403165</text:p>
          </table:table-cell>
          <table:table-cell table:number-columns-repeated="2"/>
        </table:table-row>
        <table:table-row table:style-name="ro1">
          <table:table-cell table:formula="of:=([.A248]+1)" office:value-type="float" office:value="248" calcext:value-type="float">
            <text:p>248</text:p>
          </table:table-cell>
          <table:table-cell office:value-type="float" office:value="159.40766866778" calcext:value-type="float">
            <text:p>159.40766866778</text:p>
          </table:table-cell>
          <table:table-cell table:number-columns-repeated="2"/>
        </table:table-row>
        <table:table-row table:style-name="ro1">
          <table:table-cell table:formula="of:=([.A249]+1)" office:value-type="float" office:value="249" calcext:value-type="float">
            <text:p>249</text:p>
          </table:table-cell>
          <table:table-cell office:value-type="float" office:value="156.47679097954" calcext:value-type="float">
            <text:p>156.47679097954</text:p>
          </table:table-cell>
          <table:table-cell table:number-columns-repeated="2"/>
        </table:table-row>
        <table:table-row table:style-name="ro1">
          <table:table-cell table:formula="of:=([.A250]+1)" office:value-type="float" office:value="250" calcext:value-type="float">
            <text:p>250</text:p>
          </table:table-cell>
          <table:table-cell office:value-type="float" office:value="153.296218393034" calcext:value-type="float">
            <text:p>153.296218393034</text:p>
          </table:table-cell>
          <table:table-cell table:number-columns-repeated="2"/>
        </table:table-row>
        <table:table-row table:style-name="ro1">
          <table:table-cell table:formula="of:=([.A251]+1)" office:value-type="float" office:value="251" calcext:value-type="float">
            <text:p>251</text:p>
          </table:table-cell>
          <table:table-cell office:value-type="float" office:value="149.945623917126" calcext:value-type="float">
            <text:p>149.945623917126</text:p>
          </table:table-cell>
          <table:table-cell table:number-columns-repeated="2"/>
        </table:table-row>
        <table:table-row table:style-name="ro1">
          <table:table-cell table:formula="of:=([.A252]+1)" office:value-type="float" office:value="252" calcext:value-type="float">
            <text:p>252</text:p>
          </table:table-cell>
          <table:table-cell office:value-type="float" office:value="146.397008059737" calcext:value-type="float">
            <text:p>146.397008059737</text:p>
          </table:table-cell>
          <table:table-cell table:number-columns-repeated="2"/>
        </table:table-row>
        <table:table-row table:style-name="ro1">
          <table:table-cell table:formula="of:=([.A253]+1)" office:value-type="float" office:value="253" calcext:value-type="float">
            <text:p>253</text:p>
          </table:table-cell>
          <table:table-cell office:value-type="float" office:value="143.066931729793" calcext:value-type="float">
            <text:p>143.066931729793</text:p>
          </table:table-cell>
          <table:table-cell table:number-columns-repeated="2"/>
        </table:table-row>
        <table:table-row table:style-name="ro1">
          <table:table-cell table:formula="of:=([.A254]+1)" office:value-type="float" office:value="254" calcext:value-type="float">
            <text:p>254</text:p>
          </table:table-cell>
          <table:table-cell office:value-type="float" office:value="140.194428907735" calcext:value-type="float">
            <text:p>140.194428907735</text:p>
          </table:table-cell>
          <table:table-cell table:number-columns-repeated="2"/>
        </table:table-row>
        <table:table-row table:style-name="ro1">
          <table:table-cell table:formula="of:=([.A255]+1)" office:value-type="float" office:value="255" calcext:value-type="float">
            <text:p>255</text:p>
          </table:table-cell>
          <table:table-cell office:value-type="float" office:value="136.818302964452" calcext:value-type="float">
            <text:p>136.818302964452</text:p>
          </table:table-cell>
          <table:table-cell table:number-columns-repeated="2"/>
        </table:table-row>
        <table:table-row table:style-name="ro1">
          <table:table-cell table:formula="of:=([.A256]+1)" office:value-type="float" office:value="256" calcext:value-type="float">
            <text:p>256</text:p>
          </table:table-cell>
          <table:table-cell office:value-type="float" office:value="133.636072468397" calcext:value-type="float">
            <text:p>133.636072468397</text:p>
          </table:table-cell>
          <table:table-cell table:number-columns-repeated="2"/>
        </table:table-row>
        <table:table-row table:style-name="ro1">
          <table:table-cell table:formula="of:=([.A257]+1)" office:value-type="float" office:value="257" calcext:value-type="float">
            <text:p>257</text:p>
          </table:table-cell>
          <table:table-cell office:value-type="float" office:value="130.67112493281" calcext:value-type="float">
            <text:p>130.67112493281</text:p>
          </table:table-cell>
          <table:table-cell table:number-columns-repeated="2"/>
        </table:table-row>
        <table:table-row table:style-name="ro1">
          <table:table-cell table:formula="of:=([.A258]+1)" office:value-type="float" office:value="258" calcext:value-type="float">
            <text:p>258</text:p>
          </table:table-cell>
          <table:table-cell office:value-type="float" office:value="128.609504685353" calcext:value-type="float">
            <text:p>128.609504685353</text:p>
          </table:table-cell>
          <table:table-cell table:number-columns-repeated="2"/>
        </table:table-row>
        <table:table-row table:style-name="ro1">
          <table:table-cell table:formula="of:=([.A259]+1)" office:value-type="float" office:value="259" calcext:value-type="float">
            <text:p>259</text:p>
          </table:table-cell>
          <table:table-cell office:value-type="float" office:value="126.218837265615" calcext:value-type="float">
            <text:p>126.218837265615</text:p>
          </table:table-cell>
          <table:table-cell table:number-columns-repeated="2"/>
        </table:table-row>
        <table:table-row table:style-name="ro1">
          <table:table-cell table:formula="of:=([.A260]+1)" office:value-type="float" office:value="260" calcext:value-type="float">
            <text:p>260</text:p>
          </table:table-cell>
          <table:table-cell office:value-type="float" office:value="124.237462776858" calcext:value-type="float">
            <text:p>124.237462776858</text:p>
          </table:table-cell>
          <table:table-cell table:number-columns-repeated="2"/>
        </table:table-row>
        <table:table-row table:style-name="ro1">
          <table:table-cell table:formula="of:=([.A261]+1)" office:value-type="float" office:value="261" calcext:value-type="float">
            <text:p>261</text:p>
          </table:table-cell>
          <table:table-cell office:value-type="float" office:value="122.774877324264" calcext:value-type="float">
            <text:p>122.774877324264</text:p>
          </table:table-cell>
          <table:table-cell table:number-columns-repeated="2"/>
        </table:table-row>
        <table:table-row table:style-name="ro1">
          <table:table-cell table:formula="of:=([.A262]+1)" office:value-type="float" office:value="262" calcext:value-type="float">
            <text:p>262</text:p>
          </table:table-cell>
          <table:table-cell office:value-type="float" office:value="122.144366027091" calcext:value-type="float">
            <text:p>122.144366027091</text:p>
          </table:table-cell>
          <table:table-cell table:number-columns-repeated="2"/>
        </table:table-row>
        <table:table-row table:style-name="ro1">
          <table:table-cell table:formula="of:=([.A263]+1)" office:value-type="float" office:value="263" calcext:value-type="float">
            <text:p>263</text:p>
          </table:table-cell>
          <table:table-cell office:value-type="float" office:value="121.414008792111" calcext:value-type="float">
            <text:p>121.414008792111</text:p>
          </table:table-cell>
          <table:table-cell table:number-columns-repeated="2"/>
        </table:table-row>
        <table:table-row table:style-name="ro1">
          <table:table-cell table:formula="of:=([.A264]+1)" office:value-type="float" office:value="264" calcext:value-type="float">
            <text:p>264</text:p>
          </table:table-cell>
          <table:table-cell office:value-type="float" office:value="121.133103170506" calcext:value-type="float">
            <text:p>121.133103170506</text:p>
          </table:table-cell>
          <table:table-cell table:number-columns-repeated="2"/>
        </table:table-row>
        <table:table-row table:style-name="ro1">
          <table:table-cell table:formula="of:=([.A265]+1)" office:value-type="float" office:value="265" calcext:value-type="float">
            <text:p>265</text:p>
          </table:table-cell>
          <table:table-cell office:value-type="float" office:value="121.020654010404" calcext:value-type="float">
            <text:p>121.020654010404</text:p>
          </table:table-cell>
          <table:table-cell table:number-columns-repeated="2"/>
        </table:table-row>
        <table:table-row table:style-name="ro1">
          <table:table-cell table:formula="of:=([.A266]+1)" office:value-type="float" office:value="266" calcext:value-type="float">
            <text:p>266</text:p>
          </table:table-cell>
          <table:table-cell office:value-type="float" office:value="121.133103170506" calcext:value-type="float">
            <text:p>121.133103170506</text:p>
          </table:table-cell>
          <table:table-cell table:number-columns-repeated="2"/>
        </table:table-row>
        <table:table-row table:style-name="ro1">
          <table:table-cell table:formula="of:=([.A267]+1)" office:value-type="float" office:value="267" calcext:value-type="float">
            <text:p>267</text:p>
          </table:table-cell>
          <table:table-cell office:value-type="float" office:value="121.133103170506" calcext:value-type="float">
            <text:p>121.133103170506</text:p>
          </table:table-cell>
          <table:table-cell table:number-columns-repeated="2"/>
        </table:table-row>
        <table:table-row table:style-name="ro1">
          <table:table-cell table:formula="of:=([.A268]+1)" office:value-type="float" office:value="268" calcext:value-type="float">
            <text:p>268</text:p>
          </table:table-cell>
          <table:table-cell office:value-type="float" office:value="120.682068636872" calcext:value-type="float">
            <text:p>120.682068636872</text:p>
          </table:table-cell>
          <table:table-cell table:number-columns-repeated="2"/>
        </table:table-row>
        <table:table-row table:style-name="ro1">
          <table:table-cell table:formula="of:=([.A269]+1)" office:value-type="float" office:value="269" calcext:value-type="float">
            <text:p>269</text:p>
          </table:table-cell>
          <table:table-cell office:value-type="float" office:value="120.398727714166" calcext:value-type="float">
            <text:p>120.398727714166</text:p>
          </table:table-cell>
          <table:table-cell table:number-columns-repeated="2"/>
        </table:table-row>
        <table:table-row table:style-name="ro1">
          <table:table-cell table:formula="of:=([.A270]+1)" office:value-type="float" office:value="270" calcext:value-type="float">
            <text:p>270</text:p>
          </table:table-cell>
          <table:table-cell office:value-type="float" office:value="120.113733150982" calcext:value-type="float">
            <text:p>120.113733150982</text:p>
          </table:table-cell>
          <table:table-cell table:number-columns-repeated="2"/>
        </table:table-row>
        <table:table-row table:style-name="ro1">
          <table:table-cell table:formula="of:=([.A271]+1)" office:value-type="float" office:value="271" calcext:value-type="float">
            <text:p>271</text:p>
          </table:table-cell>
          <table:table-cell office:value-type="float" office:value="119.827084654475" calcext:value-type="float">
            <text:p>119.827084654475</text:p>
          </table:table-cell>
          <table:table-cell table:number-columns-repeated="2"/>
        </table:table-row>
        <table:table-row table:style-name="ro1">
          <table:table-cell table:formula="of:=([.A272]+1)" office:value-type="float" office:value="272" calcext:value-type="float">
            <text:p>272</text:p>
          </table:table-cell>
          <table:table-cell office:value-type="float" office:value="119.214379980268" calcext:value-type="float">
            <text:p>119.214379980268</text:p>
          </table:table-cell>
          <table:table-cell table:number-columns-repeated="2"/>
        </table:table-row>
        <table:table-row table:style-name="ro1">
          <table:table-cell table:formula="of:=([.A273]+1)" office:value-type="float" office:value="273" calcext:value-type="float">
            <text:p>273</text:p>
          </table:table-cell>
          <table:table-cell office:value-type="float" office:value="118.345693623077" calcext:value-type="float">
            <text:p>118.345693623077</text:p>
          </table:table-cell>
          <table:table-cell table:number-columns-repeated="2"/>
        </table:table-row>
        <table:table-row table:style-name="ro1">
          <table:table-cell table:formula="of:=([.A274]+1)" office:value-type="float" office:value="274" calcext:value-type="float">
            <text:p>274</text:p>
          </table:table-cell>
          <table:table-cell office:value-type="float" office:value="116.714648172681" calcext:value-type="float">
            <text:p>116.714648172681</text:p>
          </table:table-cell>
          <table:table-cell table:number-columns-repeated="2"/>
        </table:table-row>
        <table:table-row table:style-name="ro1">
          <table:table-cell table:formula="of:=([.A275]+1)" office:value-type="float" office:value="275" calcext:value-type="float">
            <text:p>275</text:p>
          </table:table-cell>
          <table:table-cell office:value-type="float" office:value="114.610835219718" calcext:value-type="float">
            <text:p>114.610835219718</text:p>
          </table:table-cell>
          <table:table-cell table:number-columns-repeated="2"/>
        </table:table-row>
        <table:table-row table:style-name="ro1">
          <table:table-cell table:formula="of:=([.A276]+1)" office:value-type="float" office:value="276" calcext:value-type="float">
            <text:p>276</text:p>
          </table:table-cell>
          <table:table-cell office:value-type="float" office:value="112.543061000058" calcext:value-type="float">
            <text:p>112.543061000058</text:p>
          </table:table-cell>
          <table:table-cell table:number-columns-repeated="2"/>
        </table:table-row>
        <table:table-row table:style-name="ro1">
          <table:table-cell table:formula="of:=([.A277]+1)" office:value-type="float" office:value="277" calcext:value-type="float">
            <text:p>277</text:p>
          </table:table-cell>
          <table:table-cell office:value-type="float" office:value="110.125846085872" calcext:value-type="float">
            <text:p>110.125846085872</text:p>
          </table:table-cell>
          <table:table-cell table:number-columns-repeated="2"/>
        </table:table-row>
        <table:table-row table:style-name="ro1">
          <table:table-cell table:formula="of:=([.A278]+1)" office:value-type="float" office:value="278" calcext:value-type="float">
            <text:p>278</text:p>
          </table:table-cell>
          <table:table-cell office:value-type="float" office:value="107.152421740212" calcext:value-type="float">
            <text:p>107.152421740212</text:p>
          </table:table-cell>
          <table:table-cell table:number-columns-repeated="2"/>
        </table:table-row>
        <table:table-row table:style-name="ro1">
          <table:table-cell table:formula="of:=([.A279]+1)" office:value-type="float" office:value="279" calcext:value-type="float">
            <text:p>279</text:p>
          </table:table-cell>
          <table:table-cell office:value-type="float" office:value="104.118921303056" calcext:value-type="float">
            <text:p>104.118921303056</text:p>
          </table:table-cell>
          <table:table-cell table:number-columns-repeated="2"/>
        </table:table-row>
        <table:table-row table:style-name="ro1">
          <table:table-cell table:formula="of:=([.A280]+1)" office:value-type="float" office:value="280" calcext:value-type="float">
            <text:p>280</text:p>
          </table:table-cell>
          <table:table-cell office:value-type="float" office:value="100.577970467567" calcext:value-type="float">
            <text:p>100.577970467567</text:p>
          </table:table-cell>
          <table:table-cell table:number-columns-repeated="2"/>
        </table:table-row>
        <table:table-row table:style-name="ro1">
          <table:table-cell table:formula="of:=([.A281]+1)" office:value-type="float" office:value="281" calcext:value-type="float">
            <text:p>281</text:p>
          </table:table-cell>
          <table:table-cell office:value-type="float" office:value="96.1518433792856" calcext:value-type="float">
            <text:p>96.1518433792856</text:p>
          </table:table-cell>
          <table:table-cell table:number-columns-repeated="2"/>
        </table:table-row>
        <table:table-row table:style-name="ro1">
          <table:table-cell table:formula="of:=([.A282]+1)" office:value-type="float" office:value="282" calcext:value-type="float">
            <text:p>282</text:p>
          </table:table-cell>
          <table:table-cell office:value-type="float" office:value="91.7252548754727" calcext:value-type="float">
            <text:p>91.7252548754727</text:p>
          </table:table-cell>
          <table:table-cell table:number-columns-repeated="2"/>
        </table:table-row>
        <table:table-row table:style-name="ro1">
          <table:table-cell table:formula="of:=([.A283]+1)" office:value-type="float" office:value="283" calcext:value-type="float">
            <text:p>283</text:p>
          </table:table-cell>
          <table:table-cell office:value-type="float" office:value="87.5707266765" calcext:value-type="float">
            <text:p>87.5707266765</text:p>
          </table:table-cell>
          <table:table-cell table:number-columns-repeated="2"/>
        </table:table-row>
        <table:table-row table:style-name="ro1">
          <table:table-cell table:formula="of:=([.A284]+1)" office:value-type="float" office:value="284" calcext:value-type="float">
            <text:p>284</text:p>
          </table:table-cell>
          <table:table-cell office:value-type="float" office:value="84.0819396478924" calcext:value-type="float">
            <text:p>84.0819396478924</text:p>
          </table:table-cell>
          <table:table-cell table:number-columns-repeated="2"/>
        </table:table-row>
        <table:table-row table:style-name="ro1">
          <table:table-cell table:formula="of:=([.A285]+1)" office:value-type="float" office:value="285" calcext:value-type="float">
            <text:p>285</text:p>
          </table:table-cell>
          <table:table-cell office:value-type="float" office:value="79.8508482010317" calcext:value-type="float">
            <text:p>79.8508482010317</text:p>
          </table:table-cell>
          <table:table-cell table:number-columns-repeated="2"/>
        </table:table-row>
        <table:table-row table:style-name="ro1">
          <table:table-cell table:formula="of:=([.A286]+1)" office:value-type="float" office:value="286" calcext:value-type="float">
            <text:p>286</text:p>
          </table:table-cell>
          <table:table-cell office:value-type="float" office:value="75.8789995236124" calcext:value-type="float">
            <text:p>75.8789995236124</text:p>
          </table:table-cell>
          <table:table-cell table:number-columns-repeated="2"/>
        </table:table-row>
        <table:table-row table:style-name="ro1">
          <table:table-cell table:formula="of:=([.A287]+1)" office:value-type="float" office:value="287" calcext:value-type="float">
            <text:p>287</text:p>
          </table:table-cell>
          <table:table-cell office:value-type="float" office:value="73.1013513059618" calcext:value-type="float">
            <text:p>73.1013513059618</text:p>
          </table:table-cell>
          <table:table-cell table:number-columns-repeated="2"/>
        </table:table-row>
        <table:table-row table:style-name="ro1">
          <table:table-cell table:formula="of:=([.A288]+1)" office:value-type="float" office:value="288" calcext:value-type="float">
            <text:p>288</text:p>
          </table:table-cell>
          <table:table-cell office:value-type="float" office:value="71.2351367071037" calcext:value-type="float">
            <text:p>71.2351367071037</text:p>
          </table:table-cell>
          <table:table-cell table:number-columns-repeated="2"/>
        </table:table-row>
        <table:table-row table:style-name="ro1">
          <table:table-cell table:formula="of:=([.A289]+1)" office:value-type="float" office:value="289" calcext:value-type="float">
            <text:p>289</text:p>
          </table:table-cell>
          <table:table-cell office:value-type="float" office:value="68.263185502643" calcext:value-type="float">
            <text:p>68.263185502643</text:p>
          </table:table-cell>
          <table:table-cell table:number-columns-repeated="2"/>
        </table:table-row>
        <table:table-row table:style-name="ro1">
          <table:table-cell table:formula="of:=([.A290]+1)" office:value-type="float" office:value="290" calcext:value-type="float">
            <text:p>290</text:p>
          </table:table-cell>
          <table:table-cell office:value-type="float" office:value="65.1517470342119" calcext:value-type="float">
            <text:p>65.1517470342119</text:p>
          </table:table-cell>
          <table:table-cell table:number-columns-repeated="2"/>
        </table:table-row>
        <table:table-row table:style-name="ro1">
          <table:table-cell table:formula="of:=([.A291]+1)" office:value-type="float" office:value="291" calcext:value-type="float">
            <text:p>291</text:p>
          </table:table-cell>
          <table:table-cell office:value-type="float" office:value="63.434948822922" calcext:value-type="float">
            <text:p>63.434948822922</text:p>
          </table:table-cell>
          <table:table-cell table:number-columns-repeated="2"/>
        </table:table-row>
        <table:table-row table:style-name="ro1">
          <table:table-cell table:formula="of:=([.A292]+1)" office:value-type="float" office:value="292" calcext:value-type="float">
            <text:p>292</text:p>
          </table:table-cell>
          <table:table-cell office:value-type="float" office:value="62.8188889145228" calcext:value-type="float">
            <text:p>62.8188889145228</text:p>
          </table:table-cell>
          <table:table-cell table:number-columns-repeated="2"/>
        </table:table-row>
        <table:table-row table:style-name="ro1">
          <table:table-cell table:formula="of:=([.A293]+1)" office:value-type="float" office:value="293" calcext:value-type="float">
            <text:p>293</text:p>
          </table:table-cell>
          <table:table-cell office:value-type="float" office:value="62.0490309721098" calcext:value-type="float">
            <text:p>62.0490309721098</text:p>
          </table:table-cell>
          <table:table-cell table:number-columns-repeated="2"/>
        </table:table-row>
        <table:table-row table:style-name="ro1">
          <table:table-cell table:formula="of:=([.A294]+1)" office:value-type="float" office:value="294" calcext:value-type="float">
            <text:p>294</text:p>
          </table:table-cell>
          <table:table-cell office:value-type="float" office:value="60.8113709301385" calcext:value-type="float">
            <text:p>60.8113709301385</text:p>
          </table:table-cell>
          <table:table-cell table:number-columns-repeated="2"/>
        </table:table-row>
        <table:table-row table:style-name="ro1">
          <table:table-cell table:formula="of:=([.A295]+1)" office:value-type="float" office:value="295" calcext:value-type="float">
            <text:p>295</text:p>
          </table:table-cell>
          <table:table-cell office:value-type="float" office:value="60.6422464572087" calcext:value-type="float">
            <text:p>60.6422464572087</text:p>
          </table:table-cell>
          <table:table-cell table:number-columns-repeated="2"/>
        </table:table-row>
        <table:table-row table:style-name="ro1">
          <table:table-cell table:formula="of:=([.A296]+1)" office:value-type="float" office:value="296" calcext:value-type="float">
            <text:p>296</text:p>
          </table:table-cell>
          <table:table-cell office:value-type="float" office:value="61.5823619409829" calcext:value-type="float">
            <text:p>61.5823619409829</text:p>
          </table:table-cell>
          <table:table-cell table:number-columns-repeated="2"/>
        </table:table-row>
        <table:table-row table:style-name="ro1">
          <table:table-cell table:formula="of:=([.A297]+1)" office:value-type="float" office:value="297" calcext:value-type="float">
            <text:p>297</text:p>
          </table:table-cell>
          <table:table-cell office:value-type="float" office:value="61.2796732021305" calcext:value-type="float">
            <text:p>61.2796732021305</text:p>
          </table:table-cell>
          <table:table-cell table:number-columns-repeated="2"/>
        </table:table-row>
        <table:table-row table:style-name="ro1">
          <table:table-cell table:formula="of:=([.A298]+1)" office:value-type="float" office:value="298" calcext:value-type="float">
            <text:p>298</text:p>
          </table:table-cell>
          <table:table-cell office:value-type="float" office:value="60.5110921877274" calcext:value-type="float">
            <text:p>60.5110921877274</text:p>
          </table:table-cell>
          <table:table-cell table:number-columns-repeated="2"/>
        </table:table-row>
        <table:table-row table:style-name="ro1">
          <table:table-cell table:formula="of:=([.A299]+1)" office:value-type="float" office:value="299" calcext:value-type="float">
            <text:p>299</text:p>
          </table:table-cell>
          <table:table-cell office:value-type="float" office:value="60.0413294731807" calcext:value-type="float">
            <text:p>60.0413294731807</text:p>
          </table:table-cell>
          <table:table-cell table:number-columns-repeated="2"/>
        </table:table-row>
        <table:table-row table:style-name="ro1">
          <table:table-cell table:formula="of:=([.A300]+1)" office:value-type="float" office:value="300" calcext:value-type="float">
            <text:p>300</text:p>
          </table:table-cell>
          <table:table-cell office:value-type="float" office:value="60.8113709301385" calcext:value-type="float">
            <text:p>60.8113709301385</text:p>
          </table:table-cell>
          <table:table-cell table:number-columns-repeated="2"/>
        </table:table-row>
        <table:table-row table:style-name="ro1">
          <table:table-cell table:formula="of:=([.A301]+1)" office:value-type="float" office:value="301" calcext:value-type="float">
            <text:p>301</text:p>
          </table:table-cell>
          <table:table-cell office:value-type="float" office:value="61.1134182330893" calcext:value-type="float">
            <text:p>61.1134182330893</text:p>
          </table:table-cell>
          <table:table-cell table:number-columns-repeated="2"/>
        </table:table-row>
        <table:table-row table:style-name="ro1">
          <table:table-cell table:formula="of:=([.A302]+1)" office:value-type="float" office:value="302" calcext:value-type="float">
            <text:p>302</text:p>
          </table:table-cell>
          <table:table-cell office:value-type="float" office:value="60.1688948712134" calcext:value-type="float">
            <text:p>60.1688948712134</text:p>
          </table:table-cell>
          <table:table-cell table:number-columns-repeated="2"/>
        </table:table-row>
        <table:table-row table:style-name="ro1">
          <table:table-cell table:formula="of:=([.A303]+1)" office:value-type="float" office:value="303" calcext:value-type="float">
            <text:p>303</text:p>
          </table:table-cell>
          <table:table-cell office:value-type="float" office:value="59.3935929684905" calcext:value-type="float">
            <text:p>59.3935929684905</text:p>
          </table:table-cell>
          <table:table-cell table:number-columns-repeated="2"/>
        </table:table-row>
        <table:table-row table:style-name="ro1">
          <table:table-cell table:formula="of:=([.A304]+1)" office:value-type="float" office:value="304" calcext:value-type="float">
            <text:p>304</text:p>
          </table:table-cell>
          <table:table-cell office:value-type="float" office:value="57.8477048587177" calcext:value-type="float">
            <text:p>57.8477048587177</text:p>
          </table:table-cell>
          <table:table-cell table:number-columns-repeated="2"/>
        </table:table-row>
        <table:table-row table:style-name="ro1">
          <table:table-cell table:formula="of:=([.A305]+1)" office:value-type="float" office:value="305" calcext:value-type="float">
            <text:p>305</text:p>
          </table:table-cell>
          <table:table-cell office:value-type="float" office:value="55.7388971009055" calcext:value-type="float">
            <text:p>55.7388971009055</text:p>
          </table:table-cell>
          <table:table-cell table:number-columns-repeated="2"/>
        </table:table-row>
        <table:table-row table:style-name="ro1">
          <table:table-cell table:formula="of:=([.A306]+1)" office:value-type="float" office:value="306" calcext:value-type="float">
            <text:p>306</text:p>
          </table:table-cell>
          <table:table-cell office:value-type="float" office:value="52.9935214936398" calcext:value-type="float">
            <text:p>52.9935214936398</text:p>
          </table:table-cell>
          <table:table-cell table:number-columns-repeated="2"/>
        </table:table-row>
        <table:table-row table:style-name="ro1">
          <table:table-cell table:formula="of:=([.A307]+1)" office:value-type="float" office:value="307" calcext:value-type="float">
            <text:p>307</text:p>
          </table:table-cell>
          <table:table-cell office:value-type="float" office:value="50.5429920875041" calcext:value-type="float">
            <text:p>50.5429920875041</text:p>
          </table:table-cell>
          <table:table-cell table:number-columns-repeated="2"/>
        </table:table-row>
        <table:table-row table:style-name="ro1">
          <table:table-cell table:formula="of:=([.A308]+1)" office:value-type="float" office:value="308" calcext:value-type="float">
            <text:p>308</text:p>
          </table:table-cell>
          <table:table-cell office:value-type="float" office:value="47.4059705166453" calcext:value-type="float">
            <text:p>47.4059705166453</text:p>
          </table:table-cell>
          <table:table-cell table:number-columns-repeated="2"/>
        </table:table-row>
        <table:table-row table:style-name="ro1">
          <table:table-cell table:formula="of:=([.A309]+1)" office:value-type="float" office:value="309" calcext:value-type="float">
            <text:p>309</text:p>
          </table:table-cell>
          <table:table-cell office:value-type="float" office:value="43.5679038158354" calcext:value-type="float">
            <text:p>43.5679038158354</text:p>
          </table:table-cell>
          <table:table-cell table:number-columns-repeated="2"/>
        </table:table-row>
        <table:table-row table:style-name="ro1">
          <table:table-cell table:formula="of:=([.A310]+1)" office:value-type="float" office:value="310" calcext:value-type="float">
            <text:p>310</text:p>
          </table:table-cell>
          <table:table-cell office:value-type="float" office:value="39.5484489012873" calcext:value-type="float">
            <text:p>39.5484489012873</text:p>
          </table:table-cell>
          <table:table-cell table:number-columns-repeated="2"/>
        </table:table-row>
        <table:table-row table:style-name="ro1">
          <table:table-cell table:formula="of:=([.A311]+1)" office:value-type="float" office:value="311" calcext:value-type="float">
            <text:p>311</text:p>
          </table:table-cell>
          <table:table-cell office:value-type="float" office:value="35.8077569071542" calcext:value-type="float">
            <text:p>35.8077569071542</text:p>
          </table:table-cell>
          <table:table-cell table:number-columns-repeated="2"/>
        </table:table-row>
        <table:table-row table:style-name="ro1">
          <table:table-cell table:formula="of:=([.A312]+1)" office:value-type="float" office:value="312" calcext:value-type="float">
            <text:p>312</text:p>
          </table:table-cell>
          <table:table-cell office:value-type="float" office:value="32.0404050738399" calcext:value-type="float">
            <text:p>32.0404050738399</text:p>
          </table:table-cell>
          <table:table-cell table:number-columns-repeated="2"/>
        </table:table-row>
        <table:table-row table:style-name="ro1">
          <table:table-cell table:formula="of:=([.A313]+1)" office:value-type="float" office:value="313" calcext:value-type="float">
            <text:p>313</text:p>
          </table:table-cell>
          <table:table-cell office:value-type="float" office:value="27.8802844380528" calcext:value-type="float">
            <text:p>27.8802844380528</text:p>
          </table:table-cell>
          <table:table-cell table:number-columns-repeated="2"/>
        </table:table-row>
        <table:table-row table:style-name="ro1">
          <table:table-cell table:formula="of:=([.A314]+1)" office:value-type="float" office:value="314" calcext:value-type="float">
            <text:p>314</text:p>
          </table:table-cell>
          <table:table-cell office:value-type="float" office:value="24.5504523892074" calcext:value-type="float">
            <text:p>24.5504523892074</text:p>
          </table:table-cell>
          <table:table-cell table:number-columns-repeated="2"/>
        </table:table-row>
        <table:table-row table:style-name="ro1">
          <table:table-cell table:formula="of:=([.A315]+1)" office:value-type="float" office:value="315" calcext:value-type="float">
            <text:p>315</text:p>
          </table:table-cell>
          <table:table-cell office:value-type="float" office:value="21.0837545823806" calcext:value-type="float">
            <text:p>21.0837545823806</text:p>
          </table:table-cell>
          <table:table-cell table:number-columns-repeated="2"/>
        </table:table-row>
        <table:table-row table:style-name="ro1">
          <table:table-cell table:formula="of:=([.A316]+1)" office:value-type="float" office:value="316" calcext:value-type="float">
            <text:p>316</text:p>
          </table:table-cell>
          <table:table-cell office:value-type="float" office:value="17.7200653222909" calcext:value-type="float">
            <text:p>17.7200653222909</text:p>
          </table:table-cell>
          <table:table-cell table:number-columns-repeated="2"/>
        </table:table-row>
        <table:table-row table:style-name="ro1">
          <table:table-cell table:formula="of:=([.A317]+1)" office:value-type="float" office:value="317" calcext:value-type="float">
            <text:p>317</text:p>
          </table:table-cell>
          <table:table-cell office:value-type="float" office:value="14.5804203972038" calcext:value-type="float">
            <text:p>14.5804203972038</text:p>
          </table:table-cell>
          <table:table-cell table:number-columns-repeated="2"/>
        </table:table-row>
        <table:table-row table:style-name="ro1">
          <table:table-cell table:formula="of:=([.A318]+1)" office:value-type="float" office:value="318" calcext:value-type="float">
            <text:p>318</text:p>
          </table:table-cell>
          <table:table-cell office:value-type="float" office:value="12.1168619291226" calcext:value-type="float">
            <text:p>12.1168619291226</text:p>
          </table:table-cell>
          <table:table-cell table:number-columns-repeated="2"/>
        </table:table-row>
        <table:table-row table:style-name="ro1">
          <table:table-cell table:formula="of:=([.A319]+1)" office:value-type="float" office:value="319" calcext:value-type="float">
            <text:p>319</text:p>
          </table:table-cell>
          <table:table-cell office:value-type="float" office:value="10.3888578154696" calcext:value-type="float">
            <text:p>10.3888578154696</text:p>
          </table:table-cell>
          <table:table-cell table:number-columns-repeated="2"/>
        </table:table-row>
        <table:table-row table:style-name="ro1">
          <table:table-cell table:formula="of:=([.A320]+1)" office:value-type="float" office:value="320" calcext:value-type="float">
            <text:p>320</text:p>
          </table:table-cell>
          <table:table-cell office:value-type="float" office:value="8.48432213497041" calcext:value-type="float">
            <text:p>8.48432213497041</text:p>
          </table:table-cell>
          <table:table-cell table:number-columns-repeated="2"/>
        </table:table-row>
        <table:table-row table:style-name="ro1">
          <table:table-cell table:formula="of:=([.A321]+1)" office:value-type="float" office:value="321" calcext:value-type="float">
            <text:p>321</text:p>
          </table:table-cell>
          <table:table-cell office:value-type="float" office:value="7.24186685891621" calcext:value-type="float">
            <text:p>7.24186685891621</text:p>
          </table:table-cell>
          <table:table-cell table:number-columns-repeated="2"/>
        </table:table-row>
        <table:table-row table:style-name="ro1">
          <table:table-cell table:formula="of:=([.A322]+1)" office:value-type="float" office:value="322" calcext:value-type="float">
            <text:p>322</text:p>
          </table:table-cell>
          <table:table-cell office:value-type="float" office:value="5.95983911071305" calcext:value-type="float">
            <text:p>5.95983911071305</text:p>
          </table:table-cell>
          <table:table-cell table:number-columns-repeated="2"/>
        </table:table-row>
        <table:table-row table:style-name="ro1">
          <table:table-cell table:formula="of:=([.A323]+1)" office:value-type="float" office:value="323" calcext:value-type="float">
            <text:p>323</text:p>
          </table:table-cell>
          <table:table-cell office:value-type="float" office:value="5.33632009739144" calcext:value-type="float">
            <text:p>5.33632009739144</text:p>
          </table:table-cell>
          <table:table-cell table:number-columns-repeated="2"/>
        </table:table-row>
        <table:table-row table:style-name="ro1">
          <table:table-cell table:formula="of:=([.A324]+1)" office:value-type="float" office:value="324" calcext:value-type="float">
            <text:p>324</text:p>
          </table:table-cell>
          <table:table-cell office:value-type="float" office:value="5.33632009739144" calcext:value-type="float">
            <text:p>5.33632009739144</text:p>
          </table:table-cell>
          <table:table-cell table:number-columns-repeated="2"/>
        </table:table-row>
        <table:table-row table:style-name="ro1">
          <table:table-cell table:formula="of:=([.A325]+1)" office:value-type="float" office:value="325" calcext:value-type="float">
            <text:p>325</text:p>
          </table:table-cell>
          <table:table-cell office:value-type="float" office:value="5.33632009739144" calcext:value-type="float">
            <text:p>5.33632009739144</text:p>
          </table:table-cell>
          <table:table-cell table:number-columns-repeated="2"/>
        </table:table-row>
        <table:table-row table:style-name="ro1">
          <table:table-cell table:formula="of:=([.A326]+1)" office:value-type="float" office:value="326" calcext:value-type="float">
            <text:p>326</text:p>
          </table:table-cell>
          <table:table-cell office:value-type="float" office:value="5.64824737373526" calcext:value-type="float">
            <text:p>5.64824737373526</text:p>
          </table:table-cell>
          <table:table-cell table:number-columns-repeated="2"/>
        </table:table-row>
        <table:table-row table:style-name="ro1">
          <table:table-cell table:formula="of:=([.A327]+1)" office:value-type="float" office:value="327" calcext:value-type="float">
            <text:p>327</text:p>
          </table:table-cell>
          <table:table-cell office:value-type="float" office:value="5.36563092663983" calcext:value-type="float">
            <text:p>5.36563092663983</text:p>
          </table:table-cell>
          <table:table-cell table:number-columns-repeated="2"/>
        </table:table-row>
        <table:table-row table:style-name="ro1">
          <table:table-cell table:formula="of:=([.A328]+1)" office:value-type="float" office:value="328" calcext:value-type="float">
            <text:p>328</text:p>
          </table:table-cell>
          <table:table-cell office:value-type="float" office:value="5.05168934376243" calcext:value-type="float">
            <text:p>5.05168934376243</text:p>
          </table:table-cell>
          <table:table-cell table:number-columns-repeated="2"/>
        </table:table-row>
        <table:table-row table:style-name="ro1">
          <table:table-cell table:formula="of:=([.A329]+1)" office:value-type="float" office:value="329" calcext:value-type="float">
            <text:p>329</text:p>
          </table:table-cell>
          <table:table-cell office:value-type="float" office:value="5.05168934376243" calcext:value-type="float">
            <text:p>5.05168934376243</text:p>
          </table:table-cell>
          <table:table-cell table:number-columns-repeated="2"/>
        </table:table-row>
        <table:table-row table:style-name="ro1">
          <table:table-cell table:formula="of:=([.A330]+1)" office:value-type="float" office:value="330" calcext:value-type="float">
            <text:p>330</text:p>
          </table:table-cell>
          <table:table-cell office:value-type="float" office:value="4.71153094610156" calcext:value-type="float">
            <text:p>4.71153094610156</text:p>
          </table:table-cell>
          <table:table-cell table:number-columns-repeated="2"/>
        </table:table-row>
        <table:table-row table:style-name="ro1">
          <table:table-cell table:formula="of:=([.A331]+1)" office:value-type="float" office:value="331" calcext:value-type="float">
            <text:p>331</text:p>
          </table:table-cell>
          <table:table-cell office:value-type="float" office:value="4.08561677997488" calcext:value-type="float">
            <text:p>4.08561677997488</text:p>
          </table:table-cell>
          <table:table-cell table:number-columns-repeated="2"/>
        </table:table-row>
        <table:table-row table:style-name="ro1">
          <table:table-cell table:formula="of:=([.A332]+1)" office:value-type="float" office:value="332" calcext:value-type="float">
            <text:p>332</text:p>
          </table:table-cell>
          <table:table-cell office:value-type="float" office:value="3.14495746469802" calcext:value-type="float">
            <text:p>3.14495746469802</text:p>
          </table:table-cell>
          <table:table-cell table:number-columns-repeated="2"/>
        </table:table-row>
        <table:table-row table:style-name="ro1">
          <table:table-cell table:formula="of:=([.A333]+1)" office:value-type="float" office:value="333" calcext:value-type="float">
            <text:p>333</text:p>
          </table:table-cell>
          <table:table-cell office:value-type="float" office:value="2.20259816176581" calcext:value-type="float">
            <text:p>2.20259816176581</text:p>
          </table:table-cell>
          <table:table-cell table:number-columns-repeated="2"/>
        </table:table-row>
        <table:table-row table:style-name="ro1">
          <table:table-cell table:formula="of:=([.A334]+1)" office:value-type="float" office:value="334" calcext:value-type="float">
            <text:p>334</text:p>
          </table:table-cell>
          <table:table-cell office:value-type="float" office:value="0.313088575020656" calcext:value-type="float">
            <text:p>0.313088575020656</text:p>
          </table:table-cell>
          <table:table-cell table:number-columns-repeated="2"/>
        </table:table-row>
        <table:table-row table:style-name="ro1">
          <table:table-cell table:formula="of:=([.A335]+1)" office:value-type="float" office:value="335" calcext:value-type="float">
            <text:p>335</text:p>
          </table:table-cell>
          <table:table-cell office:value-type="float" office:value="-1.86767883943417" calcext:value-type="float">
            <text:p>-1.86767883943417</text:p>
          </table:table-cell>
          <table:table-cell table:number-columns-repeated="2"/>
        </table:table-row>
        <table:table-row table:style-name="ro1">
          <table:table-cell table:formula="of:=([.A336]+1)" office:value-type="float" office:value="336" calcext:value-type="float">
            <text:p>336</text:p>
          </table:table-cell>
          <table:table-cell office:value-type="float" office:value="-4.06336599293304" calcext:value-type="float">
            <text:p>-4.06336599293304</text:p>
          </table:table-cell>
          <table:table-cell table:number-columns-repeated="2"/>
        </table:table-row>
        <table:table-row table:style-name="ro1">
          <table:table-cell table:formula="of:=([.A337]+1)" office:value-type="float" office:value="337" calcext:value-type="float">
            <text:p>337</text:p>
          </table:table-cell>
          <table:table-cell office:value-type="float" office:value="-6.54629078329404" calcext:value-type="float">
            <text:p>-6.54629078329404</text:p>
          </table:table-cell>
          <table:table-cell table:number-columns-repeated="2"/>
        </table:table-row>
        <table:table-row table:style-name="ro1">
          <table:table-cell table:formula="of:=([.A338]+1)" office:value-type="float" office:value="338" calcext:value-type="float">
            <text:p>338</text:p>
          </table:table-cell>
          <table:table-cell office:value-type="float" office:value="-9.30994017498604" calcext:value-type="float">
            <text:p>-9.30994017498604</text:p>
          </table:table-cell>
          <table:table-cell table:number-columns-repeated="2"/>
        </table:table-row>
        <table:table-row table:style-name="ro1">
          <table:table-cell table:formula="of:=([.A339]+1)" office:value-type="float" office:value="339" calcext:value-type="float">
            <text:p>339</text:p>
          </table:table-cell>
          <table:table-cell office:value-type="float" office:value="-12.695364738573" calcext:value-type="float">
            <text:p>-12.695364738573</text:p>
          </table:table-cell>
          <table:table-cell table:number-columns-repeated="2"/>
        </table:table-row>
        <table:table-row table:style-name="ro1">
          <table:table-cell table:formula="of:=([.A340]+1)" office:value-type="float" office:value="340" calcext:value-type="float">
            <text:p>340</text:p>
          </table:table-cell>
          <table:table-cell office:value-type="float" office:value="-15.9879001805984" calcext:value-type="float">
            <text:p>-15.9879001805984</text:p>
          </table:table-cell>
          <table:table-cell table:number-columns-repeated="2"/>
        </table:table-row>
        <table:table-row table:style-name="ro1">
          <table:table-cell table:formula="of:=([.A341]+1)" office:value-type="float" office:value="341" calcext:value-type="float">
            <text:p>341</text:p>
          </table:table-cell>
          <table:table-cell office:value-type="float" office:value="-18.7307935922031" calcext:value-type="float">
            <text:p>-18.7307935922031</text:p>
          </table:table-cell>
          <table:table-cell table:number-columns-repeated="2"/>
        </table:table-row>
        <table:table-row table:style-name="ro1">
          <table:table-cell table:formula="of:=([.A342]+1)" office:value-type="float" office:value="342" calcext:value-type="float">
            <text:p>342</text:p>
          </table:table-cell>
          <table:table-cell office:value-type="float" office:value="-21.974507991472" calcext:value-type="float">
            <text:p>-21.974507991472</text:p>
          </table:table-cell>
          <table:table-cell table:number-columns-repeated="2"/>
        </table:table-row>
        <table:table-row table:style-name="ro1">
          <table:table-cell table:formula="of:=([.A343]+1)" office:value-type="float" office:value="343" calcext:value-type="float">
            <text:p>343</text:p>
          </table:table-cell>
          <table:table-cell office:value-type="float" office:value="-25.316672453559" calcext:value-type="float">
            <text:p>-25.316672453559</text:p>
          </table:table-cell>
          <table:table-cell table:number-columns-repeated="2"/>
        </table:table-row>
        <table:table-row table:style-name="ro1">
          <table:table-cell table:formula="of:=([.A344]+1)" office:value-type="float" office:value="344" calcext:value-type="float">
            <text:p>344</text:p>
          </table:table-cell>
          <table:table-cell office:value-type="float" office:value="-28.7836329109175" calcext:value-type="float">
            <text:p>-28.7836329109175</text:p>
          </table:table-cell>
          <table:table-cell table:number-columns-repeated="2"/>
        </table:table-row>
        <table:table-row table:style-name="ro1">
          <table:table-cell table:formula="of:=([.A345]+1)" office:value-type="float" office:value="345" calcext:value-type="float">
            <text:p>345</text:p>
          </table:table-cell>
          <table:table-cell office:value-type="float" office:value="-31.6075022462489" calcext:value-type="float">
            <text:p>-31.6075022462489</text:p>
          </table:table-cell>
          <table:table-cell table:number-columns-repeated="2"/>
        </table:table-row>
        <table:table-row table:style-name="ro1">
          <table:table-cell table:formula="of:=([.A346]+1)" office:value-type="float" office:value="346" calcext:value-type="float">
            <text:p>346</text:p>
          </table:table-cell>
          <table:table-cell office:value-type="float" office:value="-34.4760883579527" calcext:value-type="float">
            <text:p>-34.4760883579527</text:p>
          </table:table-cell>
          <table:table-cell table:number-columns-repeated="2"/>
        </table:table-row>
        <table:table-row table:style-name="ro1">
          <table:table-cell table:formula="of:=([.A347]+1)" office:value-type="float" office:value="347" calcext:value-type="float">
            <text:p>347</text:p>
          </table:table-cell>
          <table:table-cell office:value-type="float" office:value="-37.1236978884303" calcext:value-type="float">
            <text:p>-37.1236978884303</text:p>
          </table:table-cell>
          <table:table-cell table:number-columns-repeated="2"/>
        </table:table-row>
        <table:table-row table:style-name="ro1">
          <table:table-cell table:formula="of:=([.A348]+1)" office:value-type="float" office:value="348" calcext:value-type="float">
            <text:p>348</text:p>
          </table:table-cell>
          <table:table-cell office:value-type="float" office:value="-39.1554341226131" calcext:value-type="float">
            <text:p>-39.1554341226131</text:p>
          </table:table-cell>
          <table:table-cell table:number-columns-repeated="2"/>
        </table:table-row>
        <table:table-row table:style-name="ro1">
          <table:table-cell table:formula="of:=([.A349]+1)" office:value-type="float" office:value="349" calcext:value-type="float">
            <text:p>349</text:p>
          </table:table-cell>
          <table:table-cell office:value-type="float" office:value="-40.7718172948384" calcext:value-type="float">
            <text:p>-40.7718172948384</text:p>
          </table:table-cell>
          <table:table-cell table:number-columns-repeated="2"/>
        </table:table-row>
        <table:table-row table:style-name="ro1">
          <table:table-cell table:formula="of:=([.A350]+1)" office:value-type="float" office:value="350" calcext:value-type="float">
            <text:p>350</text:p>
          </table:table-cell>
          <table:table-cell office:value-type="float" office:value="-41.8939729043836" calcext:value-type="float">
            <text:p>-41.8939729043836</text:p>
          </table:table-cell>
          <table:table-cell table:number-columns-repeated="2"/>
        </table:table-row>
        <table:table-row table:style-name="ro1">
          <table:table-cell table:formula="of:=([.A351]+1)" office:value-type="float" office:value="351" calcext:value-type="float">
            <text:p>351</text:p>
          </table:table-cell>
          <table:table-cell office:value-type="float" office:value="-42.978635059644" calcext:value-type="float">
            <text:p>-42.978635059644</text:p>
          </table:table-cell>
          <table:table-cell table:number-columns-repeated="2"/>
        </table:table-row>
        <table:table-row table:style-name="ro1">
          <table:table-cell table:formula="of:=([.A352]+1)" office:value-type="float" office:value="352" calcext:value-type="float">
            <text:p>352</text:p>
          </table:table-cell>
          <table:table-cell office:value-type="float" office:value="-44.0906195508009" calcext:value-type="float">
            <text:p>-44.0906195508009</text:p>
          </table:table-cell>
          <table:table-cell table:number-columns-repeated="2"/>
        </table:table-row>
        <table:table-row table:style-name="ro1">
          <table:table-cell table:formula="of:=([.A353]+1)" office:value-type="float" office:value="353" calcext:value-type="float">
            <text:p>353</text:p>
          </table:table-cell>
          <table:table-cell office:value-type="float" office:value="-44.7717311698466" calcext:value-type="float">
            <text:p>-44.7717311698466</text:p>
          </table:table-cell>
          <table:table-cell table:number-columns-repeated="2"/>
        </table:table-row>
        <table:table-row table:style-name="ro1">
          <table:table-cell table:formula="of:=([.A354]+1)" office:value-type="float" office:value="354" calcext:value-type="float">
            <text:p>354</text:p>
          </table:table-cell>
          <table:table-cell office:value-type="float" office:value="-44.5452811383069" calcext:value-type="float">
            <text:p>-44.5452811383069</text:p>
          </table:table-cell>
          <table:table-cell table:number-columns-repeated="2"/>
        </table:table-row>
        <table:table-row table:style-name="ro1">
          <table:table-cell table:formula="of:=([.A355]+1)" office:value-type="float" office:value="355" calcext:value-type="float">
            <text:p>355</text:p>
          </table:table-cell>
          <table:table-cell office:value-type="float" office:value="-44.3206352445348" calcext:value-type="float">
            <text:p>-44.3206352445348</text:p>
          </table:table-cell>
          <table:table-cell table:number-columns-repeated="2"/>
        </table:table-row>
        <table:table-row table:style-name="ro1">
          <table:table-cell table:formula="of:=([.A356]+1)" office:value-type="float" office:value="356" calcext:value-type="float">
            <text:p>356</text:p>
          </table:table-cell>
          <table:table-cell office:value-type="float" office:value="-44.7735356476588" calcext:value-type="float">
            <text:p>-44.7735356476588</text:p>
          </table:table-cell>
          <table:table-cell table:number-columns-repeated="2"/>
        </table:table-row>
        <table:table-row table:style-name="ro1">
          <table:table-cell table:formula="of:=([.A357]+1)" office:value-type="float" office:value="357" calcext:value-type="float">
            <text:p>357</text:p>
          </table:table-cell>
          <table:table-cell office:value-type="float" office:value="-44.7735356476588" calcext:value-type="float">
            <text:p>-44.7735356476588</text:p>
          </table:table-cell>
          <table:table-cell table:number-columns-repeated="2"/>
        </table:table-row>
        <table:table-row table:style-name="ro1">
          <table:table-cell table:formula="of:=([.A358]+1)" office:value-type="float" office:value="358" calcext:value-type="float">
            <text:p>358</text:p>
          </table:table-cell>
          <table:table-cell office:value-type="float" office:value="-44.5488614532127" calcext:value-type="float">
            <text:p>-44.5488614532127</text:p>
          </table:table-cell>
          <table:table-cell table:number-columns-repeated="2"/>
        </table:table-row>
        <table:table-row table:style-name="ro1">
          <table:table-cell table:formula="of:=([.A359]+1)" office:value-type="float" office:value="359" calcext:value-type="float">
            <text:p>359</text:p>
          </table:table-cell>
          <table:table-cell office:value-type="float" office:value="-44.3206352445348" calcext:value-type="float">
            <text:p>-44.3206352445348</text:p>
          </table:table-cell>
          <table:table-cell table:number-columns-repeated="2"/>
        </table:table-row>
        <table:table-row table:style-name="ro1">
          <table:table-cell table:formula="of:=([.A360]+1)" office:value-type="float" office:value="360" calcext:value-type="float">
            <text:p>360</text:p>
          </table:table-cell>
          <table:table-cell office:value-type="float" office:value="-44.7735356476588" calcext:value-type="float">
            <text:p>-44.7735356476588</text:p>
          </table:table-cell>
          <table:table-cell table:number-columns-repeated="2"/>
        </table:table-row>
        <table:table-row table:style-name="ro1">
          <table:table-cell table:formula="of:=([.A361]+1)" office:value-type="float" office:value="361" calcext:value-type="float">
            <text:p>361</text:p>
          </table:table-cell>
          <table:table-cell office:value-type="float" office:value="-45.4511385467873" calcext:value-type="float">
            <text:p>-45.4511385467873</text:p>
          </table:table-cell>
          <table:table-cell table:number-columns-repeated="2"/>
        </table:table-row>
        <table:table-row table:style-name="ro1">
          <table:table-cell table:formula="of:=([.A362]+1)" office:value-type="float" office:value="362" calcext:value-type="float">
            <text:p>362</text:p>
          </table:table-cell>
          <table:table-cell office:value-type="float" office:value="-46.1233027140754" calcext:value-type="float">
            <text:p>-46.1233027140754</text:p>
          </table:table-cell>
          <table:table-cell table:number-columns-repeated="2"/>
        </table:table-row>
        <table:table-row table:style-name="ro1">
          <table:table-cell table:formula="of:=([.A363]+1)" office:value-type="float" office:value="363" calcext:value-type="float">
            <text:p>363</text:p>
          </table:table-cell>
          <table:table-cell office:value-type="float" office:value="-47.0373306968199" calcext:value-type="float">
            <text:p>-47.0373306968199</text:p>
          </table:table-cell>
          <table:table-cell table:number-columns-repeated="2"/>
        </table:table-row>
        <table:table-row table:style-name="ro1">
          <table:table-cell table:formula="of:=([.A364]+1)" office:value-type="float" office:value="364" calcext:value-type="float">
            <text:p>364</text:p>
          </table:table-cell>
          <table:table-cell office:value-type="float" office:value="-48.8746732035651" calcext:value-type="float">
            <text:p>-48.8746732035651</text:p>
          </table:table-cell>
          <table:table-cell table:number-columns-repeated="2"/>
        </table:table-row>
        <table:table-row table:style-name="ro1">
          <table:table-cell table:formula="of:=([.A365]+1)" office:value-type="float" office:value="365" calcext:value-type="float">
            <text:p>365</text:p>
          </table:table-cell>
          <table:table-cell office:value-type="float" office:value="-51.1886159632416" calcext:value-type="float">
            <text:p>-51.1886159632416</text:p>
          </table:table-cell>
          <table:table-cell table:number-columns-repeated="2"/>
        </table:table-row>
        <table:table-row table:style-name="ro1">
          <table:table-cell table:formula="of:=([.A366]+1)" office:value-type="float" office:value="366" calcext:value-type="float">
            <text:p>366</text:p>
          </table:table-cell>
          <table:table-cell office:value-type="float" office:value="-54.2355590931659" calcext:value-type="float">
            <text:p>-54.2355590931659</text:p>
          </table:table-cell>
          <table:table-cell table:number-columns-repeated="2"/>
        </table:table-row>
        <table:table-row table:style-name="ro1">
          <table:table-cell table:formula="of:=([.A367]+1)" office:value-type="float" office:value="367" calcext:value-type="float">
            <text:p>367</text:p>
          </table:table-cell>
          <table:table-cell office:value-type="float" office:value="-56.6737103128848" calcext:value-type="float">
            <text:p>-56.6737103128848</text:p>
          </table:table-cell>
          <table:table-cell table:number-columns-repeated="2"/>
        </table:table-row>
        <table:table-row table:style-name="ro1">
          <table:table-cell table:formula="of:=([.A368]+1)" office:value-type="float" office:value="368" calcext:value-type="float">
            <text:p>368</text:p>
          </table:table-cell>
          <table:table-cell office:value-type="float" office:value="-59.8862668490176" calcext:value-type="float">
            <text:p>-59.8862668490176</text:p>
          </table:table-cell>
          <table:table-cell table:number-columns-repeated="2"/>
        </table:table-row>
        <table:table-row table:style-name="ro1">
          <table:table-cell table:formula="of:=([.A369]+1)" office:value-type="float" office:value="369" calcext:value-type="float">
            <text:p>369</text:p>
          </table:table-cell>
          <table:table-cell office:value-type="float" office:value="-63.5829996032664" calcext:value-type="float">
            <text:p>-63.5829996032664</text:p>
          </table:table-cell>
          <table:table-cell table:number-columns-repeated="2"/>
        </table:table-row>
        <table:table-row table:style-name="ro1">
          <table:table-cell table:formula="of:=([.A370]+1)" office:value-type="float" office:value="370" calcext:value-type="float">
            <text:p>370</text:p>
          </table:table-cell>
          <table:table-cell office:value-type="float" office:value="-67.4569389999421" calcext:value-type="float">
            <text:p>-67.4569389999421</text:p>
          </table:table-cell>
          <table:table-cell table:number-columns-repeated="2"/>
        </table:table-row>
        <table:table-row table:style-name="ro1">
          <table:table-cell table:formula="of:=([.A371]+1)" office:value-type="float" office:value="371" calcext:value-type="float">
            <text:p>371</text:p>
          </table:table-cell>
          <table:table-cell office:value-type="float" office:value="-71.2473329206733" calcext:value-type="float">
            <text:p>-71.2473329206733</text:p>
          </table:table-cell>
          <table:table-cell table:number-columns-repeated="2"/>
        </table:table-row>
        <table:table-row table:style-name="ro1">
          <table:table-cell table:formula="of:=([.A372]+1)" office:value-type="float" office:value="372" calcext:value-type="float">
            <text:p>372</text:p>
          </table:table-cell>
          <table:table-cell office:value-type="float" office:value="-74.9816393688493" calcext:value-type="float">
            <text:p>-74.9816393688493</text:p>
          </table:table-cell>
          <table:table-cell table:number-columns-repeated="2"/>
        </table:table-row>
        <table:table-row table:style-name="ro1">
          <table:table-cell table:formula="of:=([.A373]+1)" office:value-type="float" office:value="373" calcext:value-type="float">
            <text:p>373</text:p>
          </table:table-cell>
          <table:table-cell office:value-type="float" office:value="-79.0243448271874" calcext:value-type="float">
            <text:p>-79.0243448271874</text:p>
          </table:table-cell>
          <table:table-cell table:number-columns-repeated="2"/>
        </table:table-row>
        <table:table-row table:style-name="ro1">
          <table:table-cell table:formula="of:=([.A374]+1)" office:value-type="float" office:value="374" calcext:value-type="float">
            <text:p>374</text:p>
          </table:table-cell>
          <table:table-cell office:value-type="float" office:value="-83.1300076917857" calcext:value-type="float">
            <text:p>-83.1300076917857</text:p>
          </table:table-cell>
          <table:table-cell table:number-columns-repeated="2"/>
        </table:table-row>
        <table:table-row table:style-name="ro1">
          <table:table-cell table:formula="of:=([.A375]+1)" office:value-type="float" office:value="375" calcext:value-type="float">
            <text:p>375</text:p>
          </table:table-cell>
          <table:table-cell office:value-type="float" office:value="-86.8778695378843" calcext:value-type="float">
            <text:p>-86.8778695378843</text:p>
          </table:table-cell>
          <table:table-cell table:number-columns-repeated="2"/>
        </table:table-row>
        <table:table-row table:style-name="ro1">
          <table:table-cell table:formula="of:=([.A376]+1)" office:value-type="float" office:value="376" calcext:value-type="float">
            <text:p>376</text:p>
          </table:table-cell>
          <table:table-cell office:value-type="float" office:value="-90" calcext:value-type="float">
            <text:p>-90</text:p>
          </table:table-cell>
          <table:table-cell table:number-columns-repeated="2"/>
        </table:table-row>
        <table:table-row table:style-name="ro1">
          <table:table-cell table:formula="of:=([.A377]+1)" office:value-type="float" office:value="377" calcext:value-type="float">
            <text:p>377</text:p>
          </table:table-cell>
          <table:table-cell office:value-type="float" office:value="-92.7591076586203" calcext:value-type="float">
            <text:p>-92.7591076586203</text:p>
          </table:table-cell>
          <table:table-cell table:number-columns-repeated="2"/>
        </table:table-row>
        <table:table-row table:style-name="ro1">
          <table:table-cell table:formula="of:=([.A378]+1)" office:value-type="float" office:value="378" calcext:value-type="float">
            <text:p>378</text:p>
          </table:table-cell>
          <table:table-cell office:value-type="float" office:value="-95.5054778579784" calcext:value-type="float">
            <text:p>-95.5054778579784</text:p>
          </table:table-cell>
          <table:table-cell table:number-columns-repeated="2"/>
        </table:table-row>
        <table:table-row table:style-name="ro1">
          <table:table-cell table:formula="of:=([.A379]+1)" office:value-type="float" office:value="379" calcext:value-type="float">
            <text:p>379</text:p>
          </table:table-cell>
          <table:table-cell office:value-type="float" office:value="-97.2969461539752" calcext:value-type="float">
            <text:p>-97.2969461539752</text:p>
          </table:table-cell>
          <table:table-cell table:number-columns-repeated="2"/>
        </table:table-row>
        <table:table-row table:style-name="ro1">
          <table:table-cell table:formula="of:=([.A380]+1)" office:value-type="float" office:value="380" calcext:value-type="float">
            <text:p>380</text:p>
          </table:table-cell>
          <table:table-cell office:value-type="float" office:value="-98.7197465062373" calcext:value-type="float">
            <text:p>-98.7197465062373</text:p>
          </table:table-cell>
          <table:table-cell table:number-columns-repeated="2"/>
        </table:table-row>
        <table:table-row table:style-name="ro1">
          <table:table-cell table:formula="of:=([.A381]+1)" office:value-type="float" office:value="381" calcext:value-type="float">
            <text:p>381</text:p>
          </table:table-cell>
          <table:table-cell office:value-type="float" office:value="-100.08816978339" calcext:value-type="float">
            <text:p>-100.08816978339</text:p>
          </table:table-cell>
          <table:table-cell table:number-columns-repeated="2"/>
        </table:table-row>
        <table:table-row table:style-name="ro1">
          <table:table-cell table:formula="of:=([.A382]+1)" office:value-type="float" office:value="382" calcext:value-type="float">
            <text:p>382</text:p>
          </table:table-cell>
          <table:table-cell office:value-type="float" office:value="-101.106996677372" calcext:value-type="float">
            <text:p>-101.106996677372</text:p>
          </table:table-cell>
          <table:table-cell table:number-columns-repeated="2"/>
        </table:table-row>
        <table:table-row table:style-name="ro1">
          <table:table-cell table:formula="of:=([.A383]+1)" office:value-type="float" office:value="383" calcext:value-type="float">
            <text:p>383</text:p>
          </table:table-cell>
          <table:table-cell office:value-type="float" office:value="-101.513831184487" calcext:value-type="float">
            <text:p>-101.513831184487</text:p>
          </table:table-cell>
          <table:table-cell table:number-columns-repeated="2"/>
        </table:table-row>
        <table:table-row table:style-name="ro1">
          <table:table-cell table:formula="of:=([.A384]+1)" office:value-type="float" office:value="384" calcext:value-type="float">
            <text:p>384</text:p>
          </table:table-cell>
          <table:table-cell office:value-type="float" office:value="-101.583418604687" calcext:value-type="float">
            <text:p>-101.583418604687</text:p>
          </table:table-cell>
          <table:table-cell table:number-columns-repeated="2"/>
        </table:table-row>
        <table:table-row table:style-name="ro1">
          <table:table-cell table:formula="of:=([.A385]+1)" office:value-type="float" office:value="385" calcext:value-type="float">
            <text:p>385</text:p>
          </table:table-cell>
          <table:table-cell office:value-type="float" office:value="-101.853004167744" calcext:value-type="float">
            <text:p>-101.853004167744</text:p>
          </table:table-cell>
          <table:table-cell table:number-columns-repeated="2"/>
        </table:table-row>
        <table:table-row table:style-name="ro1">
          <table:table-cell table:formula="of:=([.A386]+1)" office:value-type="float" office:value="386" calcext:value-type="float">
            <text:p>386</text:p>
          </table:table-cell>
          <table:table-cell office:value-type="float" office:value="-101.853004167744" calcext:value-type="float">
            <text:p>-101.853004167744</text:p>
          </table:table-cell>
          <table:table-cell table:number-columns-repeated="2"/>
        </table:table-row>
        <table:table-row table:style-name="ro1">
          <table:table-cell table:formula="of:=([.A387]+1)" office:value-type="float" office:value="387" calcext:value-type="float">
            <text:p>387</text:p>
          </table:table-cell>
          <table:table-cell office:value-type="float" office:value="-101.241478767626" calcext:value-type="float">
            <text:p>-101.241478767626</text:p>
          </table:table-cell>
          <table:table-cell table:number-columns-repeated="2"/>
        </table:table-row>
        <table:table-row table:style-name="ro1">
          <table:table-cell table:formula="of:=([.A388]+1)" office:value-type="float" office:value="388" calcext:value-type="float">
            <text:p>388</text:p>
          </table:table-cell>
          <table:table-cell office:value-type="float" office:value="-100.898725805753" calcext:value-type="float">
            <text:p>-100.898725805753</text:p>
          </table:table-cell>
          <table:table-cell table:number-columns-repeated="2"/>
        </table:table-row>
        <table:table-row table:style-name="ro1">
          <table:table-cell table:formula="of:=([.A389]+1)" office:value-type="float" office:value="389" calcext:value-type="float">
            <text:p>389</text:p>
          </table:table-cell>
          <table:table-cell office:value-type="float" office:value="-101.173838241815" calcext:value-type="float">
            <text:p>-101.173838241815</text:p>
          </table:table-cell>
          <table:table-cell table:number-columns-repeated="2"/>
        </table:table-row>
        <table:table-row table:style-name="ro1">
          <table:table-cell table:formula="of:=([.A390]+1)" office:value-type="float" office:value="390" calcext:value-type="float">
            <text:p>390</text:p>
          </table:table-cell>
          <table:table-cell office:value-type="float" office:value="-102.118760334725" calcext:value-type="float">
            <text:p>-102.118760334725</text:p>
          </table:table-cell>
          <table:table-cell table:number-columns-repeated="2"/>
        </table:table-row>
        <table:table-row table:style-name="ro1">
          <table:table-cell table:formula="of:=([.A391]+1)" office:value-type="float" office:value="391" calcext:value-type="float">
            <text:p>391</text:p>
          </table:table-cell>
          <table:table-cell office:value-type="float" office:value="-103.201087175706" calcext:value-type="float">
            <text:p>-103.201087175706</text:p>
          </table:table-cell>
          <table:table-cell table:number-columns-repeated="2"/>
        </table:table-row>
        <table:table-row table:style-name="ro1">
          <table:table-cell table:formula="of:=([.A392]+1)" office:value-type="float" office:value="392" calcext:value-type="float">
            <text:p>392</text:p>
          </table:table-cell>
          <table:table-cell office:value-type="float" office:value="-103.616808943641" calcext:value-type="float">
            <text:p>-103.616808943641</text:p>
          </table:table-cell>
          <table:table-cell table:number-columns-repeated="2"/>
        </table:table-row>
        <table:table-row table:style-name="ro1">
          <table:table-cell table:formula="of:=([.A393]+1)" office:value-type="float" office:value="393" calcext:value-type="float">
            <text:p>393</text:p>
          </table:table-cell>
          <table:table-cell office:value-type="float" office:value="-104.796762245057" calcext:value-type="float">
            <text:p>-104.796762245057</text:p>
          </table:table-cell>
          <table:table-cell table:number-columns-repeated="2"/>
        </table:table-row>
        <table:table-row table:style-name="ro1">
          <table:table-cell table:formula="of:=([.A394]+1)" office:value-type="float" office:value="394" calcext:value-type="float">
            <text:p>394</text:p>
          </table:table-cell>
          <table:table-cell office:value-type="float" office:value="-106.898648694038" calcext:value-type="float">
            <text:p>-106.898648694038</text:p>
          </table:table-cell>
          <table:table-cell table:number-columns-repeated="2"/>
        </table:table-row>
        <table:table-row table:style-name="ro1">
          <table:table-cell table:formula="of:=([.A395]+1)" office:value-type="float" office:value="395" calcext:value-type="float">
            <text:p>395</text:p>
          </table:table-cell>
          <table:table-cell office:value-type="float" office:value="-108.980606416338" calcext:value-type="float">
            <text:p>-108.980606416338</text:p>
          </table:table-cell>
          <table:table-cell table:number-columns-repeated="2"/>
        </table:table-row>
        <table:table-row table:style-name="ro1">
          <table:table-cell table:formula="of:=([.A396]+1)" office:value-type="float" office:value="396" calcext:value-type="float">
            <text:p>396</text:p>
          </table:table-cell>
          <table:table-cell office:value-type="float" office:value="-111.608711402884" calcext:value-type="float">
            <text:p>-111.608711402884</text:p>
          </table:table-cell>
          <table:table-cell table:number-columns-repeated="2"/>
        </table:table-row>
        <table:table-row table:style-name="ro1">
          <table:table-cell table:formula="of:=([.A397]+1)" office:value-type="float" office:value="397" calcext:value-type="float">
            <text:p>397</text:p>
          </table:table-cell>
          <table:table-cell office:value-type="float" office:value="-114.702430227771" calcext:value-type="float">
            <text:p>-114.702430227771</text:p>
          </table:table-cell>
          <table:table-cell table:number-columns-repeated="2"/>
        </table:table-row>
        <table:table-row table:style-name="ro1">
          <table:table-cell table:formula="of:=([.A398]+1)" office:value-type="float" office:value="398" calcext:value-type="float">
            <text:p>398</text:p>
          </table:table-cell>
          <table:table-cell office:value-type="float" office:value="-118.417638059017" calcext:value-type="float">
            <text:p>-118.417638059017</text:p>
          </table:table-cell>
          <table:table-cell table:number-columns-repeated="2"/>
        </table:table-row>
        <table:table-row table:style-name="ro1">
          <table:table-cell table:formula="of:=([.A399]+1)" office:value-type="float" office:value="399" calcext:value-type="float">
            <text:p>399</text:p>
          </table:table-cell>
          <table:table-cell office:value-type="float" office:value="-122.550003492193" calcext:value-type="float">
            <text:p>-122.550003492193</text:p>
          </table:table-cell>
          <table:table-cell table:number-columns-repeated="2"/>
        </table:table-row>
        <table:table-row table:style-name="ro1">
          <table:table-cell table:formula="of:=([.A400]+1)" office:value-type="float" office:value="400" calcext:value-type="float">
            <text:p>400</text:p>
          </table:table-cell>
          <table:table-cell office:value-type="float" office:value="-126.599317463682" calcext:value-type="float">
            <text:p>-126.599317463682</text:p>
          </table:table-cell>
          <table:table-cell table:number-columns-repeated="2"/>
        </table:table-row>
        <table:table-row table:style-name="ro1">
          <table:table-cell table:formula="of:=([.A401]+1)" office:value-type="float" office:value="401" calcext:value-type="float">
            <text:p>401</text:p>
          </table:table-cell>
          <table:table-cell office:value-type="float" office:value="-130.710846671181" calcext:value-type="float">
            <text:p>-130.710846671181</text:p>
          </table:table-cell>
          <table:table-cell table:number-columns-repeated="2"/>
        </table:table-row>
        <table:table-row table:style-name="ro1">
          <table:table-cell table:formula="of:=([.A402]+1)" office:value-type="float" office:value="402" calcext:value-type="float">
            <text:p>402</text:p>
          </table:table-cell>
          <table:table-cell office:value-type="float" office:value="-135" calcext:value-type="float">
            <text:p>-135</text:p>
          </table:table-cell>
          <table:table-cell table:number-columns-repeated="2"/>
        </table:table-row>
        <table:table-row table:style-name="ro1">
          <table:table-cell table:formula="of:=([.A403]+1)" office:value-type="float" office:value="403" calcext:value-type="float">
            <text:p>403</text:p>
          </table:table-cell>
          <table:table-cell office:value-type="float" office:value="-138.591259037206" calcext:value-type="float">
            <text:p>-138.591259037206</text:p>
          </table:table-cell>
          <table:table-cell table:number-columns-repeated="2"/>
        </table:table-row>
        <table:table-row table:style-name="ro1">
          <table:table-cell table:formula="of:=([.A404]+1)" office:value-type="float" office:value="404" calcext:value-type="float">
            <text:p>404</text:p>
          </table:table-cell>
          <table:table-cell office:value-type="float" office:value="-142.329747716759" calcext:value-type="float">
            <text:p>-142.329747716759</text:p>
          </table:table-cell>
          <table:table-cell table:number-columns-repeated="2"/>
        </table:table-row>
        <table:table-row table:style-name="ro1">
          <table:table-cell table:formula="of:=([.A405]+1)" office:value-type="float" office:value="405" calcext:value-type="float">
            <text:p>405</text:p>
          </table:table-cell>
          <table:table-cell office:value-type="float" office:value="-146.035354163035" calcext:value-type="float">
            <text:p>-146.035354163035</text:p>
          </table:table-cell>
          <table:table-cell table:number-columns-repeated="2"/>
        </table:table-row>
        <table:table-row table:style-name="ro1">
          <table:table-cell table:formula="of:=([.A406]+1)" office:value-type="float" office:value="406" calcext:value-type="float">
            <text:p>406</text:p>
          </table:table-cell>
          <table:table-cell office:value-type="float" office:value="-149.317931363128" calcext:value-type="float">
            <text:p>-149.317931363128</text:p>
          </table:table-cell>
          <table:table-cell table:number-columns-repeated="2"/>
        </table:table-row>
        <table:table-row table:style-name="ro1">
          <table:table-cell table:formula="of:=([.A407]+1)" office:value-type="float" office:value="407" calcext:value-type="float">
            <text:p>407</text:p>
          </table:table-cell>
          <table:table-cell office:value-type="float" office:value="-151.520892189004" calcext:value-type="float">
            <text:p>-151.520892189004</text:p>
          </table:table-cell>
          <table:table-cell table:number-columns-repeated="2"/>
        </table:table-row>
        <table:table-row table:style-name="ro1">
          <table:table-cell table:formula="of:=([.A408]+1)" office:value-type="float" office:value="408" calcext:value-type="float">
            <text:p>408</text:p>
          </table:table-cell>
          <table:table-cell office:value-type="float" office:value="-153.434948822922" calcext:value-type="float">
            <text:p>-153.434948822922</text:p>
          </table:table-cell>
          <table:table-cell table:number-columns-repeated="2"/>
        </table:table-row>
        <table:table-row table:style-name="ro1">
          <table:table-cell table:formula="of:=([.A409]+1)" office:value-type="float" office:value="409" calcext:value-type="float">
            <text:p>409</text:p>
          </table:table-cell>
          <table:table-cell office:value-type="float" office:value="-155.47515711401" calcext:value-type="float">
            <text:p>-155.47515711401</text:p>
          </table:table-cell>
          <table:table-cell table:number-columns-repeated="2"/>
        </table:table-row>
        <table:table-row table:style-name="ro1">
          <table:table-cell table:formula="of:=([.A410]+1)" office:value-type="float" office:value="410" calcext:value-type="float">
            <text:p>410</text:p>
          </table:table-cell>
          <table:table-cell office:value-type="float" office:value="-157.355180445736" calcext:value-type="float">
            <text:p>-157.355180445736</text:p>
          </table:table-cell>
          <table:table-cell table:number-columns-repeated="2"/>
        </table:table-row>
        <table:table-row table:style-name="ro1">
          <table:table-cell table:formula="of:=([.A411]+1)" office:value-type="float" office:value="411" calcext:value-type="float">
            <text:p>411</text:p>
          </table:table-cell>
          <table:table-cell office:value-type="float" office:value="-158.078221406041" calcext:value-type="float">
            <text:p>-158.078221406041</text:p>
          </table:table-cell>
          <table:table-cell table:number-columns-repeated="2"/>
        </table:table-row>
        <table:table-row table:style-name="ro1">
          <table:table-cell table:formula="of:=([.A412]+1)" office:value-type="float" office:value="412" calcext:value-type="float">
            <text:p>412</text:p>
          </table:table-cell>
          <table:table-cell office:value-type="float" office:value="-158.498565675952" calcext:value-type="float">
            <text:p>-158.498565675952</text:p>
          </table:table-cell>
          <table:table-cell table:number-columns-repeated="2"/>
        </table:table-row>
        <table:table-row table:style-name="ro1">
          <table:table-cell table:formula="of:=([.A413]+1)" office:value-type="float" office:value="413" calcext:value-type="float">
            <text:p>413</text:p>
          </table:table-cell>
          <table:table-cell office:value-type="float" office:value="-158.916245417619" calcext:value-type="float">
            <text:p>-158.916245417619</text:p>
          </table:table-cell>
          <table:table-cell table:number-columns-repeated="2"/>
        </table:table-row>
        <table:table-row table:style-name="ro1">
          <table:table-cell table:formula="of:=([.A414]+1)" office:value-type="float" office:value="414" calcext:value-type="float">
            <text:p>414</text:p>
          </table:table-cell>
          <table:table-cell office:value-type="float" office:value="-159.102234501161" calcext:value-type="float">
            <text:p>-159.102234501161</text:p>
          </table:table-cell>
          <table:table-cell table:number-columns-repeated="2"/>
        </table:table-row>
        <table:table-row table:style-name="ro1">
          <table:table-cell table:formula="of:=([.A415]+1)" office:value-type="float" office:value="415" calcext:value-type="float">
            <text:p>415</text:p>
          </table:table-cell>
          <table:table-cell office:value-type="float" office:value="-158.799783344359" calcext:value-type="float">
            <text:p>-158.799783344359</text:p>
          </table:table-cell>
          <table:table-cell table:number-columns-repeated="2"/>
        </table:table-row>
        <table:table-row table:style-name="ro1">
          <table:table-cell table:formula="of:=([.A416]+1)" office:value-type="float" office:value="416" calcext:value-type="float">
            <text:p>416</text:p>
          </table:table-cell>
          <table:table-cell office:value-type="float" office:value="-158.616364835238" calcext:value-type="float">
            <text:p>-158.616364835238</text:p>
          </table:table-cell>
          <table:table-cell table:number-columns-repeated="2"/>
        </table:table-row>
        <table:table-row table:style-name="ro1">
          <table:table-cell table:formula="of:=([.A417]+1)" office:value-type="float" office:value="417" calcext:value-type="float">
            <text:p>417</text:p>
          </table:table-cell>
          <table:table-cell office:value-type="float" office:value="-158.732939804072" calcext:value-type="float">
            <text:p>-158.732939804072</text:p>
          </table:table-cell>
          <table:table-cell table:number-columns-repeated="2"/>
        </table:table-row>
        <table:table-row table:style-name="ro1">
          <table:table-cell table:formula="of:=([.A418]+1)" office:value-type="float" office:value="418" calcext:value-type="float">
            <text:p>418</text:p>
          </table:table-cell>
          <table:table-cell office:value-type="float" office:value="-158.916245417619" calcext:value-type="float">
            <text:p>-158.916245417619</text:p>
          </table:table-cell>
          <table:table-cell table:number-columns-repeated="2"/>
        </table:table-row>
        <table:table-row table:style-name="ro1">
          <table:table-cell table:formula="of:=([.A419]+1)" office:value-type="float" office:value="419" calcext:value-type="float">
            <text:p>419</text:p>
          </table:table-cell>
          <table:table-cell office:value-type="float" office:value="-158.682087724538" calcext:value-type="float">
            <text:p>-158.682087724538</text:p>
          </table:table-cell>
          <table:table-cell table:number-columns-repeated="2"/>
        </table:table-row>
        <table:table-row table:style-name="ro1">
          <table:table-cell table:formula="of:=([.A420]+1)" office:value-type="float" office:value="420" calcext:value-type="float">
            <text:p>420</text:p>
          </table:table-cell>
          <table:table-cell office:value-type="float" office:value="-158.682087724538" calcext:value-type="float">
            <text:p>-158.682087724538</text:p>
          </table:table-cell>
          <table:table-cell table:number-columns-repeated="2"/>
        </table:table-row>
        <table:table-row table:style-name="ro1">
          <table:table-cell table:formula="of:=([.A421]+1)" office:value-type="float" office:value="421" calcext:value-type="float">
            <text:p>421</text:p>
          </table:table-cell>
          <table:table-cell office:value-type="float" office:value="-159.934295102577" calcext:value-type="float">
            <text:p>-159.934295102577</text:p>
          </table:table-cell>
          <table:table-cell table:number-columns-repeated="2"/>
        </table:table-row>
        <table:table-row table:style-name="ro1">
          <table:table-cell table:formula="of:=([.A422]+1)" office:value-type="float" office:value="422" calcext:value-type="float">
            <text:p>422</text:p>
          </table:table-cell>
          <table:table-cell office:value-type="float" office:value="-161.361875505612" calcext:value-type="float">
            <text:p>-161.361875505612</text:p>
          </table:table-cell>
          <table:table-cell table:number-columns-repeated="2"/>
        </table:table-row>
        <table:table-row table:style-name="ro1">
          <table:table-cell table:formula="of:=([.A423]+1)" office:value-type="float" office:value="423" calcext:value-type="float">
            <text:p>423</text:p>
          </table:table-cell>
          <table:table-cell office:value-type="float" office:value="-162.279934677709" calcext:value-type="float">
            <text:p>-162.279934677709</text:p>
          </table:table-cell>
          <table:table-cell table:number-columns-repeated="2"/>
        </table:table-row>
        <table:table-row table:style-name="ro1">
          <table:table-cell table:formula="of:=([.A424]+1)" office:value-type="float" office:value="424" calcext:value-type="float">
            <text:p>424</text:p>
          </table:table-cell>
          <table:table-cell office:value-type="float" office:value="-163.701203618463" calcext:value-type="float">
            <text:p>-163.701203618463</text:p>
          </table:table-cell>
          <table:table-cell table:number-columns-repeated="2"/>
        </table:table-row>
        <table:table-row table:style-name="ro1">
          <table:table-cell table:formula="of:=([.A425]+1)" office:value-type="float" office:value="425" calcext:value-type="float">
            <text:p>425</text:p>
          </table:table-cell>
          <table:table-cell office:value-type="float" office:value="-165.808903450976" calcext:value-type="float">
            <text:p>-165.808903450976</text:p>
          </table:table-cell>
          <table:table-cell table:number-columns-repeated="2"/>
        </table:table-row>
        <table:table-row table:style-name="ro1">
          <table:table-cell table:formula="of:=([.A426]+1)" office:value-type="float" office:value="426" calcext:value-type="float">
            <text:p>426</text:p>
          </table:table-cell>
          <table:table-cell office:value-type="float" office:value="-168.566318734573" calcext:value-type="float">
            <text:p>-168.566318734573</text:p>
          </table:table-cell>
          <table:table-cell table:number-columns-repeated="2"/>
        </table:table-row>
        <table:table-row table:style-name="ro1">
          <table:table-cell table:formula="of:=([.A427]+1)" office:value-type="float" office:value="427" calcext:value-type="float">
            <text:p>427</text:p>
          </table:table-cell>
          <table:table-cell office:value-type="float" office:value="-171.158185439808" calcext:value-type="float">
            <text:p>-171.158185439808</text:p>
          </table:table-cell>
          <table:table-cell table:number-columns-repeated="2"/>
        </table:table-row>
        <table:table-row table:style-name="ro1">
          <table:table-cell table:formula="of:=([.A428]+1)" office:value-type="float" office:value="428" calcext:value-type="float">
            <text:p>428</text:p>
          </table:table-cell>
          <table:table-cell office:value-type="float" office:value="-173.728922550499" calcext:value-type="float">
            <text:p>-173.728922550499</text:p>
          </table:table-cell>
          <table:table-cell table:number-columns-repeated="2"/>
        </table:table-row>
        <table:table-row table:style-name="ro1">
          <table:table-cell table:formula="of:=([.A429]+1)" office:value-type="float" office:value="429" calcext:value-type="float">
            <text:p>429</text:p>
          </table:table-cell>
          <table:table-cell office:value-type="float" office:value="-176.872193878714" calcext:value-type="float">
            <text:p>-176.872193878714</text:p>
          </table:table-cell>
          <table:table-cell table:number-columns-repeated="2"/>
        </table:table-row>
        <table:table-row table:style-name="ro1">
          <table:table-cell table:formula="of:=([.A430]+1)" office:value-type="float" office:value="430" calcext:value-type="float">
            <text:p>430</text:p>
          </table:table-cell>
          <table:table-cell office:value-type="float" office:value="179.377244312794" calcext:value-type="float">
            <text:p>179.377244312794</text:p>
          </table:table-cell>
          <table:table-cell table:number-columns-repeated="2"/>
        </table:table-row>
        <table:table-row table:style-name="ro1">
          <table:table-cell table:formula="of:=([.A431]+1)" office:value-type="float" office:value="431" calcext:value-type="float">
            <text:p>431</text:p>
          </table:table-cell>
          <table:table-cell office:value-type="float" office:value="175.980417512163" calcext:value-type="float">
            <text:p>175.980417512163</text:p>
          </table:table-cell>
          <table:table-cell table:number-columns-repeated="2"/>
        </table:table-row>
        <table:table-row table:style-name="ro1">
          <table:table-cell table:formula="of:=([.A432]+1)" office:value-type="float" office:value="432" calcext:value-type="float">
            <text:p>432</text:p>
          </table:table-cell>
          <table:table-cell office:value-type="float" office:value="173.181785428348" calcext:value-type="float">
            <text:p>173.181785428348</text:p>
          </table:table-cell>
          <table:table-cell table:number-columns-repeated="2"/>
        </table:table-row>
        <table:table-row table:style-name="ro1">
          <table:table-cell table:formula="of:=([.A433]+1)" office:value-type="float" office:value="433" calcext:value-type="float">
            <text:p>433</text:p>
          </table:table-cell>
          <table:table-cell office:value-type="float" office:value="169.722859418588" calcext:value-type="float">
            <text:p>169.722859418588</text:p>
          </table:table-cell>
          <table:table-cell table:number-columns-repeated="2"/>
        </table:table-row>
        <table:table-row table:style-name="ro1">
          <table:table-cell table:formula="of:=([.A434]+1)" office:value-type="float" office:value="434" calcext:value-type="float">
            <text:p>434</text:p>
          </table:table-cell>
          <table:table-cell office:value-type="float" office:value="166.189922908101" calcext:value-type="float">
            <text:p>166.189922908101</text:p>
          </table:table-cell>
          <table:table-cell table:number-columns-repeated="2"/>
        </table:table-row>
        <table:table-row table:style-name="ro1">
          <table:table-cell table:formula="of:=([.A435]+1)" office:value-type="float" office:value="435" calcext:value-type="float">
            <text:p>435</text:p>
          </table:table-cell>
          <table:table-cell office:value-type="float" office:value="163.241041582819" calcext:value-type="float">
            <text:p>163.241041582819</text:p>
          </table:table-cell>
          <table:table-cell table:number-columns-repeated="2"/>
        </table:table-row>
        <table:table-row table:style-name="ro1">
          <table:table-cell table:formula="of:=([.A436]+1)" office:value-type="float" office:value="436" calcext:value-type="float">
            <text:p>436</text:p>
          </table:table-cell>
          <table:table-cell office:value-type="float" office:value="160.680623975586" calcext:value-type="float">
            <text:p>160.680623975586</text:p>
          </table:table-cell>
          <table:table-cell table:number-columns-repeated="2"/>
        </table:table-row>
        <table:table-row table:style-name="ro1">
          <table:table-cell table:formula="of:=([.A437]+1)" office:value-type="float" office:value="437" calcext:value-type="float">
            <text:p>437</text:p>
          </table:table-cell>
          <table:table-cell office:value-type="float" office:value="158.314222605929" calcext:value-type="float">
            <text:p>158.314222605929</text:p>
          </table:table-cell>
          <table:table-cell table:number-columns-repeated="2"/>
        </table:table-row>
        <table:table-row table:style-name="ro1">
          <table:table-cell table:formula="of:=([.A438]+1)" office:value-type="float" office:value="438" calcext:value-type="float">
            <text:p>438</text:p>
          </table:table-cell>
          <table:table-cell office:value-type="float" office:value="156.068974931931" calcext:value-type="float">
            <text:p>156.068974931931</text:p>
          </table:table-cell>
          <table:table-cell table:number-columns-repeated="2"/>
        </table:table-row>
        <table:table-row table:style-name="ro1">
          <table:table-cell table:formula="of:=([.A439]+1)" office:value-type="float" office:value="439" calcext:value-type="float">
            <text:p>439</text:p>
          </table:table-cell>
          <table:table-cell office:value-type="float" office:value="154.403625737856" calcext:value-type="float">
            <text:p>154.403625737856</text:p>
          </table:table-cell>
          <table:table-cell table:number-columns-repeated="2"/>
        </table:table-row>
        <table:table-row table:style-name="ro1">
          <table:table-cell table:formula="of:=([.A440]+1)" office:value-type="float" office:value="440" calcext:value-type="float">
            <text:p>440</text:p>
          </table:table-cell>
          <table:table-cell office:value-type="float" office:value="153.296218393034" calcext:value-type="float">
            <text:p>153.296218393034</text:p>
          </table:table-cell>
          <table:table-cell table:number-columns-repeated="2"/>
        </table:table-row>
        <table:table-row table:style-name="ro1">
          <table:table-cell table:formula="of:=([.A441]+1)" office:value-type="float" office:value="441" calcext:value-type="float">
            <text:p>441</text:p>
          </table:table-cell>
          <table:table-cell office:value-type="float" office:value="152.602623170033" calcext:value-type="float">
            <text:p>152.602623170033</text:p>
          </table:table-cell>
          <table:table-cell table:number-columns-repeated="2"/>
        </table:table-row>
        <table:table-row table:style-name="ro1">
          <table:table-cell table:formula="of:=([.A442]+1)" office:value-type="float" office:value="442" calcext:value-type="float">
            <text:p>442</text:p>
          </table:table-cell>
          <table:table-cell office:value-type="float" office:value="152.18354101633" calcext:value-type="float">
            <text:p>152.18354101633</text:p>
          </table:table-cell>
          <table:table-cell table:number-columns-repeated="2"/>
        </table:table-row>
        <table:table-row table:style-name="ro1">
          <table:table-cell table:formula="of:=([.A443]+1)" office:value-type="float" office:value="443" calcext:value-type="float">
            <text:p>443</text:p>
          </table:table-cell>
          <table:table-cell office:value-type="float" office:value="151.488753705891" calcext:value-type="float">
            <text:p>151.488753705891</text:p>
          </table:table-cell>
          <table:table-cell table:number-columns-repeated="2"/>
        </table:table-row>
        <table:table-row table:style-name="ro1">
          <table:table-cell table:formula="of:=([.A444]+1)" office:value-type="float" office:value="444" calcext:value-type="float">
            <text:p>444</text:p>
          </table:table-cell>
          <table:table-cell office:value-type="float" office:value="150.642246457209" calcext:value-type="float">
            <text:p>150.642246457209</text:p>
          </table:table-cell>
          <table:table-cell table:number-columns-repeated="2"/>
        </table:table-row>
        <table:table-row table:style-name="ro1">
          <table:table-cell table:formula="of:=([.A445]+1)" office:value-type="float" office:value="445" calcext:value-type="float">
            <text:p>445</text:p>
          </table:table-cell>
          <table:table-cell office:value-type="float" office:value="150.642246457209" calcext:value-type="float">
            <text:p>150.642246457209</text:p>
          </table:table-cell>
          <table:table-cell table:number-columns-repeated="2"/>
        </table:table-row>
        <table:table-row table:style-name="ro1">
          <table:table-cell table:formula="of:=([.A446]+1)" office:value-type="float" office:value="446" calcext:value-type="float">
            <text:p>446</text:p>
          </table:table-cell>
          <table:table-cell office:value-type="float" office:value="150.794538483565" calcext:value-type="float">
            <text:p>150.794538483565</text:p>
          </table:table-cell>
          <table:table-cell table:number-columns-repeated="2"/>
        </table:table-row>
        <table:table-row table:style-name="ro1">
          <table:table-cell table:formula="of:=([.A447]+1)" office:value-type="float" office:value="447" calcext:value-type="float">
            <text:p>447</text:p>
          </table:table-cell>
          <table:table-cell office:value-type="float" office:value="151.488753705891" calcext:value-type="float">
            <text:p>151.488753705891</text:p>
          </table:table-cell>
          <table:table-cell table:number-columns-repeated="2"/>
        </table:table-row>
        <table:table-row table:style-name="ro1">
          <table:table-cell table:formula="of:=([.A448]+1)" office:value-type="float" office:value="448" calcext:value-type="float">
            <text:p>448</text:p>
          </table:table-cell>
          <table:table-cell office:value-type="float" office:value="151.762554461833" calcext:value-type="float">
            <text:p>151.762554461833</text:p>
          </table:table-cell>
          <table:table-cell table:number-columns-repeated="2"/>
        </table:table-row>
        <table:table-row table:style-name="ro1">
          <table:table-cell table:formula="of:=([.A449]+1)" office:value-type="float" office:value="449" calcext:value-type="float">
            <text:p>449</text:p>
          </table:table-cell>
          <table:table-cell office:value-type="float" office:value="151.488753705891" calcext:value-type="float">
            <text:p>151.488753705891</text:p>
          </table:table-cell>
          <table:table-cell table:number-columns-repeated="2"/>
        </table:table-row>
        <table:table-row table:style-name="ro1">
          <table:table-cell table:formula="of:=([.A450]+1)" office:value-type="float" office:value="450" calcext:value-type="float">
            <text:p>450</text:p>
          </table:table-cell>
          <table:table-cell office:value-type="float" office:value="150.642246457209" calcext:value-type="float">
            <text:p>150.642246457209</text:p>
          </table:table-cell>
          <table:table-cell table:number-columns-repeated="2"/>
        </table:table-row>
        <table:table-row table:style-name="ro1">
          <table:table-cell table:formula="of:=([.A451]+1)" office:value-type="float" office:value="451" calcext:value-type="float">
            <text:p>451</text:p>
          </table:table-cell>
          <table:table-cell office:value-type="float" office:value="149.945623917126" calcext:value-type="float">
            <text:p>149.945623917126</text:p>
          </table:table-cell>
          <table:table-cell table:number-columns-repeated="2"/>
        </table:table-row>
        <table:table-row table:style-name="ro1">
          <table:table-cell table:formula="of:=([.A452]+1)" office:value-type="float" office:value="452" calcext:value-type="float">
            <text:p>452</text:p>
          </table:table-cell>
          <table:table-cell office:value-type="float" office:value="149.250032697804" calcext:value-type="float">
            <text:p>149.250032697804</text:p>
          </table:table-cell>
          <table:table-cell table:number-columns-repeated="2"/>
        </table:table-row>
        <table:table-row table:style-name="ro1">
          <table:table-cell table:formula="of:=([.A453]+1)" office:value-type="float" office:value="453" calcext:value-type="float">
            <text:p>453</text:p>
          </table:table-cell>
          <table:table-cell office:value-type="float" office:value="148.290801411286" calcext:value-type="float">
            <text:p>148.290801411286</text:p>
          </table:table-cell>
          <table:table-cell table:number-columns-repeated="2"/>
        </table:table-row>
        <table:table-row table:style-name="ro1">
          <table:table-cell table:formula="of:=([.A454]+1)" office:value-type="float" office:value="454" calcext:value-type="float">
            <text:p>454</text:p>
          </table:table-cell>
          <table:table-cell office:value-type="float" office:value="146.481991354748" calcext:value-type="float">
            <text:p>146.481991354748</text:p>
          </table:table-cell>
          <table:table-cell table:number-columns-repeated="2"/>
        </table:table-row>
        <table:table-row table:style-name="ro1">
          <table:table-cell table:formula="of:=([.A455]+1)" office:value-type="float" office:value="455" calcext:value-type="float">
            <text:p>455</text:p>
          </table:table-cell>
          <table:table-cell office:value-type="float" office:value="144.571595653757" calcext:value-type="float">
            <text:p>144.571595653757</text:p>
          </table:table-cell>
          <table:table-cell table:number-columns-repeated="2"/>
        </table:table-row>
        <table:table-row table:style-name="ro1">
          <table:table-cell table:formula="of:=([.A456]+1)" office:value-type="float" office:value="456" calcext:value-type="float">
            <text:p>456</text:p>
          </table:table-cell>
          <table:table-cell office:value-type="float" office:value="142.236922025968" calcext:value-type="float">
            <text:p>142.236922025968</text:p>
          </table:table-cell>
          <table:table-cell table:number-columns-repeated="2"/>
        </table:table-row>
        <table:table-row table:style-name="ro1">
          <table:table-cell table:formula="of:=([.A457]+1)" office:value-type="float" office:value="457" calcext:value-type="float">
            <text:p>457</text:p>
          </table:table-cell>
          <table:table-cell office:value-type="float" office:value="139.294783257023" calcext:value-type="float">
            <text:p>139.294783257023</text:p>
          </table:table-cell>
          <table:table-cell table:number-columns-repeated="2"/>
        </table:table-row>
        <table:table-row table:style-name="ro1">
          <table:table-cell table:formula="of:=([.A458]+1)" office:value-type="float" office:value="458" calcext:value-type="float">
            <text:p>458</text:p>
          </table:table-cell>
          <table:table-cell office:value-type="float" office:value="136.342624026538" calcext:value-type="float">
            <text:p>136.342624026538</text:p>
          </table:table-cell>
          <table:table-cell table:number-columns-repeated="2"/>
        </table:table-row>
        <table:table-row table:style-name="ro1">
          <table:table-cell table:formula="of:=([.A459]+1)" office:value-type="float" office:value="459" calcext:value-type="float">
            <text:p>459</text:p>
          </table:table-cell>
          <table:table-cell office:value-type="float" office:value="133.196004883799" calcext:value-type="float">
            <text:p>133.196004883799</text:p>
          </table:table-cell>
          <table:table-cell table:number-columns-repeated="2"/>
        </table:table-row>
        <table:table-row table:style-name="ro1">
          <table:table-cell table:formula="of:=([.A460]+1)" office:value-type="float" office:value="460" calcext:value-type="float">
            <text:p>460</text:p>
          </table:table-cell>
          <table:table-cell office:value-type="float" office:value="130.179233921907" calcext:value-type="float">
            <text:p>130.179233921907</text:p>
          </table:table-cell>
          <table:table-cell table:number-columns-repeated="2"/>
        </table:table-row>
        <table:table-row table:style-name="ro1">
          <table:table-cell table:formula="of:=([.A461]+1)" office:value-type="float" office:value="461" calcext:value-type="float">
            <text:p>461</text:p>
          </table:table-cell>
          <table:table-cell office:value-type="float" office:value="126.412064403524" calcext:value-type="float">
            <text:p>126.412064403524</text:p>
          </table:table-cell>
          <table:table-cell table:number-columns-repeated="2"/>
        </table:table-row>
        <table:table-row table:style-name="ro1">
          <table:table-cell table:formula="of:=([.A462]+1)" office:value-type="float" office:value="462" calcext:value-type="float">
            <text:p>462</text:p>
          </table:table-cell>
          <table:table-cell office:value-type="float" office:value="122.597116878235" calcext:value-type="float">
            <text:p>122.597116878235</text:p>
          </table:table-cell>
          <table:table-cell table:number-columns-repeated="2"/>
        </table:table-row>
        <table:table-row table:style-name="ro1">
          <table:table-cell table:formula="of:=([.A463]+1)" office:value-type="float" office:value="463" calcext:value-type="float">
            <text:p>463</text:p>
          </table:table-cell>
          <table:table-cell office:value-type="float" office:value="119.214379980268" calcext:value-type="float">
            <text:p>119.214379980268</text:p>
          </table:table-cell>
          <table:table-cell table:number-columns-repeated="2"/>
        </table:table-row>
        <table:table-row table:style-name="ro1">
          <table:table-cell table:formula="of:=([.A464]+1)" office:value-type="float" office:value="464" calcext:value-type="float">
            <text:p>464</text:p>
          </table:table-cell>
          <table:table-cell office:value-type="float" office:value="115.676815681838" calcext:value-type="float">
            <text:p>115.676815681838</text:p>
          </table:table-cell>
          <table:table-cell table:number-columns-repeated="2"/>
        </table:table-row>
        <table:table-row table:style-name="ro1">
          <table:table-cell table:formula="of:=([.A465]+1)" office:value-type="float" office:value="465" calcext:value-type="float">
            <text:p>465</text:p>
          </table:table-cell>
          <table:table-cell office:value-type="float" office:value="111.925560493591" calcext:value-type="float">
            <text:p>111.925560493591</text:p>
          </table:table-cell>
          <table:table-cell table:number-columns-repeated="2"/>
        </table:table-row>
        <table:table-row table:style-name="ro1">
          <table:table-cell table:formula="of:=([.A466]+1)" office:value-type="float" office:value="466" calcext:value-type="float">
            <text:p>466</text:p>
          </table:table-cell>
          <table:table-cell office:value-type="float" office:value="108.434948822922" calcext:value-type="float">
            <text:p>108.434948822922</text:p>
          </table:table-cell>
          <table:table-cell table:number-columns-repeated="2"/>
        </table:table-row>
        <table:table-row table:style-name="ro1">
          <table:table-cell table:formula="of:=([.A467]+1)" office:value-type="float" office:value="467" calcext:value-type="float">
            <text:p>467</text:p>
          </table:table-cell>
          <table:table-cell office:value-type="float" office:value="105.759522166893" calcext:value-type="float">
            <text:p>105.759522166893</text:p>
          </table:table-cell>
          <table:table-cell table:number-columns-repeated="2"/>
        </table:table-row>
        <table:table-row table:style-name="ro1">
          <table:table-cell table:formula="of:=([.A468]+1)" office:value-type="float" office:value="468" calcext:value-type="float">
            <text:p>468</text:p>
          </table:table-cell>
          <table:table-cell office:value-type="float" office:value="103.376752829851" calcext:value-type="float">
            <text:p>103.376752829851</text:p>
          </table:table-cell>
          <table:table-cell table:number-columns-repeated="2"/>
        </table:table-row>
        <table:table-row table:style-name="ro1">
          <table:table-cell table:formula="of:=([.A469]+1)" office:value-type="float" office:value="469" calcext:value-type="float">
            <text:p>469</text:p>
          </table:table-cell>
          <table:table-cell office:value-type="float" office:value="101.30993247402" calcext:value-type="float">
            <text:p>101.30993247402</text:p>
          </table:table-cell>
          <table:table-cell table:number-columns-repeated="2"/>
        </table:table-row>
        <table:table-row table:style-name="ro1">
          <table:table-cell table:formula="of:=([.A470]+1)" office:value-type="float" office:value="470" calcext:value-type="float">
            <text:p>470</text:p>
          </table:table-cell>
          <table:table-cell office:value-type="float" office:value="99.5742278850918" calcext:value-type="float">
            <text:p>99.5742278850918</text:p>
          </table:table-cell>
          <table:table-cell table:number-columns-repeated="2"/>
        </table:table-row>
        <table:table-row table:style-name="ro1">
          <table:table-cell table:formula="of:=([.A471]+1)" office:value-type="float" office:value="471" calcext:value-type="float">
            <text:p>471</text:p>
          </table:table-cell>
          <table:table-cell office:value-type="float" office:value="98.6156481841641" calcext:value-type="float">
            <text:p>98.6156481841641</text:p>
          </table:table-cell>
          <table:table-cell table:number-columns-repeated="2"/>
        </table:table-row>
        <table:table-row table:style-name="ro1">
          <table:table-cell table:formula="of:=([.A472]+1)" office:value-type="float" office:value="472" calcext:value-type="float">
            <text:p>472</text:p>
          </table:table-cell>
          <table:table-cell office:value-type="float" office:value="97.9355503700888" calcext:value-type="float">
            <text:p>97.9355503700888</text:p>
          </table:table-cell>
          <table:table-cell table:number-columns-repeated="2"/>
        </table:table-row>
        <table:table-row table:style-name="ro1">
          <table:table-cell table:formula="of:=([.A473]+1)" office:value-type="float" office:value="473" calcext:value-type="float">
            <text:p>473</text:p>
          </table:table-cell>
          <table:table-cell office:value-type="float" office:value="97.2099618456159" calcext:value-type="float">
            <text:p>97.2099618456159</text:p>
          </table:table-cell>
          <table:table-cell table:number-columns-repeated="2"/>
        </table:table-row>
        <table:table-row table:style-name="ro1">
          <table:table-cell table:formula="of:=([.A474]+1)" office:value-type="float" office:value="474" calcext:value-type="float">
            <text:p>474</text:p>
          </table:table-cell>
          <table:table-cell office:value-type="float" office:value="97.2531946127253" calcext:value-type="float">
            <text:p>97.2531946127253</text:p>
          </table:table-cell>
          <table:table-cell table:number-columns-repeated="2"/>
        </table:table-row>
        <table:table-row table:style-name="ro1">
          <table:table-cell table:formula="of:=([.A475]+1)" office:value-type="float" office:value="475" calcext:value-type="float">
            <text:p>475</text:p>
          </table:table-cell>
          <table:table-cell office:value-type="float" office:value="97.2531946127253" calcext:value-type="float">
            <text:p>97.2531946127253</text:p>
          </table:table-cell>
          <table:table-cell table:number-columns-repeated="2"/>
        </table:table-row>
        <table:table-row table:style-name="ro1">
          <table:table-cell table:formula="of:=([.A476]+1)" office:value-type="float" office:value="476" calcext:value-type="float">
            <text:p>476</text:p>
          </table:table-cell>
          <table:table-cell office:value-type="float" office:value="96.9112271190247" calcext:value-type="float">
            <text:p>96.9112271190247</text:p>
          </table:table-cell>
          <table:table-cell table:number-columns-repeated="2"/>
        </table:table-row>
        <table:table-row table:style-name="ro1">
          <table:table-cell table:formula="of:=([.A477]+1)" office:value-type="float" office:value="477" calcext:value-type="float">
            <text:p>477</text:p>
          </table:table-cell>
          <table:table-cell office:value-type="float" office:value="96.8699923082143" calcext:value-type="float">
            <text:p>96.8699923082143</text:p>
          </table:table-cell>
          <table:table-cell table:number-columns-repeated="2"/>
        </table:table-row>
        <table:table-row table:style-name="ro1">
          <table:table-cell table:formula="of:=([.A478]+1)" office:value-type="float" office:value="478" calcext:value-type="float">
            <text:p>478</text:p>
          </table:table-cell>
          <table:table-cell office:value-type="float" office:value="97.2099618456159" calcext:value-type="float">
            <text:p>97.2099618456159</text:p>
          </table:table-cell>
          <table:table-cell table:number-columns-repeated="2"/>
        </table:table-row>
        <table:table-row table:style-name="ro1">
          <table:table-cell table:formula="of:=([.A479]+1)" office:value-type="float" office:value="479" calcext:value-type="float">
            <text:p>479</text:p>
          </table:table-cell>
          <table:table-cell office:value-type="float" office:value="97.5946433685914" calcext:value-type="float">
            <text:p>97.5946433685914</text:p>
          </table:table-cell>
          <table:table-cell table:number-columns-repeated="2"/>
        </table:table-row>
        <table:table-row table:style-name="ro1">
          <table:table-cell table:formula="of:=([.A480]+1)" office:value-type="float" office:value="480" calcext:value-type="float">
            <text:p>480</text:p>
          </table:table-cell>
          <table:table-cell office:value-type="float" office:value="96.8699923082143" calcext:value-type="float">
            <text:p>96.8699923082143</text:p>
          </table:table-cell>
          <table:table-cell table:number-columns-repeated="2"/>
        </table:table-row>
        <table:table-row table:style-name="ro1">
          <table:table-cell table:formula="of:=([.A481]+1)" office:value-type="float" office:value="481" calcext:value-type="float">
            <text:p>481</text:p>
          </table:table-cell>
          <table:table-cell office:value-type="float" office:value="95.8124823831127" calcext:value-type="float">
            <text:p>95.8124823831127</text:p>
          </table:table-cell>
          <table:table-cell table:number-columns-repeated="2"/>
        </table:table-row>
        <table:table-row table:style-name="ro1">
          <table:table-cell table:formula="of:=([.A482]+1)" office:value-type="float" office:value="482" calcext:value-type="float">
            <text:p>482</text:p>
          </table:table-cell>
          <table:table-cell office:value-type="float" office:value="95.132554439873" calcext:value-type="float">
            <text:p>95.132554439873</text:p>
          </table:table-cell>
          <table:table-cell table:number-columns-repeated="2"/>
        </table:table-row>
        <table:table-row table:style-name="ro1">
          <table:table-cell table:formula="of:=([.A483]+1)" office:value-type="float" office:value="483" calcext:value-type="float">
            <text:p>483</text:p>
          </table:table-cell>
          <table:table-cell office:value-type="float" office:value="94.1346713737364" calcext:value-type="float">
            <text:p>94.1346713737364</text:p>
          </table:table-cell>
          <table:table-cell table:number-columns-repeated="2"/>
        </table:table-row>
        <table:table-row table:style-name="ro1">
          <table:table-cell table:formula="of:=([.A484]+1)" office:value-type="float" office:value="484" calcext:value-type="float">
            <text:p>484</text:p>
          </table:table-cell>
          <table:table-cell office:value-type="float" office:value="92.0700306530411" calcext:value-type="float">
            <text:p>92.0700306530411</text:p>
          </table:table-cell>
          <table:table-cell table:number-columns-repeated="2"/>
        </table:table-row>
        <table:table-row table:style-name="ro1">
          <table:table-cell table:formula="of:=([.A485]+1)" office:value-type="float" office:value="485" calcext:value-type="float">
            <text:p>485</text:p>
          </table:table-cell>
          <table:table-cell office:value-type="float" office:value="89.3097228021349" calcext:value-type="float">
            <text:p>89.3097228021349</text:p>
          </table:table-cell>
          <table:table-cell table:number-columns-repeated="2"/>
        </table:table-row>
        <table:table-row table:style-name="ro1">
          <table:table-cell table:formula="of:=([.A486]+1)" office:value-type="float" office:value="486" calcext:value-type="float">
            <text:p>486</text:p>
          </table:table-cell>
          <table:table-cell office:value-type="float" office:value="86.1859251657097" calcext:value-type="float">
            <text:p>86.1859251657097</text:p>
          </table:table-cell>
          <table:table-cell table:number-columns-repeated="2"/>
        </table:table-row>
        <table:table-row table:style-name="ro1">
          <table:table-cell table:formula="of:=([.A487]+1)" office:value-type="float" office:value="487" calcext:value-type="float">
            <text:p>487</text:p>
          </table:table-cell>
          <table:table-cell office:value-type="float" office:value="83.004807702742" calcext:value-type="float">
            <text:p>83.004807702742</text:p>
          </table:table-cell>
          <table:table-cell table:number-columns-repeated="2"/>
        </table:table-row>
        <table:table-row table:style-name="ro1">
          <table:table-cell table:formula="of:=([.A488]+1)" office:value-type="float" office:value="488" calcext:value-type="float">
            <text:p>488</text:p>
          </table:table-cell>
          <table:table-cell office:value-type="float" office:value="79.7266693583707" calcext:value-type="float">
            <text:p>79.7266693583707</text:p>
          </table:table-cell>
          <table:table-cell table:number-columns-repeated="2"/>
        </table:table-row>
        <table:table-row table:style-name="ro1">
          <table:table-cell table:formula="of:=([.A489]+1)" office:value-type="float" office:value="489" calcext:value-type="float">
            <text:p>489</text:p>
          </table:table-cell>
          <table:table-cell office:value-type="float" office:value="75.8789995236124" calcext:value-type="float">
            <text:p>75.8789995236124</text:p>
          </table:table-cell>
          <table:table-cell table:number-columns-repeated="2"/>
        </table:table-row>
        <table:table-row table:style-name="ro1">
          <table:table-cell table:formula="of:=([.A490]+1)" office:value-type="float" office:value="490" calcext:value-type="float">
            <text:p>490</text:p>
          </table:table-cell>
          <table:table-cell office:value-type="float" office:value="71.6746032032545" calcext:value-type="float">
            <text:p>71.6746032032545</text:p>
          </table:table-cell>
          <table:table-cell table:number-columns-repeated="2"/>
        </table:table-row>
        <table:table-row table:style-name="ro1">
          <table:table-cell table:formula="of:=([.A491]+1)" office:value-type="float" office:value="491" calcext:value-type="float">
            <text:p>491</text:p>
          </table:table-cell>
          <table:table-cell office:value-type="float" office:value="67.3004099927738" calcext:value-type="float">
            <text:p>67.3004099927738</text:p>
          </table:table-cell>
          <table:table-cell table:number-columns-repeated="2"/>
        </table:table-row>
        <table:table-row table:style-name="ro1">
          <table:table-cell table:formula="of:=([.A492]+1)" office:value-type="float" office:value="492" calcext:value-type="float">
            <text:p>492</text:p>
          </table:table-cell>
          <table:table-cell office:value-type="float" office:value="63.2792541531242" calcext:value-type="float">
            <text:p>63.2792541531242</text:p>
          </table:table-cell>
          <table:table-cell table:number-columns-repeated="2"/>
        </table:table-row>
        <table:table-row table:style-name="ro1">
          <table:table-cell table:formula="of:=([.A493]+1)" office:value-type="float" office:value="493" calcext:value-type="float">
            <text:p>493</text:p>
          </table:table-cell>
          <table:table-cell office:value-type="float" office:value="58.9168774333013" calcext:value-type="float">
            <text:p>58.9168774333013</text:p>
          </table:table-cell>
          <table:table-cell table:number-columns-repeated="2"/>
        </table:table-row>
        <table:table-row table:style-name="ro1">
          <table:table-cell table:formula="of:=([.A494]+1)" office:value-type="float" office:value="494" calcext:value-type="float">
            <text:p>494</text:p>
          </table:table-cell>
          <table:table-cell office:value-type="float" office:value="54.9799211457446" calcext:value-type="float">
            <text:p>54.9799211457446</text:p>
          </table:table-cell>
          <table:table-cell table:number-columns-repeated="2"/>
        </table:table-row>
        <table:table-row table:style-name="ro1">
          <table:table-cell table:formula="of:=([.A495]+1)" office:value-type="float" office:value="495" calcext:value-type="float">
            <text:p>495</text:p>
          </table:table-cell>
          <table:table-cell office:value-type="float" office:value="51.2868933617365" calcext:value-type="float">
            <text:p>51.2868933617365</text:p>
          </table:table-cell>
          <table:table-cell table:number-columns-repeated="2"/>
        </table:table-row>
        <table:table-row table:style-name="ro1">
          <table:table-cell table:formula="of:=([.A496]+1)" office:value-type="float" office:value="496" calcext:value-type="float">
            <text:p>496</text:p>
          </table:table-cell>
          <table:table-cell office:value-type="float" office:value="48.3949235421183" calcext:value-type="float">
            <text:p>48.3949235421183</text:p>
          </table:table-cell>
          <table:table-cell table:number-columns-repeated="2"/>
        </table:table-row>
        <table:table-row table:style-name="ro1">
          <table:table-cell table:formula="of:=([.A497]+1)" office:value-type="float" office:value="497" calcext:value-type="float">
            <text:p>497</text:p>
          </table:table-cell>
          <table:table-cell office:value-type="float" office:value="45.4855458300081" calcext:value-type="float">
            <text:p>45.4855458300081</text:p>
          </table:table-cell>
          <table:table-cell table:number-columns-repeated="2"/>
        </table:table-row>
        <table:table-row table:style-name="ro1">
          <table:table-cell table:formula="of:=([.A498]+1)" office:value-type="float" office:value="498" calcext:value-type="float">
            <text:p>498</text:p>
          </table:table-cell>
          <table:table-cell office:value-type="float" office:value="42.8434373252852" calcext:value-type="float">
            <text:p>42.8434373252852</text:p>
          </table:table-cell>
          <table:table-cell table:number-columns-repeated="2"/>
        </table:table-row>
        <table:table-row table:style-name="ro1">
          <table:table-cell table:formula="of:=([.A499]+1)" office:value-type="float" office:value="499" calcext:value-type="float">
            <text:p>499</text:p>
          </table:table-cell>
          <table:table-cell office:value-type="float" office:value="41.2173545534037" calcext:value-type="float">
            <text:p>41.2173545534037</text:p>
          </table:table-cell>
          <table:table-cell table:number-columns-repeated="2"/>
        </table:table-row>
        <table:table-row table:style-name="ro1">
          <table:table-cell table:formula="of:=([.A500]+1)" office:value-type="float" office:value="500" calcext:value-type="float">
            <text:p>500</text:p>
          </table:table-cell>
          <table:table-cell office:value-type="float" office:value="39.8055710922652" calcext:value-type="float">
            <text:p>39.8055710922652</text:p>
          </table:table-cell>
          <table:table-cell table:number-columns-repeated="2"/>
        </table:table-row>
        <table:table-row table:style-name="ro1">
          <table:table-cell table:formula="of:=([.A501]+1)" office:value-type="float" office:value="501" calcext:value-type="float">
            <text:p>501</text:p>
          </table:table-cell>
          <table:table-cell office:value-type="float" office:value="38.8170698340517" calcext:value-type="float">
            <text:p>38.8170698340517</text:p>
          </table:table-cell>
          <table:table-cell table:number-columns-repeated="2"/>
        </table:table-row>
        <table:table-row table:style-name="ro1">
          <table:table-cell table:formula="of:=([.A502]+1)" office:value-type="float" office:value="502" calcext:value-type="float">
            <text:p>502</text:p>
          </table:table-cell>
          <table:table-cell office:value-type="float" office:value="37.8157326075731" calcext:value-type="float">
            <text:p>37.8157326075731</text:p>
          </table:table-cell>
          <table:table-cell table:number-columns-repeated="2"/>
        </table:table-row>
        <table:table-row table:style-name="ro1">
          <table:table-cell table:formula="of:=([.A503]+1)" office:value-type="float" office:value="503" calcext:value-type="float">
            <text:p>503</text:p>
          </table:table-cell>
          <table:table-cell office:value-type="float" office:value="37.4053566314085" calcext:value-type="float">
            <text:p>37.4053566314085</text:p>
          </table:table-cell>
          <table:table-cell table:number-columns-repeated="2"/>
        </table:table-row>
        <table:table-row table:style-name="ro1">
          <table:table-cell table:formula="of:=([.A504]+1)" office:value-type="float" office:value="504" calcext:value-type="float">
            <text:p>504</text:p>
          </table:table-cell>
          <table:table-cell office:value-type="float" office:value="37.2030088897654" calcext:value-type="float">
            <text:p>37.2030088897654</text:p>
          </table:table-cell>
          <table:table-cell table:number-columns-repeated="2"/>
        </table:table-row>
        <table:table-row table:style-name="ro1">
          <table:table-cell table:formula="of:=([.A505]+1)" office:value-type="float" office:value="505" calcext:value-type="float">
            <text:p>505</text:p>
          </table:table-cell>
          <table:table-cell office:value-type="float" office:value="37.2030088897654" calcext:value-type="float">
            <text:p>37.2030088897654</text:p>
          </table:table-cell>
          <table:table-cell table:number-columns-repeated="2"/>
        </table:table-row>
        <table:table-row table:style-name="ro1">
          <table:table-cell table:formula="of:=([.A506]+1)" office:value-type="float" office:value="506" calcext:value-type="float">
            <text:p>506</text:p>
          </table:table-cell>
          <table:table-cell office:value-type="float" office:value="37.6095907907123" calcext:value-type="float">
            <text:p>37.6095907907123</text:p>
          </table:table-cell>
          <table:table-cell table:number-columns-repeated="2"/>
        </table:table-row>
        <table:table-row table:style-name="ro1">
          <table:table-cell table:formula="of:=([.A507]+1)" office:value-type="float" office:value="507" calcext:value-type="float">
            <text:p>507</text:p>
          </table:table-cell>
          <table:table-cell office:value-type="float" office:value="37.6095907907123" calcext:value-type="float">
            <text:p>37.6095907907123</text:p>
          </table:table-cell>
          <table:table-cell table:number-columns-repeated="2"/>
        </table:table-row>
        <table:table-row table:style-name="ro1">
          <table:table-cell table:formula="of:=([.A508]+1)" office:value-type="float" office:value="508" calcext:value-type="float">
            <text:p>508</text:p>
          </table:table-cell>
          <table:table-cell office:value-type="float" office:value="37.4053566314085" calcext:value-type="float">
            <text:p>37.4053566314085</text:p>
          </table:table-cell>
          <table:table-cell table:number-columns-repeated="2"/>
        </table:table-row>
        <table:table-row table:style-name="ro1">
          <table:table-cell table:formula="of:=([.A509]+1)" office:value-type="float" office:value="509" calcext:value-type="float">
            <text:p>509</text:p>
          </table:table-cell>
          <table:table-cell office:value-type="float" office:value="37.4053566314085" calcext:value-type="float">
            <text:p>37.4053566314085</text:p>
          </table:table-cell>
          <table:table-cell table:number-columns-repeated="2"/>
        </table:table-row>
        <table:table-row table:style-name="ro1">
          <table:table-cell table:formula="of:=([.A510]+1)" office:value-type="float" office:value="510" calcext:value-type="float">
            <text:p>510</text:p>
          </table:table-cell>
          <table:table-cell office:value-type="float" office:value="36.9367538343027" calcext:value-type="float">
            <text:p>36.9367538343027</text:p>
          </table:table-cell>
          <table:table-cell table:number-columns-repeated="2"/>
        </table:table-row>
        <table:table-row table:style-name="ro1">
          <table:table-cell table:formula="of:=([.A511]+1)" office:value-type="float" office:value="511" calcext:value-type="float">
            <text:p>511</text:p>
          </table:table-cell>
          <table:table-cell office:value-type="float" office:value="36.1998021236195" calcext:value-type="float">
            <text:p>36.1998021236195</text:p>
          </table:table-cell>
          <table:table-cell table:number-columns-repeated="2"/>
        </table:table-row>
        <table:table-row table:style-name="ro1">
          <table:table-cell table:formula="of:=([.A512]+1)" office:value-type="float" office:value="512" calcext:value-type="float">
            <text:p>512</text:p>
          </table:table-cell>
          <table:table-cell office:value-type="float" office:value="35.2657676593456" calcext:value-type="float">
            <text:p>35.2657676593456</text:p>
          </table:table-cell>
          <table:table-cell table:number-columns-repeated="2"/>
        </table:table-row>
        <table:table-row table:style-name="ro1">
          <table:table-cell table:formula="of:=([.A513]+1)" office:value-type="float" office:value="513" calcext:value-type="float">
            <text:p>513</text:p>
          </table:table-cell>
          <table:table-cell office:value-type="float" office:value="33.6900675259798" calcext:value-type="float">
            <text:p>33.6900675259798</text:p>
          </table:table-cell>
          <table:table-cell table:number-columns-repeated="2"/>
        </table:table-row>
        <table:table-row table:style-name="ro1">
          <table:table-cell table:formula="of:=([.A514]+1)" office:value-type="float" office:value="514" calcext:value-type="float">
            <text:p>514</text:p>
          </table:table-cell>
          <table:table-cell office:value-type="float" office:value="32.0404050738399" calcext:value-type="float">
            <text:p>32.0404050738399</text:p>
          </table:table-cell>
          <table:table-cell table:number-columns-repeated="2"/>
        </table:table-row>
        <table:table-row table:style-name="ro1">
          <table:table-cell table:formula="of:=([.A515]+1)" office:value-type="float" office:value="515" calcext:value-type="float">
            <text:p>515</text:p>
          </table:table-cell>
          <table:table-cell office:value-type="float" office:value="29.5007246234992" calcext:value-type="float">
            <text:p>29.5007246234992</text:p>
          </table:table-cell>
          <table:table-cell table:number-columns-repeated="2"/>
        </table:table-row>
        <table:table-row table:style-name="ro1">
          <table:table-cell table:formula="of:=([.A516]+1)" office:value-type="float" office:value="516" calcext:value-type="float">
            <text:p>516</text:p>
          </table:table-cell>
          <table:table-cell office:value-type="float" office:value="27.0013050269784" calcext:value-type="float">
            <text:p>27.0013050269784</text:p>
          </table:table-cell>
          <table:table-cell table:number-columns-repeated="2"/>
        </table:table-row>
        <table:table-row table:style-name="ro1">
          <table:table-cell table:formula="of:=([.A517]+1)" office:value-type="float" office:value="517" calcext:value-type="float">
            <text:p>517</text:p>
          </table:table-cell>
          <table:table-cell office:value-type="float" office:value="24.0944306630845" calcext:value-type="float">
            <text:p>24.0944306630845</text:p>
          </table:table-cell>
          <table:table-cell table:number-columns-repeated="2"/>
        </table:table-row>
        <table:table-row table:style-name="ro1">
          <table:table-cell table:formula="of:=([.A518]+1)" office:value-type="float" office:value="518" calcext:value-type="float">
            <text:p>518</text:p>
          </table:table-cell>
          <table:table-cell office:value-type="float" office:value="20.8977654988389" calcext:value-type="float">
            <text:p>20.8977654988389</text:p>
          </table:table-cell>
          <table:table-cell table:number-columns-repeated="2"/>
        </table:table-row>
        <table:table-row table:style-name="ro1">
          <table:table-cell table:formula="of:=([.A519]+1)" office:value-type="float" office:value="519" calcext:value-type="float">
            <text:p>519</text:p>
          </table:table-cell>
          <table:table-cell office:value-type="float" office:value="17.4119186342542" calcext:value-type="float">
            <text:p>17.4119186342542</text:p>
          </table:table-cell>
          <table:table-cell table:number-columns-repeated="2"/>
        </table:table-row>
        <table:table-row table:style-name="ro1">
          <table:table-cell table:formula="of:=([.A520]+1)" office:value-type="float" office:value="520" calcext:value-type="float">
            <text:p>520</text:p>
          </table:table-cell>
          <table:table-cell office:value-type="float" office:value="13.8049024121244" calcext:value-type="float">
            <text:p>13.8049024121244</text:p>
          </table:table-cell>
          <table:table-cell table:number-columns-repeated="2"/>
        </table:table-row>
        <table:table-row table:style-name="ro1">
          <table:table-cell table:formula="of:=([.A521]+1)" office:value-type="float" office:value="521" calcext:value-type="float">
            <text:p>521</text:p>
          </table:table-cell>
          <table:table-cell office:value-type="float" office:value="10.4456220565251" calcext:value-type="float">
            <text:p>10.4456220565251</text:p>
          </table:table-cell>
          <table:table-cell table:number-columns-repeated="2"/>
        </table:table-row>
        <table:table-row table:style-name="ro1">
          <table:table-cell table:formula="of:=([.A522]+1)" office:value-type="float" office:value="522" calcext:value-type="float">
            <text:p>522</text:p>
          </table:table-cell>
          <table:table-cell office:value-type="float" office:value="7.24186685891621" calcext:value-type="float">
            <text:p>7.24186685891621</text:p>
          </table:table-cell>
          <table:table-cell table:number-columns-repeated="2"/>
        </table:table-row>
        <table:table-row table:style-name="ro1">
          <table:table-cell table:formula="of:=([.A523]+1)" office:value-type="float" office:value="523" calcext:value-type="float">
            <text:p>523</text:p>
          </table:table-cell>
          <table:table-cell office:value-type="float" office:value="3.77228360937984" calcext:value-type="float">
            <text:p>3.77228360937984</text:p>
          </table:table-cell>
          <table:table-cell table:number-columns-repeated="2"/>
        </table:table-row>
        <table:table-row table:style-name="ro1">
          <table:table-cell table:formula="of:=([.A524]+1)" office:value-type="float" office:value="524" calcext:value-type="float">
            <text:p>524</text:p>
          </table:table-cell>
          <table:table-cell office:value-type="float" office:value="0.313088575020656" calcext:value-type="float">
            <text:p>0.313088575020656</text:p>
          </table:table-cell>
          <table:table-cell table:number-columns-repeated="2"/>
        </table:table-row>
        <table:table-row table:style-name="ro1">
          <table:table-cell table:formula="of:=([.A525]+1)" office:value-type="float" office:value="525" calcext:value-type="float">
            <text:p>525</text:p>
          </table:table-cell>
          <table:table-cell office:value-type="float" office:value="-2.19057386403822" calcext:value-type="float">
            <text:p>-2.19057386403822</text:p>
          </table:table-cell>
          <table:table-cell table:number-columns-repeated="2"/>
        </table:table-row>
        <table:table-row table:style-name="ro1">
          <table:table-cell table:formula="of:=([.A526]+1)" office:value-type="float" office:value="526" calcext:value-type="float">
            <text:p>526</text:p>
          </table:table-cell>
          <table:table-cell office:value-type="float" office:value="-4.71153094610156" calcext:value-type="float">
            <text:p>-4.71153094610156</text:p>
          </table:table-cell>
          <table:table-cell table:number-columns-repeated="2"/>
        </table:table-row>
        <table:table-row table:style-name="ro1">
          <table:table-cell table:formula="of:=([.A527]+1)" office:value-type="float" office:value="527" calcext:value-type="float">
            <text:p>527</text:p>
          </table:table-cell>
          <table:table-cell office:value-type="float" office:value="-6.93013349666319" calcext:value-type="float">
            <text:p>-6.93013349666319</text:p>
          </table:table-cell>
          <table:table-cell table:number-columns-repeated="2"/>
        </table:table-row>
        <table:table-row table:style-name="ro1">
          <table:table-cell table:formula="of:=([.A528]+1)" office:value-type="float" office:value="528" calcext:value-type="float">
            <text:p>528</text:p>
          </table:table-cell>
          <table:table-cell office:value-type="float" office:value="-9.36019080191333" calcext:value-type="float">
            <text:p>-9.36019080191333</text:p>
          </table:table-cell>
          <table:table-cell table:number-columns-repeated="2"/>
        </table:table-row>
        <table:table-row table:style-name="ro1">
          <table:table-cell table:formula="of:=([.A529]+1)" office:value-type="float" office:value="529" calcext:value-type="float">
            <text:p>529</text:p>
          </table:table-cell>
          <table:table-cell office:value-type="float" office:value="-11.4914390881134" calcext:value-type="float">
            <text:p>-11.4914390881134</text:p>
          </table:table-cell>
          <table:table-cell table:number-columns-repeated="2"/>
        </table:table-row>
        <table:table-row table:style-name="ro1">
          <table:table-cell table:formula="of:=([.A530]+1)" office:value-type="float" office:value="530" calcext:value-type="float">
            <text:p>530</text:p>
          </table:table-cell>
          <table:table-cell office:value-type="float" office:value="-12.7632134478698" calcext:value-type="float">
            <text:p>-12.7632134478698</text:p>
          </table:table-cell>
          <table:table-cell table:number-columns-repeated="2"/>
        </table:table-row>
        <table:table-row table:style-name="ro1">
          <table:table-cell table:formula="of:=([.A531]+1)" office:value-type="float" office:value="531" calcext:value-type="float">
            <text:p>531</text:p>
          </table:table-cell>
          <table:table-cell office:value-type="float" office:value="-13.7362683056226" calcext:value-type="float">
            <text:p>-13.7362683056226</text:p>
          </table:table-cell>
          <table:table-cell table:number-columns-repeated="2"/>
        </table:table-row>
        <table:table-row table:style-name="ro1">
          <table:table-cell table:formula="of:=([.A532]+1)" office:value-type="float" office:value="532" calcext:value-type="float">
            <text:p>532</text:p>
          </table:table-cell>
          <table:table-cell office:value-type="float" office:value="-14.3354354195201" calcext:value-type="float">
            <text:p>-14.3354354195201</text:p>
          </table:table-cell>
          <table:table-cell table:number-columns-repeated="2"/>
        </table:table-row>
        <table:table-row table:style-name="ro1">
          <table:table-cell table:formula="of:=([.A533]+1)" office:value-type="float" office:value="533" calcext:value-type="float">
            <text:p>533</text:p>
          </table:table-cell>
          <table:table-cell office:value-type="float" office:value="-14.5564243200743" calcext:value-type="float">
            <text:p>-14.5564243200743</text:p>
          </table:table-cell>
          <table:table-cell table:number-columns-repeated="2"/>
        </table:table-row>
        <table:table-row table:style-name="ro1">
          <table:table-cell table:formula="of:=([.A534]+1)" office:value-type="float" office:value="534" calcext:value-type="float">
            <text:p>534</text:p>
          </table:table-cell>
          <table:table-cell office:value-type="float" office:value="-14.5564243200743" calcext:value-type="float">
            <text:p>-14.5564243200743</text:p>
          </table:table-cell>
          <table:table-cell table:number-columns-repeated="2"/>
        </table:table-row>
        <table:table-row table:style-name="ro1">
          <table:table-cell table:formula="of:=([.A535]+1)" office:value-type="float" office:value="535" calcext:value-type="float">
            <text:p>535</text:p>
          </table:table-cell>
          <table:table-cell office:value-type="float" office:value="-14.3354354195201" calcext:value-type="float">
            <text:p>-14.3354354195201</text:p>
          </table:table-cell>
          <table:table-cell table:number-columns-repeated="2"/>
        </table:table-row>
        <table:table-row table:style-name="ro1">
          <table:table-cell table:formula="of:=([.A536]+1)" office:value-type="float" office:value="536" calcext:value-type="float">
            <text:p>536</text:p>
          </table:table-cell>
          <table:table-cell office:value-type="float" office:value="-14.4897625938845" calcext:value-type="float">
            <text:p>-14.4897625938845</text:p>
          </table:table-cell>
          <table:table-cell table:number-columns-repeated="2"/>
        </table:table-row>
        <table:table-row table:style-name="ro1">
          <table:table-cell table:formula="of:=([.A537]+1)" office:value-type="float" office:value="537" calcext:value-type="float">
            <text:p>537</text:p>
          </table:table-cell>
          <table:table-cell office:value-type="float" office:value="-14.412194630867" calcext:value-type="float">
            <text:p>-14.412194630867</text:p>
          </table:table-cell>
          <table:table-cell table:number-columns-repeated="2"/>
        </table:table-row>
        <table:table-row table:style-name="ro1">
          <table:table-cell table:formula="of:=([.A538]+1)" office:value-type="float" office:value="538" calcext:value-type="float">
            <text:p>538</text:p>
          </table:table-cell>
          <table:table-cell office:value-type="float" office:value="-14.3354354195201" calcext:value-type="float">
            <text:p>-14.3354354195201</text:p>
          </table:table-cell>
          <table:table-cell table:number-columns-repeated="2"/>
        </table:table-row>
        <table:table-row table:style-name="ro1">
          <table:table-cell table:formula="of:=([.A539]+1)" office:value-type="float" office:value="539" calcext:value-type="float">
            <text:p>539</text:p>
          </table:table-cell>
          <table:table-cell office:value-type="float" office:value="-14.6338309715662" calcext:value-type="float">
            <text:p>-14.6338309715662</text:p>
          </table:table-cell>
          <table:table-cell table:number-columns-repeated="2"/>
        </table:table-row>
        <table:table-row table:style-name="ro1">
          <table:table-cell table:formula="of:=([.A540]+1)" office:value-type="float" office:value="540" calcext:value-type="float">
            <text:p>540</text:p>
          </table:table-cell>
          <table:table-cell office:value-type="float" office:value="-14.9314171781376" calcext:value-type="float">
            <text:p>-14.9314171781376</text:p>
          </table:table-cell>
          <table:table-cell table:number-columns-repeated="2"/>
        </table:table-row>
        <table:table-row table:style-name="ro1">
          <table:table-cell table:formula="of:=([.A541]+1)" office:value-type="float" office:value="541" calcext:value-type="float">
            <text:p>541</text:p>
          </table:table-cell>
          <table:table-cell office:value-type="float" office:value="-15.2281813380876" calcext:value-type="float">
            <text:p>-15.2281813380876</text:p>
          </table:table-cell>
          <table:table-cell table:number-columns-repeated="2"/>
        </table:table-row>
        <table:table-row table:style-name="ro1">
          <table:table-cell table:formula="of:=([.A542]+1)" office:value-type="float" office:value="542" calcext:value-type="float">
            <text:p>542</text:p>
          </table:table-cell>
          <table:table-cell office:value-type="float" office:value="-15.903111200472" calcext:value-type="float">
            <text:p>-15.903111200472</text:p>
          </table:table-cell>
          <table:table-cell table:number-columns-repeated="2"/>
        </table:table-row>
        <table:table-row table:style-name="ro1">
          <table:table-cell table:formula="of:=([.A543]+1)" office:value-type="float" office:value="543" calcext:value-type="float">
            <text:p>543</text:p>
          </table:table-cell>
          <table:table-cell office:value-type="float" office:value="-17.2618203716128" calcext:value-type="float">
            <text:p>-17.2618203716128</text:p>
          </table:table-cell>
          <table:table-cell table:number-columns-repeated="2"/>
        </table:table-row>
        <table:table-row table:style-name="ro1">
          <table:table-cell table:formula="of:=([.A544]+1)" office:value-type="float" office:value="544" calcext:value-type="float">
            <text:p>544</text:p>
          </table:table-cell>
          <table:table-cell office:value-type="float" office:value="-19.3193760244144" calcext:value-type="float">
            <text:p>-19.3193760244144</text:p>
          </table:table-cell>
          <table:table-cell table:number-columns-repeated="2"/>
        </table:table-row>
        <table:table-row table:style-name="ro1">
          <table:table-cell table:formula="of:=([.A545]+1)" office:value-type="float" office:value="545" calcext:value-type="float">
            <text:p>545</text:p>
          </table:table-cell>
          <table:table-cell office:value-type="float" office:value="-21.6857773940713" calcext:value-type="float">
            <text:p>-21.6857773940713</text:p>
          </table:table-cell>
          <table:table-cell table:number-columns-repeated="2"/>
        </table:table-row>
        <table:table-row table:style-name="ro1">
          <table:table-cell table:formula="of:=([.A546]+1)" office:value-type="float" office:value="546" calcext:value-type="float">
            <text:p>546</text:p>
          </table:table-cell>
          <table:table-cell office:value-type="float" office:value="-24.0573494500117" calcext:value-type="float">
            <text:p>-24.0573494500117</text:p>
          </table:table-cell>
          <table:table-cell table:number-columns-repeated="2"/>
        </table:table-row>
        <table:table-row table:style-name="ro1">
          <table:table-cell table:formula="of:=([.A547]+1)" office:value-type="float" office:value="547" calcext:value-type="float">
            <text:p>547</text:p>
          </table:table-cell>
          <table:table-cell office:value-type="float" office:value="-26.4259840241669" calcext:value-type="float">
            <text:p>-26.4259840241669</text:p>
          </table:table-cell>
          <table:table-cell table:number-columns-repeated="2"/>
        </table:table-row>
        <table:table-row table:style-name="ro1">
          <table:table-cell table:formula="of:=([.A548]+1)" office:value-type="float" office:value="548" calcext:value-type="float">
            <text:p>548</text:p>
          </table:table-cell>
          <table:table-cell office:value-type="float" office:value="-29.0849997352247" calcext:value-type="float">
            <text:p>-29.0849997352247</text:p>
          </table:table-cell>
          <table:table-cell table:number-columns-repeated="2"/>
        </table:table-row>
        <table:table-row table:style-name="ro1">
          <table:table-cell table:formula="of:=([.A549]+1)" office:value-type="float" office:value="549" calcext:value-type="float">
            <text:p>549</text:p>
          </table:table-cell>
          <table:table-cell office:value-type="float" office:value="-32.3034510483872" calcext:value-type="float">
            <text:p>-32.3034510483872</text:p>
          </table:table-cell>
          <table:table-cell table:number-columns-repeated="2"/>
        </table:table-row>
        <table:table-row table:style-name="ro1">
          <table:table-cell table:formula="of:=([.A550]+1)" office:value-type="float" office:value="550" calcext:value-type="float">
            <text:p>550</text:p>
          </table:table-cell>
          <table:table-cell office:value-type="float" office:value="-35.8659122760376" calcext:value-type="float">
            <text:p>-35.8659122760376</text:p>
          </table:table-cell>
          <table:table-cell table:number-columns-repeated="2"/>
        </table:table-row>
        <table:table-row table:style-name="ro1">
          <table:table-cell table:formula="of:=([.A551]+1)" office:value-type="float" office:value="551" calcext:value-type="float">
            <text:p>551</text:p>
          </table:table-cell>
          <table:table-cell office:value-type="float" office:value="-39.4006606634794" calcext:value-type="float">
            <text:p>-39.4006606634794</text:p>
          </table:table-cell>
          <table:table-cell table:number-columns-repeated="2"/>
        </table:table-row>
        <table:table-row table:style-name="ro1">
          <table:table-cell table:formula="of:=([.A552]+1)" office:value-type="float" office:value="552" calcext:value-type="float">
            <text:p>552</text:p>
          </table:table-cell>
          <table:table-cell office:value-type="float" office:value="-42.9626693031801" calcext:value-type="float">
            <text:p>-42.9626693031801</text:p>
          </table:table-cell>
          <table:table-cell table:number-columns-repeated="2"/>
        </table:table-row>
        <table:table-row table:style-name="ro1">
          <table:table-cell table:formula="of:=([.A553]+1)" office:value-type="float" office:value="553" calcext:value-type="float">
            <text:p>553</text:p>
          </table:table-cell>
          <table:table-cell office:value-type="float" office:value="-46.3748347805694" calcext:value-type="float">
            <text:p>-46.3748347805694</text:p>
          </table:table-cell>
          <table:table-cell table:number-columns-repeated="2"/>
        </table:table-row>
        <table:table-row table:style-name="ro1">
          <table:table-cell table:formula="of:=([.A554]+1)" office:value-type="float" office:value="554" calcext:value-type="float">
            <text:p>554</text:p>
          </table:table-cell>
          <table:table-cell office:value-type="float" office:value="-50.0290735817855" calcext:value-type="float">
            <text:p>-50.0290735817855</text:p>
          </table:table-cell>
          <table:table-cell table:number-columns-repeated="2"/>
        </table:table-row>
        <table:table-row table:style-name="ro1">
          <table:table-cell table:formula="of:=([.A555]+1)" office:value-type="float" office:value="555" calcext:value-type="float">
            <text:p>555</text:p>
          </table:table-cell>
          <table:table-cell office:value-type="float" office:value="-53.4519853695547" calcext:value-type="float">
            <text:p>-53.4519853695547</text:p>
          </table:table-cell>
          <table:table-cell table:number-columns-repeated="2"/>
        </table:table-row>
        <table:table-row table:style-name="ro1">
          <table:table-cell table:formula="of:=([.A556]+1)" office:value-type="float" office:value="556" calcext:value-type="float">
            <text:p>556</text:p>
          </table:table-cell>
          <table:table-cell office:value-type="float" office:value="-56.0409401803237" calcext:value-type="float">
            <text:p>-56.0409401803237</text:p>
          </table:table-cell>
          <table:table-cell table:number-columns-repeated="2"/>
        </table:table-row>
        <table:table-row table:style-name="ro1">
          <table:table-cell table:formula="of:=([.A557]+1)" office:value-type="float" office:value="557" calcext:value-type="float">
            <text:p>557</text:p>
          </table:table-cell>
          <table:table-cell office:value-type="float" office:value="-58.4778227532413" calcext:value-type="float">
            <text:p>-58.4778227532413</text:p>
          </table:table-cell>
          <table:table-cell table:number-columns-repeated="2"/>
        </table:table-row>
        <table:table-row table:style-name="ro1">
          <table:table-cell table:formula="of:=([.A558]+1)" office:value-type="float" office:value="558" calcext:value-type="float">
            <text:p>558</text:p>
          </table:table-cell>
          <table:table-cell office:value-type="float" office:value="-60.2145409623114" calcext:value-type="float">
            <text:p>-60.2145409623114</text:p>
          </table:table-cell>
          <table:table-cell table:number-columns-repeated="2"/>
        </table:table-row>
        <table:table-row table:style-name="ro1">
          <table:table-cell table:formula="of:=([.A559]+1)" office:value-type="float" office:value="559" calcext:value-type="float">
            <text:p>559</text:p>
          </table:table-cell>
          <table:table-cell office:value-type="float" office:value="-61.9661481085362" calcext:value-type="float">
            <text:p>-61.9661481085362</text:p>
          </table:table-cell>
          <table:table-cell table:number-columns-repeated="2"/>
        </table:table-row>
        <table:table-row table:style-name="ro1">
          <table:table-cell table:formula="of:=([.A560]+1)" office:value-type="float" office:value="560" calcext:value-type="float">
            <text:p>560</text:p>
          </table:table-cell>
          <table:table-cell office:value-type="float" office:value="-63.1380821555973" calcext:value-type="float">
            <text:p>-63.1380821555973</text:p>
          </table:table-cell>
          <table:table-cell table:number-columns-repeated="2"/>
        </table:table-row>
        <table:table-row table:style-name="ro1">
          <table:table-cell table:formula="of:=([.A561]+1)" office:value-type="float" office:value="561" calcext:value-type="float">
            <text:p>561</text:p>
          </table:table-cell>
          <table:table-cell office:value-type="float" office:value="-64.3348085378264" calcext:value-type="float">
            <text:p>-64.3348085378264</text:p>
          </table:table-cell>
          <table:table-cell table:number-columns-repeated="2"/>
        </table:table-row>
        <table:table-row table:style-name="ro1">
          <table:table-cell table:formula="of:=([.A562]+1)" office:value-type="float" office:value="562" calcext:value-type="float">
            <text:p>562</text:p>
          </table:table-cell>
          <table:table-cell office:value-type="float" office:value="-65.5283794662951" calcext:value-type="float">
            <text:p>-65.5283794662951</text:p>
          </table:table-cell>
          <table:table-cell table:number-columns-repeated="2"/>
        </table:table-row>
        <table:table-row table:style-name="ro1">
          <table:table-cell table:formula="of:=([.A563]+1)" office:value-type="float" office:value="563" calcext:value-type="float">
            <text:p>563</text:p>
          </table:table-cell>
          <table:table-cell office:value-type="float" office:value="-65.9698255524626" calcext:value-type="float">
            <text:p>-65.9698255524626</text:p>
          </table:table-cell>
          <table:table-cell table:number-columns-repeated="2"/>
        </table:table-row>
        <table:table-row table:style-name="ro1">
          <table:table-cell table:formula="of:=([.A564]+1)" office:value-type="float" office:value="564" calcext:value-type="float">
            <text:p>564</text:p>
          </table:table-cell>
          <table:table-cell office:value-type="float" office:value="-66.2749699717067" calcext:value-type="float">
            <text:p>-66.2749699717067</text:p>
          </table:table-cell>
          <table:table-cell table:number-columns-repeated="2"/>
        </table:table-row>
        <table:table-row table:style-name="ro1">
          <table:table-cell table:formula="of:=([.A565]+1)" office:value-type="float" office:value="565" calcext:value-type="float">
            <text:p>565</text:p>
          </table:table-cell>
          <table:table-cell office:value-type="float" office:value="-66.5815495543048" calcext:value-type="float">
            <text:p>-66.5815495543048</text:p>
          </table:table-cell>
          <table:table-cell table:number-columns-repeated="2"/>
        </table:table-row>
        <table:table-row table:style-name="ro1">
          <table:table-cell table:formula="of:=([.A566]+1)" office:value-type="float" office:value="566" calcext:value-type="float">
            <text:p>566</text:p>
          </table:table-cell>
          <table:table-cell office:value-type="float" office:value="-66.5815495543048" calcext:value-type="float">
            <text:p>-66.5815495543048</text:p>
          </table:table-cell>
          <table:table-cell table:number-columns-repeated="2"/>
        </table:table-row>
        <table:table-row table:style-name="ro1">
          <table:table-cell table:formula="of:=([.A567]+1)" office:value-type="float" office:value="567" calcext:value-type="float">
            <text:p>567</text:p>
          </table:table-cell>
          <table:table-cell office:value-type="float" office:value="-65.9698255524626" calcext:value-type="float">
            <text:p>-65.9698255524626</text:p>
          </table:table-cell>
          <table:table-cell table:number-columns-repeated="2"/>
        </table:table-row>
        <table:table-row table:style-name="ro1">
          <table:table-cell table:formula="of:=([.A568]+1)" office:value-type="float" office:value="568" calcext:value-type="float">
            <text:p>568</text:p>
          </table:table-cell>
          <table:table-cell office:value-type="float" office:value="-65.5283794662951" calcext:value-type="float">
            <text:p>-65.5283794662951</text:p>
          </table:table-cell>
          <table:table-cell table:number-columns-repeated="2"/>
        </table:table-row>
        <table:table-row table:style-name="ro1">
          <table:table-cell table:formula="of:=([.A569]+1)" office:value-type="float" office:value="569" calcext:value-type="float">
            <text:p>569</text:p>
          </table:table-cell>
          <table:table-cell office:value-type="float" office:value="-66.1398248086577" calcext:value-type="float">
            <text:p>-66.1398248086577</text:p>
          </table:table-cell>
          <table:table-cell table:number-columns-repeated="2"/>
        </table:table-row>
        <table:table-row table:style-name="ro1">
          <table:table-cell table:formula="of:=([.A570]+1)" office:value-type="float" office:value="570" calcext:value-type="float">
            <text:p>570</text:p>
          </table:table-cell>
          <table:table-cell office:value-type="float" office:value="-66.5815495543048" calcext:value-type="float">
            <text:p>-66.5815495543048</text:p>
          </table:table-cell>
          <table:table-cell table:number-columns-repeated="2"/>
        </table:table-row>
        <table:table-row table:style-name="ro1">
          <table:table-cell table:formula="of:=([.A571]+1)" office:value-type="float" office:value="571" calcext:value-type="float">
            <text:p>571</text:p>
          </table:table-cell>
          <table:table-cell office:value-type="float" office:value="-67.0205965560157" calcext:value-type="float">
            <text:p>-67.0205965560157</text:p>
          </table:table-cell>
          <table:table-cell table:number-columns-repeated="2"/>
        </table:table-row>
        <table:table-row table:style-name="ro1">
          <table:table-cell table:formula="of:=([.A572]+1)" office:value-type="float" office:value="572" calcext:value-type="float">
            <text:p>572</text:p>
          </table:table-cell>
          <table:table-cell office:value-type="float" office:value="-68.3852210572138" calcext:value-type="float">
            <text:p>-68.3852210572138</text:p>
          </table:table-cell>
          <table:table-cell table:number-columns-repeated="2"/>
        </table:table-row>
        <table:table-row table:style-name="ro1">
          <table:table-cell table:formula="of:=([.A573]+1)" office:value-type="float" office:value="573" calcext:value-type="float">
            <text:p>573</text:p>
          </table:table-cell>
          <table:table-cell office:value-type="float" office:value="-70.0744193418157" calcext:value-type="float">
            <text:p>-70.0744193418157</text:p>
          </table:table-cell>
          <table:table-cell table:number-columns-repeated="2"/>
        </table:table-row>
        <table:table-row table:style-name="ro1">
          <table:table-cell table:formula="of:=([.A574]+1)" office:value-type="float" office:value="574" calcext:value-type="float">
            <text:p>574</text:p>
          </table:table-cell>
          <table:table-cell office:value-type="float" office:value="-71.4583552491757" calcext:value-type="float">
            <text:p>-71.4583552491757</text:p>
          </table:table-cell>
          <table:table-cell table:number-columns-repeated="2"/>
        </table:table-row>
        <table:table-row table:style-name="ro1">
          <table:table-cell table:formula="of:=([.A575]+1)" office:value-type="float" office:value="575" calcext:value-type="float">
            <text:p>575</text:p>
          </table:table-cell>
          <table:table-cell office:value-type="float" office:value="-73.1710541663602" calcext:value-type="float">
            <text:p>-73.1710541663602</text:p>
          </table:table-cell>
          <table:table-cell table:number-columns-repeated="2"/>
        </table:table-row>
        <table:table-row table:style-name="ro1">
          <table:table-cell table:formula="of:=([.A576]+1)" office:value-type="float" office:value="576" calcext:value-type="float">
            <text:p>576</text:p>
          </table:table-cell>
          <table:table-cell office:value-type="float" office:value="-75.8810786969436" calcext:value-type="float">
            <text:p>-75.8810786969436</text:p>
          </table:table-cell>
          <table:table-cell table:number-columns-repeated="2"/>
        </table:table-row>
        <table:table-row table:style-name="ro1">
          <table:table-cell table:formula="of:=([.A577]+1)" office:value-type="float" office:value="577" calcext:value-type="float">
            <text:p>577</text:p>
          </table:table-cell>
          <table:table-cell office:value-type="float" office:value="-79.295993250722" calcext:value-type="float">
            <text:p>-79.295993250722</text:p>
          </table:table-cell>
          <table:table-cell table:number-columns-repeated="2"/>
        </table:table-row>
        <table:table-row table:style-name="ro1">
          <table:table-cell table:formula="of:=([.A578]+1)" office:value-type="float" office:value="578" calcext:value-type="float">
            <text:p>578</text:p>
          </table:table-cell>
          <table:table-cell office:value-type="float" office:value="-82.7900381543842" calcext:value-type="float">
            <text:p>-82.7900381543842</text:p>
          </table:table-cell>
          <table:table-cell table:number-columns-repeated="2"/>
        </table:table-row>
        <table:table-row table:style-name="ro1">
          <table:table-cell table:formula="of:=([.A579]+1)" office:value-type="float" office:value="579" calcext:value-type="float">
            <text:p>579</text:p>
          </table:table-cell>
          <table:table-cell office:value-type="float" office:value="-86.5732068427095" calcext:value-type="float">
            <text:p>-86.5732068427095</text:p>
          </table:table-cell>
          <table:table-cell table:number-columns-repeated="2"/>
        </table:table-row>
        <table:table-row table:style-name="ro1">
          <table:table-cell table:formula="of:=([.A580]+1)" office:value-type="float" office:value="580" calcext:value-type="float">
            <text:p>580</text:p>
          </table:table-cell>
          <table:table-cell office:value-type="float" office:value="-90.6861441978353" calcext:value-type="float">
            <text:p>-90.6861441978353</text:p>
          </table:table-cell>
          <table:table-cell table:number-columns-repeated="2"/>
        </table:table-row>
        <table:table-row table:style-name="ro1">
          <table:table-cell table:formula="of:=([.A581]+1)" office:value-type="float" office:value="581" calcext:value-type="float">
            <text:p>581</text:p>
          </table:table-cell>
          <table:table-cell office:value-type="float" office:value="-94.8498439017828" calcext:value-type="float">
            <text:p>-94.8498439017828</text:p>
          </table:table-cell>
          <table:table-cell table:number-columns-repeated="2"/>
        </table:table-row>
        <table:table-row table:style-name="ro1">
          <table:table-cell table:formula="of:=([.A582]+1)" office:value-type="float" office:value="582" calcext:value-type="float">
            <text:p>582</text:p>
          </table:table-cell>
          <table:table-cell office:value-type="float" office:value="-98.7727372975294" calcext:value-type="float">
            <text:p>-98.7727372975294</text:p>
          </table:table-cell>
          <table:table-cell table:number-columns-repeated="2"/>
        </table:table-row>
        <table:table-row table:style-name="ro1">
          <table:table-cell table:formula="of:=([.A583]+1)" office:value-type="float" office:value="583" calcext:value-type="float">
            <text:p>583</text:p>
          </table:table-cell>
          <table:table-cell office:value-type="float" office:value="-102.68038349182" calcext:value-type="float">
            <text:p>-102.68038349182</text:p>
          </table:table-cell>
          <table:table-cell table:number-columns-repeated="2"/>
        </table:table-row>
        <table:table-row table:style-name="ro1">
          <table:table-cell table:formula="of:=([.A584]+1)" office:value-type="float" office:value="584" calcext:value-type="float">
            <text:p>584</text:p>
          </table:table-cell>
          <table:table-cell office:value-type="float" office:value="-106.898648694038" calcext:value-type="float">
            <text:p>-106.898648694038</text:p>
          </table:table-cell>
          <table:table-cell table:number-columns-repeated="2"/>
        </table:table-row>
        <table:table-row table:style-name="ro1">
          <table:table-cell table:formula="of:=([.A585]+1)" office:value-type="float" office:value="585" calcext:value-type="float">
            <text:p>585</text:p>
          </table:table-cell>
          <table:table-cell office:value-type="float" office:value="-110.071525864539" calcext:value-type="float">
            <text:p>-110.071525864539</text:p>
          </table:table-cell>
          <table:table-cell table:number-columns-repeated="2"/>
        </table:table-row>
        <table:table-row table:style-name="ro1">
          <table:table-cell table:formula="of:=([.A586]+1)" office:value-type="float" office:value="586" calcext:value-type="float">
            <text:p>586</text:p>
          </table:table-cell>
          <table:table-cell office:value-type="float" office:value="-113.153081564114" calcext:value-type="float">
            <text:p>-113.153081564114</text:p>
          </table:table-cell>
          <table:table-cell table:number-columns-repeated="2"/>
        </table:table-row>
        <table:table-row table:style-name="ro1">
          <table:table-cell table:formula="of:=([.A587]+1)" office:value-type="float" office:value="587" calcext:value-type="float">
            <text:p>587</text:p>
          </table:table-cell>
          <table:table-cell office:value-type="float" office:value="-115.942295489872" calcext:value-type="float">
            <text:p>-115.942295489872</text:p>
          </table:table-cell>
          <table:table-cell table:number-columns-repeated="2"/>
        </table:table-row>
        <table:table-row table:style-name="ro1">
          <table:table-cell table:formula="of:=([.A588]+1)" office:value-type="float" office:value="588" calcext:value-type="float">
            <text:p>588</text:p>
          </table:table-cell>
          <table:table-cell office:value-type="float" office:value="-119.188629069862" calcext:value-type="float">
            <text:p>-119.188629069862</text:p>
          </table:table-cell>
          <table:table-cell table:number-columns-repeated="2"/>
        </table:table-row>
        <table:table-row table:style-name="ro1">
          <table:table-cell table:formula="of:=([.A589]+1)" office:value-type="float" office:value="589" calcext:value-type="float">
            <text:p>589</text:p>
          </table:table-cell>
          <table:table-cell office:value-type="float" office:value="-121.607502246249" calcext:value-type="float">
            <text:p>-121.607502246249</text:p>
          </table:table-cell>
          <table:table-cell table:number-columns-repeated="2"/>
        </table:table-row>
        <table:table-row table:style-name="ro1">
          <table:table-cell table:formula="of:=([.A590]+1)" office:value-type="float" office:value="590" calcext:value-type="float">
            <text:p>590</text:p>
          </table:table-cell>
          <table:table-cell office:value-type="float" office:value="-123.12373559624" calcext:value-type="float">
            <text:p>-123.12373559624</text:p>
          </table:table-cell>
          <table:table-cell table:number-columns-repeated="2"/>
        </table:table-row>
        <table:table-row table:style-name="ro1">
          <table:table-cell table:formula="of:=([.A591]+1)" office:value-type="float" office:value="591" calcext:value-type="float">
            <text:p>591</text:p>
          </table:table-cell>
          <table:table-cell office:value-type="float" office:value="-124.068877077589" calcext:value-type="float">
            <text:p>-124.068877077589</text:p>
          </table:table-cell>
          <table:table-cell table:number-columns-repeated="2"/>
        </table:table-row>
        <table:table-row table:style-name="ro1">
          <table:table-cell table:formula="of:=([.A592]+1)" office:value-type="float" office:value="592" calcext:value-type="float">
            <text:p>592</text:p>
          </table:table-cell>
          <table:table-cell office:value-type="float" office:value="-125.299608056054" calcext:value-type="float">
            <text:p>-125.299608056054</text:p>
          </table:table-cell>
          <table:table-cell table:number-columns-repeated="2"/>
        </table:table-row>
        <table:table-row table:style-name="ro1">
          <table:table-cell table:formula="of:=([.A593]+1)" office:value-type="float" office:value="593" calcext:value-type="float">
            <text:p>593</text:p>
          </table:table-cell>
          <table:table-cell office:value-type="float" office:value="-126.253837737445" calcext:value-type="float">
            <text:p>-126.253837737445</text:p>
          </table:table-cell>
          <table:table-cell table:number-columns-repeated="2"/>
        </table:table-row>
        <table:table-row table:style-name="ro1">
          <table:table-cell table:formula="of:=([.A594]+1)" office:value-type="float" office:value="594" calcext:value-type="float">
            <text:p>594</text:p>
          </table:table-cell>
          <table:table-cell office:value-type="float" office:value="-126.457210092324" calcext:value-type="float">
            <text:p>-126.457210092324</text:p>
          </table:table-cell>
          <table:table-cell table:number-columns-repeated="2"/>
        </table:table-row>
        <table:table-row table:style-name="ro1">
          <table:table-cell table:formula="of:=([.A595]+1)" office:value-type="float" office:value="595" calcext:value-type="float">
            <text:p>595</text:p>
          </table:table-cell>
          <table:table-cell office:value-type="float" office:value="-125.976870287109" calcext:value-type="float">
            <text:p>-125.976870287109</text:p>
          </table:table-cell>
          <table:table-cell table:number-columns-repeated="2"/>
        </table:table-row>
        <table:table-row table:style-name="ro1">
          <table:table-cell table:formula="of:=([.A596]+1)" office:value-type="float" office:value="596" calcext:value-type="float">
            <text:p>596</text:p>
          </table:table-cell>
          <table:table-cell office:value-type="float" office:value="-125.976870287109" calcext:value-type="float">
            <text:p>-125.976870287109</text:p>
          </table:table-cell>
          <table:table-cell table:number-columns-repeated="2"/>
        </table:table-row>
        <table:table-row table:style-name="ro1">
          <table:table-cell table:formula="of:=([.A597]+1)" office:value-type="float" office:value="597" calcext:value-type="float">
            <text:p>597</text:p>
          </table:table-cell>
          <table:table-cell office:value-type="float" office:value="-125.697945288701" calcext:value-type="float">
            <text:p>-125.697945288701</text:p>
          </table:table-cell>
          <table:table-cell table:number-columns-repeated="2"/>
        </table:table-row>
        <table:table-row table:style-name="ro1">
          <table:table-cell table:formula="of:=([.A598]+1)" office:value-type="float" office:value="598" calcext:value-type="float">
            <text:p>598</text:p>
          </table:table-cell>
          <table:table-cell office:value-type="float" office:value="-125.417055276467" calcext:value-type="float">
            <text:p>-125.417055276467</text:p>
          </table:table-cell>
          <table:table-cell table:number-columns-repeated="2"/>
        </table:table-row>
        <table:table-row table:style-name="ro1">
          <table:table-cell table:formula="of:=([.A599]+1)" office:value-type="float" office:value="599" calcext:value-type="float">
            <text:p>599</text:p>
          </table:table-cell>
          <table:table-cell office:value-type="float" office:value="-125.497805996383" calcext:value-type="float">
            <text:p>-125.497805996383</text:p>
          </table:table-cell>
          <table:table-cell table:number-columns-repeated="2"/>
        </table:table-row>
        <table:table-row table:style-name="ro1">
          <table:table-cell table:formula="of:=([.A600]+1)" office:value-type="float" office:value="600" calcext:value-type="float">
            <text:p>600</text:p>
          </table:table-cell>
          <table:table-cell office:value-type="float" office:value="-126.052415245184" calcext:value-type="float">
            <text:p>-126.052415245184</text:p>
          </table:table-cell>
          <table:table-cell table:number-columns-repeated="2"/>
        </table:table-row>
        <table:table-row table:style-name="ro1">
          <table:table-cell table:formula="of:=([.A601]+1)" office:value-type="float" office:value="601" calcext:value-type="float">
            <text:p>601</text:p>
          </table:table-cell>
          <table:table-cell office:value-type="float" office:value="-126.801931153984" calcext:value-type="float">
            <text:p>-126.801931153984</text:p>
          </table:table-cell>
          <table:table-cell table:number-columns-repeated="2"/>
        </table:table-row>
        <table:table-row table:style-name="ro1">
          <table:table-cell table:formula="of:=([.A602]+1)" office:value-type="float" office:value="602" calcext:value-type="float">
            <text:p>602</text:p>
          </table:table-cell>
          <table:table-cell office:value-type="float" office:value="-127.965024089569" calcext:value-type="float">
            <text:p>-127.965024089569</text:p>
          </table:table-cell>
          <table:table-cell table:number-columns-repeated="2"/>
        </table:table-row>
        <table:table-row table:style-name="ro1">
          <table:table-cell table:formula="of:=([.A603]+1)" office:value-type="float" office:value="603" calcext:value-type="float">
            <text:p>603</text:p>
          </table:table-cell>
          <table:table-cell office:value-type="float" office:value="-129.457007912496" calcext:value-type="float">
            <text:p>-129.457007912496</text:p>
          </table:table-cell>
          <table:table-cell table:number-columns-repeated="2"/>
        </table:table-row>
        <table:table-row table:style-name="ro1">
          <table:table-cell table:formula="of:=([.A604]+1)" office:value-type="float" office:value="604" calcext:value-type="float">
            <text:p>604</text:p>
          </table:table-cell>
          <table:table-cell office:value-type="float" office:value="-131.408740962795" calcext:value-type="float">
            <text:p>-131.408740962795</text:p>
          </table:table-cell>
          <table:table-cell table:number-columns-repeated="2"/>
        </table:table-row>
        <table:table-row table:style-name="ro1">
          <table:table-cell table:formula="of:=([.A605]+1)" office:value-type="float" office:value="605" calcext:value-type="float">
            <text:p>605</text:p>
          </table:table-cell>
          <table:table-cell office:value-type="float" office:value="-133.322360533847" calcext:value-type="float">
            <text:p>-133.322360533847</text:p>
          </table:table-cell>
          <table:table-cell table:number-columns-repeated="2"/>
        </table:table-row>
        <table:table-row table:style-name="ro1">
          <table:table-cell table:formula="of:=([.A606]+1)" office:value-type="float" office:value="606" calcext:value-type="float">
            <text:p>606</text:p>
          </table:table-cell>
          <table:table-cell office:value-type="float" office:value="-135.954841253872" calcext:value-type="float">
            <text:p>-135.954841253872</text:p>
          </table:table-cell>
          <table:table-cell table:number-columns-repeated="2"/>
        </table:table-row>
        <table:table-row table:style-name="ro1">
          <table:table-cell table:formula="of:=([.A607]+1)" office:value-type="float" office:value="607" calcext:value-type="float">
            <text:p>607</text:p>
          </table:table-cell>
          <table:table-cell office:value-type="float" office:value="-138.782645446596" calcext:value-type="float">
            <text:p>-138.782645446596</text:p>
          </table:table-cell>
          <table:table-cell table:number-columns-repeated="2"/>
        </table:table-row>
        <table:table-row table:style-name="ro1">
          <table:table-cell table:formula="of:=([.A608]+1)" office:value-type="float" office:value="608" calcext:value-type="float">
            <text:p>608</text:p>
          </table:table-cell>
          <table:table-cell office:value-type="float" office:value="-142.066729716401" calcext:value-type="float">
            <text:p>-142.066729716401</text:p>
          </table:table-cell>
          <table:table-cell table:number-columns-repeated="2"/>
        </table:table-row>
        <table:table-row table:style-name="ro1">
          <table:table-cell table:formula="of:=([.A609]+1)" office:value-type="float" office:value="609" calcext:value-type="float">
            <text:p>609</text:p>
          </table:table-cell>
          <table:table-cell office:value-type="float" office:value="-145.663072125268" calcext:value-type="float">
            <text:p>-145.663072125268</text:p>
          </table:table-cell>
          <table:table-cell table:number-columns-repeated="2"/>
        </table:table-row>
        <table:table-row table:style-name="ro1">
          <table:table-cell table:formula="of:=([.A610]+1)" office:value-type="float" office:value="610" calcext:value-type="float">
            <text:p>610</text:p>
          </table:table-cell>
          <table:table-cell office:value-type="float" office:value="-149.26451229808" calcext:value-type="float">
            <text:p>-149.26451229808</text:p>
          </table:table-cell>
          <table:table-cell table:number-columns-repeated="2"/>
        </table:table-row>
        <table:table-row table:style-name="ro1">
          <table:table-cell table:formula="of:=([.A611]+1)" office:value-type="float" office:value="611" calcext:value-type="float">
            <text:p>611</text:p>
          </table:table-cell>
          <table:table-cell office:value-type="float" office:value="-153.434948822922" calcext:value-type="float">
            <text:p>-153.434948822922</text:p>
          </table:table-cell>
          <table:table-cell table:number-columns-repeated="2"/>
        </table:table-row>
        <table:table-row table:style-name="ro1">
          <table:table-cell table:formula="of:=([.A612]+1)" office:value-type="float" office:value="612" calcext:value-type="float">
            <text:p>612</text:p>
          </table:table-cell>
          <table:table-cell office:value-type="float" office:value="-157.479434397103" calcext:value-type="float">
            <text:p>-157.479434397103</text:p>
          </table:table-cell>
          <table:table-cell table:number-columns-repeated="2"/>
        </table:table-row>
        <table:table-row table:style-name="ro1">
          <table:table-cell table:formula="of:=([.A613]+1)" office:value-type="float" office:value="613" calcext:value-type="float">
            <text:p>613</text:p>
          </table:table-cell>
          <table:table-cell office:value-type="float" office:value="-160.860217741347" calcext:value-type="float">
            <text:p>-160.860217741347</text:p>
          </table:table-cell>
          <table:table-cell table:number-columns-repeated="2"/>
        </table:table-row>
        <table:table-row table:style-name="ro1">
          <table:table-cell table:formula="of:=([.A614]+1)" office:value-type="float" office:value="614" calcext:value-type="float">
            <text:p>614</text:p>
          </table:table-cell>
          <table:table-cell office:value-type="float" office:value="-163.879789143408" calcext:value-type="float">
            <text:p>-163.879789143408</text:p>
          </table:table-cell>
          <table:table-cell table:number-columns-repeated="2"/>
        </table:table-row>
        <table:table-row table:style-name="ro1">
          <table:table-cell table:formula="of:=([.A615]+1)" office:value-type="float" office:value="615" calcext:value-type="float">
            <text:p>615</text:p>
          </table:table-cell>
          <table:table-cell office:value-type="float" office:value="-167.124998440388" calcext:value-type="float">
            <text:p>-167.124998440388</text:p>
          </table:table-cell>
          <table:table-cell table:number-columns-repeated="2"/>
        </table:table-row>
        <table:table-row table:style-name="ro1">
          <table:table-cell table:formula="of:=([.A616]+1)" office:value-type="float" office:value="616" calcext:value-type="float">
            <text:p>616</text:p>
          </table:table-cell>
          <table:table-cell office:value-type="float" office:value="-170.120609420491" calcext:value-type="float">
            <text:p>-170.120609420491</text:p>
          </table:table-cell>
          <table:table-cell table:number-columns-repeated="2"/>
        </table:table-row>
        <table:table-row table:style-name="ro1">
          <table:table-cell table:formula="of:=([.A617]+1)" office:value-type="float" office:value="617" calcext:value-type="float">
            <text:p>617</text:p>
          </table:table-cell>
          <table:table-cell office:value-type="float" office:value="-172.718331192465" calcext:value-type="float">
            <text:p>-172.718331192465</text:p>
          </table:table-cell>
          <table:table-cell table:number-columns-repeated="2"/>
        </table:table-row>
        <table:table-row table:style-name="ro1">
          <table:table-cell table:formula="of:=([.A618]+1)" office:value-type="float" office:value="618" calcext:value-type="float">
            <text:p>618</text:p>
          </table:table-cell>
          <table:table-cell office:value-type="float" office:value="-174.663679902609" calcext:value-type="float">
            <text:p>-174.663679902609</text:p>
          </table:table-cell>
          <table:table-cell table:number-columns-repeated="2"/>
        </table:table-row>
        <table:table-row table:style-name="ro1">
          <table:table-cell table:formula="of:=([.A619]+1)" office:value-type="float" office:value="619" calcext:value-type="float">
            <text:p>619</text:p>
          </table:table-cell>
          <table:table-cell office:value-type="float" office:value="-176.560130306254" calcext:value-type="float">
            <text:p>-176.560130306254</text:p>
          </table:table-cell>
          <table:table-cell table:number-columns-repeated="2"/>
        </table:table-row>
        <table:table-row table:style-name="ro1">
          <table:table-cell table:formula="of:=([.A620]+1)" office:value-type="float" office:value="620" calcext:value-type="float">
            <text:p>620</text:p>
          </table:table-cell>
          <table:table-cell office:value-type="float" office:value="-177.809426135962" calcext:value-type="float">
            <text:p>-177.809426135962</text:p>
          </table:table-cell>
          <table:table-cell table:number-columns-repeated="2"/>
        </table:table-row>
        <table:table-row table:style-name="ro1">
          <table:table-cell table:formula="of:=([.A621]+1)" office:value-type="float" office:value="621" calcext:value-type="float">
            <text:p>621</text:p>
          </table:table-cell>
          <table:table-cell office:value-type="float" office:value="-178.747832624796" calcext:value-type="float">
            <text:p>-178.747832624796</text:p>
          </table:table-cell>
          <table:table-cell table:number-columns-repeated="2"/>
        </table:table-row>
        <table:table-row table:style-name="ro1">
          <table:table-cell table:formula="of:=([.A622]+1)" office:value-type="float" office:value="622" calcext:value-type="float">
            <text:p>622</text:p>
          </table:table-cell>
          <table:table-cell office:value-type="float" office:value="-179.377244312794" calcext:value-type="float">
            <text:p>-179.377244312794</text:p>
          </table:table-cell>
          <table:table-cell table:number-columns-repeated="2"/>
        </table:table-row>
        <table:table-row table:style-name="ro1">
          <table:table-cell table:formula="of:=([.A623]+1)" office:value-type="float" office:value="623" calcext:value-type="float">
            <text:p>623</text:p>
          </table:table-cell>
          <table:table-cell office:value-type="float" office:value="-179.688612959725" calcext:value-type="float">
            <text:p>-179.688612959725</text:p>
          </table:table-cell>
          <table:table-cell table:number-columns-repeated="2"/>
        </table:table-row>
        <table:table-row table:style-name="ro1">
          <table:table-cell table:formula="of:=([.A624]+1)" office:value-type="float" office:value="624" calcext:value-type="float">
            <text:p>624</text:p>
          </table:table-cell>
          <table:table-cell office:value-type="float" office:value="-179.688612959725" calcext:value-type="float">
            <text:p>-179.688612959725</text:p>
          </table:table-cell>
          <table:table-cell table:number-columns-repeated="2"/>
        </table:table-row>
        <table:table-row table:style-name="ro1">
          <table:table-cell table:formula="of:=([.A625]+1)" office:value-type="float" office:value="625" calcext:value-type="float">
            <text:p>625</text:p>
          </table:table-cell>
          <table:table-cell office:value-type="float" office:value="-179.377244312794" calcext:value-type="float">
            <text:p>-179.377244312794</text:p>
          </table:table-cell>
          <table:table-cell table:number-columns-repeated="2"/>
        </table:table-row>
        <table:table-row table:style-name="ro1">
          <table:table-cell table:formula="of:=([.A626]+1)" office:value-type="float" office:value="626" calcext:value-type="float">
            <text:p>626</text:p>
          </table:table-cell>
          <table:table-cell office:value-type="float" office:value="-179.377244312794" calcext:value-type="float">
            <text:p>-179.377244312794</text:p>
          </table:table-cell>
          <table:table-cell table:number-columns-repeated="2"/>
        </table:table-row>
        <table:table-row table:style-name="ro1">
          <table:table-cell table:formula="of:=([.A627]+1)" office:value-type="float" office:value="627" calcext:value-type="float">
            <text:p>627</text:p>
          </table:table-cell>
          <table:table-cell office:value-type="float" office:value="-179.688612959725" calcext:value-type="float">
            <text:p>-179.688612959725</text:p>
          </table:table-cell>
          <table:table-cell table:number-columns-repeated="2"/>
        </table:table-row>
        <table:table-row table:style-name="ro1">
          <table:table-cell table:formula="of:=([.A628]+1)" office:value-type="float" office:value="628" calcext:value-type="float">
            <text:p>628</text:p>
          </table:table-cell>
          <table:table-cell office:value-type="float" office:value="-179.686911424979" calcext:value-type="float">
            <text:p>-179.686911424979</text:p>
          </table:table-cell>
          <table:table-cell table:number-columns-repeated="2"/>
        </table:table-row>
        <table:table-row table:style-name="ro1">
          <table:table-cell table:formula="of:=([.A629]+1)" office:value-type="float" office:value="629" calcext:value-type="float">
            <text:p>629</text:p>
          </table:table-cell>
          <table:table-cell office:value-type="float" office:value="-179.686911424979" calcext:value-type="float">
            <text:p>-179.686911424979</text:p>
          </table:table-cell>
          <table:table-cell table:number-columns-repeated="2"/>
        </table:table-row>
        <table:table-row table:style-name="ro1">
          <table:table-cell table:formula="of:=([.A630]+1)" office:value-type="float" office:value="630" calcext:value-type="float">
            <text:p>630</text:p>
          </table:table-cell>
          <table:table-cell office:value-type="float" office:value="-179.688612959725" calcext:value-type="float">
            <text:p>-179.688612959725</text:p>
          </table:table-cell>
          <table:table-cell table:number-columns-repeated="2"/>
        </table:table-row>
        <table:table-row table:style-name="ro1">
          <table:table-cell table:formula="of:=([.A631]+1)" office:value-type="float" office:value="631" calcext:value-type="float">
            <text:p>631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formula="of:=([.A632]+1)" office:value-type="float" office:value="632" calcext:value-type="float">
            <text:p>632</text:p>
          </table:table-cell>
          <table:table-cell office:value-type="float" office:value="179.065912446031" calcext:value-type="float">
            <text:p>179.065912446031</text:p>
          </table:table-cell>
          <table:table-cell table:number-columns-repeated="2"/>
        </table:table-row>
        <table:table-row table:style-name="ro1">
          <table:table-cell table:formula="of:=([.A633]+1)" office:value-type="float" office:value="633" calcext:value-type="float">
            <text:p>633</text:p>
          </table:table-cell>
          <table:table-cell office:value-type="float" office:value="177.809426135962" calcext:value-type="float">
            <text:p>177.809426135962</text:p>
          </table:table-cell>
          <table:table-cell table:number-columns-repeated="2"/>
        </table:table-row>
        <table:table-row table:style-name="ro1">
          <table:table-cell table:formula="of:=([.A634]+1)" office:value-type="float" office:value="634" calcext:value-type="float">
            <text:p>634</text:p>
          </table:table-cell>
          <table:table-cell office:value-type="float" office:value="175.958644145569" calcext:value-type="float">
            <text:p>175.958644145569</text:p>
          </table:table-cell>
          <table:table-cell table:number-columns-repeated="2"/>
        </table:table-row>
        <table:table-row table:style-name="ro1">
          <table:table-cell table:formula="of:=([.A635]+1)" office:value-type="float" office:value="635" calcext:value-type="float">
            <text:p>635</text:p>
          </table:table-cell>
          <table:table-cell office:value-type="float" office:value="173.82982490497" calcext:value-type="float">
            <text:p>173.82982490497</text:p>
          </table:table-cell>
          <table:table-cell table:number-columns-repeated="2"/>
        </table:table-row>
        <table:table-row table:style-name="ro1">
          <table:table-cell table:formula="of:=([.A636]+1)" office:value-type="float" office:value="636" calcext:value-type="float">
            <text:p>636</text:p>
          </table:table-cell>
          <table:table-cell office:value-type="float" office:value="171.913735265073" calcext:value-type="float">
            <text:p>171.913735265073</text:p>
          </table:table-cell>
          <table:table-cell table:number-columns-repeated="2"/>
        </table:table-row>
        <table:table-row table:style-name="ro1">
          <table:table-cell table:formula="of:=([.A637]+1)" office:value-type="float" office:value="637" calcext:value-type="float">
            <text:p>637</text:p>
          </table:table-cell>
          <table:table-cell office:value-type="float" office:value="169.361233390493" calcext:value-type="float">
            <text:p>169.361233390493</text:p>
          </table:table-cell>
          <table:table-cell table:number-columns-repeated="2"/>
        </table:table-row>
        <table:table-row table:style-name="ro1">
          <table:table-cell table:formula="of:=([.A638]+1)" office:value-type="float" office:value="638" calcext:value-type="float">
            <text:p>638</text:p>
          </table:table-cell>
          <table:table-cell office:value-type="float" office:value="166.492161124727" calcext:value-type="float">
            <text:p>166.492161124727</text:p>
          </table:table-cell>
          <table:table-cell table:number-columns-repeated="2"/>
        </table:table-row>
        <table:table-row table:style-name="ro1">
          <table:table-cell table:formula="of:=([.A639]+1)" office:value-type="float" office:value="639" calcext:value-type="float">
            <text:p>639</text:p>
          </table:table-cell>
          <table:table-cell office:value-type="float" office:value="163.033851891464" calcext:value-type="float">
            <text:p>163.033851891464</text:p>
          </table:table-cell>
          <table:table-cell table:number-columns-repeated="2"/>
        </table:table-row>
        <table:table-row table:style-name="ro1">
          <table:table-cell table:formula="of:=([.A640]+1)" office:value-type="float" office:value="640" calcext:value-type="float">
            <text:p>640</text:p>
          </table:table-cell>
          <table:table-cell office:value-type="float" office:value="159.298071506833" calcext:value-type="float">
            <text:p>159.298071506833</text:p>
          </table:table-cell>
          <table:table-cell table:number-columns-repeated="2"/>
        </table:table-row>
        <table:table-row table:style-name="ro1">
          <table:table-cell table:formula="of:=([.A641]+1)" office:value-type="float" office:value="641" calcext:value-type="float">
            <text:p>641</text:p>
          </table:table-cell>
          <table:table-cell office:value-type="float" office:value="156.101208363841" calcext:value-type="float">
            <text:p>156.101208363841</text:p>
          </table:table-cell>
          <table:table-cell table:number-columns-repeated="2"/>
        </table:table-row>
        <table:table-row table:style-name="ro1">
          <table:table-cell table:formula="of:=([.A642]+1)" office:value-type="float" office:value="642" calcext:value-type="float">
            <text:p>642</text:p>
          </table:table-cell>
          <table:table-cell office:value-type="float" office:value="153.434948822922" calcext:value-type="float">
            <text:p>153.434948822922</text:p>
          </table:table-cell>
          <table:table-cell table:number-columns-repeated="2"/>
        </table:table-row>
        <table:table-row table:style-name="ro1">
          <table:table-cell table:formula="of:=([.A643]+1)" office:value-type="float" office:value="643" calcext:value-type="float">
            <text:p>643</text:p>
          </table:table-cell>
          <table:table-cell office:value-type="float" office:value="150.216326712023" calcext:value-type="float">
            <text:p>150.216326712023</text:p>
          </table:table-cell>
          <table:table-cell table:number-columns-repeated="2"/>
        </table:table-row>
        <table:table-row table:style-name="ro1">
          <table:table-cell table:formula="of:=([.A644]+1)" office:value-type="float" office:value="644" calcext:value-type="float">
            <text:p>644</text:p>
          </table:table-cell>
          <table:table-cell office:value-type="float" office:value="146.831579178741" calcext:value-type="float">
            <text:p>146.831579178741</text:p>
          </table:table-cell>
          <table:table-cell table:number-columns-repeated="2"/>
        </table:table-row>
        <table:table-row table:style-name="ro1">
          <table:table-cell table:formula="of:=([.A645]+1)" office:value-type="float" office:value="645" calcext:value-type="float">
            <text:p>645</text:p>
          </table:table-cell>
          <table:table-cell office:value-type="float" office:value="143.50870331627" calcext:value-type="float">
            <text:p>143.50870331627</text:p>
          </table:table-cell>
          <table:table-cell table:number-columns-repeated="2"/>
        </table:table-row>
        <table:table-row table:style-name="ro1">
          <table:table-cell table:formula="of:=([.A646]+1)" office:value-type="float" office:value="646" calcext:value-type="float">
            <text:p>646</text:p>
          </table:table-cell>
          <table:table-cell office:value-type="float" office:value="140.556038423125" calcext:value-type="float">
            <text:p>140.556038423125</text:p>
          </table:table-cell>
          <table:table-cell table:number-columns-repeated="2"/>
        </table:table-row>
        <table:table-row table:style-name="ro1">
          <table:table-cell table:formula="of:=([.A647]+1)" office:value-type="float" office:value="647" calcext:value-type="float">
            <text:p>647</text:p>
          </table:table-cell>
          <table:table-cell office:value-type="float" office:value="137.895761973467" calcext:value-type="float">
            <text:p>137.895761973467</text:p>
          </table:table-cell>
          <table:table-cell table:number-columns-repeated="2"/>
        </table:table-row>
        <table:table-row table:style-name="ro1">
          <table:table-cell table:formula="of:=([.A648]+1)" office:value-type="float" office:value="648" calcext:value-type="float">
            <text:p>648</text:p>
          </table:table-cell>
          <table:table-cell office:value-type="float" office:value="135.674036897985" calcext:value-type="float">
            <text:p>135.674036897985</text:p>
          </table:table-cell>
          <table:table-cell table:number-columns-repeated="2"/>
        </table:table-row>
        <table:table-row table:style-name="ro1">
          <table:table-cell table:formula="of:=([.A649]+1)" office:value-type="float" office:value="649" calcext:value-type="float">
            <text:p>649</text:p>
          </table:table-cell>
          <table:table-cell office:value-type="float" office:value="133.402523802754" calcext:value-type="float">
            <text:p>133.402523802754</text:p>
          </table:table-cell>
          <table:table-cell table:number-columns-repeated="2"/>
        </table:table-row>
        <table:table-row table:style-name="ro1">
          <table:table-cell table:formula="of:=([.A650]+1)" office:value-type="float" office:value="650" calcext:value-type="float">
            <text:p>650</text:p>
          </table:table-cell>
          <table:table-cell office:value-type="float" office:value="132.251911819946" calcext:value-type="float">
            <text:p>132.251911819946</text:p>
          </table:table-cell>
          <table:table-cell table:number-columns-repeated="2"/>
        </table:table-row>
        <table:table-row table:style-name="ro1">
          <table:table-cell table:formula="of:=([.A651]+1)" office:value-type="float" office:value="651" calcext:value-type="float">
            <text:p>651</text:p>
          </table:table-cell>
          <table:table-cell office:value-type="float" office:value="131.794784068987" calcext:value-type="float">
            <text:p>131.794784068987</text:p>
          </table:table-cell>
          <table:table-cell table:number-columns-repeated="2"/>
        </table:table-row>
        <table:table-row table:style-name="ro1">
          <table:table-cell table:formula="of:=([.A652]+1)" office:value-type="float" office:value="652" calcext:value-type="float">
            <text:p>652</text:p>
          </table:table-cell>
          <table:table-cell office:value-type="float" office:value="131.33806442448" calcext:value-type="float">
            <text:p>131.33806442448</text:p>
          </table:table-cell>
          <table:table-cell table:number-columns-repeated="2"/>
        </table:table-row>
        <table:table-row table:style-name="ro1">
          <table:table-cell table:formula="of:=([.A653]+1)" office:value-type="float" office:value="653" calcext:value-type="float">
            <text:p>653</text:p>
          </table:table-cell>
          <table:table-cell office:value-type="float" office:value="130.179233921907" calcext:value-type="float">
            <text:p>130.179233921907</text:p>
          </table:table-cell>
          <table:table-cell table:number-columns-repeated="2"/>
        </table:table-row>
        <table:table-row table:style-name="ro1">
          <table:table-cell table:formula="of:=([.A654]+1)" office:value-type="float" office:value="654" calcext:value-type="float">
            <text:p>654</text:p>
          </table:table-cell>
          <table:table-cell office:value-type="float" office:value="129.516409555536" calcext:value-type="float">
            <text:p>129.516409555536</text:p>
          </table:table-cell>
          <table:table-cell table:number-columns-repeated="2"/>
        </table:table-row>
        <table:table-row table:style-name="ro1">
          <table:table-cell table:formula="of:=([.A655]+1)" office:value-type="float" office:value="655" calcext:value-type="float">
            <text:p>655</text:p>
          </table:table-cell>
          <table:table-cell office:value-type="float" office:value="129.764410338202" calcext:value-type="float">
            <text:p>129.764410338202</text:p>
          </table:table-cell>
          <table:table-cell table:number-columns-repeated="2"/>
        </table:table-row>
        <table:table-row table:style-name="ro1">
          <table:table-cell table:formula="of:=([.A656]+1)" office:value-type="float" office:value="656" calcext:value-type="float">
            <text:p>656</text:p>
          </table:table-cell>
          <table:table-cell office:value-type="float" office:value="130.217467515526" calcext:value-type="float">
            <text:p>130.217467515526</text:p>
          </table:table-cell>
          <table:table-cell table:number-columns-repeated="2"/>
        </table:table-row>
        <table:table-row table:style-name="ro1">
          <table:table-cell table:formula="of:=([.A657]+1)" office:value-type="float" office:value="657" calcext:value-type="float">
            <text:p>657</text:p>
          </table:table-cell>
          <table:table-cell office:value-type="float" office:value="129.970926418215" calcext:value-type="float">
            <text:p>129.970926418215</text:p>
          </table:table-cell>
          <table:table-cell table:number-columns-repeated="2"/>
        </table:table-row>
        <table:table-row table:style-name="ro1">
          <table:table-cell table:formula="of:=([.A658]+1)" office:value-type="float" office:value="658" calcext:value-type="float">
            <text:p>658</text:p>
          </table:table-cell>
          <table:table-cell office:value-type="float" office:value="129.930579867388" calcext:value-type="float">
            <text:p>129.930579867388</text:p>
          </table:table-cell>
          <table:table-cell table:number-columns-repeated="2"/>
        </table:table-row>
        <table:table-row table:style-name="ro1">
          <table:table-cell table:formula="of:=([.A659]+1)" office:value-type="float" office:value="659" calcext:value-type="float">
            <text:p>659</text:p>
          </table:table-cell>
          <table:table-cell office:value-type="float" office:value="130.389350681339" calcext:value-type="float">
            <text:p>130.389350681339</text:p>
          </table:table-cell>
          <table:table-cell table:number-columns-repeated="2"/>
        </table:table-row>
        <table:table-row table:style-name="ro1">
          <table:table-cell table:formula="of:=([.A660]+1)" office:value-type="float" office:value="660" calcext:value-type="float">
            <text:p>660</text:p>
          </table:table-cell>
          <table:table-cell office:value-type="float" office:value="130.179233921907" calcext:value-type="float">
            <text:p>130.179233921907</text:p>
          </table:table-cell>
          <table:table-cell table:number-columns-repeated="2"/>
        </table:table-row>
        <table:table-row table:style-name="ro1">
          <table:table-cell table:formula="of:=([.A661]+1)" office:value-type="float" office:value="661" calcext:value-type="float">
            <text:p>661</text:p>
          </table:table-cell>
          <table:table-cell office:value-type="float" office:value="129.516409555536" calcext:value-type="float">
            <text:p>129.516409555536</text:p>
          </table:table-cell>
          <table:table-cell table:number-columns-repeated="2"/>
        </table:table-row>
        <table:table-row table:style-name="ro1">
          <table:table-cell table:formula="of:=([.A662]+1)" office:value-type="float" office:value="662" calcext:value-type="float">
            <text:p>662</text:p>
          </table:table-cell>
          <table:table-cell office:value-type="float" office:value="128.356925897419" calcext:value-type="float">
            <text:p>128.356925897419</text:p>
          </table:table-cell>
          <table:table-cell table:number-columns-repeated="2"/>
        </table:table-row>
        <table:table-row table:style-name="ro1">
          <table:table-cell table:formula="of:=([.A663]+1)" office:value-type="float" office:value="663" calcext:value-type="float">
            <text:p>663</text:p>
          </table:table-cell>
          <table:table-cell office:value-type="float" office:value="127.390162842448" calcext:value-type="float">
            <text:p>127.390162842448</text:p>
          </table:table-cell>
          <table:table-cell table:number-columns-repeated="2"/>
        </table:table-row>
        <table:table-row table:style-name="ro1">
          <table:table-cell table:formula="of:=([.A664]+1)" office:value-type="float" office:value="664" calcext:value-type="float">
            <text:p>664</text:p>
          </table:table-cell>
          <table:table-cell office:value-type="float" office:value="125.690059825014" calcext:value-type="float">
            <text:p>125.690059825014</text:p>
          </table:table-cell>
          <table:table-cell table:number-columns-repeated="2"/>
        </table:table-row>
        <table:table-row table:style-name="ro1">
          <table:table-cell table:formula="of:=([.A665]+1)" office:value-type="float" office:value="665" calcext:value-type="float">
            <text:p>665</text:p>
          </table:table-cell>
          <table:table-cell office:value-type="float" office:value="123.326289687115" calcext:value-type="float">
            <text:p>123.326289687115</text:p>
          </table:table-cell>
          <table:table-cell table:number-columns-repeated="2"/>
        </table:table-row>
        <table:table-row table:style-name="ro1">
          <table:table-cell table:formula="of:=([.A666]+1)" office:value-type="float" office:value="666" calcext:value-type="float">
            <text:p>666</text:p>
          </table:table-cell>
          <table:table-cell office:value-type="float" office:value="120.850523913655" calcext:value-type="float">
            <text:p>120.850523913655</text:p>
          </table:table-cell>
          <table:table-cell table:number-columns-repeated="2"/>
        </table:table-row>
        <table:table-row table:style-name="ro1">
          <table:table-cell table:formula="of:=([.A667]+1)" office:value-type="float" office:value="667" calcext:value-type="float">
            <text:p>667</text:p>
          </table:table-cell>
          <table:table-cell office:value-type="float" office:value="117.897271030948" calcext:value-type="float">
            <text:p>117.897271030948</text:p>
          </table:table-cell>
          <table:table-cell table:number-columns-repeated="2"/>
        </table:table-row>
        <table:table-row table:style-name="ro1">
          <table:table-cell table:formula="of:=([.A668]+1)" office:value-type="float" office:value="668" calcext:value-type="float">
            <text:p>668</text:p>
          </table:table-cell>
          <table:table-cell office:value-type="float" office:value="115.07718364825" calcext:value-type="float">
            <text:p>115.07718364825</text:p>
          </table:table-cell>
          <table:table-cell table:number-columns-repeated="2"/>
        </table:table-row>
        <table:table-row table:style-name="ro1">
          <table:table-cell table:formula="of:=([.A669]+1)" office:value-type="float" office:value="669" calcext:value-type="float">
            <text:p>669</text:p>
          </table:table-cell>
          <table:table-cell office:value-type="float" office:value="111.181349500266" calcext:value-type="float">
            <text:p>111.181349500266</text:p>
          </table:table-cell>
          <table:table-cell table:number-columns-repeated="2"/>
        </table:table-row>
        <table:table-row table:style-name="ro1">
          <table:table-cell table:formula="of:=([.A670]+1)" office:value-type="float" office:value="670" calcext:value-type="float">
            <text:p>670</text:p>
          </table:table-cell>
          <table:table-cell office:value-type="float" office:value="107.053314768701" calcext:value-type="float">
            <text:p>107.053314768701</text:p>
          </table:table-cell>
          <table:table-cell table:number-columns-repeated="2"/>
        </table:table-row>
        <table:table-row table:style-name="ro1">
          <table:table-cell table:formula="of:=([.A671]+1)" office:value-type="float" office:value="671" calcext:value-type="float">
            <text:p>671</text:p>
          </table:table-cell>
          <table:table-cell office:value-type="float" office:value="102.969253456029" calcext:value-type="float">
            <text:p>102.969253456029</text:p>
          </table:table-cell>
          <table:table-cell table:number-columns-repeated="2"/>
        </table:table-row>
        <table:table-row table:style-name="ro1">
          <table:table-cell table:formula="of:=([.A672]+1)" office:value-type="float" office:value="672" calcext:value-type="float">
            <text:p>672</text:p>
          </table:table-cell>
          <table:table-cell office:value-type="float" office:value="98.901716032892" calcext:value-type="float">
            <text:p>98.901716032892</text:p>
          </table:table-cell>
          <table:table-cell table:number-columns-repeated="2"/>
        </table:table-row>
        <table:table-row table:style-name="ro1">
          <table:table-cell table:formula="of:=([.A673]+1)" office:value-type="float" office:value="673" calcext:value-type="float">
            <text:p>673</text:p>
          </table:table-cell>
          <table:table-cell office:value-type="float" office:value="95.1633068143735" calcext:value-type="float">
            <text:p>95.1633068143735</text:p>
          </table:table-cell>
          <table:table-cell table:number-columns-repeated="2"/>
        </table:table-row>
        <table:table-row table:style-name="ro1">
          <table:table-cell table:formula="of:=([.A674]+1)" office:value-type="float" office:value="674" calcext:value-type="float">
            <text:p>674</text:p>
          </table:table-cell>
          <table:table-cell office:value-type="float" office:value="91.3803540734445" calcext:value-type="float">
            <text:p>91.3803540734445</text:p>
          </table:table-cell>
          <table:table-cell table:number-columns-repeated="2"/>
        </table:table-row>
        <table:table-row table:style-name="ro1">
          <table:table-cell table:formula="of:=([.A675]+1)" office:value-type="float" office:value="675" calcext:value-type="float">
            <text:p>675</text:p>
          </table:table-cell>
          <table:table-cell office:value-type="float" office:value="88.2747451245274" calcext:value-type="float">
            <text:p>88.2747451245274</text:p>
          </table:table-cell>
          <table:table-cell table:number-columns-repeated="2"/>
        </table:table-row>
        <table:table-row table:style-name="ro1">
          <table:table-cell table:formula="of:=([.A676]+1)" office:value-type="float" office:value="676" calcext:value-type="float">
            <text:p>676</text:p>
          </table:table-cell>
          <table:table-cell office:value-type="float" office:value="84.7740725910332" calcext:value-type="float">
            <text:p>84.7740725910332</text:p>
          </table:table-cell>
          <table:table-cell table:number-columns-repeated="2"/>
        </table:table-row>
        <table:table-row table:style-name="ro1">
          <table:table-cell table:formula="of:=([.A677]+1)" office:value-type="float" office:value="677" calcext:value-type="float">
            <text:p>677</text:p>
          </table:table-cell>
          <table:table-cell office:value-type="float" office:value="81.5730309785193" calcext:value-type="float">
            <text:p>81.5730309785193</text:p>
          </table:table-cell>
          <table:table-cell table:number-columns-repeated="2"/>
        </table:table-row>
        <table:table-row table:style-name="ro1">
          <table:table-cell table:formula="of:=([.A678]+1)" office:value-type="float" office:value="678" calcext:value-type="float">
            <text:p>678</text:p>
          </table:table-cell>
          <table:table-cell office:value-type="float" office:value="79.1012741942471" calcext:value-type="float">
            <text:p>79.1012741942471</text:p>
          </table:table-cell>
          <table:table-cell table:number-columns-repeated="2"/>
        </table:table-row>
        <table:table-row table:style-name="ro1">
          <table:table-cell table:formula="of:=([.A679]+1)" office:value-type="float" office:value="679" calcext:value-type="float">
            <text:p>679</text:p>
          </table:table-cell>
          <table:table-cell office:value-type="float" office:value="76.9792326943753" calcext:value-type="float">
            <text:p>76.9792326943753</text:p>
          </table:table-cell>
          <table:table-cell table:number-columns-repeated="2"/>
        </table:table-row>
        <table:table-row table:style-name="ro1">
          <table:table-cell table:formula="of:=([.A680]+1)" office:value-type="float" office:value="680" calcext:value-type="float">
            <text:p>680</text:p>
          </table:table-cell>
          <table:table-cell office:value-type="float" office:value="74.866916851513" calcext:value-type="float">
            <text:p>74.866916851513</text:p>
          </table:table-cell>
          <table:table-cell table:number-columns-repeated="2"/>
        </table:table-row>
        <table:table-row table:style-name="ro1">
          <table:table-cell table:formula="of:=([.A681]+1)" office:value-type="float" office:value="681" calcext:value-type="float">
            <text:p>681</text:p>
          </table:table-cell>
          <table:table-cell office:value-type="float" office:value="73.1013513059618" calcext:value-type="float">
            <text:p>73.1013513059618</text:p>
          </table:table-cell>
          <table:table-cell table:number-columns-repeated="2"/>
        </table:table-row>
        <table:table-row table:style-name="ro1">
          <table:table-cell table:formula="of:=([.A682]+1)" office:value-type="float" office:value="682" calcext:value-type="float">
            <text:p>682</text:p>
          </table:table-cell>
          <table:table-cell office:value-type="float" office:value="73.2016282186947" calcext:value-type="float">
            <text:p>73.2016282186947</text:p>
          </table:table-cell>
          <table:table-cell table:number-columns-repeated="2"/>
        </table:table-row>
        <table:table-row table:style-name="ro1">
          <table:table-cell table:formula="of:=([.A683]+1)" office:value-type="float" office:value="683" calcext:value-type="float">
            <text:p>683</text:p>
          </table:table-cell>
          <table:table-cell office:value-type="float" office:value="73.3007557660064" calcext:value-type="float">
            <text:p>73.3007557660064</text:p>
          </table:table-cell>
          <table:table-cell table:number-columns-repeated="2"/>
        </table:table-row>
        <table:table-row table:style-name="ro1">
          <table:table-cell table:formula="of:=([.A684]+1)" office:value-type="float" office:value="684" calcext:value-type="float">
            <text:p>684</text:p>
          </table:table-cell>
          <table:table-cell office:value-type="float" office:value="72.8719525264033" calcext:value-type="float">
            <text:p>72.8719525264033</text:p>
          </table:table-cell>
          <table:table-cell table:number-columns-repeated="2"/>
        </table:table-row>
        <table:table-row table:style-name="ro1">
          <table:table-cell table:formula="of:=([.A685]+1)" office:value-type="float" office:value="685" calcext:value-type="float">
            <text:p>685</text:p>
          </table:table-cell>
          <table:table-cell office:value-type="float" office:value="72.0040907027597" calcext:value-type="float">
            <text:p>72.0040907027597</text:p>
          </table:table-cell>
          <table:table-cell table:number-columns-repeated="2"/>
        </table:table-row>
        <table:table-row table:style-name="ro1">
          <table:table-cell table:formula="of:=([.A686]+1)" office:value-type="float" office:value="686" calcext:value-type="float">
            <text:p>686</text:p>
          </table:table-cell>
          <table:table-cell office:value-type="float" office:value="72.0040907027597" calcext:value-type="float">
            <text:p>72.0040907027597</text:p>
          </table:table-cell>
          <table:table-cell table:number-columns-repeated="2"/>
        </table:table-row>
        <table:table-row table:style-name="ro1">
          <table:table-cell table:formula="of:=([.A687]+1)" office:value-type="float" office:value="687" calcext:value-type="float">
            <text:p>687</text:p>
          </table:table-cell>
          <table:table-cell office:value-type="float" office:value="72.7699472860603" calcext:value-type="float">
            <text:p>72.7699472860603</text:p>
          </table:table-cell>
          <table:table-cell table:number-columns-repeated="2"/>
        </table:table-row>
        <table:table-row table:style-name="ro1">
          <table:table-cell table:formula="of:=([.A688]+1)" office:value-type="float" office:value="688" calcext:value-type="float">
            <text:p>688</text:p>
          </table:table-cell>
          <table:table-cell office:value-type="float" office:value="73.1013513059618" calcext:value-type="float">
            <text:p>73.1013513059618</text:p>
          </table:table-cell>
          <table:table-cell table:number-columns-repeated="2"/>
        </table:table-row>
        <table:table-row table:style-name="ro1">
          <table:table-cell table:formula="of:=([.A689]+1)" office:value-type="float" office:value="689" calcext:value-type="float">
            <text:p>689</text:p>
          </table:table-cell>
          <table:table-cell office:value-type="float" office:value="72.3348137984208" calcext:value-type="float">
            <text:p>72.3348137984208</text:p>
          </table:table-cell>
          <table:table-cell table:number-columns-repeated="2"/>
        </table:table-row>
        <table:table-row table:style-name="ro1">
          <table:table-cell table:formula="of:=([.A690]+1)" office:value-type="float" office:value="690" calcext:value-type="float">
            <text:p>690</text:p>
          </table:table-cell>
          <table:table-cell office:value-type="float" office:value="71.8962369654934" calcext:value-type="float">
            <text:p>71.8962369654934</text:p>
          </table:table-cell>
          <table:table-cell table:number-columns-repeated="2"/>
        </table:table-row>
        <table:table-row table:style-name="ro1">
          <table:table-cell table:formula="of:=([.A691]+1)" office:value-type="float" office:value="691" calcext:value-type="float">
            <text:p>691</text:p>
          </table:table-cell>
          <table:table-cell office:value-type="float" office:value="71.565051177078" calcext:value-type="float">
            <text:p>71.565051177078</text:p>
          </table:table-cell>
          <table:table-cell table:number-columns-repeated="2"/>
        </table:table-row>
        <table:table-row table:style-name="ro1">
          <table:table-cell table:formula="of:=([.A692]+1)" office:value-type="float" office:value="692" calcext:value-type="float">
            <text:p>692</text:p>
          </table:table-cell>
          <table:table-cell office:value-type="float" office:value="70.6768156818382" calcext:value-type="float">
            <text:p>70.6768156818382</text:p>
          </table:table-cell>
          <table:table-cell table:number-columns-repeated="2"/>
        </table:table-row>
        <table:table-row table:style-name="ro1">
          <table:table-cell table:formula="of:=([.A693]+1)" office:value-type="float" office:value="693" calcext:value-type="float">
            <text:p>693</text:p>
          </table:table-cell>
          <table:table-cell office:value-type="float" office:value="68.9123175517509" calcext:value-type="float">
            <text:p>68.9123175517509</text:p>
          </table:table-cell>
          <table:table-cell table:number-columns-repeated="2"/>
        </table:table-row>
        <table:table-row table:style-name="ro1">
          <table:table-cell table:formula="of:=([.A694]+1)" office:value-type="float" office:value="694" calcext:value-type="float">
            <text:p>694</text:p>
          </table:table-cell>
          <table:table-cell office:value-type="float" office:value="66.8469184358865" calcext:value-type="float">
            <text:p>66.8469184358865</text:p>
          </table:table-cell>
          <table:table-cell table:number-columns-repeated="2"/>
        </table:table-row>
        <table:table-row table:style-name="ro1">
          <table:table-cell table:formula="of:=([.A695]+1)" office:value-type="float" office:value="695" calcext:value-type="float">
            <text:p>695</text:p>
          </table:table-cell>
          <table:table-cell office:value-type="float" office:value="64.6702458918006" calcext:value-type="float">
            <text:p>64.6702458918006</text:p>
          </table:table-cell>
          <table:table-cell table:number-columns-repeated="2"/>
        </table:table-row>
        <table:table-row table:style-name="ro1">
          <table:table-cell table:formula="of:=([.A696]+1)" office:value-type="float" office:value="696" calcext:value-type="float">
            <text:p>696</text:p>
          </table:table-cell>
          <table:table-cell office:value-type="float" office:value="62.1929584684989" calcext:value-type="float">
            <text:p>62.1929584684989</text:p>
          </table:table-cell>
          <table:table-cell table:number-columns-repeated="2"/>
        </table:table-row>
        <table:table-row table:style-name="ro1">
          <table:table-cell table:formula="of:=([.A697]+1)" office:value-type="float" office:value="697" calcext:value-type="float">
            <text:p>697</text:p>
          </table:table-cell>
          <table:table-cell office:value-type="float" office:value="58.6197705780596" calcext:value-type="float">
            <text:p>58.6197705780596</text:p>
          </table:table-cell>
          <table:table-cell table:number-columns-repeated="2"/>
        </table:table-row>
        <table:table-row table:style-name="ro1">
          <table:table-cell table:formula="of:=([.A698]+1)" office:value-type="float" office:value="698" calcext:value-type="float">
            <text:p>698</text:p>
          </table:table-cell>
          <table:table-cell office:value-type="float" office:value="54.9799211457446" calcext:value-type="float">
            <text:p>54.9799211457446</text:p>
          </table:table-cell>
          <table:table-cell table:number-columns-repeated="2"/>
        </table:table-row>
        <table:table-row table:style-name="ro1">
          <table:table-cell table:formula="of:=([.A699]+1)" office:value-type="float" office:value="699" calcext:value-type="float">
            <text:p>699</text:p>
          </table:table-cell>
          <table:table-cell office:value-type="float" office:value="51.0215901390434" calcext:value-type="float">
            <text:p>51.0215901390434</text:p>
          </table:table-cell>
          <table:table-cell table:number-columns-repeated="2"/>
        </table:table-row>
        <table:table-row table:style-name="ro1">
          <table:table-cell table:formula="of:=([.A700]+1)" office:value-type="float" office:value="700" calcext:value-type="float">
            <text:p>700</text:p>
          </table:table-cell>
          <table:table-cell office:value-type="float" office:value="46.6776394661535" calcext:value-type="float">
            <text:p>46.6776394661535</text:p>
          </table:table-cell>
          <table:table-cell table:number-columns-repeated="2"/>
        </table:table-row>
        <table:table-row table:style-name="ro1">
          <table:table-cell table:formula="of:=([.A701]+1)" office:value-type="float" office:value="701" calcext:value-type="float">
            <text:p>701</text:p>
          </table:table-cell>
          <table:table-cell office:value-type="float" office:value="42.6140559696112" calcext:value-type="float">
            <text:p>42.6140559696112</text:p>
          </table:table-cell>
          <table:table-cell table:number-columns-repeated="2"/>
        </table:table-row>
        <table:table-row table:style-name="ro1">
          <table:table-cell table:formula="of:=([.A702]+1)" office:value-type="float" office:value="702" calcext:value-type="float">
            <text:p>702</text:p>
          </table:table-cell>
          <table:table-cell office:value-type="float" office:value="38.8677775023207" calcext:value-type="float">
            <text:p>38.8677775023207</text:p>
          </table:table-cell>
          <table:table-cell table:number-columns-repeated="2"/>
        </table:table-row>
        <table:table-row table:style-name="ro1">
          <table:table-cell table:formula="of:=([.A703]+1)" office:value-type="float" office:value="703" calcext:value-type="float">
            <text:p>703</text:p>
          </table:table-cell>
          <table:table-cell office:value-type="float" office:value="35.0737544933483" calcext:value-type="float">
            <text:p>35.0737544933483</text:p>
          </table:table-cell>
          <table:table-cell table:number-columns-repeated="2"/>
        </table:table-row>
        <table:table-row table:style-name="ro1">
          <table:table-cell table:formula="of:=([.A704]+1)" office:value-type="float" office:value="704" calcext:value-type="float">
            <text:p>704</text:p>
          </table:table-cell>
          <table:table-cell office:value-type="float" office:value="31.0206540104043" calcext:value-type="float">
            <text:p>31.0206540104043</text:p>
          </table:table-cell>
          <table:table-cell table:number-columns-repeated="2"/>
        </table:table-row>
        <table:table-row table:style-name="ro1">
          <table:table-cell table:formula="of:=([.A705]+1)" office:value-type="float" office:value="705" calcext:value-type="float">
            <text:p>705</text:p>
          </table:table-cell>
          <table:table-cell office:value-type="float" office:value="27.7432044720063" calcext:value-type="float">
            <text:p>27.7432044720063</text:p>
          </table:table-cell>
          <table:table-cell table:number-columns-repeated="2"/>
        </table:table-row>
        <table:table-row table:style-name="ro1">
          <table:table-cell table:formula="of:=([.A706]+1)" office:value-type="float" office:value="706" calcext:value-type="float">
            <text:p>706</text:p>
          </table:table-cell>
          <table:table-cell office:value-type="float" office:value="25.4077181089485" calcext:value-type="float">
            <text:p>25.4077181089485</text:p>
          </table:table-cell>
          <table:table-cell table:number-columns-repeated="2"/>
        </table:table-row>
        <table:table-row table:style-name="ro1">
          <table:table-cell table:formula="of:=([.A707]+1)" office:value-type="float" office:value="707" calcext:value-type="float">
            <text:p>707</text:p>
          </table:table-cell>
          <table:table-cell office:value-type="float" office:value="23.1142079833268" calcext:value-type="float">
            <text:p>23.1142079833268</text:p>
          </table:table-cell>
          <table:table-cell table:number-columns-repeated="2"/>
        </table:table-row>
        <table:table-row table:style-name="ro1">
          <table:table-cell table:formula="of:=([.A708]+1)" office:value-type="float" office:value="708" calcext:value-type="float">
            <text:p>708</text:p>
          </table:table-cell>
          <table:table-cell office:value-type="float" office:value="21.0837545823806" calcext:value-type="float">
            <text:p>21.0837545823806</text:p>
          </table:table-cell>
          <table:table-cell table:number-columns-repeated="2"/>
        </table:table-row>
        <table:table-row table:style-name="ro1">
          <table:table-cell table:formula="of:=([.A709]+1)" office:value-type="float" office:value="709" calcext:value-type="float">
            <text:p>709</text:p>
          </table:table-cell>
          <table:table-cell office:value-type="float" office:value="18.9419778838368" calcext:value-type="float">
            <text:p>18.9419778838368</text:p>
          </table:table-cell>
          <table:table-cell table:number-columns-repeated="2"/>
        </table:table-row>
        <table:table-row table:style-name="ro1">
          <table:table-cell table:formula="of:=([.A710]+1)" office:value-type="float" office:value="710" calcext:value-type="float">
            <text:p>710</text:p>
          </table:table-cell>
          <table:table-cell office:value-type="float" office:value="17.5255683737229" calcext:value-type="float">
            <text:p>17.5255683737229</text:p>
          </table:table-cell>
          <table:table-cell table:number-columns-repeated="2"/>
        </table:table-row>
        <table:table-row table:style-name="ro1">
          <table:table-cell table:formula="of:=([.A711]+1)" office:value-type="float" office:value="711" calcext:value-type="float">
            <text:p>711</text:p>
          </table:table-cell>
          <table:table-cell office:value-type="float" office:value="16.606980578617" calcext:value-type="float">
            <text:p>16.606980578617</text:p>
          </table:table-cell>
          <table:table-cell table:number-columns-repeated="2"/>
        </table:table-row>
        <table:table-row table:style-name="ro1">
          <table:table-cell table:formula="of:=([.A712]+1)" office:value-type="float" office:value="712" calcext:value-type="float">
            <text:p>712</text:p>
          </table:table-cell>
          <table:table-cell office:value-type="float" office:value="15.8140841838899" calcext:value-type="float">
            <text:p>15.8140841838899</text:p>
          </table:table-cell>
          <table:table-cell table:number-columns-repeated="2"/>
        </table:table-row>
        <table:table-row table:style-name="ro1">
          <table:table-cell table:formula="of:=([.A713]+1)" office:value-type="float" office:value="713" calcext:value-type="float">
            <text:p>713</text:p>
          </table:table-cell>
          <table:table-cell office:value-type="float" office:value="15.3381961405054" calcext:value-type="float">
            <text:p>15.3381961405054</text:p>
          </table:table-cell>
          <table:table-cell table:number-columns-repeated="2"/>
        </table:table-row>
        <table:table-row table:style-name="ro1">
          <table:table-cell table:formula="of:=([.A714]+1)" office:value-type="float" office:value="714" calcext:value-type="float">
            <text:p>714</text:p>
          </table:table-cell>
          <table:table-cell office:value-type="float" office:value="14.9516773539243" calcext:value-type="float">
            <text:p>14.9516773539243</text:p>
          </table:table-cell>
          <table:table-cell table:number-columns-repeated="2"/>
        </table:table-row>
        <table:table-row table:style-name="ro1">
          <table:table-cell table:formula="of:=([.A715]+1)" office:value-type="float" office:value="715" calcext:value-type="float">
            <text:p>715</text:p>
          </table:table-cell>
          <table:table-cell office:value-type="float" office:value="15.0332581293883" calcext:value-type="float">
            <text:p>15.0332581293883</text:p>
          </table:table-cell>
          <table:table-cell table:number-columns-repeated="2"/>
        </table:table-row>
        <table:table-row table:style-name="ro1">
          <table:table-cell table:formula="of:=([.A716]+1)" office:value-type="float" office:value="716" calcext:value-type="float">
            <text:p>716</text:p>
          </table:table-cell>
          <table:table-cell office:value-type="float" office:value="15.5070281768928" calcext:value-type="float">
            <text:p>15.5070281768928</text:p>
          </table:table-cell>
          <table:table-cell table:number-columns-repeated="2"/>
        </table:table-row>
        <table:table-row table:style-name="ro1">
          <table:table-cell table:formula="of:=([.A717]+1)" office:value-type="float" office:value="717" calcext:value-type="float">
            <text:p>717</text:p>
          </table:table-cell>
          <table:table-cell office:value-type="float" office:value="15.115713188578" calcext:value-type="float">
            <text:p>15.115713188578</text:p>
          </table:table-cell>
          <table:table-cell table:number-columns-repeated="2"/>
        </table:table-row>
        <table:table-row table:style-name="ro1">
          <table:table-cell table:formula="of:=([.A718]+1)" office:value-type="float" office:value="718" calcext:value-type="float">
            <text:p>718</text:p>
          </table:table-cell>
          <table:table-cell office:value-type="float" office:value="15.115713188578" calcext:value-type="float">
            <text:p>15.115713188578</text:p>
          </table:table-cell>
          <table:table-cell table:number-columns-repeated="2"/>
        </table:table-row>
        <table:table-row table:style-name="ro1">
          <table:table-cell table:formula="of:=([.A719]+1)" office:value-type="float" office:value="719" calcext:value-type="float">
            <text:p>719</text:p>
          </table:table-cell>
          <table:table-cell office:value-type="float" office:value="15.1990563143808" calcext:value-type="float">
            <text:p>15.1990563143808</text:p>
          </table:table-cell>
          <table:table-cell table:number-columns-repeated="2"/>
        </table:table-row>
        <table:table-row table:style-name="ro1">
          <table:table-cell table:formula="of:=([.A720]+1)" office:value-type="float" office:value="720" calcext:value-type="float">
            <text:p>720</text:p>
          </table:table-cell>
          <table:table-cell office:value-type="float" office:value="14.9728757667869" calcext:value-type="float">
            <text:p>14.9728757667869</text:p>
          </table:table-cell>
          <table:table-cell table:number-columns-repeated="2"/>
        </table:table-row>
        <table:table-row table:style-name="ro1">
          <table:table-cell table:formula="of:=([.A721]+1)" office:value-type="float" office:value="721" calcext:value-type="float">
            <text:p>721</text:p>
          </table:table-cell>
          <table:table-cell office:value-type="float" office:value="13.8811808437634" calcext:value-type="float">
            <text:p>13.8811808437634</text:p>
          </table:table-cell>
          <table:table-cell table:number-columns-repeated="2"/>
        </table:table-row>
        <table:table-row table:style-name="ro1">
          <table:table-cell table:formula="of:=([.A722]+1)" office:value-type="float" office:value="722" calcext:value-type="float">
            <text:p>722</text:p>
          </table:table-cell>
          <table:table-cell office:value-type="float" office:value="12.7342907953476" calcext:value-type="float">
            <text:p>12.7342907953476</text:p>
          </table:table-cell>
          <table:table-cell table:number-columns-repeated="2"/>
        </table:table-row>
        <table:table-row table:style-name="ro1">
          <table:table-cell table:formula="of:=([.A723]+1)" office:value-type="float" office:value="723" calcext:value-type="float">
            <text:p>723</text:p>
          </table:table-cell>
          <table:table-cell office:value-type="float" office:value="12.0507848834096" calcext:value-type="float">
            <text:p>12.0507848834096</text:p>
          </table:table-cell>
          <table:table-cell table:number-columns-repeated="2"/>
        </table:table-row>
        <table:table-row table:style-name="ro1">
          <table:table-cell table:formula="of:=([.A724]+1)" office:value-type="float" office:value="724" calcext:value-type="float">
            <text:p>724</text:p>
          </table:table-cell>
          <table:table-cell office:value-type="float" office:value="10.8735203952551" calcext:value-type="float">
            <text:p>10.8735203952551</text:p>
          </table:table-cell>
          <table:table-cell table:number-columns-repeated="2"/>
        </table:table-row>
        <table:table-row table:style-name="ro1">
          <table:table-cell table:formula="of:=([.A725]+1)" office:value-type="float" office:value="725" calcext:value-type="float">
            <text:p>725</text:p>
          </table:table-cell>
          <table:table-cell office:value-type="float" office:value="8.89042325736388" calcext:value-type="float">
            <text:p>8.89042325736388</text:p>
          </table:table-cell>
          <table:table-cell table:number-columns-repeated="2"/>
        </table:table-row>
        <table:table-row table:style-name="ro1">
          <table:table-cell table:formula="of:=([.A726]+1)" office:value-type="float" office:value="726" calcext:value-type="float">
            <text:p>726</text:p>
          </table:table-cell>
          <table:table-cell office:value-type="float" office:value="5.95983911071305" calcext:value-type="float">
            <text:p>5.95983911071305</text:p>
          </table:table-cell>
          <table:table-cell table:number-columns-repeated="2"/>
        </table:table-row>
        <table:table-row table:style-name="ro1">
          <table:table-cell table:formula="of:=([.A727]+1)" office:value-type="float" office:value="727" calcext:value-type="float">
            <text:p>727</text:p>
          </table:table-cell>
          <table:table-cell office:value-type="float" office:value="3.42121927642931" calcext:value-type="float">
            <text:p>3.42121927642931</text:p>
          </table:table-cell>
          <table:table-cell table:number-columns-repeated="2"/>
        </table:table-row>
        <table:table-row table:style-name="ro1">
          <table:table-cell table:formula="of:=([.A728]+1)" office:value-type="float" office:value="728" calcext:value-type="float">
            <text:p>728</text:p>
          </table:table-cell>
          <table:table-cell office:value-type="float" office:value="1.25216737520385" calcext:value-type="float">
            <text:p>1.25216737520385</text:p>
          </table:table-cell>
          <table:table-cell table:number-columns-repeated="2"/>
        </table:table-row>
        <table:table-row table:style-name="ro1">
          <table:table-cell table:formula="of:=([.A729]+1)" office:value-type="float" office:value="729" calcext:value-type="float">
            <text:p>729</text:p>
          </table:table-cell>
          <table:table-cell office:value-type="float" office:value="-2.19057386403822" calcext:value-type="float">
            <text:p>-2.19057386403822</text:p>
          </table:table-cell>
          <table:table-cell table:number-columns-repeated="2"/>
        </table:table-row>
        <table:table-row table:style-name="ro1">
          <table:table-cell table:formula="of:=([.A730]+1)" office:value-type="float" office:value="730" calcext:value-type="float">
            <text:p>730</text:p>
          </table:table-cell>
          <table:table-cell office:value-type="float" office:value="-5.58724396420435" calcext:value-type="float">
            <text:p>-5.58724396420435</text:p>
          </table:table-cell>
          <table:table-cell table:number-columns-repeated="2"/>
        </table:table-row>
        <table:table-row table:style-name="ro1">
          <table:table-cell table:formula="of:=([.A731]+1)" office:value-type="float" office:value="731" calcext:value-type="float">
            <text:p>731</text:p>
          </table:table-cell>
          <table:table-cell office:value-type="float" office:value="-9.0047791252773" calcext:value-type="float">
            <text:p>-9.0047791252773</text:p>
          </table:table-cell>
          <table:table-cell table:number-columns-repeated="2"/>
        </table:table-row>
        <table:table-row table:style-name="ro1">
          <table:table-cell table:formula="of:=([.A732]+1)" office:value-type="float" office:value="732" calcext:value-type="float">
            <text:p>732</text:p>
          </table:table-cell>
          <table:table-cell office:value-type="float" office:value="-12.1595957285265" calcext:value-type="float">
            <text:p>-12.1595957285265</text:p>
          </table:table-cell>
          <table:table-cell table:number-columns-repeated="2"/>
        </table:table-row>
        <table:table-row table:style-name="ro1">
          <table:table-cell table:formula="of:=([.A733]+1)" office:value-type="float" office:value="733" calcext:value-type="float">
            <text:p>733</text:p>
          </table:table-cell>
          <table:table-cell office:value-type="float" office:value="-15.3912129352633" calcext:value-type="float">
            <text:p>-15.3912129352633</text:p>
          </table:table-cell>
          <table:table-cell table:number-columns-repeated="2"/>
        </table:table-row>
        <table:table-row table:style-name="ro1">
          <table:table-cell table:formula="of:=([.A734]+1)" office:value-type="float" office:value="734" calcext:value-type="float">
            <text:p>734</text:p>
          </table:table-cell>
          <table:table-cell office:value-type="float" office:value="-18.9246444160512" calcext:value-type="float">
            <text:p>-18.9246444160512</text:p>
          </table:table-cell>
          <table:table-cell table:number-columns-repeated="2"/>
        </table:table-row>
        <table:table-row table:style-name="ro1">
          <table:table-cell table:formula="of:=([.A735]+1)" office:value-type="float" office:value="735" calcext:value-type="float">
            <text:p>735</text:p>
          </table:table-cell>
          <table:table-cell office:value-type="float" office:value="-21.5713071912546" calcext:value-type="float">
            <text:p>-21.5713071912546</text:p>
          </table:table-cell>
          <table:table-cell table:number-columns-repeated="2"/>
        </table:table-row>
        <table:table-row table:style-name="ro1">
          <table:table-cell table:formula="of:=([.A736]+1)" office:value-type="float" office:value="736" calcext:value-type="float">
            <text:p>736</text:p>
          </table:table-cell>
          <table:table-cell office:value-type="float" office:value="-23.9310250680688" calcext:value-type="float">
            <text:p>-23.9310250680688</text:p>
          </table:table-cell>
          <table:table-cell table:number-columns-repeated="2"/>
        </table:table-row>
        <table:table-row table:style-name="ro1">
          <table:table-cell table:formula="of:=([.A737]+1)" office:value-type="float" office:value="737" calcext:value-type="float">
            <text:p>737</text:p>
          </table:table-cell>
          <table:table-cell office:value-type="float" office:value="-26.2882621249002" calcext:value-type="float">
            <text:p>-26.2882621249002</text:p>
          </table:table-cell>
          <table:table-cell table:number-columns-repeated="2"/>
        </table:table-row>
        <table:table-row table:style-name="ro1">
          <table:table-cell table:formula="of:=([.A738]+1)" office:value-type="float" office:value="738" calcext:value-type="float">
            <text:p>738</text:p>
          </table:table-cell>
          <table:table-cell office:value-type="float" office:value="-28.9335994648033" calcext:value-type="float">
            <text:p>-28.9335994648033</text:p>
          </table:table-cell>
          <table:table-cell table:number-columns-repeated="2"/>
        </table:table-row>
        <table:table-row table:style-name="ro1">
          <table:table-cell table:formula="of:=([.A739]+1)" office:value-type="float" office:value="739" calcext:value-type="float">
            <text:p>739</text:p>
          </table:table-cell>
          <table:table-cell office:value-type="float" office:value="-30.6406634557554" calcext:value-type="float">
            <text:p>-30.6406634557554</text:p>
          </table:table-cell>
          <table:table-cell table:number-columns-repeated="2"/>
        </table:table-row>
        <table:table-row table:style-name="ro1">
          <table:table-cell table:formula="of:=([.A740]+1)" office:value-type="float" office:value="740" calcext:value-type="float">
            <text:p>740</text:p>
          </table:table-cell>
          <table:table-cell office:value-type="float" office:value="-31.7722039974424" calcext:value-type="float">
            <text:p>-31.7722039974424</text:p>
          </table:table-cell>
          <table:table-cell table:number-columns-repeated="2"/>
        </table:table-row>
        <table:table-row table:style-name="ro1">
          <table:table-cell table:formula="of:=([.A741]+1)" office:value-type="float" office:value="741" calcext:value-type="float">
            <text:p>741</text:p>
          </table:table-cell>
          <table:table-cell office:value-type="float" office:value="-32.4711922908485" calcext:value-type="float">
            <text:p>-32.4711922908485</text:p>
          </table:table-cell>
          <table:table-cell table:number-columns-repeated="2"/>
        </table:table-row>
        <table:table-row table:style-name="ro1">
          <table:table-cell table:formula="of:=([.A742]+1)" office:value-type="float" office:value="742" calcext:value-type="float">
            <text:p>742</text:p>
          </table:table-cell>
          <table:table-cell office:value-type="float" office:value="-33.6900675259798" calcext:value-type="float">
            <text:p>-33.6900675259798</text:p>
          </table:table-cell>
          <table:table-cell table:number-columns-repeated="2"/>
        </table:table-row>
        <table:table-row table:style-name="ro1">
          <table:table-cell table:formula="of:=([.A743]+1)" office:value-type="float" office:value="743" calcext:value-type="float">
            <text:p>743</text:p>
          </table:table-cell>
          <table:table-cell office:value-type="float" office:value="-34.5568059365031" calcext:value-type="float">
            <text:p>-34.5568059365031</text:p>
          </table:table-cell>
          <table:table-cell table:number-columns-repeated="2"/>
        </table:table-row>
        <table:table-row table:style-name="ro1">
          <table:table-cell table:formula="of:=([.A744]+1)" office:value-type="float" office:value="744" calcext:value-type="float">
            <text:p>744</text:p>
          </table:table-cell>
          <table:table-cell office:value-type="float" office:value="-34.5568059365031" calcext:value-type="float">
            <text:p>-34.5568059365031</text:p>
          </table:table-cell>
          <table:table-cell table:number-columns-repeated="2"/>
        </table:table-row>
        <table:table-row table:style-name="ro1">
          <table:table-cell table:formula="of:=([.A745]+1)" office:value-type="float" office:value="745" calcext:value-type="float">
            <text:p>745</text:p>
          </table:table-cell>
          <table:table-cell office:value-type="float" office:value="-34.122806876848" calcext:value-type="float">
            <text:p>-34.122806876848</text:p>
          </table:table-cell>
          <table:table-cell table:number-columns-repeated="2"/>
        </table:table-row>
        <table:table-row table:style-name="ro1">
          <table:table-cell table:formula="of:=([.A746]+1)" office:value-type="float" office:value="746" calcext:value-type="float">
            <text:p>746</text:p>
          </table:table-cell>
          <table:table-cell office:value-type="float" office:value="-34.2054579381047" calcext:value-type="float">
            <text:p>-34.2054579381047</text:p>
          </table:table-cell>
          <table:table-cell table:number-columns-repeated="2"/>
        </table:table-row>
        <table:table-row table:style-name="ro1">
          <table:table-cell table:formula="of:=([.A747]+1)" office:value-type="float" office:value="747" calcext:value-type="float">
            <text:p>747</text:p>
          </table:table-cell>
          <table:table-cell office:value-type="float" office:value="-34.122806876848" calcext:value-type="float">
            <text:p>-34.122806876848</text:p>
          </table:table-cell>
          <table:table-cell table:number-columns-repeated="2"/>
        </table:table-row>
        <table:table-row table:style-name="ro1">
          <table:table-cell table:formula="of:=([.A748]+1)" office:value-type="float" office:value="748" calcext:value-type="float">
            <text:p>748</text:p>
          </table:table-cell>
          <table:table-cell office:value-type="float" office:value="-34.0388959679788" calcext:value-type="float">
            <text:p>-34.0388959679788</text:p>
          </table:table-cell>
          <table:table-cell table:number-columns-repeated="2"/>
        </table:table-row>
        <table:table-row table:style-name="ro1">
          <table:table-cell table:formula="of:=([.A749]+1)" office:value-type="float" office:value="749" calcext:value-type="float">
            <text:p>749</text:p>
          </table:table-cell>
          <table:table-cell office:value-type="float" office:value="-34.2986492761009" calcext:value-type="float">
            <text:p>-34.2986492761009</text:p>
          </table:table-cell>
          <table:table-cell table:number-columns-repeated="2"/>
        </table:table-row>
        <table:table-row table:style-name="ro1">
          <table:table-cell table:formula="of:=([.A750]+1)" office:value-type="float" office:value="750" calcext:value-type="float">
            <text:p>750</text:p>
          </table:table-cell>
          <table:table-cell office:value-type="float" office:value="-34.8133702400552" calcext:value-type="float">
            <text:p>-34.8133702400552</text:p>
          </table:table-cell>
          <table:table-cell table:number-columns-repeated="2"/>
        </table:table-row>
        <table:table-row table:style-name="ro1">
          <table:table-cell table:formula="of:=([.A751]+1)" office:value-type="float" office:value="751" calcext:value-type="float">
            <text:p>751</text:p>
          </table:table-cell>
          <table:table-cell office:value-type="float" office:value="-35.0683466802909" calcext:value-type="float">
            <text:p>-35.0683466802909</text:p>
          </table:table-cell>
          <table:table-cell table:number-columns-repeated="2"/>
        </table:table-row>
        <table:table-row table:style-name="ro1">
          <table:table-cell table:formula="of:=([.A752]+1)" office:value-type="float" office:value="752" calcext:value-type="float">
            <text:p>752</text:p>
          </table:table-cell>
          <table:table-cell office:value-type="float" office:value="-35.6829139308738" calcext:value-type="float">
            <text:p>-35.6829139308738</text:p>
          </table:table-cell>
          <table:table-cell table:number-columns-repeated="2"/>
        </table:table-row>
        <table:table-row table:style-name="ro1">
          <table:table-cell table:formula="of:=([.A753]+1)" office:value-type="float" office:value="753" calcext:value-type="float">
            <text:p>753</text:p>
          </table:table-cell>
          <table:table-cell office:value-type="float" office:value="-36.9330682702069" calcext:value-type="float">
            <text:p>-36.9330682702069</text:p>
          </table:table-cell>
          <table:table-cell table:number-columns-repeated="2"/>
        </table:table-row>
        <table:table-row table:style-name="ro1">
          <table:table-cell table:formula="of:=([.A754]+1)" office:value-type="float" office:value="754" calcext:value-type="float">
            <text:p>754</text:p>
          </table:table-cell>
          <table:table-cell office:value-type="float" office:value="-38.758085652585" calcext:value-type="float">
            <text:p>-38.758085652585</text:p>
          </table:table-cell>
          <table:table-cell table:number-columns-repeated="2"/>
        </table:table-row>
        <table:table-row table:style-name="ro1">
          <table:table-cell table:formula="of:=([.A755]+1)" office:value-type="float" office:value="755" calcext:value-type="float">
            <text:p>755</text:p>
          </table:table-cell>
          <table:table-cell office:value-type="float" office:value="-40.7718172948384" calcext:value-type="float">
            <text:p>-40.7718172948384</text:p>
          </table:table-cell>
          <table:table-cell table:number-columns-repeated="2"/>
        </table:table-row>
        <table:table-row table:style-name="ro1">
          <table:table-cell table:formula="of:=([.A756]+1)" office:value-type="float" office:value="756" calcext:value-type="float">
            <text:p>756</text:p>
          </table:table-cell>
          <table:table-cell office:value-type="float" office:value="-42.7630209365623" calcext:value-type="float">
            <text:p>-42.7630209365623</text:p>
          </table:table-cell>
          <table:table-cell table:number-columns-repeated="2"/>
        </table:table-row>
        <table:table-row table:style-name="ro1">
          <table:table-cell table:formula="of:=([.A757]+1)" office:value-type="float" office:value="757" calcext:value-type="float">
            <text:p>757</text:p>
          </table:table-cell>
          <table:table-cell office:value-type="float" office:value="-45.4511385467873" calcext:value-type="float">
            <text:p>-45.4511385467873</text:p>
          </table:table-cell>
          <table:table-cell table:number-columns-repeated="2"/>
        </table:table-row>
        <table:table-row table:style-name="ro1">
          <table:table-cell table:formula="of:=([.A758]+1)" office:value-type="float" office:value="758" calcext:value-type="float">
            <text:p>758</text:p>
          </table:table-cell>
          <table:table-cell office:value-type="float" office:value="-49.0856167799749" calcext:value-type="float">
            <text:p>-49.0856167799749</text:p>
          </table:table-cell>
          <table:table-cell table:number-columns-repeated="2"/>
        </table:table-row>
        <table:table-row table:style-name="ro1">
          <table:table-cell table:formula="of:=([.A759]+1)" office:value-type="float" office:value="759" calcext:value-type="float">
            <text:p>759</text:p>
          </table:table-cell>
          <table:table-cell office:value-type="float" office:value="-52.3523793598924" calcext:value-type="float">
            <text:p>-52.3523793598924</text:p>
          </table:table-cell>
          <table:table-cell table:number-columns-repeated="2"/>
        </table:table-row>
        <table:table-row table:style-name="ro1">
          <table:table-cell table:formula="of:=([.A760]+1)" office:value-type="float" office:value="760" calcext:value-type="float">
            <text:p>760</text:p>
          </table:table-cell>
          <table:table-cell office:value-type="float" office:value="-55.4914770123316" calcext:value-type="float">
            <text:p>-55.4914770123316</text:p>
          </table:table-cell>
          <table:table-cell table:number-columns-repeated="2"/>
        </table:table-row>
        <table:table-row table:style-name="ro1">
          <table:table-cell table:formula="of:=([.A761]+1)" office:value-type="float" office:value="761" calcext:value-type="float">
            <text:p>761</text:p>
          </table:table-cell>
          <table:table-cell office:value-type="float" office:value="-59.1494760863452" calcext:value-type="float">
            <text:p>-59.1494760863452</text:p>
          </table:table-cell>
          <table:table-cell table:number-columns-repeated="2"/>
        </table:table-row>
        <table:table-row table:style-name="ro1">
          <table:table-cell table:formula="of:=([.A762]+1)" office:value-type="float" office:value="762" calcext:value-type="float">
            <text:p>762</text:p>
          </table:table-cell>
          <table:table-cell office:value-type="float" office:value="-63.5829996032664" calcext:value-type="float">
            <text:p>-63.5829996032664</text:p>
          </table:table-cell>
          <table:table-cell table:number-columns-repeated="2"/>
        </table:table-row>
        <table:table-row table:style-name="ro1">
          <table:table-cell table:formula="of:=([.A763]+1)" office:value-type="float" office:value="763" calcext:value-type="float">
            <text:p>763</text:p>
          </table:table-cell>
          <table:table-cell office:value-type="float" office:value="-67.8905516562483" calcext:value-type="float">
            <text:p>-67.8905516562483</text:p>
          </table:table-cell>
          <table:table-cell table:number-columns-repeated="2"/>
        </table:table-row>
        <table:table-row table:style-name="ro1">
          <table:table-cell table:formula="of:=([.A764]+1)" office:value-type="float" office:value="764" calcext:value-type="float">
            <text:p>764</text:p>
          </table:table-cell>
          <table:table-cell office:value-type="float" office:value="-71.565051177078" calcext:value-type="float">
            <text:p>-71.565051177078</text:p>
          </table:table-cell>
          <table:table-cell table:number-columns-repeated="2"/>
        </table:table-row>
        <table:table-row table:style-name="ro1">
          <table:table-cell table:formula="of:=([.A765]+1)" office:value-type="float" office:value="765" calcext:value-type="float">
            <text:p>765</text:p>
          </table:table-cell>
          <table:table-cell office:value-type="float" office:value="-74.8047514731801" calcext:value-type="float">
            <text:p>-74.8047514731801</text:p>
          </table:table-cell>
          <table:table-cell table:number-columns-repeated="2"/>
        </table:table-row>
        <table:table-row table:style-name="ro1">
          <table:table-cell table:formula="of:=([.A766]+1)" office:value-type="float" office:value="766" calcext:value-type="float">
            <text:p>766</text:p>
          </table:table-cell>
          <table:table-cell office:value-type="float" office:value="-77.9529695087948" calcext:value-type="float">
            <text:p>-77.9529695087948</text:p>
          </table:table-cell>
          <table:table-cell table:number-columns-repeated="2"/>
        </table:table-row>
        <table:table-row table:style-name="ro1">
          <table:table-cell table:formula="of:=([.A767]+1)" office:value-type="float" office:value="767" calcext:value-type="float">
            <text:p>767</text:p>
          </table:table-cell>
          <table:table-cell office:value-type="float" office:value="-80.4257721149082" calcext:value-type="float">
            <text:p>-80.4257721149082</text:p>
          </table:table-cell>
          <table:table-cell table:number-columns-repeated="2"/>
        </table:table-row>
        <table:table-row table:style-name="ro1">
          <table:table-cell table:formula="of:=([.A768]+1)" office:value-type="float" office:value="768" calcext:value-type="float">
            <text:p>768</text:p>
          </table:table-cell>
          <table:table-cell office:value-type="float" office:value="-82.7900381543842" calcext:value-type="float">
            <text:p>-82.7900381543842</text:p>
          </table:table-cell>
          <table:table-cell table:number-columns-repeated="2"/>
        </table:table-row>
        <table:table-row table:style-name="ro1">
          <table:table-cell table:formula="of:=([.A769]+1)" office:value-type="float" office:value="769" calcext:value-type="float">
            <text:p>769</text:p>
          </table:table-cell>
          <table:table-cell office:value-type="float" office:value="-84.8366931856265" calcext:value-type="float">
            <text:p>-84.8366931856265</text:p>
          </table:table-cell>
          <table:table-cell table:number-columns-repeated="2"/>
        </table:table-row>
        <table:table-row table:style-name="ro1">
          <table:table-cell table:formula="of:=([.A770]+1)" office:value-type="float" office:value="770" calcext:value-type="float">
            <text:p>770</text:p>
          </table:table-cell>
          <table:table-cell office:value-type="float" office:value="-86.5732068427095" calcext:value-type="float">
            <text:p>-86.5732068427095</text:p>
          </table:table-cell>
          <table:table-cell table:number-columns-repeated="2"/>
        </table:table-row>
        <table:table-row table:style-name="ro1">
          <table:table-cell table:formula="of:=([.A771]+1)" office:value-type="float" office:value="771" calcext:value-type="float">
            <text:p>771</text:p>
          </table:table-cell>
          <table:table-cell office:value-type="float" office:value="-87.5997855391434" calcext:value-type="float">
            <text:p>-87.5997855391434</text:p>
          </table:table-cell>
          <table:table-cell table:number-columns-repeated="2"/>
        </table:table-row>
        <table:table-row table:style-name="ro1">
          <table:table-cell table:formula="of:=([.A772]+1)" office:value-type="float" office:value="772" calcext:value-type="float">
            <text:p>772</text:p>
          </table:table-cell>
          <table:table-cell office:value-type="float" office:value="-88.6279083505394" calcext:value-type="float">
            <text:p>-88.6279083505394</text:p>
          </table:table-cell>
          <table:table-cell table:number-columns-repeated="2"/>
        </table:table-row>
        <table:table-row table:style-name="ro1">
          <table:table-cell table:formula="of:=([.A773]+1)" office:value-type="float" office:value="773" calcext:value-type="float">
            <text:p>773</text:p>
          </table:table-cell>
          <table:table-cell office:value-type="float" office:value="-88.6196459265556" calcext:value-type="float">
            <text:p>-88.6196459265556</text:p>
          </table:table-cell>
          <table:table-cell table:number-columns-repeated="2"/>
        </table:table-row>
        <table:table-row table:style-name="ro1">
          <table:table-cell table:formula="of:=([.A774]+1)" office:value-type="float" office:value="774" calcext:value-type="float">
            <text:p>774</text:p>
          </table:table-cell>
          <table:table-cell office:value-type="float" office:value="-88.6196459265556" calcext:value-type="float">
            <text:p>-88.6196459265556</text:p>
          </table:table-cell>
          <table:table-cell table:number-columns-repeated="2"/>
        </table:table-row>
        <table:table-row table:style-name="ro1">
          <table:table-cell table:formula="of:=([.A775]+1)" office:value-type="float" office:value="775" calcext:value-type="float">
            <text:p>775</text:p>
          </table:table-cell>
          <table:table-cell office:value-type="float" office:value="-88.6196459265556" calcext:value-type="float">
            <text:p>-88.6196459265556</text:p>
          </table:table-cell>
          <table:table-cell table:number-columns-repeated="2"/>
        </table:table-row>
        <table:table-row table:style-name="ro1">
          <table:table-cell table:formula="of:=([.A776]+1)" office:value-type="float" office:value="776" calcext:value-type="float">
            <text:p>776</text:p>
          </table:table-cell>
          <table:table-cell office:value-type="float" office:value="-89.3097228021349" calcext:value-type="float">
            <text:p>-89.3097228021349</text:p>
          </table:table-cell>
          <table:table-cell table:number-columns-repeated="2"/>
        </table:table-row>
        <table:table-row table:style-name="ro1">
          <table:table-cell table:formula="of:=([.A777]+1)" office:value-type="float" office:value="777" calcext:value-type="float">
            <text:p>777</text:p>
          </table:table-cell>
          <table:table-cell office:value-type="float" office:value="-89.3138558021648" calcext:value-type="float">
            <text:p>-89.3138558021648</text:p>
          </table:table-cell>
          <table:table-cell table:number-columns-repeated="2"/>
        </table:table-row>
        <table:table-row table:style-name="ro1">
          <table:table-cell table:formula="of:=([.A778]+1)" office:value-type="float" office:value="778" calcext:value-type="float">
            <text:p>778</text:p>
          </table:table-cell>
          <table:table-cell office:value-type="float" office:value="-88.6360724683971" calcext:value-type="float">
            <text:p>-88.6360724683971</text:p>
          </table:table-cell>
          <table:table-cell table:number-columns-repeated="2"/>
        </table:table-row>
        <table:table-row table:style-name="ro1">
          <table:table-cell table:formula="of:=([.A779]+1)" office:value-type="float" office:value="779" calcext:value-type="float">
            <text:p>779</text:p>
          </table:table-cell>
          <table:table-cell office:value-type="float" office:value="-88.9769698113322" calcext:value-type="float">
            <text:p>-88.9769698113322</text:p>
          </table:table-cell>
          <table:table-cell table:number-columns-repeated="2"/>
        </table:table-row>
        <table:table-row table:style-name="ro1">
          <table:table-cell table:formula="of:=([.A780]+1)" office:value-type="float" office:value="780" calcext:value-type="float">
            <text:p>780</text:p>
          </table:table-cell>
          <table:table-cell office:value-type="float" office:value="-89.6569156004765" calcext:value-type="float">
            <text:p>-89.6569156004765</text:p>
          </table:table-cell>
          <table:table-cell table:number-columns-repeated="2"/>
        </table:table-row>
        <table:table-row table:style-name="ro1">
          <table:table-cell table:formula="of:=([.A781]+1)" office:value-type="float" office:value="781" calcext:value-type="float">
            <text:p>781</text:p>
          </table:table-cell>
          <table:table-cell office:value-type="float" office:value="-90.3451511231641" calcext:value-type="float">
            <text:p>-90.3451511231641</text:p>
          </table:table-cell>
          <table:table-cell table:number-columns-repeated="2"/>
        </table:table-row>
        <table:table-row table:style-name="ro1">
          <table:table-cell table:formula="of:=([.A782]+1)" office:value-type="float" office:value="782" calcext:value-type="float">
            <text:p>782</text:p>
          </table:table-cell>
          <table:table-cell office:value-type="float" office:value="-91.04162667601" calcext:value-type="float">
            <text:p>-91.04162667601</text:p>
          </table:table-cell>
          <table:table-cell table:number-columns-repeated="2"/>
        </table:table-row>
        <table:table-row table:style-name="ro1">
          <table:table-cell table:formula="of:=([.A783]+1)" office:value-type="float" office:value="783" calcext:value-type="float">
            <text:p>783</text:p>
          </table:table-cell>
          <table:table-cell office:value-type="float" office:value="-92.4292733235" calcext:value-type="float">
            <text:p>-92.4292733235</text:p>
          </table:table-cell>
          <table:table-cell table:number-columns-repeated="2"/>
        </table:table-row>
        <table:table-row table:style-name="ro1">
          <table:table-cell table:formula="of:=([.A784]+1)" office:value-type="float" office:value="784" calcext:value-type="float">
            <text:p>784</text:p>
          </table:table-cell>
          <table:table-cell office:value-type="float" office:value="-94.8498439017828" calcext:value-type="float">
            <text:p>-94.8498439017828</text:p>
          </table:table-cell>
          <table:table-cell table:number-columns-repeated="2"/>
        </table:table-row>
        <table:table-row table:style-name="ro1">
          <table:table-cell table:formula="of:=([.A785]+1)" office:value-type="float" office:value="785" calcext:value-type="float">
            <text:p>785</text:p>
          </table:table-cell>
          <table:table-cell office:value-type="float" office:value="-97.2969461539752" calcext:value-type="float">
            <text:p>-97.2969461539752</text:p>
          </table:table-cell>
          <table:table-cell table:number-columns-repeated="2"/>
        </table:table-row>
        <table:table-row table:style-name="ro1">
          <table:table-cell table:formula="of:=([.A786]+1)" office:value-type="float" office:value="786" calcext:value-type="float">
            <text:p>786</text:p>
          </table:table-cell>
          <table:table-cell office:value-type="float" office:value="-99.4623222080256" calcext:value-type="float">
            <text:p>-99.4623222080256</text:p>
          </table:table-cell>
          <table:table-cell table:number-columns-repeated="2"/>
        </table:table-row>
        <table:table-row table:style-name="ro1">
          <table:table-cell table:formula="of:=([.A787]+1)" office:value-type="float" office:value="787" calcext:value-type="float">
            <text:p>787</text:p>
          </table:table-cell>
          <table:table-cell office:value-type="float" office:value="-102.339087278326" calcext:value-type="float">
            <text:p>-102.339087278326</text:p>
          </table:table-cell>
          <table:table-cell table:number-columns-repeated="2"/>
        </table:table-row>
        <table:table-row table:style-name="ro1">
          <table:table-cell table:formula="of:=([.A788]+1)" office:value-type="float" office:value="788" calcext:value-type="float">
            <text:p>788</text:p>
          </table:table-cell>
          <table:table-cell office:value-type="float" office:value="-106.56607589851" calcext:value-type="float">
            <text:p>-106.56607589851</text:p>
          </table:table-cell>
          <table:table-cell table:number-columns-repeated="2"/>
        </table:table-row>
        <table:table-row table:style-name="ro1">
          <table:table-cell table:formula="of:=([.A789]+1)" office:value-type="float" office:value="789" calcext:value-type="float">
            <text:p>789</text:p>
          </table:table-cell>
          <table:table-cell office:value-type="float" office:value="-110.839084876676" calcext:value-type="float">
            <text:p>-110.839084876676</text:p>
          </table:table-cell>
          <table:table-cell table:number-columns-repeated="2"/>
        </table:table-row>
        <table:table-row table:style-name="ro1">
          <table:table-cell table:formula="of:=([.A790]+1)" office:value-type="float" office:value="790" calcext:value-type="float">
            <text:p>790</text:p>
          </table:table-cell>
          <table:table-cell office:value-type="float" office:value="-114.871314678277" calcext:value-type="float">
            <text:p>-114.871314678277</text:p>
          </table:table-cell>
          <table:table-cell table:number-columns-repeated="2"/>
        </table:table-row>
        <table:table-row table:style-name="ro1">
          <table:table-cell table:formula="of:=([.A791]+1)" office:value-type="float" office:value="791" calcext:value-type="float">
            <text:p>791</text:p>
          </table:table-cell>
          <table:table-cell office:value-type="float" office:value="-118.555814208511" calcext:value-type="float">
            <text:p>-118.555814208511</text:p>
          </table:table-cell>
          <table:table-cell table:number-columns-repeated="2"/>
        </table:table-row>
        <table:table-row table:style-name="ro1">
          <table:table-cell table:formula="of:=([.A792]+1)" office:value-type="float" office:value="792" calcext:value-type="float">
            <text:p>792</text:p>
          </table:table-cell>
          <table:table-cell office:value-type="float" office:value="-122.837796480318" calcext:value-type="float">
            <text:p>-122.837796480318</text:p>
          </table:table-cell>
          <table:table-cell table:number-columns-repeated="2"/>
        </table:table-row>
        <table:table-row table:style-name="ro1">
          <table:table-cell table:formula="of:=([.A793]+1)" office:value-type="float" office:value="793" calcext:value-type="float">
            <text:p>793</text:p>
          </table:table-cell>
          <table:table-cell office:value-type="float" office:value="-127.00647850636" calcext:value-type="float">
            <text:p>-127.00647850636</text:p>
          </table:table-cell>
          <table:table-cell table:number-columns-repeated="2"/>
        </table:table-row>
        <table:table-row table:style-name="ro1">
          <table:table-cell table:formula="of:=([.A794]+1)" office:value-type="float" office:value="794" calcext:value-type="float">
            <text:p>794</text:p>
          </table:table-cell>
          <table:table-cell office:value-type="float" office:value="-130.897203076758" calcext:value-type="float">
            <text:p>-130.897203076758</text:p>
          </table:table-cell>
          <table:table-cell table:number-columns-repeated="2"/>
        </table:table-row>
        <table:table-row table:style-name="ro1">
          <table:table-cell table:formula="of:=([.A795]+1)" office:value-type="float" office:value="795" calcext:value-type="float">
            <text:p>795</text:p>
          </table:table-cell>
          <table:table-cell office:value-type="float" office:value="-134.52254622269" calcext:value-type="float">
            <text:p>-134.52254622269</text:p>
          </table:table-cell>
          <table:table-cell table:number-columns-repeated="2"/>
        </table:table-row>
        <table:table-row table:style-name="ro1">
          <table:table-cell table:formula="of:=([.A796]+1)" office:value-type="float" office:value="796" calcext:value-type="float">
            <text:p>796</text:p>
          </table:table-cell>
          <table:table-cell office:value-type="float" office:value="-137.862405226112" calcext:value-type="float">
            <text:p>-137.862405226112</text:p>
          </table:table-cell>
          <table:table-cell table:number-columns-repeated="2"/>
        </table:table-row>
        <table:table-row table:style-name="ro1">
          <table:table-cell table:formula="of:=([.A797]+1)" office:value-type="float" office:value="797" calcext:value-type="float">
            <text:p>797</text:p>
          </table:table-cell>
          <table:table-cell office:value-type="float" office:value="-140.922363021466" calcext:value-type="float">
            <text:p>-140.922363021466</text:p>
          </table:table-cell>
          <table:table-cell table:number-columns-repeated="2"/>
        </table:table-row>
        <table:table-row table:style-name="ro1">
          <table:table-cell table:formula="of:=([.A798]+1)" office:value-type="float" office:value="798" calcext:value-type="float">
            <text:p>798</text:p>
          </table:table-cell>
          <table:table-cell office:value-type="float" office:value="-143.26319335639" calcext:value-type="float">
            <text:p>-143.26319335639</text:p>
          </table:table-cell>
          <table:table-cell table:number-columns-repeated="2"/>
        </table:table-row>
        <table:table-row table:style-name="ro1">
          <table:table-cell table:formula="of:=([.A799]+1)" office:value-type="float" office:value="799" calcext:value-type="float">
            <text:p>799</text:p>
          </table:table-cell>
          <table:table-cell office:value-type="float" office:value="-144.926245506652" calcext:value-type="float">
            <text:p>-144.926245506652</text:p>
          </table:table-cell>
          <table:table-cell table:number-columns-repeated="2"/>
        </table:table-row>
        <table:table-row table:style-name="ro1">
          <table:table-cell table:formula="of:=([.A800]+1)" office:value-type="float" office:value="800" calcext:value-type="float">
            <text:p>800</text:p>
          </table:table-cell>
          <table:table-cell office:value-type="float" office:value="-146.49269351131" calcext:value-type="float">
            <text:p>-146.49269351131</text:p>
          </table:table-cell>
          <table:table-cell table:number-columns-repeated="2"/>
        </table:table-row>
        <table:table-row table:style-name="ro1">
          <table:table-cell table:formula="of:=([.A801]+1)" office:value-type="float" office:value="801" calcext:value-type="float">
            <text:p>801</text:p>
          </table:table-cell>
          <table:table-cell office:value-type="float" office:value="-147.855633972909" calcext:value-type="float">
            <text:p>-147.855633972909</text:p>
          </table:table-cell>
          <table:table-cell table:number-columns-repeated="2"/>
        </table:table-row>
        <table:table-row table:style-name="ro1">
          <table:table-cell table:formula="of:=([.A802]+1)" office:value-type="float" office:value="802" calcext:value-type="float">
            <text:p>802</text:p>
          </table:table-cell>
          <table:table-cell office:value-type="float" office:value="-148.585991207889" calcext:value-type="float">
            <text:p>-148.585991207889</text:p>
          </table:table-cell>
          <table:table-cell table:number-columns-repeated="2"/>
        </table:table-row>
        <table:table-row table:style-name="ro1">
          <table:table-cell table:formula="of:=([.A803]+1)" office:value-type="float" office:value="803" calcext:value-type="float">
            <text:p>803</text:p>
          </table:table-cell>
          <table:table-cell office:value-type="float" office:value="-148.585991207889" calcext:value-type="float">
            <text:p>-148.585991207889</text:p>
          </table:table-cell>
          <table:table-cell table:number-columns-repeated="2"/>
        </table:table-row>
        <table:table-row table:style-name="ro1">
          <table:table-cell table:formula="of:=([.A804]+1)" office:value-type="float" office:value="804" calcext:value-type="float">
            <text:p>804</text:p>
          </table:table-cell>
          <table:table-cell office:value-type="float" office:value="-148.979345989596" calcext:value-type="float">
            <text:p>-148.979345989596</text:p>
          </table:table-cell>
          <table:table-cell table:number-columns-repeated="2"/>
        </table:table-row>
        <table:table-row table:style-name="ro1">
          <table:table-cell table:formula="of:=([.A805]+1)" office:value-type="float" office:value="805" calcext:value-type="float">
            <text:p>805</text:p>
          </table:table-cell>
          <table:table-cell office:value-type="float" office:value="-149.719659717493" calcext:value-type="float">
            <text:p>-149.719659717493</text:p>
          </table:table-cell>
          <table:table-cell table:number-columns-repeated="2"/>
        </table:table-row>
        <table:table-row table:style-name="ro1">
          <table:table-cell table:formula="of:=([.A806]+1)" office:value-type="float" office:value="806" calcext:value-type="float">
            <text:p>806</text:p>
          </table:table-cell>
          <table:table-cell office:value-type="float" office:value="-149.601272285834" calcext:value-type="float">
            <text:p>-149.601272285834</text:p>
          </table:table-cell>
          <table:table-cell table:number-columns-repeated="2"/>
        </table:table-row>
        <table:table-row table:style-name="ro1">
          <table:table-cell table:formula="of:=([.A807]+1)" office:value-type="float" office:value="807" calcext:value-type="float">
            <text:p>807</text:p>
          </table:table-cell>
          <table:table-cell office:value-type="float" office:value="-148.866896829495" calcext:value-type="float">
            <text:p>-148.866896829495</text:p>
          </table:table-cell>
          <table:table-cell table:number-columns-repeated="2"/>
        </table:table-row>
        <table:table-row table:style-name="ro1">
          <table:table-cell table:formula="of:=([.A808]+1)" office:value-type="float" office:value="808" calcext:value-type="float">
            <text:p>808</text:p>
          </table:table-cell>
          <table:table-cell office:value-type="float" office:value="-148.695876504409" calcext:value-type="float">
            <text:p>-148.695876504409</text:p>
          </table:table-cell>
          <table:table-cell table:number-columns-repeated="2"/>
        </table:table-row>
        <table:table-row table:style-name="ro1">
          <table:table-cell table:formula="of:=([.A809]+1)" office:value-type="float" office:value="809" calcext:value-type="float">
            <text:p>809</text:p>
          </table:table-cell>
          <table:table-cell office:value-type="float" office:value="-149.433730110445" calcext:value-type="float">
            <text:p>-149.433730110445</text:p>
          </table:table-cell>
          <table:table-cell table:number-columns-repeated="2"/>
        </table:table-row>
        <table:table-row table:style-name="ro1">
          <table:table-cell table:formula="of:=([.A810]+1)" office:value-type="float" office:value="810" calcext:value-type="float">
            <text:p>810</text:p>
          </table:table-cell>
          <table:table-cell office:value-type="float" office:value="-149.767160767391" calcext:value-type="float">
            <text:p>-149.767160767391</text:p>
          </table:table-cell>
          <table:table-cell table:number-columns-repeated="2"/>
        </table:table-row>
        <table:table-row table:style-name="ro1">
          <table:table-cell table:formula="of:=([.A811]+1)" office:value-type="float" office:value="811" calcext:value-type="float">
            <text:p>811</text:p>
          </table:table-cell>
          <table:table-cell office:value-type="float" office:value="-149.931417178138" calcext:value-type="float">
            <text:p>-149.931417178138</text:p>
          </table:table-cell>
          <table:table-cell table:number-columns-repeated="2"/>
        </table:table-row>
        <table:table-row table:style-name="ro1">
          <table:table-cell table:formula="of:=([.A812]+1)" office:value-type="float" office:value="812" calcext:value-type="float">
            <text:p>812</text:p>
          </table:table-cell>
          <table:table-cell office:value-type="float" office:value="-150.660029131844" calcext:value-type="float">
            <text:p>-150.660029131844</text:p>
          </table:table-cell>
          <table:table-cell table:number-columns-repeated="2"/>
        </table:table-row>
        <table:table-row table:style-name="ro1">
          <table:table-cell table:formula="of:=([.A813]+1)" office:value-type="float" office:value="813" calcext:value-type="float">
            <text:p>813</text:p>
          </table:table-cell>
          <table:table-cell office:value-type="float" office:value="-152.271742577681" calcext:value-type="float">
            <text:p>-152.271742577681</text:p>
          </table:table-cell>
          <table:table-cell table:number-columns-repeated="2"/>
        </table:table-row>
        <table:table-row table:style-name="ro1">
          <table:table-cell table:formula="of:=([.A814]+1)" office:value-type="float" office:value="814" calcext:value-type="float">
            <text:p>814</text:p>
          </table:table-cell>
          <table:table-cell office:value-type="float" office:value="-154.160173121981" calcext:value-type="float">
            <text:p>-154.160173121981</text:p>
          </table:table-cell>
          <table:table-cell table:number-columns-repeated="2"/>
        </table:table-row>
        <table:table-row table:style-name="ro1">
          <table:table-cell table:formula="of:=([.A815]+1)" office:value-type="float" office:value="815" calcext:value-type="float">
            <text:p>815</text:p>
          </table:table-cell>
          <table:table-cell office:value-type="float" office:value="-156.333525622204" calcext:value-type="float">
            <text:p>-156.333525622204</text:p>
          </table:table-cell>
          <table:table-cell table:number-columns-repeated="2"/>
        </table:table-row>
        <table:table-row table:style-name="ro1">
          <table:table-cell table:formula="of:=([.A816]+1)" office:value-type="float" office:value="816" calcext:value-type="float">
            <text:p>816</text:p>
          </table:table-cell>
          <table:table-cell office:value-type="float" office:value="-159.102234501161" calcext:value-type="float">
            <text:p>-159.102234501161</text:p>
          </table:table-cell>
          <table:table-cell table:number-columns-repeated="2"/>
        </table:table-row>
        <table:table-row table:style-name="ro1">
          <table:table-cell table:formula="of:=([.A817]+1)" office:value-type="float" office:value="817" calcext:value-type="float">
            <text:p>817</text:p>
          </table:table-cell>
          <table:table-cell office:value-type="float" office:value="-161.972843433644" calcext:value-type="float">
            <text:p>-161.972843433644</text:p>
          </table:table-cell>
          <table:table-cell table:number-columns-repeated="2"/>
        </table:table-row>
        <table:table-row table:style-name="ro1">
          <table:table-cell table:formula="of:=([.A818]+1)" office:value-type="float" office:value="818" calcext:value-type="float">
            <text:p>818</text:p>
          </table:table-cell>
          <table:table-cell office:value-type="float" office:value="-165.109817632673" calcext:value-type="float">
            <text:p>-165.109817632673</text:p>
          </table:table-cell>
          <table:table-cell table:number-columns-repeated="2"/>
        </table:table-row>
        <table:table-row table:style-name="ro1">
          <table:table-cell table:formula="of:=([.A819]+1)" office:value-type="float" office:value="819" calcext:value-type="float">
            <text:p>819</text:p>
          </table:table-cell>
          <table:table-cell office:value-type="float" office:value="-168.439869205782" calcext:value-type="float">
            <text:p>-168.439869205782</text:p>
          </table:table-cell>
          <table:table-cell table:number-columns-repeated="2"/>
        </table:table-row>
        <table:table-row table:style-name="ro1">
          <table:table-cell table:formula="of:=([.A820]+1)" office:value-type="float" office:value="820" calcext:value-type="float">
            <text:p>820</text:p>
          </table:table-cell>
          <table:table-cell office:value-type="float" office:value="-171.689722832476" calcext:value-type="float">
            <text:p>-171.689722832476</text:p>
          </table:table-cell>
          <table:table-cell table:number-columns-repeated="2"/>
        </table:table-row>
        <table:table-row table:style-name="ro1">
          <table:table-cell table:formula="of:=([.A821]+1)" office:value-type="float" office:value="821" calcext:value-type="float">
            <text:p>821</text:p>
          </table:table-cell>
          <table:table-cell office:value-type="float" office:value="-175.26255665199" calcext:value-type="float">
            <text:p>-175.26255665199</text:p>
          </table:table-cell>
          <table:table-cell table:number-columns-repeated="2"/>
        </table:table-row>
        <table:table-row table:style-name="ro1">
          <table:table-cell table:formula="of:=([.A822]+1)" office:value-type="float" office:value="822" calcext:value-type="float">
            <text:p>822</text:p>
          </table:table-cell>
          <table:table-cell office:value-type="float" office:value="-178.747832624796" calcext:value-type="float">
            <text:p>-178.747832624796</text:p>
          </table:table-cell>
          <table:table-cell table:number-columns-repeated="2"/>
        </table:table-row>
        <table:table-row table:style-name="ro1">
          <table:table-cell table:formula="of:=([.A823]+1)" office:value-type="float" office:value="823" calcext:value-type="float">
            <text:p>823</text:p>
          </table:table-cell>
          <table:table-cell office:value-type="float" office:value="178.44343252866" calcext:value-type="float">
            <text:p>178.44343252866</text:p>
          </table:table-cell>
          <table:table-cell table:number-columns-repeated="2"/>
        </table:table-row>
        <table:table-row table:style-name="ro1">
          <table:table-cell table:formula="of:=([.A824]+1)" office:value-type="float" office:value="824" calcext:value-type="float">
            <text:p>824</text:p>
          </table:table-cell>
          <table:table-cell office:value-type="float" office:value="175.648922048426" calcext:value-type="float">
            <text:p>175.648922048426</text:p>
          </table:table-cell>
          <table:table-cell table:number-columns-repeated="2"/>
        </table:table-row>
        <table:table-row table:style-name="ro1">
          <table:table-cell table:formula="of:=([.A825]+1)" office:value-type="float" office:value="825" calcext:value-type="float">
            <text:p>825</text:p>
          </table:table-cell>
          <table:table-cell office:value-type="float" office:value="172.528440823408" calcext:value-type="float">
            <text:p>172.528440823408</text:p>
          </table:table-cell>
          <table:table-cell table:number-columns-repeated="2"/>
        </table:table-row>
        <table:table-row table:style-name="ro1">
          <table:table-cell table:formula="of:=([.A826]+1)" office:value-type="float" office:value="826" calcext:value-type="float">
            <text:p>826</text:p>
          </table:table-cell>
          <table:table-cell office:value-type="float" office:value="169.667299484078" calcext:value-type="float">
            <text:p>169.667299484078</text:p>
          </table:table-cell>
          <table:table-cell table:number-columns-repeated="2"/>
        </table:table-row>
        <table:table-row table:style-name="ro1">
          <table:table-cell table:formula="of:=([.A827]+1)" office:value-type="float" office:value="827" calcext:value-type="float">
            <text:p>827</text:p>
          </table:table-cell>
          <table:table-cell office:value-type="float" office:value="167.098927254785" calcext:value-type="float">
            <text:p>167.098927254785</text:p>
          </table:table-cell>
          <table:table-cell table:number-columns-repeated="2"/>
        </table:table-row>
        <table:table-row table:style-name="ro1">
          <table:table-cell table:formula="of:=([.A828]+1)" office:value-type="float" office:value="828" calcext:value-type="float">
            <text:p>828</text:p>
          </table:table-cell>
          <table:table-cell office:value-type="float" office:value="165.510237406116" calcext:value-type="float">
            <text:p>165.510237406116</text:p>
          </table:table-cell>
          <table:table-cell table:number-columns-repeated="2"/>
        </table:table-row>
        <table:table-row table:style-name="ro1">
          <table:table-cell table:formula="of:=([.A829]+1)" office:value-type="float" office:value="829" calcext:value-type="float">
            <text:p>829</text:p>
          </table:table-cell>
          <table:table-cell office:value-type="float" office:value="163.926425835254" calcext:value-type="float">
            <text:p>163.926425835254</text:p>
          </table:table-cell>
          <table:table-cell table:number-columns-repeated="2"/>
        </table:table-row>
        <table:table-row table:style-name="ro1">
          <table:table-cell table:formula="of:=([.A830]+1)" office:value-type="float" office:value="830" calcext:value-type="float">
            <text:p>830</text:p>
          </table:table-cell>
          <table:table-cell office:value-type="float" office:value="162.443452564947" calcext:value-type="float">
            <text:p>162.443452564947</text:p>
          </table:table-cell>
          <table:table-cell table:number-columns-repeated="2"/>
        </table:table-row>
        <table:table-row table:style-name="ro1">
          <table:table-cell table:formula="of:=([.A831]+1)" office:value-type="float" office:value="831" calcext:value-type="float">
            <text:p>831</text:p>
          </table:table-cell>
          <table:table-cell office:value-type="float" office:value="161.467443469947" calcext:value-type="float">
            <text:p>161.467443469947</text:p>
          </table:table-cell>
          <table:table-cell table:number-columns-repeated="2"/>
        </table:table-row>
        <table:table-row table:style-name="ro1">
          <table:table-cell table:formula="of:=([.A832]+1)" office:value-type="float" office:value="832" calcext:value-type="float">
            <text:p>832</text:p>
          </table:table-cell>
          <table:table-cell office:value-type="float" office:value="160.782904823021" calcext:value-type="float">
            <text:p>160.782904823021</text:p>
          </table:table-cell>
          <table:table-cell table:number-columns-repeated="2"/>
        </table:table-row>
        <table:table-row table:style-name="ro1">
          <table:table-cell table:formula="of:=([.A833]+1)" office:value-type="float" office:value="833" calcext:value-type="float">
            <text:p>833</text:p>
          </table:table-cell>
          <table:table-cell office:value-type="float" office:value="160.491491013192" calcext:value-type="float">
            <text:p>160.491491013192</text:p>
          </table:table-cell>
          <table:table-cell table:number-columns-repeated="2"/>
        </table:table-row>
        <table:table-row table:style-name="ro1">
          <table:table-cell table:formula="of:=([.A834]+1)" office:value-type="float" office:value="834" calcext:value-type="float">
            <text:p>834</text:p>
          </table:table-cell>
          <table:table-cell office:value-type="float" office:value="160.096250462692" calcext:value-type="float">
            <text:p>160.096250462692</text:p>
          </table:table-cell>
          <table:table-cell table:number-columns-repeated="2"/>
        </table:table-row>
        <table:table-row table:style-name="ro1">
          <table:table-cell table:formula="of:=([.A835]+1)" office:value-type="float" office:value="835" calcext:value-type="float">
            <text:p>835</text:p>
          </table:table-cell>
          <table:table-cell office:value-type="float" office:value="160.096250462692" calcext:value-type="float">
            <text:p>160.096250462692</text:p>
          </table:table-cell>
          <table:table-cell table:number-columns-repeated="2"/>
        </table:table-row>
        <table:table-row table:style-name="ro1">
          <table:table-cell table:formula="of:=([.A836]+1)" office:value-type="float" office:value="836" calcext:value-type="float">
            <text:p>836</text:p>
          </table:table-cell>
          <table:table-cell office:value-type="float" office:value="160.096250462692" calcext:value-type="float">
            <text:p>160.096250462692</text:p>
          </table:table-cell>
          <table:table-cell table:number-columns-repeated="2"/>
        </table:table-row>
        <table:table-row table:style-name="ro1">
          <table:table-cell table:formula="of:=([.A837]+1)" office:value-type="float" office:value="837" calcext:value-type="float">
            <text:p>837</text:p>
          </table:table-cell>
          <table:table-cell office:value-type="float" office:value="160.201123645475" calcext:value-type="float">
            <text:p>160.201123645475</text:p>
          </table:table-cell>
          <table:table-cell table:number-columns-repeated="2"/>
        </table:table-row>
        <table:table-row table:style-name="ro1">
          <table:table-cell table:formula="of:=([.A838]+1)" office:value-type="float" office:value="838" calcext:value-type="float">
            <text:p>838</text:p>
          </table:table-cell>
          <table:table-cell office:value-type="float" office:value="160.096250462692" calcext:value-type="float">
            <text:p>160.096250462692</text:p>
          </table:table-cell>
          <table:table-cell table:number-columns-repeated="2"/>
        </table:table-row>
        <table:table-row table:style-name="ro1">
          <table:table-cell table:formula="of:=([.A839]+1)" office:value-type="float" office:value="839" calcext:value-type="float">
            <text:p>839</text:p>
          </table:table-cell>
          <table:table-cell office:value-type="float" office:value="159.990306111325" calcext:value-type="float">
            <text:p>159.990306111325</text:p>
          </table:table-cell>
          <table:table-cell table:number-columns-repeated="2"/>
        </table:table-row>
        <table:table-row table:style-name="ro1">
          <table:table-cell table:formula="of:=([.A840]+1)" office:value-type="float" office:value="840" calcext:value-type="float">
            <text:p>840</text:p>
          </table:table-cell>
          <table:table-cell office:value-type="float" office:value="160.096250462692" calcext:value-type="float">
            <text:p>160.096250462692</text:p>
          </table:table-cell>
          <table:table-cell table:number-columns-repeated="2"/>
        </table:table-row>
        <table:table-row table:style-name="ro1">
          <table:table-cell table:formula="of:=([.A841]+1)" office:value-type="float" office:value="841" calcext:value-type="float">
            <text:p>841</text:p>
          </table:table-cell>
          <table:table-cell office:value-type="float" office:value="159.40766866778" calcext:value-type="float">
            <text:p>159.40766866778</text:p>
          </table:table-cell>
          <table:table-cell table:number-columns-repeated="2"/>
        </table:table-row>
        <table:table-row table:style-name="ro1">
          <table:table-cell table:formula="of:=([.A842]+1)" office:value-type="float" office:value="842" calcext:value-type="float">
            <text:p>842</text:p>
          </table:table-cell>
          <table:table-cell office:value-type="float" office:value="158.198590513648" calcext:value-type="float">
            <text:p>158.198590513648</text:p>
          </table:table-cell>
          <table:table-cell table:number-columns-repeated="2"/>
        </table:table-row>
        <table:table-row table:style-name="ro1">
          <table:table-cell table:formula="of:=([.A843]+1)" office:value-type="float" office:value="843" calcext:value-type="float">
            <text:p>843</text:p>
          </table:table-cell>
          <table:table-cell office:value-type="float" office:value="156.924273728718" calcext:value-type="float">
            <text:p>156.924273728718</text:p>
          </table:table-cell>
          <table:table-cell table:number-columns-repeated="2"/>
        </table:table-row>
        <table:table-row table:style-name="ro1">
          <table:table-cell table:formula="of:=([.A844]+1)" office:value-type="float" office:value="844" calcext:value-type="float">
            <text:p>844</text:p>
          </table:table-cell>
          <table:table-cell office:value-type="float" office:value="155.376435213836" calcext:value-type="float">
            <text:p>155.376435213836</text:p>
          </table:table-cell>
          <table:table-cell table:number-columns-repeated="2"/>
        </table:table-row>
        <table:table-row table:style-name="ro1">
          <table:table-cell table:formula="of:=([.A845]+1)" office:value-type="float" office:value="845" calcext:value-type="float">
            <text:p>845</text:p>
          </table:table-cell>
          <table:table-cell office:value-type="float" office:value="153.7117378751" calcext:value-type="float">
            <text:p>153.7117378751</text:p>
          </table:table-cell>
          <table:table-cell table:number-columns-repeated="2"/>
        </table:table-row>
        <table:table-row table:style-name="ro1">
          <table:table-cell table:formula="of:=([.A846]+1)" office:value-type="float" office:value="846" calcext:value-type="float">
            <text:p>846</text:p>
          </table:table-cell>
          <table:table-cell office:value-type="float" office:value="151.189206257027" calcext:value-type="float">
            <text:p>151.189206257027</text:p>
          </table:table-cell>
          <table:table-cell table:number-columns-repeated="2"/>
        </table:table-row>
        <table:table-row table:style-name="ro1">
          <table:table-cell table:formula="of:=([.A847]+1)" office:value-type="float" office:value="847" calcext:value-type="float">
            <text:p>847</text:p>
          </table:table-cell>
          <table:table-cell office:value-type="float" office:value="148.659656912854" calcext:value-type="float">
            <text:p>148.659656912854</text:p>
          </table:table-cell>
          <table:table-cell table:number-columns-repeated="2"/>
        </table:table-row>
        <table:table-row table:style-name="ro1">
          <table:table-cell table:formula="of:=([.A848]+1)" office:value-type="float" office:value="848" calcext:value-type="float">
            <text:p>848</text:p>
          </table:table-cell>
          <table:table-cell office:value-type="float" office:value="145.877193123152" calcext:value-type="float">
            <text:p>145.877193123152</text:p>
          </table:table-cell>
          <table:table-cell table:number-columns-repeated="2"/>
        </table:table-row>
        <table:table-row table:style-name="ro1">
          <table:table-cell table:formula="of:=([.A849]+1)" office:value-type="float" office:value="849" calcext:value-type="float">
            <text:p>849</text:p>
          </table:table-cell>
          <table:table-cell office:value-type="float" office:value="142.815293546767" calcext:value-type="float">
            <text:p>142.815293546767</text:p>
          </table:table-cell>
          <table:table-cell table:number-columns-repeated="2"/>
        </table:table-row>
        <table:table-row table:style-name="ro1">
          <table:table-cell table:formula="of:=([.A850]+1)" office:value-type="float" office:value="850" calcext:value-type="float">
            <text:p>850</text:p>
          </table:table-cell>
          <table:table-cell office:value-type="float" office:value="139.294783257023" calcext:value-type="float">
            <text:p>139.294783257023</text:p>
          </table:table-cell>
          <table:table-cell table:number-columns-repeated="2"/>
        </table:table-row>
        <table:table-row table:style-name="ro1">
          <table:table-cell table:formula="of:=([.A851]+1)" office:value-type="float" office:value="851" calcext:value-type="float">
            <text:p>851</text:p>
          </table:table-cell>
          <table:table-cell office:value-type="float" office:value="135.909380449199" calcext:value-type="float">
            <text:p>135.909380449199</text:p>
          </table:table-cell>
          <table:table-cell table:number-columns-repeated="2"/>
        </table:table-row>
        <table:table-row table:style-name="ro1">
          <table:table-cell table:formula="of:=([.A852]+1)" office:value-type="float" office:value="852" calcext:value-type="float">
            <text:p>852</text:p>
          </table:table-cell>
          <table:table-cell office:value-type="float" office:value="132.490635260148" calcext:value-type="float">
            <text:p>132.490635260148</text:p>
          </table:table-cell>
          <table:table-cell table:number-columns-repeated="2"/>
        </table:table-row>
        <table:table-row table:style-name="ro1">
          <table:table-cell table:formula="of:=([.A853]+1)" office:value-type="float" office:value="853" calcext:value-type="float">
            <text:p>853</text:p>
          </table:table-cell>
          <table:table-cell office:value-type="float" office:value="129.015047684885" calcext:value-type="float">
            <text:p>129.015047684885</text:p>
          </table:table-cell>
          <table:table-cell table:number-columns-repeated="2"/>
        </table:table-row>
        <table:table-row table:style-name="ro1">
          <table:table-cell table:formula="of:=([.A854]+1)" office:value-type="float" office:value="854" calcext:value-type="float">
            <text:p>854</text:p>
          </table:table-cell>
          <table:table-cell office:value-type="float" office:value="125.233320604227" calcext:value-type="float">
            <text:p>125.233320604227</text:p>
          </table:table-cell>
          <table:table-cell table:number-columns-repeated="2"/>
        </table:table-row>
        <table:table-row table:style-name="ro1">
          <table:table-cell table:formula="of:=([.A855]+1)" office:value-type="float" office:value="855" calcext:value-type="float">
            <text:p>855</text:p>
          </table:table-cell>
          <table:table-cell office:value-type="float" office:value="121.865977693604" calcext:value-type="float">
            <text:p>121.865977693604</text:p>
          </table:table-cell>
          <table:table-cell table:number-columns-repeated="2"/>
        </table:table-row>
        <table:table-row table:style-name="ro1">
          <table:table-cell table:formula="of:=([.A856]+1)" office:value-type="float" office:value="856" calcext:value-type="float">
            <text:p>856</text:p>
          </table:table-cell>
          <table:table-cell office:value-type="float" office:value="118.926425835254" calcext:value-type="float">
            <text:p>118.926425835254</text:p>
          </table:table-cell>
          <table:table-cell table:number-columns-repeated="2"/>
        </table:table-row>
        <table:table-row table:style-name="ro1">
          <table:table-cell table:formula="of:=([.A857]+1)" office:value-type="float" office:value="857" calcext:value-type="float">
            <text:p>857</text:p>
          </table:table-cell>
          <table:table-cell office:value-type="float" office:value="116.119756156993" calcext:value-type="float">
            <text:p>116.119756156993</text:p>
          </table:table-cell>
          <table:table-cell table:number-columns-repeated="2"/>
        </table:table-row>
        <table:table-row table:style-name="ro1">
          <table:table-cell table:formula="of:=([.A858]+1)" office:value-type="float" office:value="858" calcext:value-type="float">
            <text:p>858</text:p>
          </table:table-cell>
          <table:table-cell office:value-type="float" office:value="113.725030028293" calcext:value-type="float">
            <text:p>113.725030028293</text:p>
          </table:table-cell>
          <table:table-cell table:number-columns-repeated="2"/>
        </table:table-row>
        <table:table-row table:style-name="ro1">
          <table:table-cell table:formula="of:=([.A859]+1)" office:value-type="float" office:value="859" calcext:value-type="float">
            <text:p>859</text:p>
          </table:table-cell>
          <table:table-cell office:value-type="float" office:value="112.361893798353" calcext:value-type="float">
            <text:p>112.361893798353</text:p>
          </table:table-cell>
          <table:table-cell table:number-columns-repeated="2"/>
        </table:table-row>
        <table:table-row table:style-name="ro1">
          <table:table-cell table:formula="of:=([.A860]+1)" office:value-type="float" office:value="860" calcext:value-type="float">
            <text:p>860</text:p>
          </table:table-cell>
          <table:table-cell office:value-type="float" office:value="110.556045219583" calcext:value-type="float">
            <text:p>110.556045219583</text:p>
          </table:table-cell>
          <table:table-cell table:number-columns-repeated="2"/>
        </table:table-row>
        <table:table-row table:style-name="ro1">
          <table:table-cell table:formula="of:=([.A861]+1)" office:value-type="float" office:value="861" calcext:value-type="float">
            <text:p>861</text:p>
          </table:table-cell>
          <table:table-cell office:value-type="float" office:value="108.860931899565" calcext:value-type="float">
            <text:p>108.860931899565</text:p>
          </table:table-cell>
          <table:table-cell table:number-columns-repeated="2"/>
        </table:table-row>
        <table:table-row table:style-name="ro1">
          <table:table-cell table:formula="of:=([.A862]+1)" office:value-type="float" office:value="862" calcext:value-type="float">
            <text:p>862</text:p>
          </table:table-cell>
          <table:table-cell office:value-type="float" office:value="107.899489837357" calcext:value-type="float">
            <text:p>107.899489837357</text:p>
          </table:table-cell>
          <table:table-cell table:number-columns-repeated="2"/>
        </table:table-row>
        <table:table-row table:style-name="ro1">
          <table:table-cell table:formula="of:=([.A863]+1)" office:value-type="float" office:value="863" calcext:value-type="float">
            <text:p>863</text:p>
          </table:table-cell>
          <table:table-cell office:value-type="float" office:value="107.899489837357" calcext:value-type="float">
            <text:p>107.899489837357</text:p>
          </table:table-cell>
          <table:table-cell table:number-columns-repeated="2"/>
        </table:table-row>
        <table:table-row table:style-name="ro1">
          <table:table-cell table:formula="of:=([.A864]+1)" office:value-type="float" office:value="864" calcext:value-type="float">
            <text:p>864</text:p>
          </table:table-cell>
          <table:table-cell office:value-type="float" office:value="107.79598892393" calcext:value-type="float">
            <text:p>107.79598892393</text:p>
          </table:table-cell>
          <table:table-cell table:number-columns-repeated="2"/>
        </table:table-row>
        <table:table-row table:style-name="ro1">
          <table:table-cell table:formula="of:=([.A865]+1)" office:value-type="float" office:value="865" calcext:value-type="float">
            <text:p>865</text:p>
          </table:table-cell>
          <table:table-cell office:value-type="float" office:value="107.79598892393" calcext:value-type="float">
            <text:p>107.79598892393</text:p>
          </table:table-cell>
          <table:table-cell table:number-columns-repeated="2"/>
        </table:table-row>
        <table:table-row table:style-name="ro1">
          <table:table-cell table:formula="of:=([.A866]+1)" office:value-type="float" office:value="866" calcext:value-type="float">
            <text:p>866</text:p>
          </table:table-cell>
          <table:table-cell office:value-type="float" office:value="107.79598892393" calcext:value-type="float">
            <text:p>107.79598892393</text:p>
          </table:table-cell>
          <table:table-cell table:number-columns-repeated="2"/>
        </table:table-row>
        <table:table-row table:style-name="ro1">
          <table:table-cell table:formula="of:=([.A867]+1)" office:value-type="float" office:value="867" calcext:value-type="float">
            <text:p>867</text:p>
          </table:table-cell>
          <table:table-cell office:value-type="float" office:value="108.116051673356" calcext:value-type="float">
            <text:p>108.116051673356</text:p>
          </table:table-cell>
          <table:table-cell table:number-columns-repeated="2"/>
        </table:table-row>
        <table:table-row table:style-name="ro1">
          <table:table-cell table:formula="of:=([.A868]+1)" office:value-type="float" office:value="868" calcext:value-type="float">
            <text:p>868</text:p>
          </table:table-cell>
          <table:table-cell office:value-type="float" office:value="108.434948822922" calcext:value-type="float">
            <text:p>108.434948822922</text:p>
          </table:table-cell>
          <table:table-cell table:number-columns-repeated="2"/>
        </table:table-row>
        <table:table-row table:style-name="ro1">
          <table:table-cell table:formula="of:=([.A869]+1)" office:value-type="float" office:value="869" calcext:value-type="float">
            <text:p>869</text:p>
          </table:table-cell>
          <table:table-cell office:value-type="float" office:value="108.116051673356" calcext:value-type="float">
            <text:p>108.116051673356</text:p>
          </table:table-cell>
          <table:table-cell table:number-columns-repeated="2"/>
        </table:table-row>
        <table:table-row table:style-name="ro1">
          <table:table-cell table:formula="of:=([.A870]+1)" office:value-type="float" office:value="870" calcext:value-type="float">
            <text:p>870</text:p>
          </table:table-cell>
          <table:table-cell office:value-type="float" office:value="107.474774256256" calcext:value-type="float">
            <text:p>107.474774256256</text:p>
          </table:table-cell>
          <table:table-cell table:number-columns-repeated="2"/>
        </table:table-row>
        <table:table-row table:style-name="ro1">
          <table:table-cell table:formula="of:=([.A871]+1)" office:value-type="float" office:value="871" calcext:value-type="float">
            <text:p>871</text:p>
          </table:table-cell>
          <table:table-cell office:value-type="float" office:value="106.82894583364" calcext:value-type="float">
            <text:p>106.82894583364</text:p>
          </table:table-cell>
          <table:table-cell table:number-columns-repeated="2"/>
        </table:table-row>
        <table:table-row table:style-name="ro1">
          <table:table-cell table:formula="of:=([.A872]+1)" office:value-type="float" office:value="872" calcext:value-type="float">
            <text:p>872</text:p>
          </table:table-cell>
          <table:table-cell office:value-type="float" office:value="105.759522166893" calcext:value-type="float">
            <text:p>105.759522166893</text:p>
          </table:table-cell>
          <table:table-cell table:number-columns-repeated="2"/>
        </table:table-row>
        <table:table-row table:style-name="ro1">
          <table:table-cell table:formula="of:=([.A873]+1)" office:value-type="float" office:value="873" calcext:value-type="float">
            <text:p>873</text:p>
          </table:table-cell>
          <table:table-cell office:value-type="float" office:value="104.449030126459" calcext:value-type="float">
            <text:p>104.449030126459</text:p>
          </table:table-cell>
          <table:table-cell table:number-columns-repeated="2"/>
        </table:table-row>
        <table:table-row table:style-name="ro1">
          <table:table-cell table:formula="of:=([.A874]+1)" office:value-type="float" office:value="874" calcext:value-type="float">
            <text:p>874</text:p>
          </table:table-cell>
          <table:table-cell office:value-type="float" office:value="103.045637062949" calcext:value-type="float">
            <text:p>103.045637062949</text:p>
          </table:table-cell>
          <table:table-cell table:number-columns-repeated="2"/>
        </table:table-row>
        <table:table-row table:style-name="ro1">
          <table:table-cell table:formula="of:=([.A875]+1)" office:value-type="float" office:value="875" calcext:value-type="float">
            <text:p>875</text:p>
          </table:table-cell>
          <table:table-cell office:value-type="float" office:value="100.304846468766" calcext:value-type="float">
            <text:p>100.304846468766</text:p>
          </table:table-cell>
          <table:table-cell table:number-columns-repeated="2"/>
        </table:table-row>
        <table:table-row table:style-name="ro1">
          <table:table-cell table:formula="of:=([.A876]+1)" office:value-type="float" office:value="876" calcext:value-type="float">
            <text:p>876</text:p>
          </table:table-cell>
          <table:table-cell office:value-type="float" office:value="96.8699923082143" calcext:value-type="float">
            <text:p>96.8699923082143</text:p>
          </table:table-cell>
          <table:table-cell table:number-columns-repeated="2"/>
        </table:table-row>
        <table:table-row table:style-name="ro1">
          <table:table-cell table:formula="of:=([.A877]+1)" office:value-type="float" office:value="877" calcext:value-type="float">
            <text:p>877</text:p>
          </table:table-cell>
          <table:table-cell office:value-type="float" office:value="93.7685297091354" calcext:value-type="float">
            <text:p>93.7685297091354</text:p>
          </table:table-cell>
          <table:table-cell table:number-columns-repeated="2"/>
        </table:table-row>
        <table:table-row table:style-name="ro1">
          <table:table-cell table:formula="of:=([.A878]+1)" office:value-type="float" office:value="878" calcext:value-type="float">
            <text:p>878</text:p>
          </table:table-cell>
          <table:table-cell office:value-type="float" office:value="90.6861441978353" calcext:value-type="float">
            <text:p>90.6861441978353</text:p>
          </table:table-cell>
          <table:table-cell table:number-columns-repeated="2"/>
        </table:table-row>
        <table:table-row table:style-name="ro1">
          <table:table-cell table:formula="of:=([.A879]+1)" office:value-type="float" office:value="879" calcext:value-type="float">
            <text:p>879</text:p>
          </table:table-cell>
          <table:table-cell office:value-type="float" office:value="86.8966406782566" calcext:value-type="float">
            <text:p>86.8966406782566</text:p>
          </table:table-cell>
          <table:table-cell table:number-columns-repeated="2"/>
        </table:table-row>
        <table:table-row table:style-name="ro1">
          <table:table-cell table:formula="of:=([.A880]+1)" office:value-type="float" office:value="880" calcext:value-type="float">
            <text:p>880</text:p>
          </table:table-cell>
          <table:table-cell office:value-type="float" office:value="82.4053566314086" calcext:value-type="float">
            <text:p>82.4053566314086</text:p>
          </table:table-cell>
          <table:table-cell table:number-columns-repeated="2"/>
        </table:table-row>
        <table:table-row table:style-name="ro1">
          <table:table-cell table:formula="of:=([.A881]+1)" office:value-type="float" office:value="881" calcext:value-type="float">
            <text:p>881</text:p>
          </table:table-cell>
          <table:table-cell office:value-type="float" office:value="77.8086635293977" calcext:value-type="float">
            <text:p>77.8086635293977</text:p>
          </table:table-cell>
          <table:table-cell table:number-columns-repeated="2"/>
        </table:table-row>
        <table:table-row table:style-name="ro1">
          <table:table-cell table:formula="of:=([.A882]+1)" office:value-type="float" office:value="882" calcext:value-type="float">
            <text:p>882</text:p>
          </table:table-cell>
          <table:table-cell office:value-type="float" office:value="73.7676493388438" calcext:value-type="float">
            <text:p>73.7676493388438</text:p>
          </table:table-cell>
          <table:table-cell table:number-columns-repeated="2"/>
        </table:table-row>
        <table:table-row table:style-name="ro1">
          <table:table-cell table:formula="of:=([.A883]+1)" office:value-type="float" office:value="883" calcext:value-type="float">
            <text:p>883</text:p>
          </table:table-cell>
          <table:table-cell office:value-type="float" office:value="70.0168934781" calcext:value-type="float">
            <text:p>70.0168934781</text:p>
          </table:table-cell>
          <table:table-cell table:number-columns-repeated="2"/>
        </table:table-row>
        <table:table-row table:style-name="ro1">
          <table:table-cell table:formula="of:=([.A884]+1)" office:value-type="float" office:value="884" calcext:value-type="float">
            <text:p>884</text:p>
          </table:table-cell>
          <table:table-cell office:value-type="float" office:value="66.0727266199506" calcext:value-type="float">
            <text:p>66.0727266199506</text:p>
          </table:table-cell>
          <table:table-cell table:number-columns-repeated="2"/>
        </table:table-row>
        <table:table-row table:style-name="ro1">
          <table:table-cell table:formula="of:=([.A885]+1)" office:value-type="float" office:value="885" calcext:value-type="float">
            <text:p>885</text:p>
          </table:table-cell>
          <table:table-cell office:value-type="float" office:value="62.969139740157" calcext:value-type="float">
            <text:p>62.969139740157</text:p>
          </table:table-cell>
          <table:table-cell table:number-columns-repeated="2"/>
        </table:table-row>
        <table:table-row table:style-name="ro1">
          <table:table-cell table:formula="of:=([.A886]+1)" office:value-type="float" office:value="886" calcext:value-type="float">
            <text:p>886</text:p>
          </table:table-cell>
          <table:table-cell office:value-type="float" office:value="59.3935929684905" calcext:value-type="float">
            <text:p>59.3935929684905</text:p>
          </table:table-cell>
          <table:table-cell table:number-columns-repeated="2"/>
        </table:table-row>
        <table:table-row table:style-name="ro1">
          <table:table-cell table:formula="of:=([.A887]+1)" office:value-type="float" office:value="887" calcext:value-type="float">
            <text:p>887</text:p>
          </table:table-cell>
          <table:table-cell office:value-type="float" office:value="56.3099324740202" calcext:value-type="float">
            <text:p>56.3099324740202</text:p>
          </table:table-cell>
          <table:table-cell table:number-columns-repeated="2"/>
        </table:table-row>
        <table:table-row table:style-name="ro1">
          <table:table-cell table:formula="of:=([.A888]+1)" office:value-type="float" office:value="888" calcext:value-type="float">
            <text:p>888</text:p>
          </table:table-cell>
          <table:table-cell office:value-type="float" office:value="53.4711446330148" calcext:value-type="float">
            <text:p>53.4711446330148</text:p>
          </table:table-cell>
          <table:table-cell table:number-columns-repeated="2"/>
        </table:table-row>
        <table:table-row table:style-name="ro1">
          <table:table-cell table:formula="of:=([.A889]+1)" office:value-type="float" office:value="889" calcext:value-type="float">
            <text:p>889</text:p>
          </table:table-cell>
          <table:table-cell office:value-type="float" office:value="52.0349759104311" calcext:value-type="float">
            <text:p>52.0349759104311</text:p>
          </table:table-cell>
          <table:table-cell table:number-columns-repeated="2"/>
        </table:table-row>
        <table:table-row table:style-name="ro1">
          <table:table-cell table:formula="of:=([.A890]+1)" office:value-type="float" office:value="890" calcext:value-type="float">
            <text:p>890</text:p>
          </table:table-cell>
          <table:table-cell office:value-type="float" office:value="50.8067269055316" calcext:value-type="float">
            <text:p>50.8067269055316</text:p>
          </table:table-cell>
          <table:table-cell table:number-columns-repeated="2"/>
        </table:table-row>
        <table:table-row table:style-name="ro1">
          <table:table-cell table:formula="of:=([.A891]+1)" office:value-type="float" office:value="891" calcext:value-type="float">
            <text:p>891</text:p>
          </table:table-cell>
          <table:table-cell office:value-type="float" office:value="49.8034857590691" calcext:value-type="float">
            <text:p>49.8034857590691</text:p>
          </table:table-cell>
          <table:table-cell table:number-columns-repeated="2"/>
        </table:table-row>
        <table:table-row table:style-name="ro1">
          <table:table-cell table:formula="of:=([.A892]+1)" office:value-type="float" office:value="892" calcext:value-type="float">
            <text:p>892</text:p>
          </table:table-cell>
          <table:table-cell office:value-type="float" office:value="48.3664606634298" calcext:value-type="float">
            <text:p>48.3664606634298</text:p>
          </table:table-cell>
          <table:table-cell table:number-columns-repeated="2"/>
        </table:table-row>
        <table:table-row table:style-name="ro1">
          <table:table-cell table:formula="of:=([.A893]+1)" office:value-type="float" office:value="893" calcext:value-type="float">
            <text:p>893</text:p>
          </table:table-cell>
          <table:table-cell office:value-type="float" office:value="48.1396601478203" calcext:value-type="float">
            <text:p>48.1396601478203</text:p>
          </table:table-cell>
          <table:table-cell table:number-columns-repeated="2"/>
        </table:table-row>
        <table:table-row table:style-name="ro1">
          <table:table-cell table:formula="of:=([.A894]+1)" office:value-type="float" office:value="894" calcext:value-type="float">
            <text:p>894</text:p>
          </table:table-cell>
          <table:table-cell office:value-type="float" office:value="48.1396601478203" calcext:value-type="float">
            <text:p>48.1396601478203</text:p>
          </table:table-cell>
          <table:table-cell table:number-columns-repeated="2"/>
        </table:table-row>
        <table:table-row table:style-name="ro1">
          <table:table-cell table:formula="of:=([.A895]+1)" office:value-type="float" office:value="895" calcext:value-type="float">
            <text:p>895</text:p>
          </table:table-cell>
          <table:table-cell office:value-type="float" office:value="48.1134387480572" calcext:value-type="float">
            <text:p>48.1134387480572</text:p>
          </table:table-cell>
          <table:table-cell table:number-columns-repeated="2"/>
        </table:table-row>
        <table:table-row table:style-name="ro1">
          <table:table-cell table:formula="of:=([.A896]+1)" office:value-type="float" office:value="896" calcext:value-type="float">
            <text:p>896</text:p>
          </table:table-cell>
          <table:table-cell office:value-type="float" office:value="48.1134387480572" calcext:value-type="float">
            <text:p>48.1134387480572</text:p>
          </table:table-cell>
          <table:table-cell table:number-columns-repeated="2"/>
        </table:table-row>
        <table:table-row table:style-name="ro1">
          <table:table-cell table:formula="of:=([.A897]+1)" office:value-type="float" office:value="897" calcext:value-type="float">
            <text:p>897</text:p>
          </table:table-cell>
          <table:table-cell office:value-type="float" office:value="48.5912590372055" calcext:value-type="float">
            <text:p>48.5912590372055</text:p>
          </table:table-cell>
          <table:table-cell table:number-columns-repeated="2"/>
        </table:table-row>
        <table:table-row table:style-name="ro1">
          <table:table-cell table:formula="of:=([.A898]+1)" office:value-type="float" office:value="898" calcext:value-type="float">
            <text:p>898</text:p>
          </table:table-cell>
          <table:table-cell office:value-type="float" office:value="49.0685796768454" calcext:value-type="float">
            <text:p>49.0685796768454</text:p>
          </table:table-cell>
          <table:table-cell table:number-columns-repeated="2"/>
        </table:table-row>
        <table:table-row table:style-name="ro1">
          <table:table-cell table:formula="of:=([.A899]+1)" office:value-type="float" office:value="899" calcext:value-type="float">
            <text:p>899</text:p>
          </table:table-cell>
          <table:table-cell office:value-type="float" office:value="48.8460300900474" calcext:value-type="float">
            <text:p>48.8460300900474</text:p>
          </table:table-cell>
          <table:table-cell table:number-columns-repeated="2"/>
        </table:table-row>
        <table:table-row table:style-name="ro1">
          <table:table-cell table:formula="of:=([.A900]+1)" office:value-type="float" office:value="900" calcext:value-type="float">
            <text:p>900</text:p>
          </table:table-cell>
          <table:table-cell office:value-type="float" office:value="48.3949235421183" calcext:value-type="float">
            <text:p>48.3949235421183</text:p>
          </table:table-cell>
          <table:table-cell table:number-columns-repeated="2"/>
        </table:table-row>
        <table:table-row table:style-name="ro1">
          <table:table-cell table:formula="of:=([.A901]+1)" office:value-type="float" office:value="901" calcext:value-type="float">
            <text:p>901</text:p>
          </table:table-cell>
          <table:table-cell office:value-type="float" office:value="47.6573906829055" calcext:value-type="float">
            <text:p>47.6573906829055</text:p>
          </table:table-cell>
          <table:table-cell table:number-columns-repeated="2"/>
        </table:table-row>
        <table:table-row table:style-name="ro1">
          <table:table-cell table:formula="of:=([.A902]+1)" office:value-type="float" office:value="902" calcext:value-type="float">
            <text:p>902</text:p>
          </table:table-cell>
          <table:table-cell office:value-type="float" office:value="46.6637250042916" calcext:value-type="float">
            <text:p>46.6637250042916</text:p>
          </table:table-cell>
          <table:table-cell table:number-columns-repeated="2"/>
        </table:table-row>
        <table:table-row table:style-name="ro1">
          <table:table-cell table:formula="of:=([.A903]+1)" office:value-type="float" office:value="903" calcext:value-type="float">
            <text:p>90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([.A904]+1)" office:value-type="float" office:value="904" calcext:value-type="float">
            <text:p>904</text:p>
          </table:table-cell>
          <table:table-cell office:value-type="float" office:value="42.6140559696112" calcext:value-type="float">
            <text:p>42.6140559696112</text:p>
          </table:table-cell>
          <table:table-cell table:number-columns-repeated="2"/>
        </table:table-row>
        <table:table-row table:style-name="ro1">
          <table:table-cell table:formula="of:=([.A905]+1)" office:value-type="float" office:value="905" calcext:value-type="float">
            <text:p>905</text:p>
          </table:table-cell>
          <table:table-cell office:value-type="float" office:value="40.1965142409309" calcext:value-type="float">
            <text:p>40.1965142409309</text:p>
          </table:table-cell>
          <table:table-cell table:number-columns-repeated="2"/>
        </table:table-row>
        <table:table-row table:style-name="ro1">
          <table:table-cell table:formula="of:=([.A906]+1)" office:value-type="float" office:value="906" calcext:value-type="float">
            <text:p>906</text:p>
          </table:table-cell>
          <table:table-cell office:value-type="float" office:value="38.0816135933063" calcext:value-type="float">
            <text:p>38.0816135933063</text:p>
          </table:table-cell>
          <table:table-cell table:number-columns-repeated="2"/>
        </table:table-row>
        <table:table-row table:style-name="ro1">
          <table:table-cell table:formula="of:=([.A907]+1)" office:value-type="float" office:value="907" calcext:value-type="float">
            <text:p>907</text:p>
          </table:table-cell>
          <table:table-cell office:value-type="float" office:value="35.1541776321474" calcext:value-type="float">
            <text:p>35.1541776321474</text:p>
          </table:table-cell>
          <table:table-cell table:number-columns-repeated="2"/>
        </table:table-row>
        <table:table-row table:style-name="ro1">
          <table:table-cell table:formula="of:=([.A908]+1)" office:value-type="float" office:value="908" calcext:value-type="float">
            <text:p>908</text:p>
          </table:table-cell>
          <table:table-cell office:value-type="float" office:value="31.4140087921111" calcext:value-type="float">
            <text:p>31.4140087921111</text:p>
          </table:table-cell>
          <table:table-cell table:number-columns-repeated="2"/>
        </table:table-row>
        <table:table-row table:style-name="ro1">
          <table:table-cell table:formula="of:=([.A909]+1)" office:value-type="float" office:value="909" calcext:value-type="float">
            <text:p>909</text:p>
          </table:table-cell>
          <table:table-cell office:value-type="float" office:value="27.7432044720063" calcext:value-type="float">
            <text:p>27.7432044720063</text:p>
          </table:table-cell>
          <table:table-cell table:number-columns-repeated="2"/>
        </table:table-row>
        <table:table-row table:style-name="ro1">
          <table:table-cell table:formula="of:=([.A910]+1)" office:value-type="float" office:value="910" calcext:value-type="float">
            <text:p>910</text:p>
          </table:table-cell>
          <table:table-cell office:value-type="float" office:value="24.6607778873478" calcext:value-type="float">
            <text:p>24.6607778873478</text:p>
          </table:table-cell>
          <table:table-cell table:number-columns-repeated="2"/>
        </table:table-row>
        <table:table-row table:style-name="ro1">
          <table:table-cell table:formula="of:=([.A911]+1)" office:value-type="float" office:value="911" calcext:value-type="float">
            <text:p>911</text:p>
          </table:table-cell>
          <table:table-cell office:value-type="float" office:value="21.200216655641" calcext:value-type="float">
            <text:p>21.200216655641</text:p>
          </table:table-cell>
          <table:table-cell table:number-columns-repeated="2"/>
        </table:table-row>
        <table:table-row table:style-name="ro1">
          <table:table-cell table:formula="of:=([.A912]+1)" office:value-type="float" office:value="912" calcext:value-type="float">
            <text:p>912</text:p>
          </table:table-cell>
          <table:table-cell office:value-type="float" office:value="17.6222972286683" calcext:value-type="float">
            <text:p>17.6222972286683</text:p>
          </table:table-cell>
          <table:table-cell table:number-columns-repeated="2"/>
        </table:table-row>
        <table:table-row table:style-name="ro1">
          <table:table-cell table:formula="of:=([.A913]+1)" office:value-type="float" office:value="913" calcext:value-type="float">
            <text:p>913</text:p>
          </table:table-cell>
          <table:table-cell office:value-type="float" office:value="14.1132538778865" calcext:value-type="float">
            <text:p>14.1132538778865</text:p>
          </table:table-cell>
          <table:table-cell table:number-columns-repeated="2"/>
        </table:table-row>
        <table:table-row table:style-name="ro1">
          <table:table-cell table:formula="of:=([.A914]+1)" office:value-type="float" office:value="914" calcext:value-type="float">
            <text:p>914</text:p>
          </table:table-cell>
          <table:table-cell office:value-type="float" office:value="10.813877513625" calcext:value-type="float">
            <text:p>10.813877513625</text:p>
          </table:table-cell>
          <table:table-cell table:number-columns-repeated="2"/>
        </table:table-row>
        <table:table-row table:style-name="ro1">
          <table:table-cell table:formula="of:=([.A915]+1)" office:value-type="float" office:value="915" calcext:value-type="float">
            <text:p>915</text:p>
          </table:table-cell>
          <table:table-cell office:value-type="float" office:value="7.90716270295846" calcext:value-type="float">
            <text:p>7.90716270295846</text:p>
          </table:table-cell>
          <table:table-cell table:number-columns-repeated="2"/>
        </table:table-row>
        <table:table-row table:style-name="ro1">
          <table:table-cell table:formula="of:=([.A916]+1)" office:value-type="float" office:value="916" calcext:value-type="float">
            <text:p>916</text:p>
          </table:table-cell>
          <table:table-cell office:value-type="float" office:value="5.02407525853955" calcext:value-type="float">
            <text:p>5.02407525853955</text:p>
          </table:table-cell>
          <table:table-cell table:number-columns-repeated="2"/>
        </table:table-row>
        <table:table-row table:style-name="ro1">
          <table:table-cell table:formula="of:=([.A917]+1)" office:value-type="float" office:value="917" calcext:value-type="float">
            <text:p>917</text:p>
          </table:table-cell>
          <table:table-cell office:value-type="float" office:value="2.51687565693952" calcext:value-type="float">
            <text:p>2.51687565693952</text:p>
          </table:table-cell>
          <table:table-cell table:number-columns-repeated="2"/>
        </table:table-row>
        <table:table-row table:style-name="ro1">
          <table:table-cell table:formula="of:=([.A918]+1)" office:value-type="float" office:value="918" calcext:value-type="float">
            <text:p>918</text:p>
          </table:table-cell>
          <table:table-cell office:value-type="float" office:value="0.313088575020656" calcext:value-type="float">
            <text:p>0.313088575020656</text:p>
          </table:table-cell>
          <table:table-cell table:number-columns-repeated="2"/>
        </table:table-row>
        <table:table-row table:style-name="ro1">
          <table:table-cell table:formula="of:=([.A919]+1)" office:value-type="float" office:value="919" calcext:value-type="float">
            <text:p>919</text:p>
          </table:table-cell>
          <table:table-cell office:value-type="float" office:value="-1.55656747133987" calcext:value-type="float">
            <text:p>-1.55656747133987</text:p>
          </table:table-cell>
          <table:table-cell table:number-columns-repeated="2"/>
        </table:table-row>
        <table:table-row table:style-name="ro1">
          <table:table-cell table:formula="of:=([.A920]+1)" office:value-type="float" office:value="920" calcext:value-type="float">
            <text:p>920</text:p>
          </table:table-cell>
          <table:table-cell office:value-type="float" office:value="-2.78516642211435" calcext:value-type="float">
            <text:p>-2.78516642211435</text:p>
          </table:table-cell>
          <table:table-cell table:number-columns-repeated="2"/>
        </table:table-row>
        <table:table-row table:style-name="ro1">
          <table:table-cell table:formula="of:=([.A921]+1)" office:value-type="float" office:value="921" calcext:value-type="float">
            <text:p>921</text:p>
          </table:table-cell>
          <table:table-cell office:value-type="float" office:value="-3.40276977106176" calcext:value-type="float">
            <text:p>-3.40276977106176</text:p>
          </table:table-cell>
          <table:table-cell table:number-columns-repeated="2"/>
        </table:table-row>
        <table:table-row table:style-name="ro1">
          <table:table-cell table:formula="of:=([.A922]+1)" office:value-type="float" office:value="922" calcext:value-type="float">
            <text:p>922</text:p>
          </table:table-cell>
          <table:table-cell office:value-type="float" office:value="-3.73139699916045" calcext:value-type="float">
            <text:p>-3.73139699916045</text:p>
          </table:table-cell>
          <table:table-cell table:number-columns-repeated="2"/>
        </table:table-row>
        <table:table-row table:style-name="ro1">
          <table:table-cell table:formula="of:=([.A923]+1)" office:value-type="float" office:value="923" calcext:value-type="float">
            <text:p>923</text:p>
          </table:table-cell>
          <table:table-cell office:value-type="float" office:value="-4.04135585443149" calcext:value-type="float">
            <text:p>-4.04135585443149</text:p>
          </table:table-cell>
          <table:table-cell table:number-columns-repeated="2"/>
        </table:table-row>
        <table:table-row table:style-name="ro1">
          <table:table-cell table:formula="of:=([.A924]+1)" office:value-type="float" office:value="924" calcext:value-type="float">
            <text:p>924</text:p>
          </table:table-cell>
          <table:table-cell office:value-type="float" office:value="-4.66054548258033" calcext:value-type="float">
            <text:p>-4.66054548258033</text:p>
          </table:table-cell>
          <table:table-cell table:number-columns-repeated="2"/>
        </table:table-row>
        <table:table-row table:style-name="ro1">
          <table:table-cell table:formula="of:=([.A925]+1)" office:value-type="float" office:value="925" calcext:value-type="float">
            <text:p>925</text:p>
          </table:table-cell>
          <table:table-cell office:value-type="float" office:value="-4.6858998395027" calcext:value-type="float">
            <text:p>-4.6858998395027</text:p>
          </table:table-cell>
          <table:table-cell table:number-columns-repeated="2"/>
        </table:table-row>
        <table:table-row table:style-name="ro1">
          <table:table-cell table:formula="of:=([.A926]+1)" office:value-type="float" office:value="926" calcext:value-type="float">
            <text:p>926</text:p>
          </table:table-cell>
          <table:table-cell office:value-type="float" office:value="-4.39870535499553" calcext:value-type="float">
            <text:p>-4.39870535499553</text:p>
          </table:table-cell>
          <table:table-cell table:number-columns-repeated="2"/>
        </table:table-row>
        <table:table-row table:style-name="ro1">
          <table:table-cell table:formula="of:=([.A927]+1)" office:value-type="float" office:value="927" calcext:value-type="float">
            <text:p>927</text:p>
          </table:table-cell>
          <table:table-cell office:value-type="float" office:value="-4.37476228095545" calcext:value-type="float">
            <text:p>-4.37476228095545</text:p>
          </table:table-cell>
          <table:table-cell table:number-columns-repeated="2"/>
        </table:table-row>
        <table:table-row table:style-name="ro1">
          <table:table-cell table:formula="of:=([.A928]+1)" office:value-type="float" office:value="928" calcext:value-type="float">
            <text:p>928</text:p>
          </table:table-cell>
          <table:table-cell office:value-type="float" office:value="-4.63546342690264" calcext:value-type="float">
            <text:p>-4.63546342690264</text:p>
          </table:table-cell>
          <table:table-cell table:number-columns-repeated="2"/>
        </table:table-row>
        <table:table-row table:style-name="ro1">
          <table:table-cell table:formula="of:=([.A929]+1)" office:value-type="float" office:value="929" calcext:value-type="float">
            <text:p>929</text:p>
          </table:table-cell>
          <table:table-cell office:value-type="float" office:value="-4.94301071861353" calcext:value-type="float">
            <text:p>-4.94301071861353</text:p>
          </table:table-cell>
          <table:table-cell table:number-columns-repeated="2"/>
        </table:table-row>
        <table:table-row table:style-name="ro1">
          <table:table-cell table:formula="of:=([.A930]+1)" office:value-type="float" office:value="930" calcext:value-type="float">
            <text:p>930</text:p>
          </table:table-cell>
          <table:table-cell office:value-type="float" office:value="-4.9697407281103" calcext:value-type="float">
            <text:p>-4.9697407281103</text:p>
          </table:table-cell>
          <table:table-cell table:number-columns-repeated="2"/>
        </table:table-row>
        <table:table-row table:style-name="ro1">
          <table:table-cell table:formula="of:=([.A931]+1)" office:value-type="float" office:value="931" calcext:value-type="float">
            <text:p>931</text:p>
          </table:table-cell>
          <table:table-cell office:value-type="float" office:value="-5.58724396420435" calcext:value-type="float">
            <text:p>-5.58724396420435</text:p>
          </table:table-cell>
          <table:table-cell table:number-columns-repeated="2"/>
        </table:table-row>
        <table:table-row table:style-name="ro1">
          <table:table-cell table:formula="of:=([.A932]+1)" office:value-type="float" office:value="932" calcext:value-type="float">
            <text:p>932</text:p>
          </table:table-cell>
          <table:table-cell office:value-type="float" office:value="-6.47612453835119" calcext:value-type="float">
            <text:p>-6.47612453835119</text:p>
          </table:table-cell>
          <table:table-cell table:number-columns-repeated="2"/>
        </table:table-row>
        <table:table-row table:style-name="ro1">
          <table:table-cell table:formula="of:=([.A933]+1)" office:value-type="float" office:value="933" calcext:value-type="float">
            <text:p>933</text:p>
          </table:table-cell>
          <table:table-cell office:value-type="float" office:value="-7.73737277320629" calcext:value-type="float">
            <text:p>-7.73737277320629</text:p>
          </table:table-cell>
          <table:table-cell table:number-columns-repeated="2"/>
        </table:table-row>
        <table:table-row table:style-name="ro1">
          <table:table-cell table:formula="of:=([.A934]+1)" office:value-type="float" office:value="934" calcext:value-type="float">
            <text:p>934</text:p>
          </table:table-cell>
          <table:table-cell office:value-type="float" office:value="-9.05343866217377" calcext:value-type="float">
            <text:p>-9.05343866217377</text:p>
          </table:table-cell>
          <table:table-cell table:number-columns-repeated="2"/>
        </table:table-row>
        <table:table-row table:style-name="ro1">
          <table:table-cell table:formula="of:=([.A935]+1)" office:value-type="float" office:value="935" calcext:value-type="float">
            <text:p>935</text:p>
          </table:table-cell>
          <table:table-cell office:value-type="float" office:value="-11.0035408517495" calcext:value-type="float">
            <text:p>-11.0035408517495</text:p>
          </table:table-cell>
          <table:table-cell table:number-columns-repeated="2"/>
        </table:table-row>
        <table:table-row table:style-name="ro1">
          <table:table-cell table:formula="of:=([.A936]+1)" office:value-type="float" office:value="936" calcext:value-type="float">
            <text:p>936</text:p>
          </table:table-cell>
          <table:table-cell office:value-type="float" office:value="-13.3639640013724" calcext:value-type="float">
            <text:p>-13.3639640013724</text:p>
          </table:table-cell>
          <table:table-cell table:number-columns-repeated="2"/>
        </table:table-row>
        <table:table-row table:style-name="ro1">
          <table:table-cell table:formula="of:=([.A937]+1)" office:value-type="float" office:value="937" calcext:value-type="float">
            <text:p>937</text:p>
          </table:table-cell>
          <table:table-cell office:value-type="float" office:value="-16.1134182330893" calcext:value-type="float">
            <text:p>-16.1134182330893</text:p>
          </table:table-cell>
          <table:table-cell table:number-columns-repeated="2"/>
        </table:table-row>
        <table:table-row table:style-name="ro1">
          <table:table-cell table:formula="of:=([.A938]+1)" office:value-type="float" office:value="938" calcext:value-type="float">
            <text:p>938</text:p>
          </table:table-cell>
          <table:table-cell office:value-type="float" office:value="-18.8247100182401" calcext:value-type="float">
            <text:p>-18.8247100182401</text:p>
          </table:table-cell>
          <table:table-cell table:number-columns-repeated="2"/>
        </table:table-row>
        <table:table-row table:style-name="ro1">
          <table:table-cell table:formula="of:=([.A939]+1)" office:value-type="float" office:value="939" calcext:value-type="float">
            <text:p>939</text:p>
          </table:table-cell>
          <table:table-cell office:value-type="float" office:value="-22.2620691441256" calcext:value-type="float">
            <text:p>-22.2620691441256</text:p>
          </table:table-cell>
          <table:table-cell table:number-columns-repeated="2"/>
        </table:table-row>
        <table:table-row table:style-name="ro1">
          <table:table-cell table:formula="of:=([.A940]+1)" office:value-type="float" office:value="940" calcext:value-type="float">
            <text:p>940</text:p>
          </table:table-cell>
          <table:table-cell office:value-type="float" office:value="-25.316672453559" calcext:value-type="float">
            <text:p>-25.316672453559</text:p>
          </table:table-cell>
          <table:table-cell table:number-columns-repeated="2"/>
        </table:table-row>
        <table:table-row table:style-name="ro1">
          <table:table-cell table:formula="of:=([.A941]+1)" office:value-type="float" office:value="941" calcext:value-type="float">
            <text:p>941</text:p>
          </table:table-cell>
          <table:table-cell office:value-type="float" office:value="-28.3636030309433" calcext:value-type="float">
            <text:p>-28.3636030309433</text:p>
          </table:table-cell>
          <table:table-cell table:number-columns-repeated="2"/>
        </table:table-row>
        <table:table-row table:style-name="ro1">
          <table:table-cell table:formula="of:=([.A942]+1)" office:value-type="float" office:value="942" calcext:value-type="float">
            <text:p>942</text:p>
          </table:table-cell>
          <table:table-cell office:value-type="float" office:value="-31.8731369812727" calcext:value-type="float">
            <text:p>-31.8731369812727</text:p>
          </table:table-cell>
          <table:table-cell table:number-columns-repeated="2"/>
        </table:table-row>
        <table:table-row table:style-name="ro1">
          <table:table-cell table:formula="of:=([.A943]+1)" office:value-type="float" office:value="943" calcext:value-type="float">
            <text:p>943</text:p>
          </table:table-cell>
          <table:table-cell office:value-type="float" office:value="-35.1722759888369" calcext:value-type="float">
            <text:p>-35.1722759888369</text:p>
          </table:table-cell>
          <table:table-cell table:number-columns-repeated="2"/>
        </table:table-row>
        <table:table-row table:style-name="ro1">
          <table:table-cell table:formula="of:=([.A944]+1)" office:value-type="float" office:value="944" calcext:value-type="float">
            <text:p>944</text:p>
          </table:table-cell>
          <table:table-cell office:value-type="float" office:value="-38.5619504850016" calcext:value-type="float">
            <text:p>-38.5619504850016</text:p>
          </table:table-cell>
          <table:table-cell table:number-columns-repeated="2"/>
        </table:table-row>
        <table:table-row table:style-name="ro1">
          <table:table-cell table:formula="of:=([.A945]+1)" office:value-type="float" office:value="945" calcext:value-type="float">
            <text:p>945</text:p>
          </table:table-cell>
          <table:table-cell office:value-type="float" office:value="-41.6596779203011" calcext:value-type="float">
            <text:p>-41.6596779203011</text:p>
          </table:table-cell>
          <table:table-cell table:number-columns-repeated="2"/>
        </table:table-row>
        <table:table-row table:style-name="ro1">
          <table:table-cell table:formula="of:=([.A946]+1)" office:value-type="float" office:value="946" calcext:value-type="float">
            <text:p>946</text:p>
          </table:table-cell>
          <table:table-cell office:value-type="float" office:value="-44.5488614532127" calcext:value-type="float">
            <text:p>-44.5488614532127</text:p>
          </table:table-cell>
          <table:table-cell table:number-columns-repeated="2"/>
        </table:table-row>
        <table:table-row table:style-name="ro1">
          <table:table-cell table:formula="of:=([.A947]+1)" office:value-type="float" office:value="947" calcext:value-type="float">
            <text:p>947</text:p>
          </table:table-cell>
          <table:table-cell office:value-type="float" office:value="-47.053550563511" calcext:value-type="float">
            <text:p>-47.053550563511</text:p>
          </table:table-cell>
          <table:table-cell table:number-columns-repeated="2"/>
        </table:table-row>
        <table:table-row table:style-name="ro1">
          <table:table-cell table:formula="of:=([.A948]+1)" office:value-type="float" office:value="948" calcext:value-type="float">
            <text:p>948</text:p>
          </table:table-cell>
          <table:table-cell office:value-type="float" office:value="-48.8746732035651" calcext:value-type="float">
            <text:p>-48.8746732035651</text:p>
          </table:table-cell>
          <table:table-cell table:number-columns-repeated="2"/>
        </table:table-row>
        <table:table-row table:style-name="ro1">
          <table:table-cell table:formula="of:=([.A949]+1)" office:value-type="float" office:value="949" calcext:value-type="float">
            <text:p>949</text:p>
          </table:table-cell>
          <table:table-cell office:value-type="float" office:value="-50.4403320310055" calcext:value-type="float">
            <text:p>-50.4403320310055</text:p>
          </table:table-cell>
          <table:table-cell table:number-columns-repeated="2"/>
        </table:table-row>
        <table:table-row table:style-name="ro1">
          <table:table-cell table:formula="of:=([.A950]+1)" office:value-type="float" office:value="950" calcext:value-type="float">
            <text:p>950</text:p>
          </table:table-cell>
          <table:table-cell office:value-type="float" office:value="-52.5494217682633" calcext:value-type="float">
            <text:p>-52.5494217682633</text:p>
          </table:table-cell>
          <table:table-cell table:number-columns-repeated="2"/>
        </table:table-row>
        <table:table-row table:style-name="ro1">
          <table:table-cell table:formula="of:=([.A951]+1)" office:value-type="float" office:value="951" calcext:value-type="float">
            <text:p>951</text:p>
          </table:table-cell>
          <table:table-cell office:value-type="float" office:value="-54.0446665344107" calcext:value-type="float">
            <text:p>-54.0446665344107</text:p>
          </table:table-cell>
          <table:table-cell table:number-columns-repeated="2"/>
        </table:table-row>
        <table:table-row table:style-name="ro1">
          <table:table-cell table:formula="of:=([.A952]+1)" office:value-type="float" office:value="952" calcext:value-type="float">
            <text:p>952</text:p>
          </table:table-cell>
          <table:table-cell office:value-type="float" office:value="-54.7666793957727" calcext:value-type="float">
            <text:p>-54.7666793957727</text:p>
          </table:table-cell>
          <table:table-cell table:number-columns-repeated="2"/>
        </table:table-row>
        <table:table-row table:style-name="ro1">
          <table:table-cell table:formula="of:=([.A953]+1)" office:value-type="float" office:value="953" calcext:value-type="float">
            <text:p>953</text:p>
          </table:table-cell>
          <table:table-cell office:value-type="float" office:value="-54.5002413153373" calcext:value-type="float">
            <text:p>-54.5002413153373</text:p>
          </table:table-cell>
          <table:table-cell table:number-columns-repeated="2"/>
        </table:table-row>
        <table:table-row table:style-name="ro1">
          <table:table-cell table:formula="of:=([.A954]+1)" office:value-type="float" office:value="954" calcext:value-type="float">
            <text:p>954</text:p>
          </table:table-cell>
          <table:table-cell office:value-type="float" office:value="-54.7666793957727" calcext:value-type="float">
            <text:p>-54.7666793957727</text:p>
          </table:table-cell>
          <table:table-cell table:number-columns-repeated="2"/>
        </table:table-row>
        <table:table-row table:style-name="ro1">
          <table:table-cell table:formula="of:=([.A955]+1)" office:value-type="float" office:value="955" calcext:value-type="float">
            <text:p>955</text:p>
          </table:table-cell>
          <table:table-cell office:value-type="float" office:value="-55.0348792264664" calcext:value-type="float">
            <text:p>-55.0348792264664</text:p>
          </table:table-cell>
          <table:table-cell table:number-columns-repeated="2"/>
        </table:table-row>
        <table:table-row table:style-name="ro1">
          <table:table-cell table:formula="of:=([.A956]+1)" office:value-type="float" office:value="956" calcext:value-type="float">
            <text:p>956</text:p>
          </table:table-cell>
          <table:table-cell office:value-type="float" office:value="-55.4914770123316" calcext:value-type="float">
            <text:p>-55.4914770123316</text:p>
          </table:table-cell>
          <table:table-cell table:number-columns-repeated="2"/>
        </table:table-row>
        <table:table-row table:style-name="ro1">
          <table:table-cell table:formula="of:=([.A957]+1)" office:value-type="float" office:value="957" calcext:value-type="float">
            <text:p>957</text:p>
          </table:table-cell>
          <table:table-cell office:value-type="float" office:value="-55.2221686336361" calcext:value-type="float">
            <text:p>-55.2221686336361</text:p>
          </table:table-cell>
          <table:table-cell table:number-columns-repeated="2"/>
        </table:table-row>
        <table:table-row table:style-name="ro1">
          <table:table-cell table:formula="of:=([.A958]+1)" office:value-type="float" office:value="958" calcext:value-type="float">
            <text:p>958</text:p>
          </table:table-cell>
          <table:table-cell office:value-type="float" office:value="-55.2221686336361" calcext:value-type="float">
            <text:p>-55.2221686336361</text:p>
          </table:table-cell>
          <table:table-cell table:number-columns-repeated="2"/>
        </table:table-row>
        <table:table-row table:style-name="ro1">
          <table:table-cell table:formula="of:=([.A959]+1)" office:value-type="float" office:value="959" calcext:value-type="float">
            <text:p>959</text:p>
          </table:table-cell>
          <table:table-cell office:value-type="float" office:value="-55.6763556826958" calcext:value-type="float">
            <text:p>-55.6763556826958</text:p>
          </table:table-cell>
          <table:table-cell table:number-columns-repeated="2"/>
        </table:table-row>
        <table:table-row table:style-name="ro1">
          <table:table-cell table:formula="of:=([.A960]+1)" office:value-type="float" office:value="960" calcext:value-type="float">
            <text:p>960</text:p>
          </table:table-cell>
          <table:table-cell office:value-type="float" office:value="-56.5806191822281" calcext:value-type="float">
            <text:p>-56.5806191822281</text:p>
          </table:table-cell>
          <table:table-cell table:number-columns-repeated="2"/>
        </table:table-row>
        <table:table-row table:style-name="ro1">
          <table:table-cell table:formula="of:=([.A961]+1)" office:value-type="float" office:value="961" calcext:value-type="float">
            <text:p>961</text:p>
          </table:table-cell>
          <table:table-cell office:value-type="float" office:value="-57.1270910349301" calcext:value-type="float">
            <text:p>-57.1270910349301</text:p>
          </table:table-cell>
          <table:table-cell table:number-columns-repeated="2"/>
        </table:table-row>
        <table:table-row table:style-name="ro1">
          <table:table-cell table:formula="of:=([.A962]+1)" office:value-type="float" office:value="962" calcext:value-type="float">
            <text:p>962</text:p>
          </table:table-cell>
          <table:table-cell office:value-type="float" office:value="-57.6803834918198" calcext:value-type="float">
            <text:p>-57.6803834918198</text:p>
          </table:table-cell>
          <table:table-cell table:number-columns-repeated="2"/>
        </table:table-row>
        <table:table-row table:style-name="ro1">
          <table:table-cell table:formula="of:=([.A963]+1)" office:value-type="float" office:value="963" calcext:value-type="float">
            <text:p>963</text:p>
          </table:table-cell>
          <table:table-cell office:value-type="float" office:value="-58.8668968294945" calcext:value-type="float">
            <text:p>-58.8668968294945</text:p>
          </table:table-cell>
          <table:table-cell table:number-columns-repeated="2"/>
        </table:table-row>
        <table:table-row table:style-name="ro1">
          <table:table-cell table:formula="of:=([.A964]+1)" office:value-type="float" office:value="964" calcext:value-type="float">
            <text:p>964</text:p>
          </table:table-cell>
          <table:table-cell office:value-type="float" office:value="-60.4992753765008" calcext:value-type="float">
            <text:p>-60.4992753765008</text:p>
          </table:table-cell>
          <table:table-cell table:number-columns-repeated="2"/>
        </table:table-row>
        <table:table-row table:style-name="ro1">
          <table:table-cell table:formula="of:=([.A965]+1)" office:value-type="float" office:value="965" calcext:value-type="float">
            <text:p>965</text:p>
          </table:table-cell>
          <table:table-cell office:value-type="float" office:value="-62.7004277886672" calcext:value-type="float">
            <text:p>-62.7004277886672</text:p>
          </table:table-cell>
          <table:table-cell table:number-columns-repeated="2"/>
        </table:table-row>
        <table:table-row table:style-name="ro1">
          <table:table-cell table:formula="of:=([.A966]+1)" office:value-type="float" office:value="966" calcext:value-type="float">
            <text:p>966</text:p>
          </table:table-cell>
          <table:table-cell office:value-type="float" office:value="-65.5283794662951" calcext:value-type="float">
            <text:p>-65.5283794662951</text:p>
          </table:table-cell>
          <table:table-cell table:number-columns-repeated="2"/>
        </table:table-row>
        <table:table-row table:style-name="ro1">
          <table:table-cell table:formula="of:=([.A967]+1)" office:value-type="float" office:value="967" calcext:value-type="float">
            <text:p>967</text:p>
          </table:table-cell>
          <table:table-cell office:value-type="float" office:value="-68.8896245210489" calcext:value-type="float">
            <text:p>-68.8896245210489</text:p>
          </table:table-cell>
          <table:table-cell table:number-columns-repeated="2"/>
        </table:table-row>
        <table:table-row table:style-name="ro1">
          <table:table-cell table:formula="of:=([.A968]+1)" office:value-type="float" office:value="968" calcext:value-type="float">
            <text:p>968</text:p>
          </table:table-cell>
          <table:table-cell office:value-type="float" office:value="-71.7788404069551" calcext:value-type="float">
            <text:p>-71.7788404069551</text:p>
          </table:table-cell>
          <table:table-cell table:number-columns-repeated="2"/>
        </table:table-row>
        <table:table-row table:style-name="ro1">
          <table:table-cell table:formula="of:=([.A969]+1)" office:value-type="float" office:value="969" calcext:value-type="float">
            <text:p>969</text:p>
          </table:table-cell>
          <table:table-cell office:value-type="float" office:value="-74.9816393688493" calcext:value-type="float">
            <text:p>-74.9816393688493</text:p>
          </table:table-cell>
          <table:table-cell table:number-columns-repeated="2"/>
        </table:table-row>
        <table:table-row table:style-name="ro1">
          <table:table-cell table:formula="of:=([.A970]+1)" office:value-type="float" office:value="970" calcext:value-type="float">
            <text:p>970</text:p>
          </table:table-cell>
          <table:table-cell office:value-type="float" office:value="-78.7564588977868" calcext:value-type="float">
            <text:p>-78.7564588977868</text:p>
          </table:table-cell>
          <table:table-cell table:number-columns-repeated="2"/>
        </table:table-row>
        <table:table-row table:style-name="ro1">
          <table:table-cell table:formula="of:=([.A971]+1)" office:value-type="float" office:value="971" calcext:value-type="float">
            <text:p>971</text:p>
          </table:table-cell>
          <table:table-cell office:value-type="float" office:value="-83.1300076917857" calcext:value-type="float">
            <text:p>-83.1300076917857</text:p>
          </table:table-cell>
          <table:table-cell table:number-columns-repeated="2"/>
        </table:table-row>
        <table:table-row table:style-name="ro1">
          <table:table-cell table:formula="of:=([.A972]+1)" office:value-type="float" office:value="972" calcext:value-type="float">
            <text:p>972</text:p>
          </table:table-cell>
          <table:table-cell office:value-type="float" office:value="-87.2408923413797" calcext:value-type="float">
            <text:p>-87.2408923413797</text:p>
          </table:table-cell>
          <table:table-cell table:number-columns-repeated="2"/>
        </table:table-row>
        <table:table-row table:style-name="ro1">
          <table:table-cell table:formula="of:=([.A973]+1)" office:value-type="float" office:value="973" calcext:value-type="float">
            <text:p>973</text:p>
          </table:table-cell>
          <table:table-cell office:value-type="float" office:value="-91.035353186545" calcext:value-type="float">
            <text:p>-91.035353186545</text:p>
          </table:table-cell>
          <table:table-cell table:number-columns-repeated="2"/>
        </table:table-row>
        <table:table-row table:style-name="ro1">
          <table:table-cell table:formula="of:=([.A974]+1)" office:value-type="float" office:value="974" calcext:value-type="float">
            <text:p>974</text:p>
          </table:table-cell>
          <table:table-cell office:value-type="float" office:value="-95.1633068143735" calcext:value-type="float">
            <text:p>-95.1633068143735</text:p>
          </table:table-cell>
          <table:table-cell table:number-columns-repeated="2"/>
        </table:table-row>
        <table:table-row table:style-name="ro1">
          <table:table-cell table:formula="of:=([.A975]+1)" office:value-type="float" office:value="975" calcext:value-type="float">
            <text:p>975</text:p>
          </table:table-cell>
          <table:table-cell office:value-type="float" office:value="-99.0085037420252" calcext:value-type="float">
            <text:p>-99.0085037420252</text:p>
          </table:table-cell>
          <table:table-cell table:number-columns-repeated="2"/>
        </table:table-row>
        <table:table-row table:style-name="ro1">
          <table:table-cell table:formula="of:=([.A976]+1)" office:value-type="float" office:value="976" calcext:value-type="float">
            <text:p>976</text:p>
          </table:table-cell>
          <table:table-cell office:value-type="float" office:value="-102.191336470602" calcext:value-type="float">
            <text:p>-102.191336470602</text:p>
          </table:table-cell>
          <table:table-cell table:number-columns-repeated="2"/>
        </table:table-row>
        <table:table-row table:style-name="ro1">
          <table:table-cell table:formula="of:=([.A977]+1)" office:value-type="float" office:value="977" calcext:value-type="float">
            <text:p>977</text:p>
          </table:table-cell>
          <table:table-cell office:value-type="float" office:value="-104.796762245057" calcext:value-type="float">
            <text:p>-104.796762245057</text:p>
          </table:table-cell>
          <table:table-cell table:number-columns-repeated="2"/>
        </table:table-row>
        <table:table-row table:style-name="ro1">
          <table:table-cell table:formula="of:=([.A978]+1)" office:value-type="float" office:value="978" calcext:value-type="float">
            <text:p>978</text:p>
          </table:table-cell>
          <table:table-cell office:value-type="float" office:value="-106.898648694038" calcext:value-type="float">
            <text:p>-106.898648694038</text:p>
          </table:table-cell>
          <table:table-cell table:number-columns-repeated="2"/>
        </table:table-row>
        <table:table-row table:style-name="ro1">
          <table:table-cell table:formula="of:=([.A979]+1)" office:value-type="float" office:value="979" calcext:value-type="float">
            <text:p>979</text:p>
          </table:table-cell>
          <table:table-cell office:value-type="float" office:value="-109.093492000486" calcext:value-type="float">
            <text:p>-109.093492000486</text:p>
          </table:table-cell>
          <table:table-cell table:number-columns-repeated="2"/>
        </table:table-row>
        <table:table-row table:style-name="ro1">
          <table:table-cell table:formula="of:=([.A980]+1)" office:value-type="float" office:value="980" calcext:value-type="float">
            <text:p>980</text:p>
          </table:table-cell>
          <table:table-cell office:value-type="float" office:value="-110.637546984688" calcext:value-type="float">
            <text:p>-110.637546984688</text:p>
          </table:table-cell>
          <table:table-cell table:number-columns-repeated="2"/>
        </table:table-row>
        <table:table-row table:style-name="ro1">
          <table:table-cell table:formula="of:=([.A981]+1)" office:value-type="float" office:value="981" calcext:value-type="float">
            <text:p>981</text:p>
          </table:table-cell>
          <table:table-cell office:value-type="float" office:value="-111.540975918538" calcext:value-type="float">
            <text:p>-111.540975918538</text:p>
          </table:table-cell>
          <table:table-cell table:number-columns-repeated="2"/>
        </table:table-row>
        <table:table-row table:style-name="ro1">
          <table:table-cell table:formula="of:=([.A982]+1)" office:value-type="float" office:value="982" calcext:value-type="float">
            <text:p>982</text:p>
          </table:table-cell>
          <table:table-cell office:value-type="float" office:value="-112.646802313011" calcext:value-type="float">
            <text:p>-112.646802313011</text:p>
          </table:table-cell>
          <table:table-cell table:number-columns-repeated="2"/>
        </table:table-row>
        <table:table-row table:style-name="ro1">
          <table:table-cell table:formula="of:=([.A983]+1)" office:value-type="float" office:value="983" calcext:value-type="float">
            <text:p>983</text:p>
          </table:table-cell>
          <table:table-cell office:value-type="float" office:value="-113.290117240129" calcext:value-type="float">
            <text:p>-113.290117240129</text:p>
          </table:table-cell>
          <table:table-cell table:number-columns-repeated="2"/>
        </table:table-row>
        <table:table-row table:style-name="ro1">
          <table:table-cell table:formula="of:=([.A984]+1)" office:value-type="float" office:value="984" calcext:value-type="float">
            <text:p>984</text:p>
          </table:table-cell>
          <table:table-cell office:value-type="float" office:value="-113.609469538437" calcext:value-type="float">
            <text:p>-113.609469538437</text:p>
          </table:table-cell>
          <table:table-cell table:number-columns-repeated="2"/>
        </table:table-row>
        <table:table-row table:style-name="ro1">
          <table:table-cell table:formula="of:=([.A985]+1)" office:value-type="float" office:value="985" calcext:value-type="float">
            <text:p>985</text:p>
          </table:table-cell>
          <table:table-cell office:value-type="float" office:value="-113.927273380049" calcext:value-type="float">
            <text:p>-113.927273380049</text:p>
          </table:table-cell>
          <table:table-cell table:number-columns-repeated="2"/>
        </table:table-row>
        <table:table-row table:style-name="ro1">
          <table:table-cell table:formula="of:=([.A986]+1)" office:value-type="float" office:value="986" calcext:value-type="float">
            <text:p>986</text:p>
          </table:table-cell>
          <table:table-cell office:value-type="float" office:value="-113.787380169192" calcext:value-type="float">
            <text:p>-113.787380169192</text:p>
          </table:table-cell>
          <table:table-cell table:number-columns-repeated="2"/>
        </table:table-row>
        <table:table-row table:style-name="ro1">
          <table:table-cell table:formula="of:=([.A987]+1)" office:value-type="float" office:value="987" calcext:value-type="float">
            <text:p>987</text:p>
          </table:table-cell>
          <table:table-cell office:value-type="float" office:value="-113.787380169192" calcext:value-type="float">
            <text:p>-113.787380169192</text:p>
          </table:table-cell>
          <table:table-cell table:number-columns-repeated="2"/>
        </table:table-row>
        <table:table-row table:style-name="ro1">
          <table:table-cell table:formula="of:=([.A988]+1)" office:value-type="float" office:value="988" calcext:value-type="float">
            <text:p>988</text:p>
          </table:table-cell>
          <table:table-cell office:value-type="float" office:value="-113.609469538437" calcext:value-type="float">
            <text:p>-113.609469538437</text:p>
          </table:table-cell>
          <table:table-cell table:number-columns-repeated="2"/>
        </table:table-row>
        <table:table-row table:style-name="ro1">
          <table:table-cell table:formula="of:=([.A989]+1)" office:value-type="float" office:value="989" calcext:value-type="float">
            <text:p>989</text:p>
          </table:table-cell>
          <table:table-cell office:value-type="float" office:value="-113.609469538437" calcext:value-type="float">
            <text:p>-113.609469538437</text:p>
          </table:table-cell>
          <table:table-cell table:number-columns-repeated="2"/>
        </table:table-row>
        <table:table-row table:style-name="ro1">
          <table:table-cell table:formula="of:=([.A990]+1)" office:value-type="float" office:value="990" calcext:value-type="float">
            <text:p>990</text:p>
          </table:table-cell>
          <table:table-cell office:value-type="float" office:value="-113.927273380049" calcext:value-type="float">
            <text:p>-113.927273380049</text:p>
          </table:table-cell>
          <table:table-cell table:number-columns-repeated="2"/>
        </table:table-row>
        <table:table-row table:style-name="ro1">
          <table:table-cell table:formula="of:=([.A991]+1)" office:value-type="float" office:value="991" calcext:value-type="float">
            <text:p>991</text:p>
          </table:table-cell>
          <table:table-cell office:value-type="float" office:value="-115.0168934781" calcext:value-type="float">
            <text:p>-115.0168934781</text:p>
          </table:table-cell>
          <table:table-cell table:number-columns-repeated="2"/>
        </table:table-row>
        <table:table-row table:style-name="ro1">
          <table:table-cell table:formula="of:=([.A992]+1)" office:value-type="float" office:value="992" calcext:value-type="float">
            <text:p>992</text:p>
          </table:table-cell>
          <table:table-cell office:value-type="float" office:value="-116.254507987572" calcext:value-type="float">
            <text:p>-116.254507987572</text:p>
          </table:table-cell>
          <table:table-cell table:number-columns-repeated="2"/>
        </table:table-row>
        <table:table-row table:style-name="ro1">
          <table:table-cell table:formula="of:=([.A993]+1)" office:value-type="float" office:value="993" calcext:value-type="float">
            <text:p>993</text:p>
          </table:table-cell>
          <table:table-cell office:value-type="float" office:value="-117.645975363739" calcext:value-type="float">
            <text:p>-117.645975363739</text:p>
          </table:table-cell>
          <table:table-cell table:number-columns-repeated="2"/>
        </table:table-row>
        <table:table-row table:style-name="ro1">
          <table:table-cell table:formula="of:=([.A994]+1)" office:value-type="float" office:value="994" calcext:value-type="float">
            <text:p>994</text:p>
          </table:table-cell>
          <table:table-cell office:value-type="float" office:value="-119.488907812273" calcext:value-type="float">
            <text:p>-119.488907812273</text:p>
          </table:table-cell>
          <table:table-cell table:number-columns-repeated="2"/>
        </table:table-row>
        <table:table-row table:style-name="ro1">
          <table:table-cell table:formula="of:=([.A995]+1)" office:value-type="float" office:value="995" calcext:value-type="float">
            <text:p>995</text:p>
          </table:table-cell>
          <table:table-cell office:value-type="float" office:value="-122.260353207518" calcext:value-type="float">
            <text:p>-122.260353207518</text:p>
          </table:table-cell>
          <table:table-cell table:number-columns-repeated="2"/>
        </table:table-row>
        <table:table-row table:style-name="ro1">
          <table:table-cell table:formula="of:=([.A996]+1)" office:value-type="float" office:value="996" calcext:value-type="float">
            <text:p>996</text:p>
          </table:table-cell>
          <table:table-cell office:value-type="float" office:value="-125.299608056054" calcext:value-type="float">
            <text:p>-125.299608056054</text:p>
          </table:table-cell>
          <table:table-cell table:number-columns-repeated="2"/>
        </table:table-row>
        <table:table-row table:style-name="ro1">
          <table:table-cell table:formula="of:=([.A997]+1)" office:value-type="float" office:value="997" calcext:value-type="float">
            <text:p>997</text:p>
          </table:table-cell>
          <table:table-cell office:value-type="float" office:value="-128.765519904459" calcext:value-type="float">
            <text:p>-128.765519904459</text:p>
          </table:table-cell>
          <table:table-cell table:number-columns-repeated="2"/>
        </table:table-row>
        <table:table-row table:style-name="ro1">
          <table:table-cell table:formula="of:=([.A998]+1)" office:value-type="float" office:value="998" calcext:value-type="float">
            <text:p>998</text:p>
          </table:table-cell>
          <table:table-cell office:value-type="float" office:value="-131.886561251943" calcext:value-type="float">
            <text:p>-131.886561251943</text:p>
          </table:table-cell>
          <table:table-cell table:number-columns-repeated="2"/>
        </table:table-row>
        <table:table-row table:style-name="ro1">
          <table:table-cell table:formula="of:=([.A999]+1)" office:value-type="float" office:value="999" calcext:value-type="float">
            <text:p>999</text:p>
          </table:table-cell>
          <table:table-cell office:value-type="float" office:value="-135.719156116545" calcext:value-type="float">
            <text:p>-135.719156116545</text:p>
          </table:table-cell>
          <table:table-cell table:number-columns-repeated="2"/>
        </table:table-row>
        <table:table-row table:style-name="ro1">
          <table:table-cell table:formula="of:=([.A1000]+1)" office:value-type="float" office:value="1000" calcext:value-type="float">
            <text:p>1000</text:p>
          </table:table-cell>
          <table:table-cell office:value-type="float" office:value="-139.583529809117" calcext:value-type="float">
            <text:p>-139.583529809117</text:p>
          </table:table-cell>
          <table:table-cell table:number-columns-repeated="2"/>
        </table:table-row>
        <table:table-row table:style-name="ro1">
          <table:table-cell table:formula="of:=([.A1001]+1)" office:value-type="float" office:value="1001" calcext:value-type="float">
            <text:p>1001</text:p>
          </table:table-cell>
          <table:table-cell office:value-type="float" office:value="-143.331374756376" calcext:value-type="float">
            <text:p>-143.331374756376</text:p>
          </table:table-cell>
          <table:table-cell table:number-columns-repeated="2"/>
        </table:table-row>
        <table:table-row table:style-name="ro1">
          <table:table-cell table:formula="of:=([.A1002]+1)" office:value-type="float" office:value="1002" calcext:value-type="float">
            <text:p>1002</text:p>
          </table:table-cell>
          <table:table-cell office:value-type="float" office:value="-147.225122675736" calcext:value-type="float">
            <text:p>-147.225122675736</text:p>
          </table:table-cell>
          <table:table-cell table:number-columns-repeated="2"/>
        </table:table-row>
        <table:table-row table:style-name="ro1">
          <table:table-cell table:formula="of:=([.A1003]+1)" office:value-type="float" office:value="1003" calcext:value-type="float">
            <text:p>1003</text:p>
          </table:table-cell>
          <table:table-cell office:value-type="float" office:value="-150.8191939475" calcext:value-type="float">
            <text:p>-150.8191939475</text:p>
          </table:table-cell>
          <table:table-cell table:number-columns-repeated="2"/>
        </table:table-row>
        <table:table-row table:style-name="ro1">
          <table:table-cell table:formula="of:=([.A1004]+1)" office:value-type="float" office:value="1004" calcext:value-type="float">
            <text:p>1004</text:p>
          </table:table-cell>
          <table:table-cell office:value-type="float" office:value="-154.592281891052" calcext:value-type="float">
            <text:p>-154.592281891052</text:p>
          </table:table-cell>
          <table:table-cell table:number-columns-repeated="2"/>
        </table:table-row>
        <table:table-row table:style-name="ro1">
          <table:table-cell table:formula="of:=([.A1005]+1)" office:value-type="float" office:value="1005" calcext:value-type="float">
            <text:p>1005</text:p>
          </table:table-cell>
          <table:table-cell office:value-type="float" office:value="-157.778188774611" calcext:value-type="float">
            <text:p>-157.778188774611</text:p>
          </table:table-cell>
          <table:table-cell table:number-columns-repeated="2"/>
        </table:table-row>
        <table:table-row table:style-name="ro1">
          <table:table-cell table:formula="of:=([.A1006]+1)" office:value-type="float" office:value="1006" calcext:value-type="float">
            <text:p>1006</text:p>
          </table:table-cell>
          <table:table-cell office:value-type="float" office:value="-160.755270760167" calcext:value-type="float">
            <text:p>-160.755270760167</text:p>
          </table:table-cell>
          <table:table-cell table:number-columns-repeated="2"/>
        </table:table-row>
        <table:table-row table:style-name="ro1">
          <table:table-cell table:formula="of:=([.A1007]+1)" office:value-type="float" office:value="1007" calcext:value-type="float">
            <text:p>1007</text:p>
          </table:table-cell>
          <table:table-cell office:value-type="float" office:value="-163.178590109959" calcext:value-type="float">
            <text:p>-163.178590109959</text:p>
          </table:table-cell>
          <table:table-cell table:number-columns-repeated="2"/>
        </table:table-row>
        <table:table-row table:style-name="ro1">
          <table:table-cell table:formula="of:=([.A1008]+1)" office:value-type="float" office:value="1008" calcext:value-type="float">
            <text:p>1008</text:p>
          </table:table-cell>
          <table:table-cell office:value-type="float" office:value="-165.419579602796" calcext:value-type="float">
            <text:p>-165.419579602796</text:p>
          </table:table-cell>
          <table:table-cell table:number-columns-repeated="2"/>
        </table:table-row>
        <table:table-row table:style-name="ro1">
          <table:table-cell table:formula="of:=([.A1009]+1)" office:value-type="float" office:value="1009" calcext:value-type="float">
            <text:p>1009</text:p>
          </table:table-cell>
          <table:table-cell office:value-type="float" office:value="-167.124998440388" calcext:value-type="float">
            <text:p>-167.124998440388</text:p>
          </table:table-cell>
          <table:table-cell table:number-columns-repeated="2"/>
        </table:table-row>
        <table:table-row table:style-name="ro1">
          <table:table-cell table:formula="of:=([.A1010]+1)" office:value-type="float" office:value="1010" calcext:value-type="float">
            <text:p>1010</text:p>
          </table:table-cell>
          <table:table-cell office:value-type="float" office:value="-168.503436982414" calcext:value-type="float">
            <text:p>-168.503436982414</text:p>
          </table:table-cell>
          <table:table-cell table:number-columns-repeated="2"/>
        </table:table-row>
        <table:table-row table:style-name="ro1">
          <table:table-cell table:formula="of:=([.A1011]+1)" office:value-type="float" office:value="1011" calcext:value-type="float">
            <text:p>1011</text:p>
          </table:table-cell>
          <table:table-cell office:value-type="float" office:value="-169.808498149972" calcext:value-type="float">
            <text:p>-169.808498149972</text:p>
          </table:table-cell>
          <table:table-cell table:number-columns-repeated="2"/>
        </table:table-row>
        <table:table-row table:style-name="ro1">
          <table:table-cell table:formula="of:=([.A1012]+1)" office:value-type="float" office:value="1012" calcext:value-type="float">
            <text:p>1012</text:p>
          </table:table-cell>
          <table:table-cell office:value-type="float" office:value="-170.433314010286" calcext:value-type="float">
            <text:p>-170.433314010286</text:p>
          </table:table-cell>
          <table:table-cell table:number-columns-repeated="2"/>
        </table:table-row>
        <table:table-row table:style-name="ro1">
          <table:table-cell table:formula="of:=([.A1013]+1)" office:value-type="float" office:value="1013" calcext:value-type="float">
            <text:p>1013</text:p>
          </table:table-cell>
          <table:table-cell office:value-type="float" office:value="-171.060434996849" calcext:value-type="float">
            <text:p>-171.060434996849</text:p>
          </table:table-cell>
          <table:table-cell table:number-columns-repeated="2"/>
        </table:table-row>
        <table:table-row table:style-name="ro1">
          <table:table-cell table:formula="of:=([.A1014]+1)" office:value-type="float" office:value="1014" calcext:value-type="float">
            <text:p>1014</text:p>
          </table:table-cell>
          <table:table-cell office:value-type="float" office:value="111.492040033345" calcext:value-type="float">
            <text:p>111.492040033345</text:p>
          </table:table-cell>
          <table:table-cell table:number-columns-repeated="2"/>
        </table:table-row>
        <table:table-row table:style-name="ro1">
          <table:table-cell table:formula="of:=([.A1015]+1)" office:value-type="float" office:value="1015" calcext:value-type="float">
            <text:p>1015</text:p>
          </table:table-cell>
          <table:table-cell office:value-type="float" office:value="110.869347794834" calcext:value-type="float">
            <text:p>110.869347794834</text:p>
          </table:table-cell>
          <table:table-cell table:number-columns-repeated="2"/>
        </table:table-row>
        <table:table-row table:style-name="ro1">
          <table:table-cell table:formula="of:=([.A1016]+1)" office:value-type="float" office:value="1016" calcext:value-type="float">
            <text:p>1016</text:p>
          </table:table-cell>
          <table:table-cell office:value-type="float" office:value="110.358338000442" calcext:value-type="float">
            <text:p>110.358338000442</text:p>
          </table:table-cell>
          <table:table-cell table:number-columns-repeated="2"/>
        </table:table-row>
        <table:table-row table:style-name="ro1">
          <table:table-cell table:formula="of:=([.A1017]+1)" office:value-type="float" office:value="1017" calcext:value-type="float">
            <text:p>1017</text:p>
          </table:table-cell>
          <table:table-cell office:value-type="float" office:value="110.040951812204" calcext:value-type="float">
            <text:p>110.040951812204</text:p>
          </table:table-cell>
          <table:table-cell table:number-columns-repeated="2"/>
        </table:table-row>
        <table:table-row table:style-name="ro1">
          <table:table-cell table:formula="of:=([.A1018]+1)" office:value-type="float" office:value="1018" calcext:value-type="float">
            <text:p>1018</text:p>
          </table:table-cell>
          <table:table-cell office:value-type="float" office:value="109.925580658184" calcext:value-type="float">
            <text:p>109.925580658184</text:p>
          </table:table-cell>
          <table:table-cell table:number-columns-repeated="2"/>
        </table:table-row>
        <table:table-row table:style-name="ro1">
          <table:table-cell table:formula="of:=([.A1019]+1)" office:value-type="float" office:value="1019" calcext:value-type="float">
            <text:p>1019</text:p>
          </table:table-cell>
          <table:table-cell office:value-type="float" office:value="110.125846085872" calcext:value-type="float">
            <text:p>110.125846085872</text:p>
          </table:table-cell>
          <table:table-cell table:number-columns-repeated="2"/>
        </table:table-row>
        <table:table-row table:style-name="ro1">
          <table:table-cell table:formula="of:=([.A1020]+1)" office:value-type="float" office:value="1020" calcext:value-type="float">
            <text:p>1020</text:p>
          </table:table-cell>
          <table:table-cell office:value-type="float" office:value="110.125846085872" calcext:value-type="float">
            <text:p>110.125846085872</text:p>
          </table:table-cell>
          <table:table-cell table:number-columns-repeated="2"/>
        </table:table-row>
        <table:table-row table:style-name="ro1">
          <table:table-cell table:formula="of:=([.A1021]+1)" office:value-type="float" office:value="1021" calcext:value-type="float">
            <text:p>1021</text:p>
          </table:table-cell>
          <table:table-cell office:value-type="float" office:value="109.925580658184" calcext:value-type="float">
            <text:p>109.925580658184</text:p>
          </table:table-cell>
          <table:table-cell table:number-columns-repeated="2"/>
        </table:table-row>
        <table:table-row table:style-name="ro1">
          <table:table-cell table:formula="of:=([.A1022]+1)" office:value-type="float" office:value="1022" calcext:value-type="float">
            <text:p>1022</text:p>
          </table:table-cell>
          <table:table-cell office:value-type="float" office:value="109.60844127189" calcext:value-type="float">
            <text:p>109.60844127189</text:p>
          </table:table-cell>
          <table:table-cell table:number-columns-repeated="2"/>
        </table:table-row>
        <table:table-row table:style-name="ro1">
          <table:table-cell table:formula="of:=([.A1023]+1)" office:value-type="float" office:value="1023" calcext:value-type="float">
            <text:p>1023</text:p>
          </table:table-cell>
          <table:table-cell office:value-type="float" office:value="109.811477141547" calcext:value-type="float">
            <text:p>109.811477141547</text:p>
          </table:table-cell>
          <table:table-cell table:number-columns-repeated="2"/>
        </table:table-row>
        <table:table-row table:style-name="ro1">
          <table:table-cell table:formula="of:=([.A1024]+1)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59989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8T16:54:53.878333223</dc:date>
    <meta:editing-duration>PT1M38S</meta:editing-duration>
    <meta:editing-cycles>2</meta:editing-cycles>
    <meta:generator>LibreOffice/7.3.7.2$Linux_X86_64 LibreOffice_project/30$Build-2</meta:generator>
    <meta:document-statistic meta:table-count="1" meta:cell-count="20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66cm" svg:height="9cm" xlink:href="." xlink:type="simple" chart:class="chart:scatter" chart:style-name="ch1">
        <chart:legend chart:legend-position="bottom" svg:x="14.141cm" svg:y="8.401cm" style:legend-expansion="wide" chart:style-name="ch2"/>
        <chart:plot-area chart:style-name="ch3" chart:data-source-has-labels="both" svg:x="0.633cm" svg:y="0.18cm" svg:width="30.4cm" svg:height="7.857cm">
          <chart:coordinate-region svg:x="1.545cm" svg:y="0.379cm" svg:width="29.116cm" svg:height="7.459cm"/>
          <chart:axis chart:dimension="x" chart:name="primary-x" chart:style-name="ch4" chartooo:axis-type="auto">
            <chart:categories table:cell-range-address="local-table.$A$2:.$A$102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025" chart:label-cell-address="local-table.$B$1" chart:class="chart:scatte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degre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2.833654177918">
                <text:p>-112.8336541779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3.290117240129">
                <text:p>-113.290117240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4.558203441583">
                <text:p>-114.558203441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6.411030635406">
                <text:p>-116.411030635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8.720326797869">
                <text:p>-118.720326797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0.904382688546">
                <text:p>-120.904382688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3.401668386927">
                <text:p>-123.401668386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6.732826664489">
                <text:p>-126.732826664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0.674939565262">
                <text:p>-130.674939565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4.280843883455">
                <text:p>-134.280843883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7.405970516645">
                <text:p>-137.405970516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1.654425046007">
                <text:p>-141.654425046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6.035354163035">
                <text:p>-146.035354163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9.601272285834">
                <text:p>-149.601272285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2.842765470793">
                <text:p>-152.842765470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6.501434324048">
                <text:p>-156.501434324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9.743537825477">
                <text:p>-159.743537825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1.867135088926">
                <text:p>-161.867135088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3.484297411047">
                <text:p>-163.484297411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5.419579602796">
                <text:p>-165.419579602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6.886561770143">
                <text:p>-166.886561770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7.505666281582">
                <text:p>-167.505666281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8.127749686015">
                <text:p>-168.127749686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69.126479604745">
                <text:p>-169.126479604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9.75213588889">
                <text:p>-169.75213588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69.321052803465">
                <text:p>-169.321052803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8.69006752598">
                <text:p>-168.69006752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9.126479604745">
                <text:p>-169.126479604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9.554377943475">
                <text:p>-169.554377943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9.24512229905">
                <text:p>-169.24512229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9.24512229905">
                <text:p>-169.24512229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0.174722957852">
                <text:p>-170.174722957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1.422283474983">
                <text:p>-171.4222834749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3.031743258621">
                <text:p>-173.031743258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4.320750283615">
                <text:p>-174.320750283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6.248270929474">
                <text:p>-176.248270929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9.065912446031">
                <text:p>-179.0659124460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.122122552715">
                <text:p>178.1221225527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5.314100160497">
                <text:p>175.3141001604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2.528440823408">
                <text:p>172.528440823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.418364479056">
                <text:p>169.418364479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.263731694377">
                <text:p>166.2637316943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2.645975363739">
                <text:p>162.6459753637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.227745317954">
                <text:p>159.2277453179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.599522444808">
                <text:p>156.5995224448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3.989854276632">
                <text:p>153.989854276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1.066400535197">
                <text:p>151.0664005351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.392497753751">
                <text:p>148.392497753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.136309431182">
                <text:p>146.136309431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.389147561331">
                <text:p>144.389147561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.320242517369">
                <text:p>143.3202425173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2.624192504452">
                <text:p>142.624192504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.18053549772">
                <text:p>142.180535497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.736011214119">
                <text:p>141.736011214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.290670773355">
                <text:p>141.290670773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.488115116511">
                <text:p>141.488115116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1.683864108034">
                <text:p>141.683864108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.736011214119">
                <text:p>141.736011214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1.290670773355">
                <text:p>141.290670773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.290670773355">
                <text:p>141.290670773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.241914347415">
                <text:p>141.241914347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.799217629098">
                <text:p>140.799217629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.707852244372">
                <text:p>139.707852244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.393011069089">
                <text:p>138.39301106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6.803995116201">
                <text:p>136.803995116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273689006094">
                <text:p>132.273689006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.516409555536">
                <text:p>129.516409555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.674349669573">
                <text:p>126.674349669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051446749582">
                <text:p>123.051446749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9.214379980268">
                <text:p>119.214379980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5.820991974189">
                <text:p>115.820991974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.177937118609">
                <text:p>112.177937118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.004161605913">
                <text:p>108.004161605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.036243467926">
                <text:p>104.036243467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.577970467567">
                <text:p>100.5779704675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.2099618456159">
                <text:p>97.2099618456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.1099979612748">
                <text:p>94.1099979612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.7149301955266">
                <text:p>91.7149301955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.6028189727036">
                <text:p>88.60281897270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.2072976342867">
                <text:p>87.2072976342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2088343126348">
                <text:p>86.2088343126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.8900020387252">
                <text:p>85.8900020387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.8900020387252">
                <text:p>85.890002038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5221204261504">
                <text:p>85.5221204261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8403577062874">
                <text:p>85.84035770628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8150838748816">
                <text:p>85.8150838748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4677382912985">
                <text:p>85.4677382912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1207262169933">
                <text:p>85.1207262169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1207262169933">
                <text:p>85.12072621699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.8055710922652">
                <text:p>84.8055710922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.4312358781789">
                <text:p>83.43123587817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2.0166841210667">
                <text:p>82.0166841210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.1939072401029">
                <text:p>80.1939072401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0754760623881">
                <text:p>78.0754760623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2032377549427">
                <text:p>75.2032377549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.1226215190385">
                <text:p>71.1226215190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.3531976869894">
                <text:p>67.35319768698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.7454920124279">
                <text:p>63.7454920124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8682813584982">
                <text:p>59.86828135849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7388971009055">
                <text:p>55.7388971009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2868933617365">
                <text:p>51.2868933617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.1565626747148">
                <text:p>47.15656267471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5679038158354">
                <text:p>43.5679038158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.2363583092738">
                <text:p>40.2363583092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.4673985990526">
                <text:p>37.4673985990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8835569499618">
                <text:p>34.88355694996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4965781019977">
                <text:p>32.49657810199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5662698895545">
                <text:p>30.56626988955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.2143799802684">
                <text:p>29.2143799802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0338518914638">
                <text:p>28.0338518914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0069121820262">
                <text:p>27.0069121820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7108416499972">
                <text:p>26.71084164999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7108416499972">
                <text:p>26.71084164999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1496816977832">
                <text:p>27.1496816977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.2995722113328">
                <text:p>27.2995722113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.2995722113328">
                <text:p>27.2995722113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4397279481993">
                <text:p>27.43972794819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1423190944424">
                <text:p>27.1423190944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2742121547274">
                <text:p>26.27421215472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5472129397813">
                <text:p>25.54721293978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8205413354891">
                <text:p>24.82054133548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7971813561903">
                <text:p>23.79718135619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0434176754884">
                <text:p>22.04341767548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8721758192439">
                <text:p>19.8721758192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6222972286683">
                <text:p>17.62229722866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5804203972038">
                <text:p>14.58042039720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2473141606854">
                <text:p>11.24731416068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21920924889906">
                <text:p>8.219209248899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30732684933118">
                <text:p>5.307326849331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5656747133987">
                <text:p>1.55656747133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1786800752766">
                <text:p>-2.17868007527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.58724396420435">
                <text:p>-5.587243964204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.3929251873925">
                <text:p>-8.39292518739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1.1887999282518">
                <text:p>-11.18879992825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4.3354354195201">
                <text:p>-14.3354354195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6.8762646167112">
                <text:p>-16.8762646167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8.8247100182401">
                <text:p>-18.82471001824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0.3015605627434">
                <text:p>-20.30156056274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1.8014094863518">
                <text:p>-21.8014094863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2.9540865376285">
                <text:p>-22.95408653762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3.2789491980027">
                <text:p>-23.27894919800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3.6820877245384">
                <text:p>-23.68208772453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3.9310250680688">
                <text:p>-23.93102506806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3.6471604052916">
                <text:p>-23.6471604052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3.5232090204596">
                <text:p>-23.5232090204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3.6471604052916">
                <text:p>-23.64716040529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3.4860938042481">
                <text:p>-23.4860938042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3.362058770571">
                <text:p>-23.3620587705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4.0874523086323">
                <text:p>-24.08745230863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4.9047688080952">
                <text:p>-24.90476880809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5.8663567940945">
                <text:p>-25.86635679409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6.565051177078">
                <text:p>-26.5650511770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8.0907281894592">
                <text:p>-28.09072818945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0.4813899908239">
                <text:p>-30.48138999082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2.6404912732646">
                <text:p>-32.64049127326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4.7348595397863">
                <text:p>-34.73485953978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7.2447828926594">
                <text:p>-37.24478289265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0.9780098229799">
                <text:p>-40.97800982297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4.7735356476588">
                <text:p>-44.77353564765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8.8746732035651">
                <text:p>-48.87467320356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2.0966941665754">
                <text:p>-52.09669416657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5.6763556826958">
                <text:p>-55.67635568269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8.9793459895957">
                <text:p>-58.97934598959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2.6908896200333">
                <text:p>-62.6908896200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5.6661234309533">
                <text:p>-65.66612343095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8.3852210572138">
                <text:p>-68.38522105721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0.5041394868138">
                <text:p>-70.50413948681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2.6259628673422">
                <text:p>-72.62596286734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4.0084722414829">
                <text:p>-74.00847224148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5.3080394727651">
                <text:p>-75.3080394727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6.2121470836732">
                <text:p>-76.21214708367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6.6232471701486">
                <text:p>-76.6232471701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7.0307465439713">
                <text:p>-77.0307465439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7.0307465439713">
                <text:p>-77.03074654397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6.9543629370514">
                <text:p>-76.95436293705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6.5441570210763">
                <text:p>-76.54415702107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6.6232471701486">
                <text:p>-76.62324717014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6.9543629370514">
                <text:p>-76.95436293705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7.286367836727">
                <text:p>-77.2863678367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7.6192430711928">
                <text:p>-77.61924307119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8.6228978269591">
                <text:p>-78.62289782695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0.36883020754">
                <text:p>-80.368830207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2.4505782317367">
                <text:p>-82.45057823173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5.2079659530681">
                <text:p>-85.20796595306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8.2952716809927">
                <text:p>-88.2952716809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1.7252548754727">
                <text:p>-91.72525487547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5.5386375327905">
                <text:p>-95.53863753279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99.0628561143429">
                <text:p>-99.06285611434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2.86539784205">
                <text:p>-102.865397842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7.128047473597">
                <text:p>-107.1280474735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11.608711402884">
                <text:p>-111.6087114028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15.47826972408">
                <text:p>-115.47826972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19.488907812273">
                <text:p>-119.4889078122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23.310630824561">
                <text:p>-123.310630824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26.528855366985">
                <text:p>-126.5288553669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29.193273094468">
                <text:p>-129.1932730944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31.378515295883">
                <text:p>-131.378515295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3.322360533847">
                <text:p>-133.3223605338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36.188538609209">
                <text:p>-136.1885386092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36.909152432996">
                <text:p>-136.909152432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37.156562674715">
                <text:p>-137.1565626747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37.385944030389">
                <text:p>-137.3859440303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37.138682577666">
                <text:p>-137.1386825776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36.663725004292">
                <text:p>-136.6637250042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36.909152432996">
                <text:p>-136.9091524329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37.385944030389">
                <text:p>-137.3859440303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7.156562674715">
                <text:p>-137.1565626747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37.385944030389">
                <text:p>-137.3859440303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37.838787841005">
                <text:p>-137.8387878410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39.253836436119">
                <text:p>-139.253836436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0.7105931375">
                <text:p>-140.7105931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2.390409209288">
                <text:p>-142.3904092092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4.926245506652">
                <text:p>-144.9262455066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7.68038349182">
                <text:p>-147.68038349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0.499275376501">
                <text:p>-150.4992753765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53.581111208701">
                <text:p>-153.5811112087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57.355180445736">
                <text:p>-157.3551804457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61.361875505612">
                <text:p>-161.3618755056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64.716698426853">
                <text:p>-164.7166984268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67.995224442279">
                <text:p>-167.9952244422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71.422283474983">
                <text:p>-171.4222834749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74.663679902609">
                <text:p>-174.6636799026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77.809426135962">
                <text:p>-177.8094261359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9.686911424979">
                <text:p>179.686911424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7.510447078001">
                <text:p>177.510447078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5.648922048426">
                <text:p>175.6489220484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3.796552098308">
                <text:p>173.7965520983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2.528440823408">
                <text:p>172.5284408234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1.607074812607">
                <text:p>171.6070748126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0.946561337826">
                <text:p>170.9465613378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.639809198087">
                <text:p>170.6398091980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0.33359751696">
                <text:p>170.333597516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0.639809198087">
                <text:p>170.6398091980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0.639809198087">
                <text:p>170.6398091980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1.253837737445">
                <text:p>171.2538377374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1.300897915374">
                <text:p>171.3008979153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1.043364392088">
                <text:p>171.0433643920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0.385430729099">
                <text:p>170.3854307290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9.973962909679">
                <text:p>169.9739629096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8.750955685326">
                <text:p>168.7509556853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7.471192290848">
                <text:p>167.4711922908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.888466457784">
                <text:p>165.8884664577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.225763498863">
                <text:p>164.2257634988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.958830403165">
                <text:p>161.958830403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9.40766866778">
                <text:p>159.407668667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.47679097954">
                <text:p>156.476790979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3.296218393034">
                <text:p>153.2962183930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9.945623917126">
                <text:p>149.9456239171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.397008059737">
                <text:p>146.3970080597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3.066931729793">
                <text:p>143.0669317297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0.194428907735">
                <text:p>140.1944289077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6.818302964452">
                <text:p>136.8183029644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3.636072468397">
                <text:p>133.6360724683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0.67112493281">
                <text:p>130.671124932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.609504685353">
                <text:p>128.609504685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6.218837265615">
                <text:p>126.218837265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4.237462776858">
                <text:p>124.2374627768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2.774877324264">
                <text:p>122.7748773242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.144366027091">
                <text:p>122.1443660270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.414008792111">
                <text:p>121.414008792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.133103170506">
                <text:p>121.1331031705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1.020654010404">
                <text:p>121.0206540104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1.133103170506">
                <text:p>121.1331031705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1.133103170506">
                <text:p>121.1331031705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.682068636872">
                <text:p>120.6820686368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0.398727714166">
                <text:p>120.3987277141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0.113733150982">
                <text:p>120.1137331509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9.827084654475">
                <text:p>119.8270846544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9.214379980268">
                <text:p>119.2143799802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8.345693623077">
                <text:p>118.3456936230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6.714648172681">
                <text:p>116.7146481726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4.610835219718">
                <text:p>114.6108352197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2.543061000058">
                <text:p>112.543061000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.125846085872">
                <text:p>110.1258460858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7.152421740212">
                <text:p>107.1524217402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4.118921303056">
                <text:p>104.1189213030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.577970467567">
                <text:p>100.5779704675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6.1518433792856">
                <text:p>96.15184337928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1.7252548754727">
                <text:p>91.72525487547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.5707266765">
                <text:p>87.5707266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.0819396478924">
                <text:p>84.08193964789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.8508482010317">
                <text:p>79.85084820103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.8789995236124">
                <text:p>75.87899952361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.1013513059618">
                <text:p>73.10135130596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2351367071037">
                <text:p>71.23513670710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8.263185502643">
                <text:p>68.2631855026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.1517470342119">
                <text:p>65.1517470342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434948822922">
                <text:p>63.4349488229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8188889145228">
                <text:p>62.81888891452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.0490309721098">
                <text:p>62.04903097210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.8113709301385">
                <text:p>60.81137093013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.6422464572087">
                <text:p>60.64224645720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.5823619409829">
                <text:p>61.58236194098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.2796732021305">
                <text:p>61.27967320213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.5110921877274">
                <text:p>60.51109218772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.0413294731807">
                <text:p>60.04132947318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.8113709301385">
                <text:p>60.81137093013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.1134182330893">
                <text:p>61.11341823308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1688948712134">
                <text:p>60.16889487121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9.3935929684905">
                <text:p>59.39359296849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7.8477048587177">
                <text:p>57.84770485871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.7388971009055">
                <text:p>55.7388971009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2.9935214936398">
                <text:p>52.99352149363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5429920875041">
                <text:p>50.54299208750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.4059705166453">
                <text:p>47.40597051664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.5679038158354">
                <text:p>43.56790381583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.5484489012873">
                <text:p>39.54844890128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.8077569071542">
                <text:p>35.80775690715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.0404050738399">
                <text:p>32.04040507383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.8802844380528">
                <text:p>27.88028443805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.5504523892074">
                <text:p>24.55045238920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0837545823806">
                <text:p>21.08375458238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.7200653222909">
                <text:p>17.72006532229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5804203972038">
                <text:p>14.58042039720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1168619291226">
                <text:p>12.11686192912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3888578154696">
                <text:p>10.38885781546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48432213497041">
                <text:p>8.484322134970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24186685891621">
                <text:p>7.241866858916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95983911071305">
                <text:p>5.959839110713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33632009739144">
                <text:p>5.336320097391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33632009739144">
                <text:p>5.336320097391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33632009739144">
                <text:p>5.336320097391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64824737373526">
                <text:p>5.648247373735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36563092663983">
                <text:p>5.36563092663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05168934376243">
                <text:p>5.051689343762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05168934376243">
                <text:p>5.051689343762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71153094610156">
                <text:p>4.71153094610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08561677997488">
                <text:p>4.085616779974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14495746469802">
                <text:p>3.144957464698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20259816176581">
                <text:p>2.202598161765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13088575020656">
                <text:p>0.3130885750206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86767883943417">
                <text:p>-1.867678839434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.06336599293304">
                <text:p>-4.063365992933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.54629078329404">
                <text:p>-6.546290783294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.30994017498604">
                <text:p>-9.309940174986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2.695364738573">
                <text:p>-12.6953647385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5.9879001805984">
                <text:p>-15.98790018059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8.7307935922031">
                <text:p>-18.73079359220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1.974507991472">
                <text:p>-21.9745079914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5.316672453559">
                <text:p>-25.3166724535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8.7836329109175">
                <text:p>-28.78363291091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1.6075022462489">
                <text:p>-31.60750224624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4.4760883579527">
                <text:p>-34.47608835795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7.1236978884303">
                <text:p>-37.12369788843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9.1554341226131">
                <text:p>-39.15543412261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0.7718172948384">
                <text:p>-40.77181729483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1.8939729043836">
                <text:p>-41.89397290438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2.978635059644">
                <text:p>-42.978635059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4.0906195508009">
                <text:p>-44.09061955080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44.7717311698466">
                <text:p>-44.77173116984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4.5452811383069">
                <text:p>-44.54528113830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44.3206352445348">
                <text:p>-44.32063524453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4.7735356476588">
                <text:p>-44.77353564765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4.7735356476588">
                <text:p>-44.77353564765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4.5488614532127">
                <text:p>-44.54886145321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4.3206352445348">
                <text:p>-44.32063524453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4.7735356476588">
                <text:p>-44.77353564765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5.4511385467873">
                <text:p>-45.45113854678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6.1233027140754">
                <text:p>-46.12330271407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7.0373306968199">
                <text:p>-47.03733069681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8.8746732035651">
                <text:p>-48.87467320356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51.1886159632416">
                <text:p>-51.18861596324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54.2355590931659">
                <text:p>-54.23555909316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56.6737103128848">
                <text:p>-56.67371031288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9.8862668490176">
                <text:p>-59.88626684901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3.5829996032664">
                <text:p>-63.58299960326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7.4569389999421">
                <text:p>-67.45693899994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71.2473329206733">
                <text:p>-71.24733292067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4.9816393688493">
                <text:p>-74.98163936884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79.0243448271874">
                <text:p>-79.02434482718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83.1300076917857">
                <text:p>-83.13000769178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86.8778695378843">
                <text:p>-86.87786953788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92.7591076586203">
                <text:p>-92.7591076586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95.5054778579784">
                <text:p>-95.50547785797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97.2969461539752">
                <text:p>-97.29694615397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98.7197465062373">
                <text:p>-98.71974650623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00.08816978339">
                <text:p>-100.088169783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01.106996677372">
                <text:p>-101.1069966773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1.513831184487">
                <text:p>-101.5138311844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01.583418604687">
                <text:p>-101.5834186046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01.853004167744">
                <text:p>-101.853004167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01.853004167744">
                <text:p>-101.8530041677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1.241478767626">
                <text:p>-101.2414787676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00.898725805753">
                <text:p>-100.8987258057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01.173838241815">
                <text:p>-101.1738382418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02.118760334725">
                <text:p>-102.118760334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03.201087175706">
                <text:p>-103.2010871757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03.616808943641">
                <text:p>-103.6168089436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04.796762245057">
                <text:p>-104.7967622450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06.898648694038">
                <text:p>-106.8986486940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08.980606416338">
                <text:p>-108.980606416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11.608711402884">
                <text:p>-111.6087114028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14.702430227771">
                <text:p>-114.7024302277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18.417638059017">
                <text:p>-118.4176380590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22.550003492193">
                <text:p>-122.5500034921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26.599317463682">
                <text:p>-126.5993174636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30.710846671181">
                <text:p>-130.7108466711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38.591259037206">
                <text:p>-138.5912590372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42.329747716759">
                <text:p>-142.3297477167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46.035354163035">
                <text:p>-146.0353541630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49.317931363128">
                <text:p>-149.3179313631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51.520892189004">
                <text:p>-151.5208921890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53.434948822922">
                <text:p>-153.4349488229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55.47515711401">
                <text:p>-155.475157114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57.355180445736">
                <text:p>-157.3551804457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58.078221406041">
                <text:p>-158.0782214060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58.498565675952">
                <text:p>-158.4985656759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58.916245417619">
                <text:p>-158.9162454176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59.102234501161">
                <text:p>-159.1022345011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58.799783344359">
                <text:p>-158.7997833443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58.616364835238">
                <text:p>-158.6163648352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58.732939804072">
                <text:p>-158.7329398040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58.916245417619">
                <text:p>-158.9162454176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58.682087724538">
                <text:p>-158.6820877245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58.682087724538">
                <text:p>-158.6820877245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59.934295102577">
                <text:p>-159.9342951025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61.361875505612">
                <text:p>-161.3618755056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62.279934677709">
                <text:p>-162.2799346777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63.701203618463">
                <text:p>-163.7012036184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65.808903450976">
                <text:p>-165.8089034509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68.566318734573">
                <text:p>-168.5663187345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71.158185439808">
                <text:p>-171.1581854398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73.728922550499">
                <text:p>-173.7289225504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76.872193878714">
                <text:p>-176.8721938787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9.377244312794">
                <text:p>179.3772443127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5.980417512163">
                <text:p>175.9804175121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3.181785428348">
                <text:p>173.1817854283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9.722859418588">
                <text:p>169.7228594185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6.189922908101">
                <text:p>166.1899229081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3.241041582819">
                <text:p>163.241041582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0.680623975586">
                <text:p>160.680623975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8.314222605929">
                <text:p>158.3142226059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6.068974931931">
                <text:p>156.0689749319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4.403625737856">
                <text:p>154.4036257378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3.296218393034">
                <text:p>153.2962183930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2.602623170033">
                <text:p>152.6026231700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2.18354101633">
                <text:p>152.183541016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1.488753705891">
                <text:p>151.4887537058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0.642246457209">
                <text:p>150.6422464572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.642246457209">
                <text:p>150.6422464572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0.794538483565">
                <text:p>150.7945384835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1.488753705891">
                <text:p>151.4887537058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1.762554461833">
                <text:p>151.7625544618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1.488753705891">
                <text:p>151.4887537058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0.642246457209">
                <text:p>150.6422464572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.945623917126">
                <text:p>149.9456239171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.250032697804">
                <text:p>149.2500326978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8.290801411286">
                <text:p>148.2908014112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6.481991354748">
                <text:p>146.4819913547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.571595653757">
                <text:p>144.5715956537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2.236922025968">
                <text:p>142.2369220259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9.294783257023">
                <text:p>139.2947832570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6.342624026538">
                <text:p>136.3426240265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3.196004883799">
                <text:p>133.1960048837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.179233921907">
                <text:p>130.1792339219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6.412064403524">
                <text:p>126.4120644035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2.597116878235">
                <text:p>122.5971168782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9.214379980268">
                <text:p>119.2143799802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5.676815681838">
                <text:p>115.6768156818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1.925560493591">
                <text:p>111.9255604935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8.434948822922">
                <text:p>108.4349488229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5.759522166893">
                <text:p>105.7595221668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3.376752829851">
                <text:p>103.3767528298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1.30993247402">
                <text:p>101.309932474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.5742278850918">
                <text:p>99.57422788509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8.6156481841641">
                <text:p>98.61564818416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.9355503700888">
                <text:p>97.93555037008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.2099618456159">
                <text:p>97.20996184561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.2531946127253">
                <text:p>97.2531946127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7.2531946127253">
                <text:p>97.2531946127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6.9112271190247">
                <text:p>96.91122711902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6.8699923082143">
                <text:p>96.86999230821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7.2099618456159">
                <text:p>97.20996184561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7.5946433685914">
                <text:p>97.59464336859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.8699923082143">
                <text:p>96.86999230821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5.8124823831127">
                <text:p>95.81248238311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5.132554439873">
                <text:p>95.1325544398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4.1346713737364">
                <text:p>94.13467137373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2.0700306530411">
                <text:p>92.07003065304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9.3097228021349">
                <text:p>89.30972280213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.1859251657097">
                <text:p>86.18592516570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3.004807702742">
                <text:p>83.0048077027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9.7266693583707">
                <text:p>79.72666935837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8789995236124">
                <text:p>75.87899952361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1.6746032032545">
                <text:p>71.67460320325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.3004099927738">
                <text:p>67.30040999277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3.2792541531242">
                <text:p>63.27925415312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.9168774333013">
                <text:p>58.91687743330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.9799211457446">
                <text:p>54.97992114574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.2868933617365">
                <text:p>51.28689336173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.3949235421183">
                <text:p>48.39492354211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.4855458300081">
                <text:p>45.48554583000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.8434373252852">
                <text:p>42.84343732528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1.2173545534037">
                <text:p>41.21735455340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.8055710922652">
                <text:p>39.80557109226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8.8170698340517">
                <text:p>38.81706983405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.8157326075731">
                <text:p>37.81573260757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.4053566314085">
                <text:p>37.405356631408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.2030088897654">
                <text:p>37.20300888976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.2030088897654">
                <text:p>37.2030088897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.6095907907123">
                <text:p>37.60959079071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.6095907907123">
                <text:p>37.60959079071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7.4053566314085">
                <text:p>37.40535663140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7.4053566314085">
                <text:p>37.40535663140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.9367538343027">
                <text:p>36.93675383430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.1998021236195">
                <text:p>36.19980212361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.2657676593456">
                <text:p>35.26576765934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.6900675259798">
                <text:p>33.690067525979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0404050738399">
                <text:p>32.04040507383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5007246234992">
                <text:p>29.50072462349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.0013050269784">
                <text:p>27.00130502697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.0944306630845">
                <text:p>24.09443066308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8977654988389">
                <text:p>20.89776549883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4119186342542">
                <text:p>17.41191863425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.8049024121244">
                <text:p>13.80490241212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4456220565251">
                <text:p>10.44562205652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24186685891621">
                <text:p>7.241866858916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77228360937984">
                <text:p>3.772283609379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13088575020656">
                <text:p>0.3130885750206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.19057386403822">
                <text:p>-2.190573864038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.71153094610156">
                <text:p>-4.71153094610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6.93013349666319">
                <text:p>-6.930133496663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9.36019080191333">
                <text:p>-9.360190801913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1.4914390881134">
                <text:p>-11.49143908811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2.7632134478698">
                <text:p>-12.76321344786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3.7362683056226">
                <text:p>-13.73626830562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4.3354354195201">
                <text:p>-14.33543541952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4.5564243200743">
                <text:p>-14.55642432007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4.5564243200743">
                <text:p>-14.55642432007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4.3354354195201">
                <text:p>-14.33543541952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4.4897625938845">
                <text:p>-14.48976259388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4.412194630867">
                <text:p>-14.4121946308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4.3354354195201">
                <text:p>-14.33543541952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4.6338309715662">
                <text:p>-14.633830971566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4.9314171781376">
                <text:p>-14.93141717813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5.2281813380876">
                <text:p>-15.22818133808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5.903111200472">
                <text:p>-15.9031112004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7.2618203716128">
                <text:p>-17.26182037161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9.3193760244144">
                <text:p>-19.31937602441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21.6857773940713">
                <text:p>-21.68577739407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24.0573494500117">
                <text:p>-24.05734945001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26.4259840241669">
                <text:p>-26.42598402416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29.0849997352247">
                <text:p>-29.0849997352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32.3034510483872">
                <text:p>-32.30345104838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35.8659122760376">
                <text:p>-35.86591227603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39.4006606634794">
                <text:p>-39.40066066347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2.9626693031801">
                <text:p>-42.96266930318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6.3748347805694">
                <text:p>-46.37483478056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50.0290735817855">
                <text:p>-50.02907358178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53.4519853695547">
                <text:p>-53.45198536955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56.0409401803237">
                <text:p>-56.04094018032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58.4778227532413">
                <text:p>-58.47782275324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60.2145409623114">
                <text:p>-60.21454096231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61.9661481085362">
                <text:p>-61.96614810853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63.1380821555973">
                <text:p>-63.13808215559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64.3348085378264">
                <text:p>-64.33480853782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65.5283794662951">
                <text:p>-65.52837946629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65.9698255524626">
                <text:p>-65.96982555246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6.2749699717067">
                <text:p>-66.27496997170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66.5815495543048">
                <text:p>-66.58154955430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66.5815495543048">
                <text:p>-66.58154955430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65.9698255524626">
                <text:p>-65.96982555246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65.5283794662951">
                <text:p>-65.52837946629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66.1398248086577">
                <text:p>-66.13982480865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66.5815495543048">
                <text:p>-66.58154955430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67.0205965560157">
                <text:p>-67.02059655601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68.3852210572138">
                <text:p>-68.38522105721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70.0744193418157">
                <text:p>-70.0744193418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71.4583552491757">
                <text:p>-71.45835524917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73.1710541663602">
                <text:p>-73.17105416636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75.8810786969436">
                <text:p>-75.88107869694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79.295993250722">
                <text:p>-79.2959932507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82.7900381543842">
                <text:p>-82.79003815438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86.5732068427095">
                <text:p>-86.57320684270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90.6861441978353">
                <text:p>-90.68614419783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94.8498439017828">
                <text:p>-94.84984390178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98.7727372975294">
                <text:p>-98.77273729752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02.68038349182">
                <text:p>-102.680383491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06.898648694038">
                <text:p>-106.8986486940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10.071525864539">
                <text:p>-110.0715258645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13.153081564114">
                <text:p>-113.1530815641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15.942295489872">
                <text:p>-115.9422954898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19.188629069862">
                <text:p>-119.1886290698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21.607502246249">
                <text:p>-121.6075022462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23.12373559624">
                <text:p>-123.123735596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24.068877077589">
                <text:p>-124.0688770775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25.299608056054">
                <text:p>-125.2996080560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26.253837737445">
                <text:p>-126.2538377374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26.457210092324">
                <text:p>-126.4572100923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25.976870287109">
                <text:p>-125.9768702871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25.976870287109">
                <text:p>-125.9768702871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25.697945288701">
                <text:p>-125.6979452887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25.417055276467">
                <text:p>-125.4170552764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25.497805996383">
                <text:p>-125.4978059963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26.052415245184">
                <text:p>-126.0524152451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26.801931153984">
                <text:p>-126.8019311539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27.965024089569">
                <text:p>-127.9650240895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29.457007912496">
                <text:p>-129.4570079124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31.408740962795">
                <text:p>-131.4087409627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33.322360533847">
                <text:p>-133.3223605338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35.954841253872">
                <text:p>-135.9548412538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38.782645446596">
                <text:p>-138.7826454465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42.066729716401">
                <text:p>-142.0667297164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45.663072125268">
                <text:p>-145.6630721252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49.26451229808">
                <text:p>-149.264512298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53.434948822922">
                <text:p>-153.4349488229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57.479434397103">
                <text:p>-157.4794343971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60.860217741347">
                <text:p>-160.8602177413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63.879789143408">
                <text:p>-163.8797891434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67.124998440388">
                <text:p>-167.1249984403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70.120609420491">
                <text:p>-170.1206094204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72.718331192465">
                <text:p>-172.7183311924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74.663679902609">
                <text:p>-174.6636799026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76.560130306254">
                <text:p>-176.5601303062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77.809426135962">
                <text:p>-177.8094261359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78.747832624796">
                <text:p>-178.7478326247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79.377244312794">
                <text:p>-179.3772443127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79.688612959725">
                <text:p>-179.6886129597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79.688612959725">
                <text:p>-179.6886129597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79.377244312794">
                <text:p>-179.3772443127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79.377244312794">
                <text:p>-179.3772443127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79.688612959725">
                <text:p>-179.6886129597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79.686911424979">
                <text:p>-179.6869114249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79.686911424979">
                <text:p>-179.6869114249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79.688612959725">
                <text:p>-179.6886129597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9.065912446031">
                <text:p>179.0659124460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7.809426135962">
                <text:p>177.8094261359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5.958644145569">
                <text:p>175.9586441455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3.82982490497">
                <text:p>173.829824904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1.913735265073">
                <text:p>171.9137352650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9.361233390493">
                <text:p>169.3612333904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6.492161124727">
                <text:p>166.4921611247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3.033851891464">
                <text:p>163.0338518914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9.298071506833">
                <text:p>159.2980715068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6.101208363841">
                <text:p>156.1012083638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3.434948822922">
                <text:p>153.4349488229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0.216326712023">
                <text:p>150.2163267120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.831579178741">
                <text:p>146.8315791787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3.50870331627">
                <text:p>143.508703316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556038423125">
                <text:p>140.5560384231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7.895761973467">
                <text:p>137.8957619734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5.674036897985">
                <text:p>135.6740368979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3.402523802754">
                <text:p>133.4025238027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2.251911819946">
                <text:p>132.2519118199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1.794784068987">
                <text:p>131.7947840689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1.33806442448">
                <text:p>131.338064424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.179233921907">
                <text:p>130.1792339219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9.516409555536">
                <text:p>129.5164095555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9.764410338202">
                <text:p>129.7644103382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0.217467515526">
                <text:p>130.2174675155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9.970926418215">
                <text:p>129.9709264182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9.930579867388">
                <text:p>129.9305798673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0.389350681339">
                <text:p>130.3893506813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0.179233921907">
                <text:p>130.1792339219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9.516409555536">
                <text:p>129.5164095555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8.356925897419">
                <text:p>128.3569258974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7.390162842448">
                <text:p>127.3901628424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5.690059825014">
                <text:p>125.6900598250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3.326289687115">
                <text:p>123.3262896871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0.850523913655">
                <text:p>120.8505239136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7.897271030948">
                <text:p>117.8972710309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5.07718364825">
                <text:p>115.077183648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1.181349500266">
                <text:p>111.1813495002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7.053314768701">
                <text:p>107.0533147687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2.969253456029">
                <text:p>102.9692534560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8.901716032892">
                <text:p>98.9017160328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5.1633068143735">
                <text:p>95.16330681437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1.3803540734445">
                <text:p>91.38035407344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8.2747451245274">
                <text:p>88.27474512452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4.7740725910332">
                <text:p>84.77407259103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1.5730309785193">
                <text:p>81.57303097851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9.1012741942471">
                <text:p>79.101274194247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6.9792326943753">
                <text:p>76.97923269437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4.866916851513">
                <text:p>74.8669168515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3.1013513059618">
                <text:p>73.10135130596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3.2016282186947">
                <text:p>73.20162821869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3.3007557660064">
                <text:p>73.30075576600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2.8719525264033">
                <text:p>72.87195252640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2.0040907027597">
                <text:p>72.00409070275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2.0040907027597">
                <text:p>72.00409070275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2.7699472860603">
                <text:p>72.76994728606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3.1013513059618">
                <text:p>73.10135130596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2.3348137984208">
                <text:p>72.33481379842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1.8962369654934">
                <text:p>71.89623696549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1.565051177078">
                <text:p>71.56505117707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.6768156818382">
                <text:p>70.67681568183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8.9123175517509">
                <text:p>68.91231755175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6.8469184358865">
                <text:p>66.84691843588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.6702458918006">
                <text:p>64.67024589180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2.1929584684989">
                <text:p>62.19295846849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8.6197705780596">
                <text:p>58.61977057805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4.9799211457446">
                <text:p>54.97992114574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1.0215901390434">
                <text:p>51.02159013904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.6776394661535">
                <text:p>46.67763946615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.6140559696112">
                <text:p>42.61405596961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8.8677775023207">
                <text:p>38.86777750232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.0737544933483">
                <text:p>35.07375449334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1.0206540104043">
                <text:p>31.02065401040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7.7432044720063">
                <text:p>27.74320447200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5.4077181089485">
                <text:p>25.40771810894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1142079833268">
                <text:p>23.11420798332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.0837545823806">
                <text:p>21.08375458238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.9419778838368">
                <text:p>18.94197788383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.5255683737229">
                <text:p>17.52556837372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.606980578617">
                <text:p>16.6069805786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.8140841838899">
                <text:p>15.81408418388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.3381961405054">
                <text:p>15.33819614050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9516773539243">
                <text:p>14.95167735392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.0332581293883">
                <text:p>15.03325812938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5070281768928">
                <text:p>15.50702817689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.115713188578">
                <text:p>15.1157131885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.115713188578">
                <text:p>15.1157131885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.1990563143808">
                <text:p>15.19905631438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9728757667869">
                <text:p>14.972875766786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.8811808437634">
                <text:p>13.88118084376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.7342907953476">
                <text:p>12.73429079534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.0507848834096">
                <text:p>12.05078488340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8735203952551">
                <text:p>10.87352039525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.89042325736388">
                <text:p>8.890423257363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95983911071305">
                <text:p>5.959839110713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42121927642931">
                <text:p>3.421219276429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5216737520385">
                <text:p>1.252167375203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.19057386403822">
                <text:p>-2.190573864038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5.58724396420435">
                <text:p>-5.587243964204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9.0047791252773">
                <text:p>-9.00477912527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2.1595957285265">
                <text:p>-12.15959572852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5.3912129352633">
                <text:p>-15.39121293526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8.9246444160512">
                <text:p>-18.92464441605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1.5713071912546">
                <text:p>-21.57130719125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3.9310250680688">
                <text:p>-23.93102506806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6.2882621249002">
                <text:p>-26.28826212490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8.9335994648033">
                <text:p>-28.93359946480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30.6406634557554">
                <text:p>-30.64066345575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31.7722039974424">
                <text:p>-31.77220399744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32.4711922908485">
                <text:p>-32.47119229084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3.6900675259798">
                <text:p>-33.69006752597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4.5568059365031">
                <text:p>-34.55680593650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4.5568059365031">
                <text:p>-34.556805936503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34.122806876848">
                <text:p>-34.12280687684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34.2054579381047">
                <text:p>-34.20545793810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34.122806876848">
                <text:p>-34.12280687684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34.0388959679788">
                <text:p>-34.038895967978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34.2986492761009">
                <text:p>-34.29864927610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34.8133702400552">
                <text:p>-34.81337024005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35.0683466802909">
                <text:p>-35.06834668029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35.6829139308738">
                <text:p>-35.68291393087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36.9330682702069">
                <text:p>-36.93306827020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38.758085652585">
                <text:p>-38.7580856525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0.7718172948384">
                <text:p>-40.77181729483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42.7630209365623">
                <text:p>-42.76302093656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45.4511385467873">
                <text:p>-45.45113854678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49.0856167799749">
                <text:p>-49.085616779974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52.3523793598924">
                <text:p>-52.35237935989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55.4914770123316">
                <text:p>-55.49147701233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59.1494760863452">
                <text:p>-59.14947608634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63.5829996032664">
                <text:p>-63.58299960326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67.8905516562483">
                <text:p>-67.890551656248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71.565051177078">
                <text:p>-71.5650511770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74.8047514731801">
                <text:p>-74.80475147318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77.9529695087948">
                <text:p>-77.95296950879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80.4257721149082">
                <text:p>-80.42577211490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82.7900381543842">
                <text:p>-82.79003815438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84.8366931856265">
                <text:p>-84.83669318562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86.5732068427095">
                <text:p>-86.57320684270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87.5997855391434">
                <text:p>-87.59978553914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88.6279083505394">
                <text:p>-88.62790835053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88.6196459265556">
                <text:p>-88.61964592655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88.6196459265556">
                <text:p>-88.61964592655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88.6196459265556">
                <text:p>-88.61964592655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89.3097228021349">
                <text:p>-89.30972280213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89.3138558021648">
                <text:p>-89.31385580216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88.6360724683971">
                <text:p>-88.63607246839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88.9769698113322">
                <text:p>-88.97696981133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89.6569156004765">
                <text:p>-89.65691560047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90.3451511231641">
                <text:p>-90.34515112316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91.04162667601">
                <text:p>-91.041626676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92.4292733235">
                <text:p>-92.42927332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94.8498439017828">
                <text:p>-94.84984390178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97.2969461539752">
                <text:p>-97.29694615397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99.4623222080256">
                <text:p>-99.46232220802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02.339087278326">
                <text:p>-102.3390872783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06.56607589851">
                <text:p>-106.566075898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10.839084876676">
                <text:p>-110.8390848766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14.871314678277">
                <text:p>-114.8713146782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18.555814208511">
                <text:p>-118.5558142085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22.837796480318">
                <text:p>-122.8377964803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27.00647850636">
                <text:p>-127.006478506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30.897203076758">
                <text:p>-130.8972030767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34.52254622269">
                <text:p>-134.522546222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37.862405226112">
                <text:p>-137.8624052261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40.922363021466">
                <text:p>-140.9223630214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43.26319335639">
                <text:p>-143.263193356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44.926245506652">
                <text:p>-144.9262455066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46.49269351131">
                <text:p>-146.492693511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47.855633972909">
                <text:p>-147.8556339729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48.585991207889">
                <text:p>-148.5859912078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48.585991207889">
                <text:p>-148.5859912078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48.979345989596">
                <text:p>-148.9793459895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49.719659717493">
                <text:p>-149.7196597174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49.601272285834">
                <text:p>-149.6012722858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48.866896829495">
                <text:p>-148.8668968294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48.695876504409">
                <text:p>-148.6958765044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49.433730110445">
                <text:p>-149.4337301104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49.767160767391">
                <text:p>-149.7671607673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49.931417178138">
                <text:p>-149.9314171781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50.660029131844">
                <text:p>-150.6600291318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52.271742577681">
                <text:p>-152.27174257768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54.160173121981">
                <text:p>-154.1601731219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56.333525622204">
                <text:p>-156.3335256222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59.102234501161">
                <text:p>-159.10223450116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61.972843433644">
                <text:p>-161.9728434336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65.109817632673">
                <text:p>-165.1098176326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68.439869205782">
                <text:p>-168.4398692057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71.689722832476">
                <text:p>-171.6897228324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75.26255665199">
                <text:p>-175.2625566519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78.747832624796">
                <text:p>-178.7478326247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8.44343252866">
                <text:p>178.4434325286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5.648922048426">
                <text:p>175.6489220484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2.528440823408">
                <text:p>172.5284408234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9.667299484078">
                <text:p>169.66729948407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7.098927254785">
                <text:p>167.0989272547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.510237406116">
                <text:p>165.5102374061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3.926425835254">
                <text:p>163.9264258352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2.443452564947">
                <text:p>162.44345256494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1.467443469947">
                <text:p>161.4674434699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0.782904823021">
                <text:p>160.7829048230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.491491013192">
                <text:p>160.4914910131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0.201123645475">
                <text:p>160.2011236454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9.990306111325">
                <text:p>159.9903061113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9.40766866778">
                <text:p>159.4076686677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8.198590513648">
                <text:p>158.1985905136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6.924273728718">
                <text:p>156.9242737287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5.376435213836">
                <text:p>155.3764352138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3.7117378751">
                <text:p>153.71173787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1.189206257027">
                <text:p>151.1892062570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8.659656912854">
                <text:p>148.6596569128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5.877193123152">
                <text:p>145.8771931231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2.815293546767">
                <text:p>142.8152935467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9.294783257023">
                <text:p>139.2947832570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5.909380449199">
                <text:p>135.9093804491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2.490635260148">
                <text:p>132.4906352601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9.015047684885">
                <text:p>129.0150476848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5.233320604227">
                <text:p>125.2333206042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1.865977693604">
                <text:p>121.8659776936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8.926425835254">
                <text:p>118.9264258352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6.119756156993">
                <text:p>116.1197561569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3.725030028293">
                <text:p>113.72503002829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2.361893798353">
                <text:p>112.3618937983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0.556045219583">
                <text:p>110.5560452195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8.860931899565">
                <text:p>108.8609318995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7.899489837357">
                <text:p>107.8994898373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7.899489837357">
                <text:p>107.8994898373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7.79598892393">
                <text:p>107.795988923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7.79598892393">
                <text:p>107.7959889239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7.79598892393">
                <text:p>107.795988923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8.116051673356">
                <text:p>108.1160516733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8.434948822922">
                <text:p>108.4349488229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8.116051673356">
                <text:p>108.11605167335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7.474774256256">
                <text:p>107.4747742562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6.82894583364">
                <text:p>106.828945833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5.759522166893">
                <text:p>105.75952216689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4.449030126459">
                <text:p>104.4490301264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3.045637062949">
                <text:p>103.0456370629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.304846468766">
                <text:p>100.30484646876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6.8699923082143">
                <text:p>96.86999230821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3.7685297091354">
                <text:p>93.76852970913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.6861441978353">
                <text:p>90.68614419783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6.8966406782566">
                <text:p>86.896640678256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2.4053566314086">
                <text:p>82.40535663140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7.8086635293977">
                <text:p>77.80866352939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3.7676493388438">
                <text:p>73.76764933884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0.0168934781">
                <text:p>70.01689347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6.0727266199506">
                <text:p>66.07272661995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2.969139740157">
                <text:p>62.96913974015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9.3935929684905">
                <text:p>59.39359296849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6.3099324740202">
                <text:p>56.30993247402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3.4711446330148">
                <text:p>53.47114463301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2.0349759104311">
                <text:p>52.03497591043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0.8067269055316">
                <text:p>50.80672690553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9.8034857590691">
                <text:p>49.80348575906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8.3664606634298">
                <text:p>48.366460663429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8.1396601478203">
                <text:p>48.139660147820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8.1396601478203">
                <text:p>48.13966014782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8.1134387480572">
                <text:p>48.11343874805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8.1134387480572">
                <text:p>48.11343874805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8.5912590372055">
                <text:p>48.59125903720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9.0685796768454">
                <text:p>49.06857967684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8.8460300900474">
                <text:p>48.84603009004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8.3949235421183">
                <text:p>48.394923542118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7.6573906829055">
                <text:p>47.65739068290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6.6637250042916">
                <text:p>46.66372500429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2.6140559696112">
                <text:p>42.61405596961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0.1965142409309">
                <text:p>40.19651424093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8.0816135933063">
                <text:p>38.08161359330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5.1541776321474">
                <text:p>35.15417763214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1.4140087921111">
                <text:p>31.41400879211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.7432044720063">
                <text:p>27.743204472006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.6607778873478">
                <text:p>24.66077788734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1.200216655641">
                <text:p>21.2002166556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.6222972286683">
                <text:p>17.622297228668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1132538778865">
                <text:p>14.11325387788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.813877513625">
                <text:p>10.8138775136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.90716270295846">
                <text:p>7.907162702958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02407525853955">
                <text:p>5.024075258539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1687565693952">
                <text:p>2.5168756569395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13088575020656">
                <text:p>0.3130885750206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.55656747133987">
                <text:p>-1.5565674713398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2.78516642211435">
                <text:p>-2.785166422114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3.40276977106176">
                <text:p>-3.4027697710617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3.73139699916045">
                <text:p>-3.731396999160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4.04135585443149">
                <text:p>-4.041355854431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4.66054548258033">
                <text:p>-4.660545482580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4.6858998395027">
                <text:p>-4.685899839502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4.39870535499553">
                <text:p>-4.398705354995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4.37476228095545">
                <text:p>-4.374762280955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4.63546342690264">
                <text:p>-4.635463426902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4.94301071861353">
                <text:p>-4.9430107186135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4.9697407281103">
                <text:p>-4.96974072811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5.58724396420435">
                <text:p>-5.587243964204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6.47612453835119">
                <text:p>-6.476124538351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7.73737277320629">
                <text:p>-7.737372773206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9.05343866217377">
                <text:p>-9.053438662173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1.0035408517495">
                <text:p>-11.003540851749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3.3639640013724">
                <text:p>-13.36396400137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6.1134182330893">
                <text:p>-16.11341823308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8.8247100182401">
                <text:p>-18.82471001824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22.2620691441256">
                <text:p>-22.26206914412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25.316672453559">
                <text:p>-25.3166724535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28.3636030309433">
                <text:p>-28.36360303094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31.8731369812727">
                <text:p>-31.87313698127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35.1722759888369">
                <text:p>-35.17227598883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38.5619504850016">
                <text:p>-38.56195048500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41.6596779203011">
                <text:p>-41.65967792030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44.5488614532127">
                <text:p>-44.54886145321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47.053550563511">
                <text:p>-47.0535505635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48.8746732035651">
                <text:p>-48.87467320356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50.4403320310055">
                <text:p>-50.44033203100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52.5494217682633">
                <text:p>-52.54942176826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54.0446665344107">
                <text:p>-54.04466653441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54.7666793957727">
                <text:p>-54.766679395772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4.5002413153373">
                <text:p>-54.500241315337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54.7666793957727">
                <text:p>-54.766679395772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55.0348792264664">
                <text:p>-55.034879226466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55.4914770123316">
                <text:p>-55.49147701233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55.2221686336361">
                <text:p>-55.22216863363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55.2221686336361">
                <text:p>-55.22216863363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55.6763556826958">
                <text:p>-55.676355682695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56.5806191822281">
                <text:p>-56.580619182228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57.1270910349301">
                <text:p>-57.12709103493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57.6803834918198">
                <text:p>-57.680383491819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58.8668968294945">
                <text:p>-58.86689682949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60.4992753765008">
                <text:p>-60.49927537650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62.7004277886672">
                <text:p>-62.70042778866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65.5283794662951">
                <text:p>-65.52837946629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68.8896245210489">
                <text:p>-68.889624521048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71.7788404069551">
                <text:p>-71.77884040695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74.9816393688493">
                <text:p>-74.98163936884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78.7564588977868">
                <text:p>-78.75645889778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83.1300076917857">
                <text:p>-83.13000769178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87.2408923413797">
                <text:p>-87.24089234137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91.035353186545">
                <text:p>-91.0353531865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95.1633068143735">
                <text:p>-95.16330681437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99.0085037420252">
                <text:p>-99.00850374202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02.191336470602">
                <text:p>-102.1913364706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04.796762245057">
                <text:p>-104.7967622450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06.898648694038">
                <text:p>-106.89864869403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09.093492000486">
                <text:p>-109.0934920004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10.637546984688">
                <text:p>-110.6375469846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11.540975918538">
                <text:p>-111.5409759185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12.646802313011">
                <text:p>-112.6468023130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13.290117240129">
                <text:p>-113.2901172401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13.609469538437">
                <text:p>-113.6094695384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13.927273380049">
                <text:p>-113.9272733800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13.787380169192">
                <text:p>-113.7873801691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13.787380169192">
                <text:p>-113.7873801691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13.609469538437">
                <text:p>-113.6094695384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13.609469538437">
                <text:p>-113.60946953843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13.927273380049">
                <text:p>-113.92727338004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5.0168934781">
                <text:p>-115.01689347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16.254507987572">
                <text:p>-116.2545079875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17.645975363739">
                <text:p>-117.64597536373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19.488907812273">
                <text:p>-119.4889078122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22.260353207518">
                <text:p>-122.26035320751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25.299608056054">
                <text:p>-125.29960805605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28.765519904459">
                <text:p>-128.76551990445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31.886561251943">
                <text:p>-131.88656125194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35.719156116545">
                <text:p>-135.7191561165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39.583529809117">
                <text:p>-139.58352980911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43.331374756376">
                <text:p>-143.33137475637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47.225122675736">
                <text:p>-147.22512267573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50.8191939475">
                <text:p>-150.819193947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154.592281891052">
                <text:p>-154.5922818910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57.778188774611">
                <text:p>-157.77818877461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60.755270760167">
                <text:p>-160.7552707601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63.178590109959">
                <text:p>-163.17859010995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65.419579602796">
                <text:p>-165.4195796027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67.124998440388">
                <text:p>-167.12499844038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68.503436982414">
                <text:p>-168.50343698241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69.808498149972">
                <text:p>-169.80849814997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70.433314010286">
                <text:p>-170.43331401028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71.060434996849">
                <text:p>-171.0604349968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1.492040033345">
                <text:p>111.49204003334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0.869347794834">
                <text:p>110.86934779483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0.358338000442">
                <text:p>110.3583380004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0.040951812204">
                <text:p>110.0409518122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9.925580658184">
                <text:p>109.92558065818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0.125846085872">
                <text:p>110.1258460858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0.125846085872">
                <text:p>110.12584608587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9.925580658184">
                <text:p>109.92558065818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9.60844127189">
                <text:p>109.6084412718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9.811477141547">
                <text:p>109.81147714154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scatter" chart:style-name="ch1">
        <chart:legend chart:legend-position="end" svg:x="12.984cm" svg:y="4.203cm" style:legend-expansion="high" chart:style-name="ch2"/>
        <chart:plot-area chart:style-name="ch3" table:cell-range-address="phase_data_total.B1:phase_data_total.B1025" chart:data-source-has-labels="row" svg:x="0.319cm" svg:y="0.18cm" svg:width="12.346cm" svg:height="8.645cm">
          <chart:coordinate-region svg:x="1.231cm" svg:y="0.379cm" svg:width="11.062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hase_data_total.B2:phase_data_total.B1025" chart:label-cell-address="phase_data_total.B1:phase_data_total.B1" chart:class="chart:scatte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degrees</text:p>
                <draw:g>
                  <svg:desc>phase_data_total.B1:phase_data_tot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2.833654177918">
                <text:p>-112.833654177918</text:p>
                <draw:g>
                  <svg:desc>phase_data_total.B2:phase_data_total.B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3.290117240129">
                <text:p>-113.290117240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4.558203441583">
                <text:p>-114.558203441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6.411030635406">
                <text:p>-116.411030635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8.720326797869">
                <text:p>-118.720326797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0.904382688546">
                <text:p>-120.904382688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3.401668386927">
                <text:p>-123.401668386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6.732826664489">
                <text:p>-126.732826664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0.674939565262">
                <text:p>-130.674939565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4.280843883455">
                <text:p>-134.280843883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7.405970516645">
                <text:p>-137.405970516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1.654425046007">
                <text:p>-141.654425046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6.035354163035">
                <text:p>-146.035354163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9.601272285834">
                <text:p>-149.601272285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2.842765470793">
                <text:p>-152.842765470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6.501434324048">
                <text:p>-156.501434324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9.743537825477">
                <text:p>-159.743537825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1.867135088926">
                <text:p>-161.867135088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3.484297411047">
                <text:p>-163.484297411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5.419579602796">
                <text:p>-165.419579602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6.886561770143">
                <text:p>-166.886561770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7.505666281582">
                <text:p>-167.505666281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8.127749686015">
                <text:p>-168.127749686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69.126479604745">
                <text:p>-169.126479604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9.75213588889">
                <text:p>-169.75213588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69.321052803465">
                <text:p>-169.321052803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8.69006752598">
                <text:p>-168.69006752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9.126479604745">
                <text:p>-169.126479604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9.554377943475">
                <text:p>-169.554377943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9.24512229905">
                <text:p>-169.24512229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9.24512229905">
                <text:p>-169.24512229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0.174722957852">
                <text:p>-170.174722957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1.422283474983">
                <text:p>-171.4222834749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3.031743258621">
                <text:p>-173.031743258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4.320750283615">
                <text:p>-174.320750283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6.248270929474">
                <text:p>-176.248270929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9.065912446031">
                <text:p>-179.0659124460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.122122552715">
                <text:p>178.1221225527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5.314100160497">
                <text:p>175.3141001604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2.528440823408">
                <text:p>172.528440823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.418364479056">
                <text:p>169.418364479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.263731694377">
                <text:p>166.2637316943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2.645975363739">
                <text:p>162.6459753637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.227745317954">
                <text:p>159.2277453179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.599522444808">
                <text:p>156.5995224448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3.989854276632">
                <text:p>153.989854276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1.066400535197">
                <text:p>151.0664005351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.392497753751">
                <text:p>148.392497753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.136309431182">
                <text:p>146.136309431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.389147561331">
                <text:p>144.389147561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.320242517369">
                <text:p>143.3202425173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2.624192504452">
                <text:p>142.624192504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.18053549772">
                <text:p>142.180535497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.736011214119">
                <text:p>141.736011214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.290670773355">
                <text:p>141.290670773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.488115116511">
                <text:p>141.488115116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1.683864108034">
                <text:p>141.683864108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.736011214119">
                <text:p>141.736011214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1.290670773355">
                <text:p>141.290670773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.290670773355">
                <text:p>141.290670773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.241914347415">
                <text:p>141.241914347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.799217629098">
                <text:p>140.799217629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.707852244372">
                <text:p>139.707852244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.393011069089">
                <text:p>138.39301106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6.803995116201">
                <text:p>136.803995116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273689006094">
                <text:p>132.273689006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.516409555536">
                <text:p>129.516409555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.674349669573">
                <text:p>126.674349669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051446749582">
                <text:p>123.051446749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9.214379980268">
                <text:p>119.214379980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5.820991974189">
                <text:p>115.820991974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.177937118609">
                <text:p>112.177937118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.004161605913">
                <text:p>108.004161605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.036243467926">
                <text:p>104.036243467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.577970467567">
                <text:p>100.5779704675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.2099618456159">
                <text:p>97.2099618456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.1099979612748">
                <text:p>94.1099979612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.7149301955266">
                <text:p>91.7149301955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.6028189727036">
                <text:p>88.60281897270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.2072976342867">
                <text:p>87.2072976342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2088343126348">
                <text:p>86.2088343126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.8900020387252">
                <text:p>85.8900020387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.8900020387252">
                <text:p>85.890002038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5221204261504">
                <text:p>85.5221204261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8403577062874">
                <text:p>85.84035770628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8150838748816">
                <text:p>85.8150838748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4677382912985">
                <text:p>85.4677382912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1207262169933">
                <text:p>85.1207262169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1207262169933">
                <text:p>85.12072621699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.8055710922652">
                <text:p>84.8055710922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.4312358781789">
                <text:p>83.43123587817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2.0166841210667">
                <text:p>82.0166841210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.1939072401029">
                <text:p>80.1939072401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0754760623881">
                <text:p>78.0754760623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2032377549427">
                <text:p>75.2032377549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.1226215190385">
                <text:p>71.1226215190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.3531976869894">
                <text:p>67.35319768698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.7454920124279">
                <text:p>63.7454920124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8682813584982">
                <text:p>59.86828135849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7388971009055">
                <text:p>55.7388971009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2868933617365">
                <text:p>51.2868933617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.1565626747148">
                <text:p>47.15656267471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5679038158354">
                <text:p>43.5679038158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.2363583092738">
                <text:p>40.2363583092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.4673985990526">
                <text:p>37.4673985990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8835569499618">
                <text:p>34.88355694996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4965781019977">
                <text:p>32.49657810199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5662698895545">
                <text:p>30.56626988955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.2143799802684">
                <text:p>29.2143799802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0338518914638">
                <text:p>28.0338518914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0069121820262">
                <text:p>27.0069121820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7108416499972">
                <text:p>26.71084164999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7108416499972">
                <text:p>26.71084164999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1496816977832">
                <text:p>27.1496816977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.2995722113328">
                <text:p>27.2995722113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.2995722113328">
                <text:p>27.2995722113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4397279481993">
                <text:p>27.43972794819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1423190944424">
                <text:p>27.1423190944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2742121547274">
                <text:p>26.27421215472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5472129397813">
                <text:p>25.54721293978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8205413354891">
                <text:p>24.82054133548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7971813561903">
                <text:p>23.79718135619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0434176754884">
                <text:p>22.04341767548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8721758192439">
                <text:p>19.8721758192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6222972286683">
                <text:p>17.62229722866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5804203972038">
                <text:p>14.58042039720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2473141606854">
                <text:p>11.24731416068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21920924889906">
                <text:p>8.219209248899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30732684933118">
                <text:p>5.307326849331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5656747133987">
                <text:p>1.55656747133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1786800752766">
                <text:p>-2.17868007527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.58724396420435">
                <text:p>-5.587243964204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.3929251873925">
                <text:p>-8.39292518739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1.1887999282518">
                <text:p>-11.18879992825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4.3354354195201">
                <text:p>-14.3354354195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6.8762646167112">
                <text:p>-16.8762646167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8.8247100182401">
                <text:p>-18.82471001824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0.3015605627434">
                <text:p>-20.30156056274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1.8014094863518">
                <text:p>-21.8014094863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2.9540865376285">
                <text:p>-22.95408653762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3.2789491980027">
                <text:p>-23.27894919800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3.6820877245384">
                <text:p>-23.68208772453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3.9310250680688">
                <text:p>-23.93102506806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3.6471604052916">
                <text:p>-23.6471604052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3.5232090204596">
                <text:p>-23.5232090204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3.6471604052916">
                <text:p>-23.64716040529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3.4860938042481">
                <text:p>-23.4860938042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3.362058770571">
                <text:p>-23.3620587705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4.0874523086323">
                <text:p>-24.08745230863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4.9047688080952">
                <text:p>-24.90476880809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5.8663567940945">
                <text:p>-25.86635679409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6.565051177078">
                <text:p>-26.5650511770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8.0907281894592">
                <text:p>-28.09072818945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0.4813899908239">
                <text:p>-30.48138999082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2.6404912732646">
                <text:p>-32.64049127326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4.7348595397863">
                <text:p>-34.73485953978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7.2447828926594">
                <text:p>-37.24478289265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0.9780098229799">
                <text:p>-40.97800982297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4.7735356476588">
                <text:p>-44.77353564765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8.8746732035651">
                <text:p>-48.87467320356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2.0966941665754">
                <text:p>-52.09669416657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5.6763556826958">
                <text:p>-55.67635568269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8.9793459895957">
                <text:p>-58.97934598959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2.6908896200333">
                <text:p>-62.6908896200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5.6661234309533">
                <text:p>-65.66612343095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8.3852210572138">
                <text:p>-68.38522105721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0.5041394868138">
                <text:p>-70.50413948681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2.6259628673422">
                <text:p>-72.62596286734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4.0084722414829">
                <text:p>-74.00847224148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5.3080394727651">
                <text:p>-75.3080394727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6.2121470836732">
                <text:p>-76.21214708367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6.6232471701486">
                <text:p>-76.6232471701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7.0307465439713">
                <text:p>-77.0307465439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7.0307465439713">
                <text:p>-77.03074654397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6.9543629370514">
                <text:p>-76.95436293705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6.5441570210763">
                <text:p>-76.54415702107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6.6232471701486">
                <text:p>-76.62324717014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6.9543629370514">
                <text:p>-76.95436293705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7.286367836727">
                <text:p>-77.2863678367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7.6192430711928">
                <text:p>-77.61924307119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8.6228978269591">
                <text:p>-78.62289782695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0.36883020754">
                <text:p>-80.368830207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2.4505782317367">
                <text:p>-82.45057823173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5.2079659530681">
                <text:p>-85.20796595306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8.2952716809927">
                <text:p>-88.2952716809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1.7252548754727">
                <text:p>-91.72525487547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5.5386375327905">
                <text:p>-95.53863753279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99.0628561143429">
                <text:p>-99.06285611434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2.86539784205">
                <text:p>-102.865397842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7.128047473597">
                <text:p>-107.1280474735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11.608711402884">
                <text:p>-111.6087114028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15.47826972408">
                <text:p>-115.47826972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19.488907812273">
                <text:p>-119.4889078122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23.310630824561">
                <text:p>-123.310630824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26.528855366985">
                <text:p>-126.5288553669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29.193273094468">
                <text:p>-129.1932730944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31.378515295883">
                <text:p>-131.378515295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3.322360533847">
                <text:p>-133.3223605338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36.188538609209">
                <text:p>-136.1885386092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36.909152432996">
                <text:p>-136.909152432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37.156562674715">
                <text:p>-137.1565626747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37.385944030389">
                <text:p>-137.3859440303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37.138682577666">
                <text:p>-137.1386825776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36.663725004292">
                <text:p>-136.6637250042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36.909152432996">
                <text:p>-136.9091524329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37.385944030389">
                <text:p>-137.3859440303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7.156562674715">
                <text:p>-137.1565626747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37.385944030389">
                <text:p>-137.3859440303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37.838787841005">
                <text:p>-137.8387878410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39.253836436119">
                <text:p>-139.253836436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0.7105931375">
                <text:p>-140.7105931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2.390409209288">
                <text:p>-142.3904092092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4.926245506652">
                <text:p>-144.9262455066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7.68038349182">
                <text:p>-147.68038349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0.499275376501">
                <text:p>-150.4992753765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53.581111208701">
                <text:p>-153.5811112087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57.355180445736">
                <text:p>-157.3551804457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61.361875505612">
                <text:p>-161.3618755056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64.716698426853">
                <text:p>-164.7166984268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67.995224442279">
                <text:p>-167.9952244422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71.422283474983">
                <text:p>-171.4222834749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74.663679902609">
                <text:p>-174.6636799026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77.809426135962">
                <text:p>-177.8094261359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9.686911424979">
                <text:p>179.686911424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7.510447078001">
                <text:p>177.510447078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5.648922048426">
                <text:p>175.6489220484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3.796552098308">
                <text:p>173.7965520983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2.528440823408">
                <text:p>172.5284408234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1.607074812607">
                <text:p>171.6070748126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0.946561337826">
                <text:p>170.9465613378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.639809198087">
                <text:p>170.6398091980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0.33359751696">
                <text:p>170.333597516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0.639809198087">
                <text:p>170.6398091980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0.639809198087">
                <text:p>170.6398091980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1.253837737445">
                <text:p>171.2538377374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1.300897915374">
                <text:p>171.3008979153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1.043364392088">
                <text:p>171.0433643920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0.385430729099">
                <text:p>170.3854307290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9.973962909679">
                <text:p>169.9739629096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8.750955685326">
                <text:p>168.7509556853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7.471192290848">
                <text:p>167.4711922908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.888466457784">
                <text:p>165.8884664577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.225763498863">
                <text:p>164.2257634988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.958830403165">
                <text:p>161.958830403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9.40766866778">
                <text:p>159.407668667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.47679097954">
                <text:p>156.476790979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3.296218393034">
                <text:p>153.2962183930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9.945623917126">
                <text:p>149.9456239171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.397008059737">
                <text:p>146.3970080597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3.066931729793">
                <text:p>143.0669317297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0.194428907735">
                <text:p>140.1944289077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6.818302964452">
                <text:p>136.8183029644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3.636072468397">
                <text:p>133.6360724683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0.67112493281">
                <text:p>130.671124932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.609504685353">
                <text:p>128.609504685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6.218837265615">
                <text:p>126.218837265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4.237462776858">
                <text:p>124.2374627768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2.774877324264">
                <text:p>122.7748773242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.144366027091">
                <text:p>122.1443660270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.414008792111">
                <text:p>121.414008792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.133103170506">
                <text:p>121.1331031705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1.020654010404">
                <text:p>121.0206540104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1.133103170506">
                <text:p>121.1331031705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1.133103170506">
                <text:p>121.1331031705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.682068636872">
                <text:p>120.6820686368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0.398727714166">
                <text:p>120.3987277141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0.113733150982">
                <text:p>120.1137331509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9.827084654475">
                <text:p>119.8270846544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9.214379980268">
                <text:p>119.2143799802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8.345693623077">
                <text:p>118.3456936230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6.714648172681">
                <text:p>116.7146481726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4.610835219718">
                <text:p>114.6108352197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2.543061000058">
                <text:p>112.543061000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.125846085872">
                <text:p>110.1258460858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7.152421740212">
                <text:p>107.1524217402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4.118921303056">
                <text:p>104.1189213030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.577970467567">
                <text:p>100.5779704675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6.1518433792856">
                <text:p>96.15184337928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1.7252548754727">
                <text:p>91.72525487547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.5707266765">
                <text:p>87.5707266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.0819396478924">
                <text:p>84.08193964789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.8508482010317">
                <text:p>79.85084820103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.8789995236124">
                <text:p>75.87899952361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.1013513059618">
                <text:p>73.10135130596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2351367071037">
                <text:p>71.23513670710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8.263185502643">
                <text:p>68.2631855026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.1517470342119">
                <text:p>65.1517470342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434948822922">
                <text:p>63.4349488229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8188889145228">
                <text:p>62.81888891452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.0490309721098">
                <text:p>62.04903097210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.8113709301385">
                <text:p>60.81137093013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.6422464572087">
                <text:p>60.64224645720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.5823619409829">
                <text:p>61.58236194098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.2796732021305">
                <text:p>61.27967320213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.5110921877274">
                <text:p>60.51109218772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.0413294731807">
                <text:p>60.04132947318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.8113709301385">
                <text:p>60.81137093013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.1134182330893">
                <text:p>61.11341823308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1688948712134">
                <text:p>60.16889487121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9.3935929684905">
                <text:p>59.39359296849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7.8477048587177">
                <text:p>57.84770485871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.7388971009055">
                <text:p>55.7388971009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2.9935214936398">
                <text:p>52.99352149363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5429920875041">
                <text:p>50.54299208750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.4059705166453">
                <text:p>47.40597051664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.5679038158354">
                <text:p>43.56790381583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.5484489012873">
                <text:p>39.54844890128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.8077569071542">
                <text:p>35.80775690715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.0404050738399">
                <text:p>32.04040507383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.8802844380528">
                <text:p>27.88028443805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.5504523892074">
                <text:p>24.55045238920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0837545823806">
                <text:p>21.08375458238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.7200653222909">
                <text:p>17.72006532229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5804203972038">
                <text:p>14.58042039720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1168619291226">
                <text:p>12.11686192912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3888578154696">
                <text:p>10.38885781546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48432213497041">
                <text:p>8.484322134970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24186685891621">
                <text:p>7.241866858916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95983911071305">
                <text:p>5.959839110713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33632009739144">
                <text:p>5.336320097391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33632009739144">
                <text:p>5.336320097391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33632009739144">
                <text:p>5.336320097391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64824737373526">
                <text:p>5.648247373735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36563092663983">
                <text:p>5.36563092663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05168934376243">
                <text:p>5.051689343762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05168934376243">
                <text:p>5.051689343762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71153094610156">
                <text:p>4.71153094610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08561677997488">
                <text:p>4.085616779974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14495746469802">
                <text:p>3.144957464698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20259816176581">
                <text:p>2.202598161765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13088575020656">
                <text:p>0.3130885750206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86767883943417">
                <text:p>-1.867678839434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.06336599293304">
                <text:p>-4.063365992933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.54629078329404">
                <text:p>-6.546290783294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.30994017498604">
                <text:p>-9.309940174986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2.695364738573">
                <text:p>-12.6953647385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5.9879001805984">
                <text:p>-15.98790018059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8.7307935922031">
                <text:p>-18.73079359220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1.974507991472">
                <text:p>-21.9745079914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5.316672453559">
                <text:p>-25.3166724535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8.7836329109175">
                <text:p>-28.78363291091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1.6075022462489">
                <text:p>-31.60750224624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4.4760883579527">
                <text:p>-34.47608835795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7.1236978884303">
                <text:p>-37.12369788843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9.1554341226131">
                <text:p>-39.15543412261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0.7718172948384">
                <text:p>-40.77181729483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1.8939729043836">
                <text:p>-41.89397290438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2.978635059644">
                <text:p>-42.978635059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4.0906195508009">
                <text:p>-44.09061955080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44.7717311698466">
                <text:p>-44.77173116984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4.5452811383069">
                <text:p>-44.54528113830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44.3206352445348">
                <text:p>-44.32063524453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4.7735356476588">
                <text:p>-44.77353564765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4.7735356476588">
                <text:p>-44.77353564765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4.5488614532127">
                <text:p>-44.54886145321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4.3206352445348">
                <text:p>-44.32063524453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4.7735356476588">
                <text:p>-44.77353564765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5.4511385467873">
                <text:p>-45.45113854678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6.1233027140754">
                <text:p>-46.12330271407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7.0373306968199">
                <text:p>-47.03733069681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8.8746732035651">
                <text:p>-48.87467320356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51.1886159632416">
                <text:p>-51.18861596324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54.2355590931659">
                <text:p>-54.23555909316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56.6737103128848">
                <text:p>-56.67371031288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9.8862668490176">
                <text:p>-59.88626684901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3.5829996032664">
                <text:p>-63.58299960326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7.4569389999421">
                <text:p>-67.45693899994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71.2473329206733">
                <text:p>-71.24733292067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4.9816393688493">
                <text:p>-74.98163936884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79.0243448271874">
                <text:p>-79.02434482718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83.1300076917857">
                <text:p>-83.13000769178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86.8778695378843">
                <text:p>-86.87786953788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92.7591076586203">
                <text:p>-92.7591076586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95.5054778579784">
                <text:p>-95.50547785797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97.2969461539752">
                <text:p>-97.29694615397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98.7197465062373">
                <text:p>-98.71974650623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00.08816978339">
                <text:p>-100.088169783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01.106996677372">
                <text:p>-101.1069966773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1.513831184487">
                <text:p>-101.5138311844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01.583418604687">
                <text:p>-101.5834186046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01.853004167744">
                <text:p>-101.853004167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01.853004167744">
                <text:p>-101.8530041677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1.241478767626">
                <text:p>-101.2414787676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00.898725805753">
                <text:p>-100.8987258057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01.173838241815">
                <text:p>-101.1738382418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02.118760334725">
                <text:p>-102.118760334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03.201087175706">
                <text:p>-103.2010871757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03.616808943641">
                <text:p>-103.6168089436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04.796762245057">
                <text:p>-104.7967622450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06.898648694038">
                <text:p>-106.8986486940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08.980606416338">
                <text:p>-108.980606416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11.608711402884">
                <text:p>-111.6087114028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14.702430227771">
                <text:p>-114.7024302277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18.417638059017">
                <text:p>-118.4176380590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22.550003492193">
                <text:p>-122.5500034921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26.599317463682">
                <text:p>-126.5993174636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30.710846671181">
                <text:p>-130.7108466711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38.591259037206">
                <text:p>-138.5912590372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42.329747716759">
                <text:p>-142.3297477167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46.035354163035">
                <text:p>-146.0353541630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49.317931363128">
                <text:p>-149.3179313631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51.520892189004">
                <text:p>-151.5208921890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53.434948822922">
                <text:p>-153.4349488229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55.47515711401">
                <text:p>-155.475157114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57.355180445736">
                <text:p>-157.3551804457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58.078221406041">
                <text:p>-158.0782214060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58.498565675952">
                <text:p>-158.4985656759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58.916245417619">
                <text:p>-158.9162454176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59.102234501161">
                <text:p>-159.1022345011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58.799783344359">
                <text:p>-158.7997833443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58.616364835238">
                <text:p>-158.6163648352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58.732939804072">
                <text:p>-158.7329398040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58.916245417619">
                <text:p>-158.9162454176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58.682087724538">
                <text:p>-158.6820877245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58.682087724538">
                <text:p>-158.6820877245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59.934295102577">
                <text:p>-159.9342951025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61.361875505612">
                <text:p>-161.3618755056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62.279934677709">
                <text:p>-162.2799346777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63.701203618463">
                <text:p>-163.7012036184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65.808903450976">
                <text:p>-165.8089034509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68.566318734573">
                <text:p>-168.5663187345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71.158185439808">
                <text:p>-171.1581854398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73.728922550499">
                <text:p>-173.7289225504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76.872193878714">
                <text:p>-176.8721938787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9.377244312794">
                <text:p>179.3772443127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5.980417512163">
                <text:p>175.9804175121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3.181785428348">
                <text:p>173.1817854283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9.722859418588">
                <text:p>169.7228594185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6.189922908101">
                <text:p>166.1899229081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3.241041582819">
                <text:p>163.241041582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0.680623975586">
                <text:p>160.680623975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8.314222605929">
                <text:p>158.3142226059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6.068974931931">
                <text:p>156.0689749319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4.403625737856">
                <text:p>154.4036257378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3.296218393034">
                <text:p>153.2962183930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2.602623170033">
                <text:p>152.6026231700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2.18354101633">
                <text:p>152.183541016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1.488753705891">
                <text:p>151.4887537058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0.642246457209">
                <text:p>150.6422464572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.642246457209">
                <text:p>150.6422464572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0.794538483565">
                <text:p>150.7945384835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1.488753705891">
                <text:p>151.4887537058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1.762554461833">
                <text:p>151.7625544618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1.488753705891">
                <text:p>151.4887537058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0.642246457209">
                <text:p>150.6422464572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.945623917126">
                <text:p>149.9456239171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.250032697804">
                <text:p>149.2500326978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8.290801411286">
                <text:p>148.2908014112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6.481991354748">
                <text:p>146.4819913547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.571595653757">
                <text:p>144.5715956537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2.236922025968">
                <text:p>142.2369220259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9.294783257023">
                <text:p>139.2947832570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6.342624026538">
                <text:p>136.3426240265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3.196004883799">
                <text:p>133.1960048837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.179233921907">
                <text:p>130.1792339219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6.412064403524">
                <text:p>126.4120644035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2.597116878235">
                <text:p>122.5971168782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9.214379980268">
                <text:p>119.2143799802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5.676815681838">
                <text:p>115.6768156818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1.925560493591">
                <text:p>111.9255604935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8.434948822922">
                <text:p>108.4349488229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5.759522166893">
                <text:p>105.7595221668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3.376752829851">
                <text:p>103.3767528298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1.30993247402">
                <text:p>101.309932474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.5742278850918">
                <text:p>99.57422788509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8.6156481841641">
                <text:p>98.61564818416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.9355503700888">
                <text:p>97.93555037008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.2099618456159">
                <text:p>97.20996184561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.2531946127253">
                <text:p>97.2531946127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7.2531946127253">
                <text:p>97.2531946127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6.9112271190247">
                <text:p>96.91122711902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6.8699923082143">
                <text:p>96.86999230821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7.2099618456159">
                <text:p>97.20996184561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7.5946433685914">
                <text:p>97.59464336859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.8699923082143">
                <text:p>96.86999230821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5.8124823831127">
                <text:p>95.81248238311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5.132554439873">
                <text:p>95.1325544398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4.1346713737364">
                <text:p>94.13467137373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2.0700306530411">
                <text:p>92.07003065304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9.3097228021349">
                <text:p>89.30972280213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.1859251657097">
                <text:p>86.18592516570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3.004807702742">
                <text:p>83.0048077027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9.7266693583707">
                <text:p>79.72666935837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8789995236124">
                <text:p>75.87899952361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1.6746032032545">
                <text:p>71.67460320325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.3004099927738">
                <text:p>67.30040999277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3.2792541531242">
                <text:p>63.27925415312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.9168774333013">
                <text:p>58.91687743330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.9799211457446">
                <text:p>54.97992114574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.2868933617365">
                <text:p>51.28689336173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.3949235421183">
                <text:p>48.39492354211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.4855458300081">
                <text:p>45.48554583000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.8434373252852">
                <text:p>42.84343732528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1.2173545534037">
                <text:p>41.21735455340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.8055710922652">
                <text:p>39.80557109226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8.8170698340517">
                <text:p>38.81706983405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.8157326075731">
                <text:p>37.81573260757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.4053566314085">
                <text:p>37.405356631408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.2030088897654">
                <text:p>37.20300888976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.2030088897654">
                <text:p>37.2030088897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.6095907907123">
                <text:p>37.60959079071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.6095907907123">
                <text:p>37.60959079071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7.4053566314085">
                <text:p>37.40535663140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7.4053566314085">
                <text:p>37.40535663140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.9367538343027">
                <text:p>36.93675383430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.1998021236195">
                <text:p>36.19980212361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.2657676593456">
                <text:p>35.26576765934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.6900675259798">
                <text:p>33.690067525979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0404050738399">
                <text:p>32.04040507383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5007246234992">
                <text:p>29.50072462349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.0013050269784">
                <text:p>27.00130502697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.0944306630845">
                <text:p>24.09443066308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8977654988389">
                <text:p>20.89776549883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4119186342542">
                <text:p>17.41191863425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.8049024121244">
                <text:p>13.80490241212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4456220565251">
                <text:p>10.44562205652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24186685891621">
                <text:p>7.241866858916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77228360937984">
                <text:p>3.772283609379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13088575020656">
                <text:p>0.3130885750206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.19057386403822">
                <text:p>-2.190573864038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.71153094610156">
                <text:p>-4.71153094610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6.93013349666319">
                <text:p>-6.930133496663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9.36019080191333">
                <text:p>-9.360190801913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1.4914390881134">
                <text:p>-11.49143908811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2.7632134478698">
                <text:p>-12.76321344786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3.7362683056226">
                <text:p>-13.73626830562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4.3354354195201">
                <text:p>-14.33543541952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4.5564243200743">
                <text:p>-14.55642432007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4.5564243200743">
                <text:p>-14.55642432007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4.3354354195201">
                <text:p>-14.33543541952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4.4897625938845">
                <text:p>-14.48976259388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4.412194630867">
                <text:p>-14.4121946308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4.3354354195201">
                <text:p>-14.33543541952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4.6338309715662">
                <text:p>-14.633830971566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4.9314171781376">
                <text:p>-14.93141717813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5.2281813380876">
                <text:p>-15.22818133808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5.903111200472">
                <text:p>-15.9031112004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7.2618203716128">
                <text:p>-17.26182037161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9.3193760244144">
                <text:p>-19.31937602441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21.6857773940713">
                <text:p>-21.68577739407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24.0573494500117">
                <text:p>-24.05734945001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26.4259840241669">
                <text:p>-26.42598402416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29.0849997352247">
                <text:p>-29.0849997352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32.3034510483872">
                <text:p>-32.30345104838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35.8659122760376">
                <text:p>-35.86591227603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39.4006606634794">
                <text:p>-39.40066066347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2.9626693031801">
                <text:p>-42.96266930318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6.3748347805694">
                <text:p>-46.37483478056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50.0290735817855">
                <text:p>-50.02907358178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53.4519853695547">
                <text:p>-53.45198536955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56.0409401803237">
                <text:p>-56.04094018032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58.4778227532413">
                <text:p>-58.47782275324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60.2145409623114">
                <text:p>-60.21454096231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61.9661481085362">
                <text:p>-61.96614810853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63.1380821555973">
                <text:p>-63.13808215559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64.3348085378264">
                <text:p>-64.33480853782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65.5283794662951">
                <text:p>-65.52837946629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65.9698255524626">
                <text:p>-65.96982555246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6.2749699717067">
                <text:p>-66.27496997170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66.5815495543048">
                <text:p>-66.58154955430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66.5815495543048">
                <text:p>-66.58154955430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65.9698255524626">
                <text:p>-65.96982555246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65.5283794662951">
                <text:p>-65.52837946629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66.1398248086577">
                <text:p>-66.13982480865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66.5815495543048">
                <text:p>-66.58154955430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67.0205965560157">
                <text:p>-67.02059655601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68.3852210572138">
                <text:p>-68.38522105721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70.0744193418157">
                <text:p>-70.0744193418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71.4583552491757">
                <text:p>-71.45835524917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73.1710541663602">
                <text:p>-73.17105416636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75.8810786969436">
                <text:p>-75.88107869694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79.295993250722">
                <text:p>-79.2959932507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82.7900381543842">
                <text:p>-82.79003815438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86.5732068427095">
                <text:p>-86.57320684270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90.6861441978353">
                <text:p>-90.68614419783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94.8498439017828">
                <text:p>-94.84984390178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98.7727372975294">
                <text:p>-98.77273729752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02.68038349182">
                <text:p>-102.680383491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06.898648694038">
                <text:p>-106.8986486940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10.071525864539">
                <text:p>-110.0715258645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13.153081564114">
                <text:p>-113.1530815641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15.942295489872">
                <text:p>-115.9422954898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19.188629069862">
                <text:p>-119.1886290698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21.607502246249">
                <text:p>-121.6075022462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23.12373559624">
                <text:p>-123.123735596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24.068877077589">
                <text:p>-124.0688770775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25.299608056054">
                <text:p>-125.2996080560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26.253837737445">
                <text:p>-126.2538377374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26.457210092324">
                <text:p>-126.4572100923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25.976870287109">
                <text:p>-125.9768702871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25.976870287109">
                <text:p>-125.9768702871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25.697945288701">
                <text:p>-125.6979452887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25.417055276467">
                <text:p>-125.4170552764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25.497805996383">
                <text:p>-125.4978059963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26.052415245184">
                <text:p>-126.0524152451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26.801931153984">
                <text:p>-126.8019311539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27.965024089569">
                <text:p>-127.9650240895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29.457007912496">
                <text:p>-129.4570079124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31.408740962795">
                <text:p>-131.4087409627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33.322360533847">
                <text:p>-133.3223605338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35.954841253872">
                <text:p>-135.9548412538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38.782645446596">
                <text:p>-138.7826454465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42.066729716401">
                <text:p>-142.0667297164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45.663072125268">
                <text:p>-145.6630721252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49.26451229808">
                <text:p>-149.264512298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53.434948822922">
                <text:p>-153.4349488229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57.479434397103">
                <text:p>-157.4794343971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60.860217741347">
                <text:p>-160.8602177413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63.879789143408">
                <text:p>-163.8797891434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67.124998440388">
                <text:p>-167.1249984403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70.120609420491">
                <text:p>-170.1206094204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72.718331192465">
                <text:p>-172.7183311924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74.663679902609">
                <text:p>-174.6636799026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76.560130306254">
                <text:p>-176.5601303062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77.809426135962">
                <text:p>-177.8094261359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78.747832624796">
                <text:p>-178.7478326247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79.377244312794">
                <text:p>-179.3772443127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79.688612959725">
                <text:p>-179.6886129597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79.688612959725">
                <text:p>-179.6886129597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79.377244312794">
                <text:p>-179.3772443127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79.377244312794">
                <text:p>-179.3772443127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79.688612959725">
                <text:p>-179.6886129597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79.686911424979">
                <text:p>-179.6869114249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79.686911424979">
                <text:p>-179.6869114249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79.688612959725">
                <text:p>-179.6886129597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9.065912446031">
                <text:p>179.0659124460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7.809426135962">
                <text:p>177.8094261359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5.958644145569">
                <text:p>175.9586441455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3.82982490497">
                <text:p>173.829824904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1.913735265073">
                <text:p>171.9137352650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9.361233390493">
                <text:p>169.3612333904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6.492161124727">
                <text:p>166.4921611247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3.033851891464">
                <text:p>163.0338518914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9.298071506833">
                <text:p>159.2980715068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6.101208363841">
                <text:p>156.1012083638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3.434948822922">
                <text:p>153.4349488229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0.216326712023">
                <text:p>150.2163267120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.831579178741">
                <text:p>146.8315791787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3.50870331627">
                <text:p>143.508703316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556038423125">
                <text:p>140.5560384231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7.895761973467">
                <text:p>137.8957619734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5.674036897985">
                <text:p>135.6740368979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3.402523802754">
                <text:p>133.4025238027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2.251911819946">
                <text:p>132.2519118199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1.794784068987">
                <text:p>131.7947840689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1.33806442448">
                <text:p>131.338064424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.179233921907">
                <text:p>130.1792339219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9.516409555536">
                <text:p>129.5164095555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9.764410338202">
                <text:p>129.7644103382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0.217467515526">
                <text:p>130.2174675155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9.970926418215">
                <text:p>129.9709264182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9.930579867388">
                <text:p>129.9305798673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0.389350681339">
                <text:p>130.3893506813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0.179233921907">
                <text:p>130.1792339219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9.516409555536">
                <text:p>129.5164095555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8.356925897419">
                <text:p>128.3569258974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7.390162842448">
                <text:p>127.3901628424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5.690059825014">
                <text:p>125.6900598250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3.326289687115">
                <text:p>123.3262896871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0.850523913655">
                <text:p>120.8505239136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7.897271030948">
                <text:p>117.8972710309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5.07718364825">
                <text:p>115.077183648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1.181349500266">
                <text:p>111.1813495002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7.053314768701">
                <text:p>107.0533147687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2.969253456029">
                <text:p>102.9692534560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8.901716032892">
                <text:p>98.9017160328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5.1633068143735">
                <text:p>95.16330681437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1.3803540734445">
                <text:p>91.38035407344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8.2747451245274">
                <text:p>88.27474512452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4.7740725910332">
                <text:p>84.77407259103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1.5730309785193">
                <text:p>81.57303097851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9.1012741942471">
                <text:p>79.101274194247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6.9792326943753">
                <text:p>76.97923269437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4.866916851513">
                <text:p>74.8669168515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3.1013513059618">
                <text:p>73.10135130596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3.2016282186947">
                <text:p>73.20162821869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3.3007557660064">
                <text:p>73.30075576600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2.8719525264033">
                <text:p>72.87195252640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2.0040907027597">
                <text:p>72.00409070275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2.0040907027597">
                <text:p>72.00409070275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2.7699472860603">
                <text:p>72.76994728606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3.1013513059618">
                <text:p>73.10135130596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2.3348137984208">
                <text:p>72.33481379842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1.8962369654934">
                <text:p>71.89623696549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1.565051177078">
                <text:p>71.56505117707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.6768156818382">
                <text:p>70.67681568183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8.9123175517509">
                <text:p>68.91231755175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6.8469184358865">
                <text:p>66.84691843588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.6702458918006">
                <text:p>64.67024589180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2.1929584684989">
                <text:p>62.19295846849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8.6197705780596">
                <text:p>58.61977057805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4.9799211457446">
                <text:p>54.97992114574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1.0215901390434">
                <text:p>51.02159013904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.6776394661535">
                <text:p>46.67763946615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.6140559696112">
                <text:p>42.61405596961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8.8677775023207">
                <text:p>38.86777750232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.0737544933483">
                <text:p>35.07375449334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1.0206540104043">
                <text:p>31.02065401040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7.7432044720063">
                <text:p>27.74320447200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5.4077181089485">
                <text:p>25.40771810894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1142079833268">
                <text:p>23.11420798332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.0837545823806">
                <text:p>21.08375458238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.9419778838368">
                <text:p>18.94197788383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.5255683737229">
                <text:p>17.52556837372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.606980578617">
                <text:p>16.6069805786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.8140841838899">
                <text:p>15.81408418388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.3381961405054">
                <text:p>15.33819614050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9516773539243">
                <text:p>14.95167735392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.0332581293883">
                <text:p>15.03325812938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5070281768928">
                <text:p>15.50702817689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.115713188578">
                <text:p>15.1157131885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.115713188578">
                <text:p>15.1157131885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.1990563143808">
                <text:p>15.19905631438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9728757667869">
                <text:p>14.972875766786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.8811808437634">
                <text:p>13.88118084376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.7342907953476">
                <text:p>12.73429079534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.0507848834096">
                <text:p>12.05078488340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8735203952551">
                <text:p>10.87352039525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.89042325736388">
                <text:p>8.890423257363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95983911071305">
                <text:p>5.959839110713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42121927642931">
                <text:p>3.421219276429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5216737520385">
                <text:p>1.252167375203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.19057386403822">
                <text:p>-2.190573864038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5.58724396420435">
                <text:p>-5.587243964204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9.0047791252773">
                <text:p>-9.00477912527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2.1595957285265">
                <text:p>-12.15959572852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5.3912129352633">
                <text:p>-15.39121293526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8.9246444160512">
                <text:p>-18.92464441605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1.5713071912546">
                <text:p>-21.57130719125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3.9310250680688">
                <text:p>-23.93102506806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6.2882621249002">
                <text:p>-26.28826212490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8.9335994648033">
                <text:p>-28.93359946480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30.6406634557554">
                <text:p>-30.64066345575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31.7722039974424">
                <text:p>-31.77220399744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32.4711922908485">
                <text:p>-32.47119229084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3.6900675259798">
                <text:p>-33.69006752597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4.5568059365031">
                <text:p>-34.55680593650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4.5568059365031">
                <text:p>-34.556805936503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34.122806876848">
                <text:p>-34.12280687684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34.2054579381047">
                <text:p>-34.20545793810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34.122806876848">
                <text:p>-34.12280687684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34.0388959679788">
                <text:p>-34.038895967978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34.2986492761009">
                <text:p>-34.29864927610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34.8133702400552">
                <text:p>-34.81337024005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35.0683466802909">
                <text:p>-35.06834668029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35.6829139308738">
                <text:p>-35.68291393087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36.9330682702069">
                <text:p>-36.93306827020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38.758085652585">
                <text:p>-38.7580856525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0.7718172948384">
                <text:p>-40.77181729483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42.7630209365623">
                <text:p>-42.76302093656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45.4511385467873">
                <text:p>-45.45113854678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49.0856167799749">
                <text:p>-49.085616779974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52.3523793598924">
                <text:p>-52.35237935989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55.4914770123316">
                <text:p>-55.49147701233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59.1494760863452">
                <text:p>-59.14947608634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63.5829996032664">
                <text:p>-63.58299960326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67.8905516562483">
                <text:p>-67.890551656248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71.565051177078">
                <text:p>-71.5650511770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74.8047514731801">
                <text:p>-74.80475147318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77.9529695087948">
                <text:p>-77.95296950879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80.4257721149082">
                <text:p>-80.42577211490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82.7900381543842">
                <text:p>-82.79003815438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84.8366931856265">
                <text:p>-84.83669318562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86.5732068427095">
                <text:p>-86.57320684270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87.5997855391434">
                <text:p>-87.59978553914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88.6279083505394">
                <text:p>-88.62790835053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88.6196459265556">
                <text:p>-88.61964592655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88.6196459265556">
                <text:p>-88.61964592655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88.6196459265556">
                <text:p>-88.61964592655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89.3097228021349">
                <text:p>-89.30972280213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89.3138558021648">
                <text:p>-89.31385580216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88.6360724683971">
                <text:p>-88.63607246839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88.9769698113322">
                <text:p>-88.97696981133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89.6569156004765">
                <text:p>-89.65691560047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90.3451511231641">
                <text:p>-90.34515112316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91.04162667601">
                <text:p>-91.041626676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92.4292733235">
                <text:p>-92.42927332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94.8498439017828">
                <text:p>-94.84984390178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97.2969461539752">
                <text:p>-97.29694615397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99.4623222080256">
                <text:p>-99.46232220802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02.339087278326">
                <text:p>-102.3390872783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06.56607589851">
                <text:p>-106.566075898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10.839084876676">
                <text:p>-110.8390848766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14.871314678277">
                <text:p>-114.8713146782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18.555814208511">
                <text:p>-118.5558142085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22.837796480318">
                <text:p>-122.8377964803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27.00647850636">
                <text:p>-127.006478506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30.897203076758">
                <text:p>-130.8972030767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34.52254622269">
                <text:p>-134.522546222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37.862405226112">
                <text:p>-137.8624052261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40.922363021466">
                <text:p>-140.9223630214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43.26319335639">
                <text:p>-143.263193356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44.926245506652">
                <text:p>-144.9262455066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46.49269351131">
                <text:p>-146.492693511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47.855633972909">
                <text:p>-147.8556339729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48.585991207889">
                <text:p>-148.5859912078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48.585991207889">
                <text:p>-148.5859912078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48.979345989596">
                <text:p>-148.9793459895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49.719659717493">
                <text:p>-149.7196597174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49.601272285834">
                <text:p>-149.6012722858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48.866896829495">
                <text:p>-148.8668968294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48.695876504409">
                <text:p>-148.6958765044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49.433730110445">
                <text:p>-149.4337301104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49.767160767391">
                <text:p>-149.7671607673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49.931417178138">
                <text:p>-149.9314171781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50.660029131844">
                <text:p>-150.6600291318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52.271742577681">
                <text:p>-152.27174257768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54.160173121981">
                <text:p>-154.1601731219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56.333525622204">
                <text:p>-156.3335256222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59.102234501161">
                <text:p>-159.10223450116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61.972843433644">
                <text:p>-161.9728434336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65.109817632673">
                <text:p>-165.1098176326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68.439869205782">
                <text:p>-168.4398692057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71.689722832476">
                <text:p>-171.6897228324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75.26255665199">
                <text:p>-175.2625566519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78.747832624796">
                <text:p>-178.7478326247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8.44343252866">
                <text:p>178.4434325286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5.648922048426">
                <text:p>175.6489220484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2.528440823408">
                <text:p>172.5284408234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9.667299484078">
                <text:p>169.66729948407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7.098927254785">
                <text:p>167.0989272547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.510237406116">
                <text:p>165.5102374061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3.926425835254">
                <text:p>163.9264258352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2.443452564947">
                <text:p>162.44345256494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1.467443469947">
                <text:p>161.4674434699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0.782904823021">
                <text:p>160.7829048230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.491491013192">
                <text:p>160.4914910131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0.201123645475">
                <text:p>160.2011236454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9.990306111325">
                <text:p>159.9903061113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9.40766866778">
                <text:p>159.4076686677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8.198590513648">
                <text:p>158.1985905136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6.924273728718">
                <text:p>156.9242737287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5.376435213836">
                <text:p>155.3764352138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3.7117378751">
                <text:p>153.71173787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1.189206257027">
                <text:p>151.1892062570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8.659656912854">
                <text:p>148.6596569128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5.877193123152">
                <text:p>145.8771931231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2.815293546767">
                <text:p>142.8152935467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9.294783257023">
                <text:p>139.2947832570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5.909380449199">
                <text:p>135.9093804491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2.490635260148">
                <text:p>132.4906352601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9.015047684885">
                <text:p>129.0150476848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5.233320604227">
                <text:p>125.2333206042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1.865977693604">
                <text:p>121.8659776936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8.926425835254">
                <text:p>118.9264258352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6.119756156993">
                <text:p>116.1197561569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3.725030028293">
                <text:p>113.72503002829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2.361893798353">
                <text:p>112.3618937983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0.556045219583">
                <text:p>110.5560452195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8.860931899565">
                <text:p>108.8609318995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7.899489837357">
                <text:p>107.8994898373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7.899489837357">
                <text:p>107.8994898373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7.79598892393">
                <text:p>107.795988923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7.79598892393">
                <text:p>107.7959889239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7.79598892393">
                <text:p>107.795988923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8.116051673356">
                <text:p>108.1160516733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8.434948822922">
                <text:p>108.4349488229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8.116051673356">
                <text:p>108.11605167335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7.474774256256">
                <text:p>107.4747742562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6.82894583364">
                <text:p>106.828945833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5.759522166893">
                <text:p>105.75952216689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4.449030126459">
                <text:p>104.4490301264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3.045637062949">
                <text:p>103.0456370629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.304846468766">
                <text:p>100.30484646876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6.8699923082143">
                <text:p>96.86999230821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3.7685297091354">
                <text:p>93.76852970913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.6861441978353">
                <text:p>90.68614419783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6.8966406782566">
                <text:p>86.896640678256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2.4053566314086">
                <text:p>82.40535663140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7.8086635293977">
                <text:p>77.80866352939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3.7676493388438">
                <text:p>73.76764933884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0.0168934781">
                <text:p>70.01689347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6.0727266199506">
                <text:p>66.07272661995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2.969139740157">
                <text:p>62.96913974015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9.3935929684905">
                <text:p>59.39359296849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6.3099324740202">
                <text:p>56.30993247402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3.4711446330148">
                <text:p>53.47114463301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2.0349759104311">
                <text:p>52.03497591043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0.8067269055316">
                <text:p>50.80672690553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9.8034857590691">
                <text:p>49.80348575906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8.3664606634298">
                <text:p>48.366460663429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8.1396601478203">
                <text:p>48.139660147820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8.1396601478203">
                <text:p>48.13966014782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8.1134387480572">
                <text:p>48.11343874805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8.1134387480572">
                <text:p>48.11343874805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8.5912590372055">
                <text:p>48.59125903720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9.0685796768454">
                <text:p>49.06857967684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8.8460300900474">
                <text:p>48.84603009004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8.3949235421183">
                <text:p>48.394923542118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7.6573906829055">
                <text:p>47.65739068290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6.6637250042916">
                <text:p>46.66372500429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2.6140559696112">
                <text:p>42.61405596961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0.1965142409309">
                <text:p>40.19651424093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8.0816135933063">
                <text:p>38.08161359330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5.1541776321474">
                <text:p>35.15417763214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1.4140087921111">
                <text:p>31.41400879211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.7432044720063">
                <text:p>27.743204472006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.6607778873478">
                <text:p>24.66077788734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1.200216655641">
                <text:p>21.2002166556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.6222972286683">
                <text:p>17.622297228668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1132538778865">
                <text:p>14.11325387788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.813877513625">
                <text:p>10.8138775136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.90716270295846">
                <text:p>7.907162702958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02407525853955">
                <text:p>5.024075258539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1687565693952">
                <text:p>2.5168756569395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13088575020656">
                <text:p>0.3130885750206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.55656747133987">
                <text:p>-1.5565674713398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2.78516642211435">
                <text:p>-2.785166422114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3.40276977106176">
                <text:p>-3.4027697710617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3.73139699916045">
                <text:p>-3.731396999160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4.04135585443149">
                <text:p>-4.041355854431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4.66054548258033">
                <text:p>-4.660545482580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4.6858998395027">
                <text:p>-4.685899839502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4.39870535499553">
                <text:p>-4.398705354995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4.37476228095545">
                <text:p>-4.374762280955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4.63546342690264">
                <text:p>-4.635463426902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4.94301071861353">
                <text:p>-4.9430107186135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4.9697407281103">
                <text:p>-4.96974072811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5.58724396420435">
                <text:p>-5.587243964204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6.47612453835119">
                <text:p>-6.476124538351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7.73737277320629">
                <text:p>-7.737372773206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9.05343866217377">
                <text:p>-9.053438662173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1.0035408517495">
                <text:p>-11.003540851749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3.3639640013724">
                <text:p>-13.36396400137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6.1134182330893">
                <text:p>-16.11341823308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8.8247100182401">
                <text:p>-18.82471001824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22.2620691441256">
                <text:p>-22.26206914412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25.316672453559">
                <text:p>-25.3166724535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28.3636030309433">
                <text:p>-28.36360303094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31.8731369812727">
                <text:p>-31.87313698127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35.1722759888369">
                <text:p>-35.17227598883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38.5619504850016">
                <text:p>-38.56195048500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41.6596779203011">
                <text:p>-41.65967792030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44.5488614532127">
                <text:p>-44.54886145321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47.053550563511">
                <text:p>-47.0535505635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48.8746732035651">
                <text:p>-48.87467320356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50.4403320310055">
                <text:p>-50.44033203100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52.5494217682633">
                <text:p>-52.54942176826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54.0446665344107">
                <text:p>-54.04466653441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54.7666793957727">
                <text:p>-54.766679395772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4.5002413153373">
                <text:p>-54.500241315337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54.7666793957727">
                <text:p>-54.766679395772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55.0348792264664">
                <text:p>-55.034879226466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55.4914770123316">
                <text:p>-55.49147701233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55.2221686336361">
                <text:p>-55.22216863363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55.2221686336361">
                <text:p>-55.22216863363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55.6763556826958">
                <text:p>-55.676355682695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56.5806191822281">
                <text:p>-56.580619182228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57.1270910349301">
                <text:p>-57.12709103493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57.6803834918198">
                <text:p>-57.680383491819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58.8668968294945">
                <text:p>-58.86689682949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60.4992753765008">
                <text:p>-60.49927537650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62.7004277886672">
                <text:p>-62.70042778866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65.5283794662951">
                <text:p>-65.52837946629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68.8896245210489">
                <text:p>-68.889624521048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71.7788404069551">
                <text:p>-71.77884040695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74.9816393688493">
                <text:p>-74.98163936884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78.7564588977868">
                <text:p>-78.75645889778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83.1300076917857">
                <text:p>-83.13000769178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87.2408923413797">
                <text:p>-87.24089234137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91.035353186545">
                <text:p>-91.0353531865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95.1633068143735">
                <text:p>-95.16330681437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99.0085037420252">
                <text:p>-99.00850374202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02.191336470602">
                <text:p>-102.1913364706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04.796762245057">
                <text:p>-104.7967622450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06.898648694038">
                <text:p>-106.89864869403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09.093492000486">
                <text:p>-109.0934920004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10.637546984688">
                <text:p>-110.6375469846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11.540975918538">
                <text:p>-111.5409759185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12.646802313011">
                <text:p>-112.6468023130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13.290117240129">
                <text:p>-113.2901172401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13.609469538437">
                <text:p>-113.6094695384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13.927273380049">
                <text:p>-113.9272733800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13.787380169192">
                <text:p>-113.7873801691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13.787380169192">
                <text:p>-113.7873801691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13.609469538437">
                <text:p>-113.6094695384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13.609469538437">
                <text:p>-113.60946953843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13.927273380049">
                <text:p>-113.92727338004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5.0168934781">
                <text:p>-115.01689347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16.254507987572">
                <text:p>-116.2545079875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17.645975363739">
                <text:p>-117.64597536373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19.488907812273">
                <text:p>-119.4889078122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22.260353207518">
                <text:p>-122.26035320751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25.299608056054">
                <text:p>-125.29960805605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28.765519904459">
                <text:p>-128.76551990445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31.886561251943">
                <text:p>-131.88656125194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35.719156116545">
                <text:p>-135.7191561165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39.583529809117">
                <text:p>-139.58352980911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43.331374756376">
                <text:p>-143.33137475637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47.225122675736">
                <text:p>-147.22512267573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50.8191939475">
                <text:p>-150.819193947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154.592281891052">
                <text:p>-154.5922818910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57.778188774611">
                <text:p>-157.77818877461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60.755270760167">
                <text:p>-160.7552707601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63.178590109959">
                <text:p>-163.17859010995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65.419579602796">
                <text:p>-165.4195796027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67.124998440388">
                <text:p>-167.12499844038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68.503436982414">
                <text:p>-168.50343698241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69.808498149972">
                <text:p>-169.80849814997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70.433314010286">
                <text:p>-170.43331401028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71.060434996849">
                <text:p>-171.0604349968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1.492040033345">
                <text:p>111.49204003334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0.869347794834">
                <text:p>110.86934779483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0.358338000442">
                <text:p>110.3583380004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0.040951812204">
                <text:p>110.0409518122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9.925580658184">
                <text:p>109.92558065818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0.125846085872">
                <text:p>110.1258460858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0.125846085872">
                <text:p>110.12584608587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9.925580658184">
                <text:p>109.92558065818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9.60844127189">
                <text:p>109.6084412718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9.811477141547">
                <text:p>109.81147714154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